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291in"/>
    </style:style>
    <style:style style:name="co3" style:family="table-column">
      <style:table-column-properties fo:break-before="auto" style:column-width="1.7165in"/>
    </style:style>
    <style:style style:name="co4" style:family="table-column">
      <style:table-column-properties fo:break-before="auto" style:column-width="1.0811in"/>
    </style:style>
    <style:style style:name="co5" style:family="table-column">
      <style:table-column-properties fo:break-before="auto" style:column-width="1.1138in"/>
    </style:style>
    <style:style style:name="co6" style:family="table-column">
      <style:table-column-properties fo:break-before="auto" style:column-width="1.5728in"/>
    </style:style>
    <style:style style:name="co7" style:family="table-column">
      <style:table-column-properties fo:break-before="auto" style:column-width="1.6602in"/>
    </style:style>
    <style:style style:name="co8" style:family="table-column">
      <style:table-column-properties fo:break-before="auto" style:column-width="1.802in"/>
    </style:style>
    <style:style style:name="co9" style:family="table-column">
      <style:table-column-properties fo:break-before="auto" style:column-width="1.5638in"/>
    </style:style>
    <style:style style:name="co10" style:family="table-column">
      <style:table-column-properties fo:break-before="auto" style:column-width="1.061in"/>
    </style:style>
    <style:style style:name="co11" style:family="table-column">
      <style:table-column-properties fo:break-before="auto" style:column-width="0.8972in"/>
    </style:style>
    <style:style style:name="co12" style:family="table-column">
      <style:table-column-properties fo:break-before="auto" style:column-width="1.5425in"/>
    </style:style>
    <style:style style:name="co13" style:family="table-column">
      <style:table-column-properties fo:break-before="auto" style:column-width="1.6728in"/>
    </style:style>
    <style:style style:name="co14" style:family="table-column">
      <style:table-column-properties fo:break-before="auto" style:column-width="1.8366in"/>
    </style:style>
    <style:style style:name="co15" style:family="table-column">
      <style:table-column-properties fo:break-before="auto" style:column-width="1.2689in"/>
    </style:style>
    <style:style style:name="co16" style:family="table-column">
      <style:table-column-properties fo:break-before="auto" style:column-width="1.0484in"/>
    </style:style>
    <style:style style:name="co17" style:family="table-column">
      <style:table-column-properties fo:break-before="auto" style:column-width="4.8957in"/>
    </style:style>
    <style:style style:name="co18" style:family="table-column">
      <style:table-column-properties fo:break-before="auto" style:column-width="1.8154in"/>
    </style:style>
    <style:style style:name="co19" style:family="table-column">
      <style:table-column-properties fo:break-before="auto" style:column-width="2.1866in"/>
    </style:style>
    <style:style style:name="co20" style:family="table-column">
      <style:table-column-properties fo:break-before="auto" style:column-width="1.728in"/>
    </style:style>
    <style:style style:name="co21" style:family="table-column">
      <style:table-column-properties fo:break-before="auto" style:column-width="1.0173in"/>
    </style:style>
    <style:style style:name="co22" style:family="table-column">
      <style:table-column-properties fo:break-before="auto" style:column-width="1.2146in"/>
    </style:style>
    <style:style style:name="co23" style:family="table-column">
      <style:table-column-properties fo:break-before="auto" style:column-width="1.2583in"/>
    </style:style>
    <style:style style:name="co24" style:family="table-column">
      <style:table-column-properties fo:break-before="auto" style:column-width="1.8043in"/>
    </style:style>
    <style:style style:name="co25" style:family="table-column">
      <style:table-column-properties fo:break-before="auto" style:column-width="1.848in"/>
    </style:style>
    <style:style style:name="co26" style:family="table-column">
      <style:table-column-properties fo:break-before="auto" style:column-width="0.9083in"/>
    </style:style>
    <style:style style:name="co27" style:family="table-column">
      <style:table-column-properties fo:break-before="auto" style:column-width="1.1925in"/>
    </style:style>
    <style:style style:name="co28" style:family="table-column">
      <style:table-column-properties fo:break-before="auto" style:column-width="1.9465in"/>
    </style:style>
    <style:style style:name="co29" style:family="table-column">
      <style:table-column-properties fo:break-before="auto" style:column-width="0.952in"/>
    </style:style>
    <style:style style:name="co30" style:family="table-column">
      <style:table-column-properties fo:break-before="auto" style:column-width="1.1484in"/>
    </style:style>
    <style:style style:name="co31" style:family="table-column">
      <style:table-column-properties fo:break-before="auto" style:column-width="0.9744in"/>
    </style:style>
    <style:style style:name="co32" style:family="table-column">
      <style:table-column-properties fo:break-before="auto" style:column-width="1.0071in"/>
    </style:style>
    <style:style style:name="co33" style:family="table-column">
      <style:table-column-properties fo:break-before="auto" style:column-width="1.3126in"/>
    </style:style>
    <style:style style:name="co34" style:family="table-column">
      <style:table-column-properties fo:break-before="auto" style:column-width="6.3382in"/>
    </style:style>
    <style:style style:name="co35" style:family="table-column">
      <style:table-column-properties fo:break-before="auto" style:column-width="1.0835in"/>
    </style:style>
    <style:style style:name="co36" style:family="table-column">
      <style:table-column-properties fo:break-before="auto" style:column-width="1.0283in"/>
    </style:style>
    <style:style style:name="co37" style:family="table-column">
      <style:table-column-properties fo:break-before="auto" style:column-width="1.4764in"/>
    </style:style>
    <style:style style:name="co38" style:family="table-column">
      <style:table-column-properties fo:break-before="auto" style:column-width="1.2362in"/>
    </style:style>
    <style:style style:name="co39" style:family="table-column">
      <style:table-column-properties fo:break-before="auto" style:column-width="1.1811in"/>
    </style:style>
    <style:style style:name="co40" style:family="table-column">
      <style:table-column-properties fo:break-before="auto" style:column-width="7.8783in"/>
    </style:style>
    <style:style style:name="co41" style:family="table-column">
      <style:table-column-properties fo:break-before="auto" style:column-width="1.6839in"/>
    </style:style>
    <style:style style:name="co42" style:family="table-column">
      <style:table-column-properties fo:break-before="auto" style:column-width="2.0339in"/>
    </style:style>
    <style:style style:name="co43" style:family="table-column">
      <style:table-column-properties fo:break-before="auto" style:column-width="1.8917in"/>
    </style:style>
    <style:style style:name="co44" style:family="table-column">
      <style:table-column-properties fo:break-before="auto" style:column-width="1.1598in"/>
    </style:style>
    <style:style style:name="co45" style:family="table-column">
      <style:table-column-properties fo:break-before="auto" style:column-width="4.361in"/>
    </style:style>
    <style:style style:name="co46" style:family="table-column">
      <style:table-column-properties fo:break-before="auto" style:column-width="2.0665in"/>
    </style:style>
    <style:style style:name="co47" style:family="table-column">
      <style:table-column-properties fo:break-before="auto" style:column-width="1.9244in"/>
    </style:style>
    <style:style style:name="co48" style:family="table-column">
      <style:table-column-properties fo:break-before="auto" style:column-width="1.5965in"/>
    </style:style>
    <style:style style:name="co49" style:family="table-column">
      <style:table-column-properties fo:break-before="auto" style:column-width="1.7827in"/>
    </style:style>
    <style:style style:name="co50" style:family="table-column">
      <style:table-column-properties fo:break-before="auto" style:column-width="3.2244in"/>
    </style:style>
    <style:style style:name="co51" style:family="table-column">
      <style:table-column-properties fo:break-before="auto" style:column-width="2.9402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style:text-align-source="value-type" style:repeat-content="false"/>
      <style:paragraph-properties fo:margin-left="0in"/>
      <style:text-properties fo:font-weight="bold" style:font-weight-asian="bold" style:font-weight-complex="bold"/>
    </style:style>
    <style:style style:name="ce6" style:family="table-cell" style:parent-style-name="Default">
      <style:table-cell-properties style:text-align-source="value-type" style:repeat-content="false"/>
      <style:paragraph-properties fo:margin-left="0in"/>
      <style:text-properties fo:font-weight="normal" style:font-weight-asian="normal" style:font-weight-complex="normal"/>
    </style:style>
    <style:style style:name="ce7" style:family="table-cell" style:parent-style-name="Default">
      <style:table-cell-properties style:text-align-source="value-type" style:repeat-content="false"/>
      <style:paragraph-properties fo:margin-left="0in"/>
    </style:style>
  </office:automatic-styles>
  <office:body>
    <office:spreadsheet>
      <table:table table:name="Sheet1" table:style-name="ta1" table:print="false">
        <table:table-column table:style-name="co1" table:default-cell-style-name="Default"/>
        <table:table-row table:style-name="ro1">
          <table:table-cell office:value-type="string">
            <text:p>Stuff from 'AllIngameWeaps' tab taken from wiki</text:p>
          </table:table-cell>
        </table:table-row>
      </table:table>
      <table:table table:name="AutoGenerated"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7" table:default-cell-style-name="Default"/>
        <table:table-row table:style-name="ro1">
          <table:table-cell table:style-name="ce1" office:value-type="string">
            <text:p>Name_Local</text:p>
          </table:table-cell>
          <table:table-cell table:style-name="ce1" office:value-type="string">
            <text:p>Name_Internal_Header</text:p>
          </table:table-cell>
          <table:table-cell table:style-name="ce1" office:value-type="string">
            <text:p>NameInternal</text:p>
          </table:table-cell>
          <table:table-cell table:style-name="ce1" office:value-type="string">
            <text:p>Description</text:p>
          </table:table-cell>
          <table:table-cell table:style-name="ce1" office:value-type="string">
            <text:p>PackageName_Stats</text:p>
          </table:table-cell>
          <table:table-cell table:style-name="ce1" office:value-type="string">
            <text:p>PackageName_Market</text:p>
          </table:table-cell>
          <table:table-cell table:style-name="ce1" office:value-type="string">
            <text:p>PackageName_Blueprint</text:p>
          </table:table-cell>
          <table:table-cell table:style-name="ce1" table:number-columns-repeated="1017"/>
        </table:table-row>
        <table:table-row table:style-name="ro2">
          <table:table-cell office:value-type="string">
            <text:p>HIKOU</text:p>
          </table:table-cell>
          <table:table-cell office:value-type="string">
            <text:p>/Lotus/Weapons/Tenno/ThrowingWeapons/</text:p>
          </table:table-cell>
          <table:table-cell office:value-type="string">
            <text:p>TennoStars</text:p>
          </table:table-cell>
          <table:table-cell office:value-type="string">
            <text:p>As an alternative to Kunai, these Tenno throwing stars do less damage but they come with expanded ammo capacity and a higher rate of fire.</text:p>
          </table:table-cell>
          <table:table-cell office:value-type="string">
            <text:p>/Lotus/Weapons/Tenno/ThrowingWeapons/TennoStars</text:p>
          </table:table-cell>
          <table:table-cell office:value-type="string">
            <text:p>/Lotus/StoreItems/Weapons/Tenno/ThrowingWeapons/TennoStars</text:p>
          </table:table-cell>
          <table:table-cell office:value-type="string">
            <text:p>/Lotus/Types/Recipes/Weapons/TennoStarsBlueprint</text:p>
          </table:table-cell>
          <table:table-cell table:number-columns-repeated="1017"/>
        </table:table-row>
        <table:table-row table:style-name="ro2">
          <table:table-cell office:value-type="string">
            <text:p>DESPAIR</text:p>
          </table:table-cell>
          <table:table-cell office:value-type="string">
            <text:p>/Lotus/Weapons/Tenno/ThrowingWeapons/</text:p>
          </table:table-cell>
          <table:table-cell office:value-type="string">
            <text:p>StalkerKunai</text:p>
          </table:table-cell>
          <table:table-cell office:value-type="string">
            <text:p>Used by The Stalker, Despair throwing blades have a mono-filament edge, sharp enough to penetrate a Warframe.</text:p>
          </table:table-cell>
          <table:table-cell office:value-type="string">
            <text:p>/Lotus/Weapons/Tenno/ThrowingWeapons/StalkerKunai</text:p>
          </table:table-cell>
          <table:table-cell office:value-type="string">
            <text:p>/Lotus/StoreItems/Weapons/Tenno/ThrowingWeapons/StalkerKunai</text:p>
          </table:table-cell>
          <table:table-cell office:value-type="string">
            <text:p>/Lotus/Types/Recipes/Weapons/StalkerKunaiBlueprint</text:p>
          </table:table-cell>
          <table:table-cell table:number-columns-repeated="1017"/>
        </table:table-row>
        <table:table-row table:style-name="ro2">
          <table:table-cell office:value-type="string">
            <text:p>KUNAI</text:p>
          </table:table-cell>
          <table:table-cell office:value-type="string">
            <text:p>/Lotus/Weapons/Tenno/ThrowingWeapons/</text:p>
          </table:table-cell>
          <table:table-cell office:value-type="string">
            <text:p>Kunai</text:p>
          </table:table-cell>
          <table:table-cell office:value-type="string">
            <text:p>Kunai throwing daggers offer a silent alternative to the traditional side arm. Perfect for assassins.</text:p>
          </table:table-cell>
          <table:table-cell office:value-type="string">
            <text:p>/Lotus/Weapons/Tenno/ThrowingWeapons/Kunai</text:p>
          </table:table-cell>
          <table:table-cell office:value-type="string">
            <text:p>/Lotus/StoreItems/Weapons/Tenno/ThrowingWeapons/Kunai</text:p>
          </table:table-cell>
          <table:table-cell office:value-type="string">
            <text:p>/Lotus/Types/Recipes/Weapons/KunaiBlueprint</text:p>
          </table:table-cell>
          <table:table-cell table:number-columns-repeated="1017"/>
        </table:table-row>
        <table:table-row table:style-name="ro2">
          <table:table-cell office:value-type="string">
            <text:p>CASTANAS</text:p>
          </table:table-cell>
          <table:table-cell office:value-type="string">
            <text:p>/Lotus/Weapons/Tenno/ThrowingWeapons/StickyBomb/</text:p>
          </table:table-cell>
          <table:table-cell office:value-type="string">
            <text:p>StickyBombs</text:p>
          </table:table-cell>
          <table:table-cell office:value-type="string">
            <text:p>The remotely triggered Castanas quietly deliver a lethal dose of electricity to unsuspecting enemies.</text:p>
          </table:table-cell>
          <table:table-cell office:value-type="string">
            <text:p>/Lotus/Weapons/Tenno/ThrowingWeapons/StickyBomb/StickyBombs</text:p>
          </table:table-cell>
          <table:table-cell office:value-type="string">
            <text:p>/Lotus/StoreItems/Weapons/Tenno/ThrowingWeapons/StickyBomb/StickyBombs</text:p>
          </table:table-cell>
          <table:table-cell office:value-type="string">
            <text:p>/Lotus/Types/Recipes/Weapons/StickyBombsBlueprint</text:p>
          </table:table-cell>
          <table:table-cell table:number-columns-repeated="1017"/>
        </table:table-row>
        <table:table-row table:style-name="ro2">
          <table:table-cell office:value-type="string">
            <text:p>HIKOU PRIME</text:p>
          </table:table-cell>
          <table:table-cell office:value-type="string">
            <text:p>/Lotus/Weapons/Tenno/ThrowingWeapons/PrimeThrowingStar/</text:p>
          </table:table-cell>
          <table:table-cell office:value-type="string">
            <text:p>PrimeHikou</text:p>
          </table:table-cell>
          <table:table-cell office:value-type="string">
            <text:p>As deadly as any bullet without the associated noise or commotion.</text:p>
          </table:table-cell>
          <table:table-cell office:value-type="string">
            <text:p>/Lotus/Weapons/Tenno/ThrowingWeapons/PrimeThrowingStar/PrimeHikou</text:p>
          </table:table-cell>
          <table:table-cell office:value-type="string">
            <text:p>/Lotus/StoreItems/Weapons/Tenno/ThrowingWeapons/PrimeThrowingStar/PrimeHikou</text:p>
          </table:table-cell>
          <table:table-cell office:value-type="string">
            <text:p>/Lotus/Types/Recipes/Weapons/PrimeHikouBlueprint</text:p>
          </table:table-cell>
          <table:table-cell table:number-columns-repeated="1017"/>
        </table:table-row>
        <table:table-row table:style-name="ro2">
          <table:table-cell office:value-type="string">
            <text:p>STRUN WRAITH</text:p>
          </table:table-cell>
          <table:table-cell office:value-type="string">
            <text:p>/Lotus/Weapons/Tenno/Shotgun/</text:p>
          </table:table-cell>
          <table:table-cell office:value-type="string">
            <text:p>ShotgunVandal</text:p>
          </table:table-cell>
          <table:table-cell office:value-type="string">
            <text:p>A different take on a familiar shotgun, the Strun Wraith features unique styling.</text:p>
          </table:table-cell>
          <table:table-cell office:value-type="string">
            <text:p>/Lotus/Weapons/Tenno/Shotgun/ShotgunVandal</text:p>
          </table:table-cell>
          <table:table-cell office:value-type="string">
            <text:p>/Lotus/StoreItems/Weapons/Tenno/Shotgun/ShotgunVandal</text:p>
          </table:table-cell>
          <table:table-cell office:value-type="string">
            <text:p>/Lotus/Types/Recipes/Weapons/ShotgunVandalBlueprint</text:p>
          </table:table-cell>
          <table:table-cell table:number-columns-repeated="1017"/>
        </table:table-row>
        <table:table-row table:style-name="ro2">
          <table:table-cell office:value-type="string">
            <text:p>STRUN</text:p>
          </table:table-cell>
          <table:table-cell office:value-type="string">
            <text:p>/Lotus/Weapons/Tenno/Shotgun/</text:p>
          </table:table-cell>
          <table:table-cell office:value-type="string">
            <text:p>Shotgun</text:p>
          </table:table-cell>
          <table:table-cell office:value-type="string">
            <text:p>The Strun is a standard shotgun. Reliable, versatile and deadly.</text:p>
          </table:table-cell>
          <table:table-cell office:value-type="string">
            <text:p>/Lotus/Weapons/Tenno/Shotgun/Shotgun</text:p>
          </table:table-cell>
          <table:table-cell office:value-type="string">
            <text:p>/Lotus/StoreItems/Weapons/Tenno/Shotgun/Shotgun</text:p>
          </table:table-cell>
          <table:table-cell office:value-type="string">
            <text:p>/Lotus/Types/Recipes/Weapons/ShotgunBlueprint</text:p>
          </table:table-cell>
          <table:table-cell table:number-columns-repeated="1017"/>
        </table:table-row>
        <table:table-row table:style-name="ro2">
          <table:table-cell office:value-type="string">
            <text:p>HEK</text:p>
          </table:table-cell>
          <table:table-cell office:value-type="string">
            <text:p>/Lotus/Weapons/Tenno/Shotgun/</text:p>
          </table:table-cell>
          <table:table-cell office:value-type="string">
            <text:p>QuadShotgun</text:p>
          </table:table-cell>
          <table:table-cell office:value-type="string">
            <text:p>The Hek is a powerful shotgun that fires its shots with a tight spread, making it efficient at medium range as long as its strong recoil is properly managed.</text:p>
          </table:table-cell>
          <table:table-cell office:value-type="string">
            <text:p>/Lotus/Weapons/Tenno/Shotgun/QuadShotgun</text:p>
          </table:table-cell>
          <table:table-cell office:value-type="string">
            <text:p>/Lotus/StoreItems/Weapons/Tenno/Shotgun/QuadShotgun</text:p>
          </table:table-cell>
          <table:table-cell office:value-type="string">
            <text:p>/Lotus/Types/Recipes/Weapons/QuadShotgunBlueprint</text:p>
          </table:table-cell>
          <table:table-cell table:number-columns-repeated="1017"/>
        </table:table-row>
        <table:table-row table:style-name="ro2">
          <table:table-cell office:value-type="string">
            <text:p>BOAR PRIME</text:p>
          </table:table-cell>
          <table:table-cell office:value-type="string">
            <text:p>/Lotus/Weapons/Tenno/Shotgun/</text:p>
          </table:table-cell>
          <table:table-cell office:value-type="string">
            <text:p>PrimeBoar</text:p>
          </table:table-cell>
          <table:table-cell office:value-type="string">
            <text:p>One of the finest examples of Tenno craftsmanship, the Boar Prime offers a higher fire rate and clip size with a slight decrease in per-shot damage.</text:p>
          </table:table-cell>
          <table:table-cell office:value-type="string">
            <text:p>/Lotus/Weapons/Tenno/Shotgun/PrimeBoar</text:p>
          </table:table-cell>
          <table:table-cell office:value-type="string">
            <text:p>/Lotus/StoreItems/Weapons/Tenno/Shotgun/PrimeBoar</text:p>
          </table:table-cell>
          <table:table-cell office:value-type="string">
            <text:p>/Lotus/Types/Recipes/Weapons/PrimeBoarBlueprint</text:p>
          </table:table-cell>
          <table:table-cell table:number-columns-repeated="1017"/>
        </table:table-row>
        <table:table-row table:style-name="ro2">
          <table:table-cell office:value-type="string">
            <text:p>BOAR</text:p>
          </table:table-cell>
          <table:table-cell office:value-type="string">
            <text:p>/Lotus/Weapons/Tenno/Shotgun/</text:p>
          </table:table-cell>
          <table:table-cell office:value-type="string">
            <text:p>FullAutoShotgun</text:p>
          </table:table-cell>
          <table:table-cell office:value-type="string">
            <text:p>A shotgun with low accuracy and strong recoil, but able to deliver its payload in full-auto. The Boar is best used at close range.</text:p>
          </table:table-cell>
          <table:table-cell office:value-type="string">
            <text:p>/Lotus/Weapons/Tenno/Shotgun/FullAutoShotgun</text:p>
          </table:table-cell>
          <table:table-cell office:value-type="string">
            <text:p>/Lotus/StoreItems/Weapons/Tenno/Shotgun/FullAutoShotgun</text:p>
          </table:table-cell>
          <table:table-cell office:value-type="string">
            <text:p>/Lotus/Types/Recipes/Weapons/FullAutoShotgunBlueprint</text:p>
          </table:table-cell>
          <table:table-cell table:number-columns-repeated="1017"/>
        </table:table-row>
        <table:table-row table:style-name="ro2">
          <table:table-cell office:value-type="string">
            <text:p>SOBEK</text:p>
          </table:table-cell>
          <table:table-cell office:value-type="string">
            <text:p>/Lotus/Weapons/Tenno/Shotgun/</text:p>
          </table:table-cell>
          <table:table-cell office:value-type="string">
            <text:p>DoubleBarrelShotgun</text:p>
          </table:table-cell>
          <table:table-cell office:value-type="string">
            <text:p>Sobek is a rapid-firing Grineer shotgun that has reduced damage per shot but boasts extra large clip capacity.</text:p>
          </table:table-cell>
          <table:table-cell office:value-type="string">
            <text:p>/Lotus/Weapons/Tenno/Shotgun/DoubleBarrelShotgun</text:p>
          </table:table-cell>
          <table:table-cell office:value-type="string">
            <text:p>/Lotus/StoreItems/Weapons/Tenno/Shotgun/DoubleBarrelShotgun</text:p>
          </table:table-cell>
          <table:table-cell office:value-type="string">
            <text:p>/Lotus/Types/Recipes/Weapons/DoubleBarrelShotgunBlueprint</text:p>
          </table:table-cell>
          <table:table-cell table:number-columns-repeated="1017"/>
        </table:table-row>
        <table:table-row table:style-name="ro2">
          <table:table-cell office:value-type="string">
            <text:p>SNIPETRON VANDAL</text:p>
          </table:table-cell>
          <table:table-cell office:value-type="string">
            <text:p>/Lotus/Weapons/Tenno/Rifle/</text:p>
          </table:table-cell>
          <table:table-cell office:value-type="string">
            <text:p>VandalSniperRifle</text:p>
          </table:table-cell>
          <table:table-cell office:value-type="string">
            <text:p>A customized version of the elusive Snipetron, with metallic finish and Lotus decal.</text:p>
          </table:table-cell>
          <table:table-cell office:value-type="string">
            <text:p>/Lotus/Weapons/Tenno/Rifle/VandalSniperRifle</text:p>
          </table:table-cell>
          <table:table-cell office:value-type="string">
            <text:p>/Lotus/StoreItems/Weapons/Tenno/Rifle/VandalSniperRifle</text:p>
          </table:table-cell>
          <table:table-cell office:value-type="string">
            <text:p>/Lotus/Types/Recipes/Weapons/VandalSniperRifleBlueprint</text:p>
          </table:table-cell>
          <table:table-cell table:number-columns-repeated="1017"/>
        </table:table-row>
        <table:table-row table:style-name="ro2">
          <table:table-cell office:value-type="string">
            <text:p>BRATON VANDAL</text:p>
          </table:table-cell>
          <table:table-cell office:value-type="string">
            <text:p>/Lotus/Weapons/Tenno/Rifle/</text:p>
          </table:table-cell>
          <table:table-cell office:value-type="string">
            <text:p>VIPRifle</text:p>
          </table:table-cell>
          <table:table-cell office:value-type="string">
            <text:p>A special version of the standard Braton rifle with a slower fire rate but offering higher accuracy and damage values. The Braton Vandal has been customized by the Tenno with a blue-green metallic finish and Lotus branding on the grips.</text:p>
          </table:table-cell>
          <table:table-cell office:value-type="string">
            <text:p>/Lotus/Weapons/Tenno/Rifle/VIPRifle</text:p>
          </table:table-cell>
          <table:table-cell office:value-type="string">
            <text:p>/Lotus/StoreItems/Weapons/Tenno/Rifle/VIPRifle</text:p>
          </table:table-cell>
          <table:table-cell office:value-type="string">
            <text:p>/Lotus/Types/Recipes/Weapons/VIPRifleBlueprint</text:p>
          </table:table-cell>
          <table:table-cell table:number-columns-repeated="1017"/>
        </table:table-row>
        <table:table-row table:style-name="ro2">
          <table:table-cell office:value-type="string">
            <text:p>VECTIS</text:p>
          </table:table-cell>
          <table:table-cell office:value-type="string">
            <text:p>/Lotus/Weapons/Tenno/Rifle/</text:p>
          </table:table-cell>
          <table:table-cell office:value-type="string">
            <text:p>TennoSniperRifle</text:p>
          </table:table-cell>
          <table:table-cell office:value-type="string">
            <text:p>A classic Tenno sniper rifle, the Vectis is ideal for ranged takedowns.</text:p>
          </table:table-cell>
          <table:table-cell office:value-type="string">
            <text:p>/Lotus/Weapons/Tenno/Rifle/TennoSniperRifle</text:p>
          </table:table-cell>
          <table:table-cell office:value-type="string">
            <text:p>/Lotus/StoreItems/Weapons/Tenno/Rifle/TennoSniperRifle</text:p>
          </table:table-cell>
          <table:table-cell office:value-type="string">
            <text:p>/Lotus/Types/Recipes/Weapons/TennoSniperRifleBlueprint</text:p>
          </table:table-cell>
          <table:table-cell table:number-columns-repeated="1017"/>
        </table:table-row>
        <table:table-row table:style-name="ro2">
          <table:table-cell office:value-type="string">
            <text:p>SOMA</text:p>
          </table:table-cell>
          <table:table-cell office:value-type="string">
            <text:p>/Lotus/Weapons/Tenno/Rifle/</text:p>
          </table:table-cell>
          <table:table-cell office:value-type="string">
            <text:p>TennoAR</text:p>
          </table:table-cell>
          <table:table-cell office:value-type="string">
            <text:p>Accuracy coupled with a massive clip makes the Soma assault rifle a formidable weapon.</text:p>
          </table:table-cell>
          <table:table-cell office:value-type="string">
            <text:p>/Lotus/Weapons/Tenno/Rifle/TennoAR</text:p>
          </table:table-cell>
          <table:table-cell office:value-type="string">
            <text:p>/Lotus/StoreItems/Weapons/Tenno/Rifle/TennoAR</text:p>
          </table:table-cell>
          <table:table-cell office:value-type="string">
            <text:p>/Lotus/Types/Recipes/Weapons/TennoARBlueprint</text:p>
          </table:table-cell>
          <table:table-cell table:number-columns-repeated="1017"/>
        </table:table-row>
        <table:table-row table:style-name="ro2">
          <table:table-cell office:value-type="string">
            <text:p>MK1-BRATON</text:p>
          </table:table-cell>
          <table:table-cell office:value-type="string">
            <text:p>/Lotus/Weapons/Tenno/Rifle/</text:p>
          </table:table-cell>
          <table:table-cell office:value-type="string">
            <text:p>StartingRifle</text:p>
          </table:table-cell>
          <table:table-cell office:value-type="string">
            <text:p>The MK1-Braton is the standard issue rifle for all Tenno. A versatile weapon that can be customized to support a wide variety of play styles.</text:p>
          </table:table-cell>
          <table:table-cell office:value-type="string">
            <text:p>/Lotus/Weapons/Tenno/Rifle/StartingRifle</text:p>
          </table:table-cell>
          <table:table-cell office:value-type="string">
            <text:p>/Lotus/StoreItems/Weapons/Tenno/Rifle/StartingRifle</text:p>
          </table:table-cell>
          <table:table-cell office:value-type="string">
            <text:p>/Lotus/Types/Recipes/Weapons/StartingRifleBlueprint</text:p>
          </table:table-cell>
          <table:table-cell table:number-columns-repeated="1017"/>
        </table:table-row>
        <table:table-row table:style-name="ro2">
          <table:table-cell office:value-type="string">
            <text:p>SNIPETRON</text:p>
          </table:table-cell>
          <table:table-cell office:value-type="string">
            <text:p>/Lotus/Weapons/Tenno/Rifle/</text:p>
          </table:table-cell>
          <table:table-cell office:value-type="string">
            <text:p>SniperRifle</text:p>
          </table:table-cell>
          <table:table-cell office:value-type="string">
            <text:p>Manufactured by the Corpus, the Snipetron is a powerful and accurate rifle that sports optical zoom capabilities. Perfect for long range engagements.</text:p>
          </table:table-cell>
          <table:table-cell office:value-type="string">
            <text:p>/Lotus/Weapons/Tenno/Rifle/SniperRifle</text:p>
          </table:table-cell>
          <table:table-cell office:value-type="string">
            <text:p>/Lotus/StoreItems/Weapons/Tenno/Rifle/SniperRifle</text:p>
          </table:table-cell>
          <table:table-cell office:value-type="string">
            <text:p>/Lotus/Types/Recipes/Weapons/SniperRifleBlueprint</text:p>
          </table:table-cell>
          <table:table-cell table:number-columns-repeated="1017"/>
        </table:table-row>
        <table:table-row table:style-name="ro2">
          <table:table-cell office:value-type="string">
            <text:p>LATRON</text:p>
          </table:table-cell>
          <table:table-cell office:value-type="string">
            <text:p>/Lotus/Weapons/Tenno/Rifle/</text:p>
          </table:table-cell>
          <table:table-cell office:value-type="string">
            <text:p>SemiAutoRifle</text:p>
          </table:table-cell>
          <table:table-cell office:value-type="string">
            <text:p>The Latron is a highly efficient rifle that performs well at medium and at long range, its accuracy making it a deadly weapon in the hands of skilled marksmen.</text:p>
          </table:table-cell>
          <table:table-cell office:value-type="string">
            <text:p>/Lotus/Weapons/Tenno/Rifle/SemiAutoRifle</text:p>
          </table:table-cell>
          <table:table-cell office:value-type="string">
            <text:p>/Lotus/StoreItems/Weapons/Tenno/Rifle/SemiAutoRifle</text:p>
          </table:table-cell>
          <table:table-cell office:value-type="string">
            <text:p>/Lotus/Types/Recipes/Weapons/SemiAutoRifleBlueprint</text:p>
          </table:table-cell>
          <table:table-cell table:number-columns-repeated="1017"/>
        </table:table-row>
        <table:table-row table:style-name="ro2">
          <table:table-cell office:value-type="string">
            <text:p>BRATON</text:p>
          </table:table-cell>
          <table:table-cell office:value-type="string">
            <text:p>/Lotus/Weapons/Tenno/Rifle/</text:p>
          </table:table-cell>
          <table:table-cell office:value-type="string">
            <text:p>Rifle</text:p>
          </table:table-cell>
          <table:table-cell office:value-type="string">
            <text:p>The Braton's high rate of fire and accuracy make it a favorite among the Tenno.</text:p>
          </table:table-cell>
          <table:table-cell office:value-type="string">
            <text:p>/Lotus/Weapons/Tenno/Rifle/Rifle</text:p>
          </table:table-cell>
          <table:table-cell office:value-type="string">
            <text:p>/Lotus/StoreItems/Weapons/Tenno/Rifle/Rifle</text:p>
          </table:table-cell>
          <table:table-cell office:value-type="string">
            <text:p>/Lotus/Types/Recipes/Weapons/RifleBlueprint</text:p>
          </table:table-cell>
          <table:table-cell table:number-columns-repeated="1017"/>
        </table:table-row>
        <table:table-row table:style-name="ro2">
          <table:table-cell office:value-type="string">
            <text:p>criticalChance</text:p>
          </table:table-cell>
          <table:table-cell office:value-type="string">
            <text:p>/Lotus/Weapons/Tenno/Rifle/</text:p>
          </table:table-cell>
          <table:table-cell office:value-type="string">
            <text:p>LatronPrime</text:p>
          </table:table-cell>
          <table:table-cell office:value-type="string">
            <text:p>The ornamental Latron Prime exploits ancient Orokin technology to get a slight damage increase over the standard Latron.</text:p>
          </table:table-cell>
          <table:table-cell office:value-type="string">
            <text:p>/Lotus/Weapons/Tenno/Rifle/LatronPrime</text:p>
          </table:table-cell>
          <table:table-cell office:value-type="string">
            <text:p>/Lotus/StoreItems/Weapons/Tenno/Rifle/LatronPrime</text:p>
          </table:table-cell>
          <table:table-cell office:value-type="string">
            <text:p>/Lotus/Types/Recipes/Weapons/LatronPrimeBlueprint</text:p>
          </table:table-cell>
          <table:table-cell table:number-columns-repeated="1017"/>
        </table:table-row>
        <table:table-row table:style-name="ro2">
          <table:table-cell office:value-type="string">
            <text:p>GORGON</text:p>
          </table:table-cell>
          <table:table-cell office:value-type="string">
            <text:p>/Lotus/Weapons/Tenno/Rifle/</text:p>
          </table:table-cell>
          <table:table-cell office:value-type="string">
            <text:p>HeavyRifle</text:p>
          </table:table-cell>
          <table:table-cell office:value-type="string">
            <text:p>The Gorgon sports a large clip that allows it to provide suppressing fire and sustain a high damage rate over a long time. Its high fire rate is only achieved following a short wind-up cycle.</text:p>
          </table:table-cell>
          <table:table-cell office:value-type="string">
            <text:p>/Lotus/Weapons/Tenno/Rifle/HeavyRifle</text:p>
          </table:table-cell>
          <table:table-cell office:value-type="string">
            <text:p>/Lotus/StoreItems/Weapons/Tenno/Rifle/HeavyRifle</text:p>
          </table:table-cell>
          <table:table-cell office:value-type="string">
            <text:p>/Lotus/Types/Recipes/Weapons/HeavyRifleBlueprint</text:p>
          </table:table-cell>
          <table:table-cell table:number-columns-repeated="1017"/>
        </table:table-row>
        <table:table-row table:style-name="ro2">
          <table:table-cell office:value-type="string">
            <text:p>BURSTON</text:p>
          </table:table-cell>
          <table:table-cell office:value-type="string">
            <text:p>/Lotus/Weapons/Tenno/Rifle/</text:p>
          </table:table-cell>
          <table:table-cell office:value-type="string">
            <text:p>BurstRifle</text:p>
          </table:table-cell>
          <table:table-cell office:value-type="string">
            <text:p>The Burston fires 3-round bursts, which provides a balance between the lethality of automatic rifles and the accuracy of semi-automatic rifles.</text:p>
          </table:table-cell>
          <table:table-cell office:value-type="string">
            <text:p>/Lotus/Weapons/Tenno/Rifle/BurstRifle</text:p>
          </table:table-cell>
          <table:table-cell office:value-type="string">
            <text:p>/Lotus/StoreItems/Weapons/Tenno/Rifle/BurstRifle</text:p>
          </table:table-cell>
          <table:table-cell office:value-type="string">
            <text:p>/Lotus/Types/Recipes/Weapons/BurstRifleBlueprint</text:p>
          </table:table-cell>
          <table:table-cell table:number-columns-repeated="1017"/>
        </table:table-row>
        <table:table-row table:style-name="ro2">
          <table:table-cell office:value-type="string">
            <text:p>BRATON PRIME</text:p>
          </table:table-cell>
          <table:table-cell office:value-type="string">
            <text:p>/Lotus/Weapons/Tenno/Rifle/</text:p>
          </table:table-cell>
          <table:table-cell office:value-type="string">
            <text:p>BratonPrime</text:p>
          </table:table-cell>
          <table:table-cell office:value-type="string">
            <text:p>A classic Orokin weapon, Braton Prime features modified damage levels and a larger magazine over the standard model.</text:p>
          </table:table-cell>
          <table:table-cell office:value-type="string">
            <text:p>/Lotus/Weapons/Tenno/Rifle/BratonPrime</text:p>
          </table:table-cell>
          <table:table-cell office:value-type="string">
            <text:p>/Lotus/StoreItems/Weapons/Tenno/Rifle/BratonPrime</text:p>
          </table:table-cell>
          <table:table-cell office:value-type="string">
            <text:p>/Lotus/Types/Recipes/Weapons/BratonPrimeBlueprint</text:p>
          </table:table-cell>
          <table:table-cell table:number-columns-repeated="1017"/>
        </table:table-row>
        <table:table-row table:style-name="ro2">
          <table:table-cell office:value-type="string">
            <text:p>BOLTOR</text:p>
          </table:table-cell>
          <table:table-cell office:value-type="string">
            <text:p>/Lotus/Weapons/Tenno/Rifle/</text:p>
          </table:table-cell>
          <table:table-cell office:value-type="string">
            <text:p>BoltoRifle</text:p>
          </table:table-cell>
          <table:table-cell office:value-type="string">
            <text:p>The Boltor fires slow, heavy bolts that are capable of impaling enemies to walls.</text:p>
          </table:table-cell>
          <table:table-cell office:value-type="string">
            <text:p>/Lotus/Weapons/Tenno/Rifle/BoltoRifle</text:p>
          </table:table-cell>
          <table:table-cell office:value-type="string">
            <text:p>/Lotus/StoreItems/Weapons/Tenno/Rifle/BoltoRifle</text:p>
          </table:table-cell>
          <table:table-cell office:value-type="string">
            <text:p>/Lotus/Types/Recipes/Weapons/BoltoRifleBlueprint</text:p>
          </table:table-cell>
          <table:table-cell table:number-columns-repeated="1017"/>
        </table:table-row>
        <table:table-row table:style-name="ro2">
          <table:table-cell office:value-type="string">
            <text:p>AKSTILETTO</text:p>
          </table:table-cell>
          <table:table-cell office:value-type="string">
            <text:p>/Lotus/Weapons/Tenno/Pistols/TennoUzi/</text:p>
          </table:table-cell>
          <table:table-cell office:value-type="string">
            <text:p>TennoUzi</text:p>
          </table:table-cell>
          <table:table-cell office:value-type="string">
            <text:p>These diminutive rapid-fire Stiletto machine-pistols are just the right size to be akimbo style without sacrificing accuracy.</text:p>
          </table:table-cell>
          <table:table-cell office:value-type="string">
            <text:p>/Lotus/Weapons/Tenno/Pistols/TennoUzi/TennoUzi</text:p>
          </table:table-cell>
          <table:table-cell office:value-type="string">
            <text:p>/Lotus/StoreItems/Weapons/Tenno/Pistols/TennoUzi/TennoUzi</text:p>
          </table:table-cell>
          <table:table-cell office:value-type="string">
            <text:p>/Lotus/Types/Recipes/Weapons/TennoUziBlueprint</text:p>
          </table:table-cell>
          <table:table-cell table:number-columns-repeated="1017"/>
        </table:table-row>
        <table:table-row table:style-name="ro2">
          <table:table-cell office:value-type="string">
            <text:p>PYRANA</text:p>
          </table:table-cell>
          <table:table-cell office:value-type="string">
            <text:p>/Lotus/Weapons/Tenno/Pistols/SawnOffShotgun/</text:p>
          </table:table-cell>
          <table:table-cell office:value-type="string">
            <text:p>TennoHandShotgun</text:p>
          </table:table-cell>
          <table:table-cell office:value-type="string">
            <text:p>Chew through the enemy with this vicious automatic hand shotgun.</text:p>
          </table:table-cell>
          <table:table-cell office:value-type="string">
            <text:p>/Lotus/Weapons/Tenno/Pistols/SawnOffShotgun/TennoHandShotgun</text:p>
          </table:table-cell>
          <table:table-cell office:value-type="string">
            <text:p>/Lotus/StoreItems/Weapons/Tenno/Pistols/SawnOffShotgun/TennoHandShotgun</text:p>
          </table:table-cell>
          <table:table-cell office:value-type="string">
            <text:p>/Lotus/Types/Recipes/Weapons/TennoHandShotgunBlueprint</text:p>
          </table:table-cell>
          <table:table-cell table:number-columns-repeated="1017"/>
        </table:table-row>
        <table:table-row table:style-name="ro2">
          <table:table-cell office:value-type="string">
            <text:p>criticalChance</text:p>
          </table:table-cell>
          <table:table-cell office:value-type="string">
            <text:p>/Lotus/Weapons/Tenno/Pistols/PrimeSicarus/</text:p>
          </table:table-cell>
          <table:table-cell office:value-type="string">
            <text:p>PrimeSicarusPistol</text:p>
          </table:table-cell>
          <table:table-cell office:value-type="string">
            <text:p>The Sicarus Prime is an ornamental firearm that fires rounds in rapid bursts, providing a balance between the lethality of auto-pistols and the accuracy of semi-automatic pistols.</text:p>
          </table:table-cell>
          <table:table-cell office:value-type="string">
            <text:p>/Lotus/Weapons/Tenno/Pistols/PrimeSicarus/PrimeSicarusPistol</text:p>
          </table:table-cell>
          <table:table-cell office:value-type="string">
            <text:p>/Lotus/StoreItems/Weapons/Tenno/Pistols/PrimeSicarus/PrimeSicarusPistol</text:p>
          </table:table-cell>
          <table:table-cell office:value-type="string">
            <text:p>/Lotus/Types/Recipes/Weapons/PrimeSicarusPistolBlueprint</text:p>
          </table:table-cell>
          <table:table-cell table:number-columns-repeated="1017"/>
        </table:table-row>
        <table:table-row table:style-name="ro2">
          <table:table-cell office:value-type="string">
            <text:p>LEX PRIME</text:p>
          </table:table-cell>
          <table:table-cell office:value-type="string">
            <text:p>/Lotus/Weapons/Tenno/Pistols/PrimeLex/</text:p>
          </table:table-cell>
          <table:table-cell office:value-type="string">
            <text:p>PrimeLex</text:p>
          </table:table-cell>
          <table:table-cell office:value-type="string">
            <text:p>The Lex Prime is a powerful, accurate pistol that has a low fire rate and clip size. Very efficient at long range.</text:p>
          </table:table-cell>
          <table:table-cell office:value-type="string">
            <text:p>/Lotus/Weapons/Tenno/Pistols/PrimeLex/PrimeLex</text:p>
          </table:table-cell>
          <table:table-cell office:value-type="string">
            <text:p>/Lotus/StoreItems/Weapons/Tenno/Pistols/PrimeLex/PrimeLex</text:p>
          </table:table-cell>
          <table:table-cell office:value-type="string">
            <text:p>/Lotus/Types/Recipes/Weapons/PrimeLexBlueprint</text:p>
          </table:table-cell>
          <table:table-cell table:number-columns-repeated="1017"/>
        </table:table-row>
        <table:table-row table:style-name="ro2">
          <table:table-cell office:value-type="string">
            <text:p>MAGNUS</text:p>
          </table:table-cell>
          <table:table-cell office:value-type="string">
            <text:p>/Lotus/Weapons/Tenno/Pistols/Magnum/</text:p>
          </table:table-cell>
          <table:table-cell office:value-type="string">
            <text:p>Magnum</text:p>
          </table:table-cell>
          <table:table-cell office:value-type="string">
            <text:p>The versatile Magnus revolver is a lethal sidearm for any Tenno.</text:p>
          </table:table-cell>
          <table:table-cell office:value-type="string">
            <text:p>/Lotus/Weapons/Tenno/Pistols/Magnum/Magnum</text:p>
          </table:table-cell>
          <table:table-cell office:value-type="string">
            <text:p>/Lotus/StoreItems/Weapons/Tenno/Pistols/Magnum/Magnum</text:p>
          </table:table-cell>
          <table:table-cell office:value-type="string">
            <text:p>/Lotus/Types/Recipes/Weapons/MagnumBlueprint</text:p>
          </table:table-cell>
          <table:table-cell table:number-columns-repeated="1017"/>
        </table:table-row>
        <table:table-row table:style-name="ro2">
          <table:table-cell office:value-type="string">
            <text:p>AKZANI</text:p>
          </table:table-cell>
          <table:table-cell office:value-type="string">
            <text:p>/Lotus/Weapons/Tenno/Pistols/HarlequinGun/</text:p>
          </table:table-cell>
          <table:table-cell office:value-type="string">
            <text:p>HarlequinPistols</text:p>
          </table:table-cell>
          <table:table-cell office:value-type="string">
            <text:p>The choice weapon of Mirage, these fast-firing dual pistols deliver a deadly performance.</text:p>
          </table:table-cell>
          <table:table-cell office:value-type="string">
            <text:p>/Lotus/Weapons/Tenno/Pistols/HarlequinGun/HarlequinPistols</text:p>
          </table:table-cell>
          <table:table-cell office:value-type="string">
            <text:p>/Lotus/StoreItems/Weapons/Tenno/Pistols/HarlequinGun/HarlequinPistols</text:p>
          </table:table-cell>
          <table:table-cell office:value-type="string">
            <text:p>/Lotus/Types/Recipes/Weapons/HarlequinPistolsBlueprint</text:p>
          </table:table-cell>
          <table:table-cell table:number-columns-repeated="1017"/>
        </table:table-row>
        <table:table-row table:style-name="ro2">
          <table:table-cell office:value-type="string">
            <text:p>DEX FURIS</text:p>
          </table:table-cell>
          <table:table-cell office:value-type="string">
            <text:p>/Lotus/Weapons/Tenno/Pistols/DexFuris/</text:p>
          </table:table-cell>
          <table:table-cell office:value-type="string">
            <text:p>DexFuris</text:p>
          </table:table-cell>
          <table:table-cell office:value-type="string">
            <text:p>A gift from the Lotus to commemorate the anniversary of the first Tenno waking from Cryo stasis.</text:p>
          </table:table-cell>
          <table:table-cell office:value-type="string">
            <text:p>/Lotus/Weapons/Tenno/Pistols/DexFuris/DexFuris</text:p>
          </table:table-cell>
          <table:table-cell office:value-type="string">
            <text:p>/Lotus/StoreItems/Weapons/Tenno/Pistols/DexFuris/DexFuris</text:p>
          </table:table-cell>
          <table:table-cell office:value-type="string">
            <text:p>/Lotus/Types/Recipes/Weapons/DexFurisBlueprint</text:p>
          </table:table-cell>
          <table:table-cell table:number-columns-repeated="1017"/>
        </table:table-row>
        <table:table-row table:style-name="ro2">
          <table:table-cell office:value-type="string">
            <text:p>BALLISTICA</text:p>
          </table:table-cell>
          <table:table-cell office:value-type="string">
            <text:p>/Lotus/Weapons/Tenno/Pistols/AutomaticHandCrossbow/</text:p>
          </table:table-cell>
          <table:table-cell office:value-type="string">
            <text:p>AutoCrossBow</text:p>
          </table:table-cell>
          <table:table-cell office:value-type="string">
            <text:p>The Ballistica crossbow features a unique dual firing mechanism. Choose between a four bolt volley or a deadly accurate charged shot.</text:p>
          </table:table-cell>
          <table:table-cell office:value-type="string">
            <text:p>/Lotus/Weapons/Tenno/Pistols/AutomaticHandCrossbow/AutoCrossBow</text:p>
          </table:table-cell>
          <table:table-cell office:value-type="string">
            <text:p>/Lotus/StoreItems/Weapons/Tenno/Pistols/AutomaticHandCrossbow/AutoCrossBow</text:p>
          </table:table-cell>
          <table:table-cell office:value-type="string">
            <text:p>/Lotus/Types/Recipes/Weapons/AutoCrossBowBlueprint</text:p>
          </table:table-cell>
          <table:table-cell table:number-columns-repeated="1017"/>
        </table:table-row>
        <table:table-row table:style-name="ro2">
          <table:table-cell office:value-type="string">
            <text:p>VASTO</text:p>
          </table:table-cell>
          <table:table-cell office:value-type="string">
            <text:p>/Lotus/Weapons/Tenno/Pistol/</text:p>
          </table:table-cell>
          <table:table-cell office:value-type="string">
            <text:p>RevolverPistol</text:p>
          </table:table-cell>
          <table:table-cell office:value-type="string">
            <text:p>Steady and reliable, the Vasto revolver combines speed and power for a classic gunslinger feel.</text:p>
          </table:table-cell>
          <table:table-cell office:value-type="string">
            <text:p>/Lotus/Weapons/Tenno/Pistol/RevolverPistol</text:p>
          </table:table-cell>
          <table:table-cell office:value-type="string">
            <text:p>/Lotus/StoreItems/Weapons/Tenno/Pistol/RevolverPistol</text:p>
          </table:table-cell>
          <table:table-cell office:value-type="string">
            <text:p>/Lotus/Types/Recipes/Weapons/RevolverPistolBlueprint</text:p>
          </table:table-cell>
          <table:table-cell table:number-columns-repeated="1017"/>
        </table:table-row>
        <table:table-row table:style-name="ro2">
          <table:table-cell office:value-type="string">
            <text:p>LATO</text:p>
          </table:table-cell>
          <table:table-cell office:value-type="string">
            <text:p>/Lotus/Weapons/Tenno/Pistol/</text:p>
          </table:table-cell>
          <table:table-cell office:value-type="string">
            <text:p>Pistol</text:p>
          </table:table-cell>
          <table:table-cell office:value-type="string">
            <text:p>The Lato is a highly accurate pistol used by the Tenno everywhere.</text:p>
          </table:table-cell>
          <table:table-cell office:value-type="string">
            <text:p>/Lotus/Weapons/Tenno/Pistol/Pistol</text:p>
          </table:table-cell>
          <table:table-cell office:value-type="string">
            <text:p>/Lotus/StoreItems/Weapons/Tenno/Pistol/Pistol</text:p>
          </table:table-cell>
          <table:table-cell office:value-type="string">
            <text:p>/Lotus/Types/Recipes/Weapons/PistolBlueprint</text:p>
          </table:table-cell>
          <table:table-cell table:number-columns-repeated="1017"/>
        </table:table-row>
        <table:table-row table:style-name="ro2">
          <table:table-cell office:value-type="string">
            <text:p>LATO VANDAL</text:p>
          </table:table-cell>
          <table:table-cell office:value-type="string">
            <text:p>/Lotus/Weapons/Tenno/Pistol/</text:p>
          </table:table-cell>
          <table:table-cell office:value-type="string">
            <text:p>LatoVandal</text:p>
          </table:table-cell>
          <table:table-cell office:value-type="string">
            <text:p>A special version of the standard Lato pistol with a slower fire rate but offering higher accuracy and damage values. The Lato Vandal has been customized by the Tenno with a blue-green metallic finish and Lotus branding on the grips.</text:p>
          </table:table-cell>
          <table:table-cell office:value-type="string">
            <text:p>/Lotus/Weapons/Tenno/Pistol/LatoVandal</text:p>
          </table:table-cell>
          <table:table-cell office:value-type="string">
            <text:p>/Lotus/StoreItems/Weapons/Tenno/Pistol/LatoVandal</text:p>
          </table:table-cell>
          <table:table-cell office:value-type="string">
            <text:p>/Lotus/Types/Recipes/Weapons/LatoVandalBlueprint</text:p>
          </table:table-cell>
          <table:table-cell table:number-columns-repeated="1017"/>
        </table:table-row>
        <table:table-row table:style-name="ro2">
          <table:table-cell office:value-type="string">
            <text:p>LATO PRIME</text:p>
          </table:table-cell>
          <table:table-cell office:value-type="string">
            <text:p>/Lotus/Weapons/Tenno/Pistol/</text:p>
          </table:table-cell>
          <table:table-cell office:value-type="string">
            <text:p>LatoPrime</text:p>
          </table:table-cell>
          <table:table-cell office:value-type="string">
            <text:p>The Lato is a highly accurate pistol used by the Tenno everywhere. Prime model offers slightly increased damage.</text:p>
          </table:table-cell>
          <table:table-cell office:value-type="string">
            <text:p>/Lotus/Weapons/Tenno/Pistol/LatoPrime</text:p>
          </table:table-cell>
          <table:table-cell office:value-type="string">
            <text:p>/Lotus/StoreItems/Weapons/Tenno/Pistol/LatoPrime</text:p>
          </table:table-cell>
          <table:table-cell office:value-type="string">
            <text:p>/Lotus/Types/Recipes/Weapons/LatoPrimeBlueprint</text:p>
          </table:table-cell>
          <table:table-cell table:number-columns-repeated="1017"/>
        </table:table-row>
        <table:table-row table:style-name="ro2">
          <table:table-cell office:value-type="string">
            <text:p>LEX</text:p>
          </table:table-cell>
          <table:table-cell office:value-type="string">
            <text:p>/Lotus/Weapons/Tenno/Pistol/</text:p>
          </table:table-cell>
          <table:table-cell office:value-type="string">
            <text:p>HeavyPistol</text:p>
          </table:table-cell>
          <table:table-cell office:value-type="string">
            <text:p>The Lex is a powerful, accurate pistol that has a low fire rate and clip size. Very efficient at long range.</text:p>
          </table:table-cell>
          <table:table-cell office:value-type="string">
            <text:p>/Lotus/Weapons/Tenno/Pistol/HeavyPistol</text:p>
          </table:table-cell>
          <table:table-cell office:value-type="string">
            <text:p>/Lotus/StoreItems/Weapons/Tenno/Pistol/HeavyPistol</text:p>
          </table:table-cell>
          <table:table-cell office:value-type="string">
            <text:p>/Lotus/Types/Recipes/Weapons/HeavyPistolBlueprint</text:p>
          </table:table-cell>
          <table:table-cell table:number-columns-repeated="1017"/>
        </table:table-row>
        <table:table-row table:style-name="ro2">
          <table:table-cell office:value-type="string">
            <text:p>BRONCO</text:p>
          </table:table-cell>
          <table:table-cell office:value-type="string">
            <text:p>/Lotus/Weapons/Tenno/Pistol/</text:p>
          </table:table-cell>
          <table:table-cell office:value-type="string">
            <text:p>HandShotGun</text:p>
          </table:table-cell>
          <table:table-cell office:value-type="string">
            <text:p>The Bronco is a small-scale shotgun that can be wielded with one hand. Only effective at close range, it has a limited clip size.</text:p>
          </table:table-cell>
          <table:table-cell office:value-type="string">
            <text:p>/Lotus/Weapons/Tenno/Pistol/HandShotGun</text:p>
          </table:table-cell>
          <table:table-cell office:value-type="string">
            <text:p>/Lotus/StoreItems/Weapons/Tenno/Pistol/HandShotGun</text:p>
          </table:table-cell>
          <table:table-cell office:value-type="string">
            <text:p>/Lotus/Types/Recipes/Weapons/HandShotGunBlueprint</text:p>
          </table:table-cell>
          <table:table-cell table:number-columns-repeated="1017"/>
        </table:table-row>
        <table:table-row table:style-name="ro2">
          <table:table-cell office:value-type="string">
            <text:p>BOLTO</text:p>
          </table:table-cell>
          <table:table-cell office:value-type="string">
            <text:p>/Lotus/Weapons/Tenno/Pistol/</text:p>
          </table:table-cell>
          <table:table-cell office:value-type="string">
            <text:p>CrossBow</text:p>
          </table:table-cell>
          <table:table-cell office:value-type="string">
            <text:p>The Bolto fires slow, heavy bolts that are capable of impaling enemies to walls.</text:p>
          </table:table-cell>
          <table:table-cell office:value-type="string">
            <text:p>/Lotus/Weapons/Tenno/Pistol/CrossBow</text:p>
          </table:table-cell>
          <table:table-cell office:value-type="string">
            <text:p>/Lotus/StoreItems/Weapons/Tenno/Pistol/CrossBow</text:p>
          </table:table-cell>
          <table:table-cell office:value-type="string">
            <text:p>/Lotus/Types/Recipes/Weapons/CrossBowBlueprint</text:p>
          </table:table-cell>
          <table:table-cell table:number-columns-repeated="1017"/>
        </table:table-row>
        <table:table-row table:style-name="ro2">
          <table:table-cell office:value-type="string">
            <text:p>SICARUS</text:p>
          </table:table-cell>
          <table:table-cell office:value-type="string">
            <text:p>/Lotus/Weapons/Tenno/Pistol/</text:p>
          </table:table-cell>
          <table:table-cell office:value-type="string">
            <text:p>BurstPistol</text:p>
          </table:table-cell>
          <table:table-cell office:value-type="string">
            <text:p>The Sicarus fires 3-round bursts, which provides a balance between the lethality of auto-pistols and the accuracy of semi-automatic pistols.</text:p>
          </table:table-cell>
          <table:table-cell office:value-type="string">
            <text:p>/Lotus/Weapons/Tenno/Pistol/BurstPistol</text:p>
          </table:table-cell>
          <table:table-cell office:value-type="string">
            <text:p>/Lotus/StoreItems/Weapons/Tenno/Pistol/BurstPistol</text:p>
          </table:table-cell>
          <table:table-cell office:value-type="string">
            <text:p>/Lotus/Types/Recipes/Weapons/BurstPistolBlueprint</text:p>
          </table:table-cell>
          <table:table-cell table:number-columns-repeated="1017"/>
        </table:table-row>
        <table:table-row table:style-name="ro2">
          <table:table-cell office:value-type="string">
            <text:p>BRONCO PRIME</text:p>
          </table:table-cell>
          <table:table-cell office:value-type="string">
            <text:p>/Lotus/Weapons/Tenno/Pistol/</text:p>
          </table:table-cell>
          <table:table-cell office:value-type="string">
            <text:p>BroncoPrime</text:p>
          </table:table-cell>
          <table:table-cell office:value-type="string">
            <text:p>Infused with rare Orokin alloys, the Bronco Prime is a highly efficient weapon, trading an increased clip size and damage for a lower rate of fire.</text:p>
          </table:table-cell>
          <table:table-cell office:value-type="string">
            <text:p>/Lotus/Weapons/Tenno/Pistol/BroncoPrime</text:p>
          </table:table-cell>
          <table:table-cell office:value-type="string">
            <text:p>/Lotus/StoreItems/Weapons/Tenno/Pistol/BroncoPrime</text:p>
          </table:table-cell>
          <table:table-cell office:value-type="string">
            <text:p>/Lotus/Types/Recipes/Weapons/BroncoPrimeBlueprint</text:p>
          </table:table-cell>
          <table:table-cell table:number-columns-repeated="1017"/>
        </table:table-row>
        <table:table-row table:style-name="ro2">
          <table:table-cell office:value-type="string">
            <text:p>FURIS</text:p>
          </table:table-cell>
          <table:table-cell office:value-type="string">
            <text:p>/Lotus/Weapons/Tenno/Pistol/</text:p>
          </table:table-cell>
          <table:table-cell office:value-type="string">
            <text:p>AutoPistol</text:p>
          </table:table-cell>
          <table:table-cell office:value-type="string">
            <text:p>The Furis delivers a high damage output in a short time frame thanks to its high rate of fire.</text:p>
          </table:table-cell>
          <table:table-cell office:value-type="string">
            <text:p>/Lotus/Weapons/Tenno/Pistol/AutoPistol</text:p>
          </table:table-cell>
          <table:table-cell office:value-type="string">
            <text:p>/Lotus/StoreItems/Weapons/Tenno/Pistol/AutoPistol</text:p>
          </table:table-cell>
          <table:table-cell office:value-type="string">
            <text:p>/Lotus/Types/Recipes/Weapons/AutoPistolBlueprint</text:p>
          </table:table-cell>
          <table:table-cell table:number-columns-repeated="1017"/>
        </table:table-row>
        <table:table-row table:style-name="ro2">
          <table:table-cell office:value-type="string">
            <text:p>KRONEN</text:p>
          </table:table-cell>
          <table:table-cell office:value-type="string">
            <text:p>/Lotus/Weapons/Tenno/Melee/Tonfa/TonfaContestWinner/</text:p>
          </table:table-cell>
          <table:table-cell office:value-type="string">
            <text:p>TennoTonfa</text:p>
          </table:table-cell>
          <table:table-cell office:value-type="string">
            <text:p>The Kronen resurrects a lethal fighting style once thought lost to the ages.</text:p>
          </table:table-cell>
          <table:table-cell office:value-type="string">
            <text:p>/Lotus/Weapons/Tenno/Melee/Tonfa/TonfaContestWinner/TennoTonfa</text:p>
          </table:table-cell>
          <table:table-cell office:value-type="string">
            <text:p>/Lotus/StoreItems/Weapons/Tenno/Melee/Tonfa/TonfaContestWinner/TennoTonfa</text:p>
          </table:table-cell>
          <table:table-cell office:value-type="string">
            <text:p>/Lotus/Types/Recipes/Weapons/TennoTonfaBlueprint</text:p>
          </table:table-cell>
          <table:table-cell table:number-columns-repeated="1017"/>
        </table:table-row>
        <table:table-row table:style-name="ro2">
          <table:table-cell office:value-type="string">
            <text:p>SILVA &amp; AEGIS</text:p>
          </table:table-cell>
          <table:table-cell office:value-type="string">
            <text:p>/Lotus/Weapons/Tenno/Melee/SwordsAndBoards/MeleeContestWinnerOne/</text:p>
          </table:table-cell>
          <table:table-cell office:value-type="string">
            <text:p>TennoSwordShield</text:p>
          </table:table-cell>
          <table:table-cell office:value-type="string">
            <text:p>This fiery sword and shield combination perfects the balance of Tenno offense and defense prowess. In the hands of a Master, even a defensive tool like a shield can be used as a weapon.</text:p>
          </table:table-cell>
          <table:table-cell office:value-type="string">
            <text:p>/Lotus/Weapons/Tenno/Melee/SwordsAndBoards/MeleeContestWinnerOne/TennoSwordShield</text:p>
          </table:table-cell>
          <table:table-cell office:value-type="string">
            <text:p>/Lotus/StoreItems/Weapons/Tenno/Melee/SwordsAndBoards/MeleeContestWinnerOne/TennoSwordShield</text:p>
          </table:table-cell>
          <table:table-cell office:value-type="string">
            <text:p>/Lotus/Types/Recipes/Weapons/TennoSwordShieldBlueprint</text:p>
          </table:table-cell>
          <table:table-cell table:number-columns-repeated="1017"/>
        </table:table-row>
        <table:table-row table:style-name="ro2">
          <table:table-cell office:value-type="string">
            <text:p>PLASMA SWORD</text:p>
          </table:table-cell>
          <table:table-cell office:value-type="string">
            <text:p>/Lotus/Weapons/Tenno/Melee/Swords/PlasmaSword/</text:p>
          </table:table-cell>
          <table:table-cell office:value-type="string">
            <text:p>PlasmaLongSword</text:p>
          </table:table-cell>
          <table:table-cell office:value-type="string">
            <text:p>An advanced blade that delivers high-damage charge attacks. Delivers a high percentage of critical strikes.</text:p>
          </table:table-cell>
          <table:table-cell office:value-type="string">
            <text:p>/Lotus/Weapons/Tenno/Melee/Swords/PlasmaSword/PlasmaLongSword</text:p>
          </table:table-cell>
          <table:table-cell office:value-type="string">
            <text:p>/Lotus/StoreItems/Weapons/Tenno/Melee/Swords/PlasmaSword/PlasmaLongSword</text:p>
          </table:table-cell>
          <table:table-cell office:value-type="string">
            <text:p>/Lotus/Types/Recipes/Weapons/PlasmaLongSwordBlueprint</text:p>
          </table:table-cell>
          <table:table-cell table:number-columns-repeated="1017"/>
        </table:table-row>
        <table:table-row table:style-name="ro2">
          <table:table-cell office:value-type="string">
            <text:p>PANGOLIN SWORD</text:p>
          </table:table-cell>
          <table:table-cell office:value-type="string">
            <text:p>/Lotus/Weapons/Tenno/Melee/Swords/PangolinSword/</text:p>
          </table:table-cell>
          <table:table-cell office:value-type="string">
            <text:p>PangolinLongSword</text:p>
          </table:table-cell>
          <table:table-cell office:value-type="string">
            <text:p>A unique blade used by an old Tenno clan.</text:p>
          </table:table-cell>
          <table:table-cell office:value-type="string">
            <text:p>/Lotus/Weapons/Tenno/Melee/Swords/PangolinSword/PangolinLongSword</text:p>
          </table:table-cell>
          <table:table-cell office:value-type="string">
            <text:p>/Lotus/StoreItems/Weapons/Tenno/Melee/Swords/PangolinSword/PangolinLongSword</text:p>
          </table:table-cell>
          <table:table-cell office:value-type="string">
            <text:p>/Lotus/Types/Recipes/Weapons/PangolinLongSwordBlueprint</text:p>
          </table:table-cell>
          <table:table-cell table:number-columns-repeated="1017"/>
        </table:table-row>
        <table:table-row table:style-name="ro2">
          <table:table-cell office:value-type="string">
            <text:p>KARYST</text:p>
          </table:table-cell>
          <table:table-cell office:value-type="string">
            <text:p>/Lotus/Weapons/Tenno/Melee/Swords/KrisDagger/</text:p>
          </table:table-cell>
          <table:table-cell office:value-type="string">
            <text:p>KrisDagger</text:p>
          </table:table-cell>
          <table:table-cell office:value-type="string">
            <text:p>Once the blade weapon of choice for an exclusive order of Tenno assassins, the Karyst dagger grew to become a symbol of honor and duty for all Tenno.</text:p>
          </table:table-cell>
          <table:table-cell office:value-type="string">
            <text:p>/Lotus/Weapons/Tenno/Melee/Swords/KrisDagger/KrisDagger</text:p>
          </table:table-cell>
          <table:table-cell office:value-type="string">
            <text:p>/Lotus/StoreItems/Weapons/Tenno/Melee/Swords/KrisDagger/KrisDagger</text:p>
          </table:table-cell>
          <table:table-cell office:value-type="string">
            <text:p>/Lotus/Types/Recipes/Weapons/KrisDaggerBlueprint</text:p>
          </table:table-cell>
          <table:table-cell table:number-columns-repeated="1017"/>
        </table:table-row>
        <table:table-row table:style-name="ro2">
          <table:table-cell office:value-type="string">
            <text:p>DRAGON NIKANA</text:p>
          </table:table-cell>
          <table:table-cell office:value-type="string">
            <text:p>/Lotus/Weapons/Tenno/Melee/Swords/KatanaAndWakizashi/</text:p>
          </table:table-cell>
          <table:table-cell office:value-type="string">
            <text:p>LowKatana</text:p>
          </table:table-cell>
          <table:table-cell office:value-type="string">
            <text:p>The Dragon Nikana is forged from ancient Tenno steel. This is a master's weapon, only the most worthy of Tenno may wield it.</text:p>
          </table:table-cell>
          <table:table-cell office:value-type="string">
            <text:p>/Lotus/Weapons/Tenno/Melee/Swords/KatanaAndWakizashi/LowKatana</text:p>
          </table:table-cell>
          <table:table-cell office:value-type="string">
            <text:p>/Lotus/StoreItems/Weapons/Tenno/Melee/Swords/KatanaAndWakizashi/LowKatana</text:p>
          </table:table-cell>
          <table:table-cell office:value-type="string">
            <text:p>/Lotus/Types/Recipes/Weapons/LowKatanaBlueprint</text:p>
          </table:table-cell>
          <table:table-cell table:number-columns-repeated="1017"/>
        </table:table-row>
        <table:table-row table:style-name="ro2">
          <table:table-cell office:value-type="string">
            <text:p>NIKANA</text:p>
          </table:table-cell>
          <table:table-cell office:value-type="string">
            <text:p>/Lotus/Weapons/Tenno/Melee/Swords/KatanaAndWakizashi/</text:p>
          </table:table-cell>
          <table:table-cell office:value-type="string">
            <text:p>Katana</text:p>
          </table:table-cell>
          <table:table-cell office:value-type="string">
            <text:p>The Nikana katana reintroduces a lost Tenno blade and with it another fragment of the old ways.</text:p>
          </table:table-cell>
          <table:table-cell office:value-type="string">
            <text:p>/Lotus/Weapons/Tenno/Melee/Swords/KatanaAndWakizashi/Katana</text:p>
          </table:table-cell>
          <table:table-cell office:value-type="string">
            <text:p>/Lotus/StoreItems/Weapons/Tenno/Melee/Swords/KatanaAndWakizashi/Katana</text:p>
          </table:table-cell>
          <table:table-cell office:value-type="string">
            <text:p>/Lotus/Types/Recipes/Weapons/KatanaBlueprint</text:p>
          </table:table-cell>
          <table:table-cell table:number-columns-repeated="1017"/>
        </table:table-row>
        <table:table-row table:style-name="ro2">
          <table:table-cell office:value-type="string">
            <text:p>JAW SWORD</text:p>
          </table:table-cell>
          <table:table-cell office:value-type="string">
            <text:p>/Lotus/Weapons/Tenno/Melee/Swords/JawSword/</text:p>
          </table:table-cell>
          <table:table-cell office:value-type="string">
            <text:p>JawLongSword</text:p>
          </table:table-cell>
          <table:table-cell office:value-type="string">
            <text:p>A blade with a serrated edge that delivers strong quick attacks.</text:p>
          </table:table-cell>
          <table:table-cell office:value-type="string">
            <text:p>/Lotus/Weapons/Tenno/Melee/Swords/JawSword/JawLongSword</text:p>
          </table:table-cell>
          <table:table-cell office:value-type="string">
            <text:p>/Lotus/StoreItems/Weapons/Tenno/Melee/Swords/JawSword/JawLongSword</text:p>
          </table:table-cell>
          <table:table-cell office:value-type="string">
            <text:p>/Lotus/Types/Recipes/Weapons/JawLongSwordBlueprint</text:p>
          </table:table-cell>
          <table:table-cell table:number-columns-repeated="1017"/>
        </table:table-row>
        <table:table-row table:style-name="ro2">
          <table:table-cell office:value-type="string">
            <text:p>HEAT SWORD</text:p>
          </table:table-cell>
          <table:table-cell office:value-type="string">
            <text:p>/Lotus/Weapons/Tenno/Melee/Swords/HeatSword/</text:p>
          </table:table-cell>
          <table:table-cell office:value-type="string">
            <text:p>HeatLongSword</text:p>
          </table:table-cell>
          <table:table-cell office:value-type="string">
            <text:p>A strong blade capable of inflicting fire damage to its foes.</text:p>
          </table:table-cell>
          <table:table-cell office:value-type="string">
            <text:p>/Lotus/Weapons/Tenno/Melee/Swords/HeatSword/HeatLongSword</text:p>
          </table:table-cell>
          <table:table-cell office:value-type="string">
            <text:p>/Lotus/StoreItems/Weapons/Tenno/Melee/Swords/HeatSword/HeatLongSword</text:p>
          </table:table-cell>
          <table:table-cell office:value-type="string">
            <text:p>/Lotus/Types/Recipes/Weapons/HeatLongSwordBlueprint</text:p>
          </table:table-cell>
          <table:table-cell table:number-columns-repeated="1017"/>
        </table:table-row>
        <table:table-row table:style-name="ro2">
          <table:table-cell office:value-type="string">
            <text:p>GALATINE</text:p>
          </table:table-cell>
          <table:table-cell office:value-type="string">
            <text:p>/Lotus/Weapons/Tenno/Melee/Swords/GreatSword/</text:p>
          </table:table-cell>
          <table:table-cell office:value-type="string">
            <text:p>TennoGreatSword</text:p>
          </table:table-cell>
          <table:table-cell office:value-type="string">
            <text:p>With massive charged power and the ability to hit up to five foes in a single swing, the Galatine sword is the heavy artillery of melee weapons.</text:p>
          </table:table-cell>
          <table:table-cell office:value-type="string">
            <text:p>/Lotus/Weapons/Tenno/Melee/Swords/GreatSword/TennoGreatSword</text:p>
          </table:table-cell>
          <table:table-cell office:value-type="string">
            <text:p>/Lotus/StoreItems/Weapons/Tenno/Melee/Swords/GreatSword/TennoGreatSword</text:p>
          </table:table-cell>
          <table:table-cell office:value-type="string">
            <text:p>/Lotus/Types/Recipes/Weapons/TennoGreatSwordBlueprint</text:p>
          </table:table-cell>
          <table:table-cell table:number-columns-repeated="1017"/>
        </table:table-row>
        <table:table-row table:style-name="ro2">
          <table:table-cell office:value-type="string">
            <text:p>DARK SWORD</text:p>
          </table:table-cell>
          <table:table-cell office:value-type="string">
            <text:p>/Lotus/Weapons/Tenno/Melee/Swords/DarkSword/</text:p>
          </table:table-cell>
          <table:table-cell office:value-type="string">
            <text:p>DarkLongSword</text:p>
          </table:table-cell>
          <table:table-cell office:value-type="string">
            <text:p>A blade forged using dark metals, capable of delivering high-damage charge attacks.</text:p>
          </table:table-cell>
          <table:table-cell office:value-type="string">
            <text:p>/Lotus/Weapons/Tenno/Melee/Swords/DarkSword/DarkLongSword</text:p>
          </table:table-cell>
          <table:table-cell office:value-type="string">
            <text:p>/Lotus/StoreItems/Weapons/Tenno/Melee/Swords/DarkSword/DarkLongSword</text:p>
          </table:table-cell>
          <table:table-cell office:value-type="string">
            <text:p>/Lotus/Types/Recipes/Weapons/DarkLongSwordBlueprint</text:p>
          </table:table-cell>
          <table:table-cell table:number-columns-repeated="1017"/>
        </table:table-row>
        <table:table-row table:style-name="ro2">
          <table:table-cell office:value-type="string">
            <text:p>NAMI SOLO</text:p>
          </table:table-cell>
          <table:table-cell office:value-type="string">
            <text:p>/Lotus/Weapons/Tenno/Melee/Swords/CutlassAndPoignard/</text:p>
          </table:table-cell>
          <table:table-cell office:value-type="string">
            <text:p>TennoCutlass</text:p>
          </table:table-cell>
          <table:table-cell office:value-type="string">
            <text:p>Evoking the oceans of earth, this exquisite cutlass is a deadly work of art. </text:p>
          </table:table-cell>
          <table:table-cell office:value-type="string">
            <text:p>/Lotus/Weapons/Tenno/Melee/Swords/CutlassAndPoignard/TennoCutlass</text:p>
          </table:table-cell>
          <table:table-cell office:value-type="string">
            <text:p>/Lotus/StoreItems/Weapons/Tenno/Melee/Swords/CutlassAndPoignard/TennoCutlass</text:p>
          </table:table-cell>
          <table:table-cell office:value-type="string">
            <text:p>/Lotus/Types/Recipes/Weapons/TennoCutlassBlueprint</text:p>
          </table:table-cell>
          <table:table-cell table:number-columns-repeated="1017"/>
        </table:table-row>
        <table:table-row table:style-name="ro2">
          <table:table-cell office:value-type="string">
            <text:p>NAMI SKYLA</text:p>
          </table:table-cell>
          <table:table-cell office:value-type="string">
            <text:p>/Lotus/Weapons/Tenno/Melee/Swords/CutlassAndPoignard/</text:p>
          </table:table-cell>
          <table:table-cell office:value-type="string">
            <text:p>CutlassPoignardSwords</text:p>
          </table:table-cell>
          <table:table-cell office:value-type="string">
            <text:p>Like the surge and crash of storm waves, a master of the Nami cutlass and Skyla dagger turns these two separate weapons into one fluid attack.</text:p>
          </table:table-cell>
          <table:table-cell office:value-type="string">
            <text:p>/Lotus/Weapons/Tenno/Melee/Swords/CutlassAndPoignard/CutlassPoignardSwords</text:p>
          </table:table-cell>
          <table:table-cell office:value-type="string">
            <text:p>/Lotus/StoreItems/Weapons/Tenno/Melee/Swords/CutlassAndPoignard/CutlassPoignardSwords</text:p>
          </table:table-cell>
          <table:table-cell office:value-type="string">
            <text:p>/Lotus/Types/Recipes/Weapons/CutlassPoignardSwordsBlueprint</text:p>
          </table:table-cell>
          <table:table-cell table:number-columns-repeated="1017"/>
        </table:table-row>
        <table:table-row table:style-name="ro2">
          <table:table-cell office:value-type="string">
            <text:p>BO</text:p>
          </table:table-cell>
          <table:table-cell office:value-type="string">
            <text:p>/Lotus/Weapons/Tenno/Melee/Staff/</text:p>
          </table:table-cell>
          <table:table-cell office:value-type="string">
            <text:p>Staff</text:p>
          </table:table-cell>
          <table:table-cell office:value-type="string">
            <text:p>A two-handed, reinforced staff that can send multiple enemies airborne.</text:p>
          </table:table-cell>
          <table:table-cell office:value-type="string">
            <text:p>/Lotus/Weapons/Tenno/Melee/Staff/Staff</text:p>
          </table:table-cell>
          <table:table-cell office:value-type="string">
            <text:p>/Lotus/StoreItems/Weapons/Tenno/Melee/Staff/Staff</text:p>
          </table:table-cell>
          <table:table-cell office:value-type="string">
            <text:p>/Lotus/Types/Recipes/Weapons/StaffBlueprint</text:p>
          </table:table-cell>
          <table:table-cell table:number-columns-repeated="1017"/>
        </table:table-row>
        <table:table-row table:style-name="ro2">
          <table:table-cell office:value-type="string">
            <text:p>AMPHIS</text:p>
          </table:table-cell>
          <table:table-cell office:value-type="string">
            <text:p>/Lotus/Weapons/Tenno/Melee/Staff/</text:p>
          </table:table-cell>
          <table:table-cell office:value-type="string">
            <text:p>GrnStaff</text:p>
          </table:table-cell>
          <table:table-cell office:value-type="string">
            <text:p>Fashioned with Grineer materials and balanced for marine infantry use, the Amphis is a traditional staff weapon that has received a monstrous makeover that enables shock damage on jump attacks. Connects with multiple enemies with each strike.</text:p>
          </table:table-cell>
          <table:table-cell office:value-type="string">
            <text:p>/Lotus/Weapons/Tenno/Melee/Staff/GrnStaff</text:p>
          </table:table-cell>
          <table:table-cell office:value-type="string">
            <text:p>/Lotus/StoreItems/Weapons/Tenno/Melee/Staff/GrnStaff</text:p>
          </table:table-cell>
          <table:table-cell office:value-type="string">
            <text:p>/Lotus/Types/Recipes/Weapons/GrnStaffBlueprint</text:p>
          </table:table-cell>
          <table:table-cell table:number-columns-repeated="1017"/>
        </table:table-row>
        <table:table-row table:style-name="ro2">
          <table:table-cell office:value-type="string">
            <text:p>BO PRIME</text:p>
          </table:table-cell>
          <table:table-cell office:value-type="string">
            <text:p>/Lotus/Weapons/Tenno/Melee/Staff/PrimeBo/</text:p>
          </table:table-cell>
          <table:table-cell office:value-type="string">
            <text:p>PrimeBoWeapon</text:p>
          </table:table-cell>
          <table:table-cell office:value-type="string">
            <text:p>A classic Orokin weapon, Bo Prime creates elegant fury on the battlefield.</text:p>
          </table:table-cell>
          <table:table-cell office:value-type="string">
            <text:p>/Lotus/Weapons/Tenno/Melee/Staff/PrimeBo/PrimeBoWeapon</text:p>
          </table:table-cell>
          <table:table-cell office:value-type="string">
            <text:p>/Lotus/StoreItems/Weapons/Tenno/Melee/Staff/PrimeBo/PrimeBoWeapon</text:p>
          </table:table-cell>
          <table:table-cell office:value-type="string">
            <text:p>/Lotus/Types/Recipes/Weapons/PrimeBoWeaponBlueprint</text:p>
          </table:table-cell>
          <table:table-cell table:number-columns-repeated="1017"/>
        </table:table-row>
        <table:table-row table:style-name="ro2">
          <table:table-cell office:value-type="string">
            <text:p>HATE</text:p>
          </table:table-cell>
          <table:table-cell office:value-type="string">
            <text:p>/Lotus/Weapons/Tenno/Melee/Scythe/</text:p>
          </table:table-cell>
          <table:table-cell office:value-type="string">
            <text:p>StalkerScytheWeapon</text:p>
          </table:table-cell>
          <table:table-cell office:value-type="string">
            <text:p>Hate is a scythe with a cruel blade, wielded by The Stalker.</text:p>
          </table:table-cell>
          <table:table-cell office:value-type="string">
            <text:p>/Lotus/Weapons/Tenno/Melee/Scythe/StalkerScytheWeapon</text:p>
          </table:table-cell>
          <table:table-cell office:value-type="string">
            <text:p>/Lotus/StoreItems/Weapons/Tenno/Melee/Scythe/StalkerScytheWeapon</text:p>
          </table:table-cell>
          <table:table-cell office:value-type="string">
            <text:p>/Lotus/Types/Recipes/Weapons/StalkerScytheWeaponBlueprint</text:p>
          </table:table-cell>
          <table:table-cell table:number-columns-repeated="1017"/>
        </table:table-row>
        <table:table-row table:style-name="ro2">
          <table:table-cell office:value-type="string">
            <text:p>criticalChance</text:p>
          </table:table-cell>
          <table:table-cell office:value-type="string">
            <text:p>/Lotus/Weapons/Tenno/Melee/Scythe/</text:p>
          </table:table-cell>
          <table:table-cell office:value-type="string">
            <text:p>ReaperWeapon</text:p>
          </table:table-cell>
          <table:table-cell office:value-type="string">
            <text:p>Reaper Prime is an ornamental scythe, with a blade forged from tempered rubidium.</text:p>
          </table:table-cell>
          <table:table-cell office:value-type="string">
            <text:p>/Lotus/Weapons/Tenno/Melee/Scythe/ReaperWeapon</text:p>
          </table:table-cell>
          <table:table-cell office:value-type="string">
            <text:p>/Lotus/StoreItems/Weapons/Tenno/Melee/Scythe/ReaperWeapon</text:p>
          </table:table-cell>
          <table:table-cell office:value-type="string">
            <text:p>/Lotus/Types/Recipes/Weapons/ReaperWeaponBlueprint</text:p>
          </table:table-cell>
          <table:table-cell table:number-columns-repeated="1017"/>
        </table:table-row>
        <table:table-row table:style-name="ro2">
          <table:table-cell office:value-type="string">
            <text:p>ETHER REAPER</text:p>
          </table:table-cell>
          <table:table-cell office:value-type="string">
            <text:p>/Lotus/Weapons/Tenno/Melee/Scythe/</text:p>
          </table:table-cell>
          <table:table-cell office:value-type="string">
            <text:p>EtherScytheWeapon</text:p>
          </table:table-cell>
          <table:table-cell office:value-type="string">
            <text:p>With a blade forged from the same material as the Ether Sword, the Ether Reaper delivers quick death to its victims.</text:p>
          </table:table-cell>
          <table:table-cell office:value-type="string">
            <text:p>/Lotus/Weapons/Tenno/Melee/Scythe/EtherScytheWeapon</text:p>
          </table:table-cell>
          <table:table-cell office:value-type="string">
            <text:p>/Lotus/StoreItems/Weapons/Tenno/Melee/Scythe/EtherScytheWeapon</text:p>
          </table:table-cell>
          <table:table-cell office:value-type="string">
            <text:p>/Lotus/Types/Recipes/Weapons/EtherScytheWeaponBlueprint</text:p>
          </table:table-cell>
          <table:table-cell table:number-columns-repeated="1017"/>
        </table:table-row>
        <table:table-row table:style-name="ro2">
          <table:table-cell office:value-type="string">
            <text:p>ORTHOS PRIME</text:p>
          </table:table-cell>
          <table:table-cell office:value-type="string">
            <text:p>/Lotus/Weapons/Tenno/Melee/Polearms/</text:p>
          </table:table-cell>
          <table:table-cell office:value-type="string">
            <text:p>PrimePolearmWeapon</text:p>
          </table:table-cell>
          <table:table-cell office:value-type="string">
            <text:p>Orthos Prime is an ancient Orokin martial weapon, forged from the purest rubidium making it extremely light-weight.</text:p>
          </table:table-cell>
          <table:table-cell office:value-type="string">
            <text:p>/Lotus/Weapons/Tenno/Melee/Polearms/PrimePolearmWeapon</text:p>
          </table:table-cell>
          <table:table-cell office:value-type="string">
            <text:p>/Lotus/StoreItems/Weapons/Tenno/Melee/Polearms/PrimePolearmWeapon</text:p>
          </table:table-cell>
          <table:table-cell office:value-type="string">
            <text:p>/Lotus/Types/Recipes/Weapons/PrimePolearmWeaponBlueprint</text:p>
          </table:table-cell>
          <table:table-cell table:number-columns-repeated="1017"/>
        </table:table-row>
        <table:table-row table:style-name="ro2">
          <table:table-cell office:value-type="string">
            <text:p>ORTHOS</text:p>
          </table:table-cell>
          <table:table-cell office:value-type="string">
            <text:p>/Lotus/Weapons/Tenno/Melee/Polearms/</text:p>
          </table:table-cell>
          <table:table-cell office:value-type="string">
            <text:p>PolearmWeapon</text:p>
          </table:table-cell>
          <table:table-cell office:value-type="string">
            <text:p>The Tenno forged Orthos is a rare double bladed staff. Those who take the time to master it speak of its impressive striking distance and ability to hit multiple targets.</text:p>
          </table:table-cell>
          <table:table-cell office:value-type="string">
            <text:p>/Lotus/Weapons/Tenno/Melee/Polearms/PolearmWeapon</text:p>
          </table:table-cell>
          <table:table-cell office:value-type="string">
            <text:p>/Lotus/StoreItems/Weapons/Tenno/Melee/Polearms/PolearmWeapon</text:p>
          </table:table-cell>
          <table:table-cell office:value-type="string">
            <text:p>/Lotus/Types/Recipes/Weapons/PolearmWeaponBlueprint</text:p>
          </table:table-cell>
          <table:table-cell table:number-columns-repeated="1017"/>
        </table:table-row>
        <table:table-row table:style-name="ro2">
          <table:table-cell office:value-type="string">
            <text:p>MAGISTAR</text:p>
          </table:table-cell>
          <table:table-cell office:value-type="string">
            <text:p>/Lotus/Weapons/Tenno/Melee/Maces/PaladinMace/</text:p>
          </table:table-cell>
          <table:table-cell office:value-type="string">
            <text:p>PaladinMaceWeapon</text:p>
          </table:table-cell>
          <table:table-cell office:value-type="string">
            <text:p>The Magistar mace wields justice and truth in the form of bone-crushing blows.</text:p>
          </table:table-cell>
          <table:table-cell office:value-type="string">
            <text:p>/Lotus/Weapons/Tenno/Melee/Maces/PaladinMace/PaladinMaceWeapon</text:p>
          </table:table-cell>
          <table:table-cell office:value-type="string">
            <text:p>/Lotus/StoreItems/Weapons/Tenno/Melee/Maces/PaladinMace/PaladinMaceWeapon</text:p>
          </table:table-cell>
          <table:table-cell office:value-type="string">
            <text:p>/Lotus/Types/Recipes/Weapons/PaladinMaceWeaponBlueprint</text:p>
          </table:table-cell>
          <table:table-cell table:number-columns-repeated="1017"/>
        </table:table-row>
        <table:table-row table:style-name="ro2">
          <table:table-cell office:value-type="string">
            <text:p>SKANA PRIME</text:p>
          </table:table-cell>
          <table:table-cell office:value-type="string">
            <text:p>/Lotus/Weapons/Tenno/Melee/LongSword/</text:p>
          </table:table-cell>
          <table:table-cell office:value-type="string">
            <text:p>SkanaPrime</text:p>
          </table:table-cell>
          <table:table-cell office:value-type="string">
            <text:p>A basic blade known as a Skana. It is widely used by the Tenno. Prime model offers slightly increased damage.</text:p>
          </table:table-cell>
          <table:table-cell office:value-type="string">
            <text:p>/Lotus/Weapons/Tenno/Melee/LongSword/SkanaPrime</text:p>
          </table:table-cell>
          <table:table-cell office:value-type="string">
            <text:p>/Lotus/StoreItems/Weapons/Tenno/Melee/LongSword/SkanaPrime</text:p>
          </table:table-cell>
          <table:table-cell office:value-type="string">
            <text:p>/Lotus/Types/Recipes/Weapons/SkanaPrimeBlueprint</text:p>
          </table:table-cell>
          <table:table-cell table:number-columns-repeated="1017"/>
        </table:table-row>
        <table:table-row table:style-name="ro2">
          <table:table-cell office:value-type="string">
            <text:p>SKANA</text:p>
          </table:table-cell>
          <table:table-cell office:value-type="string">
            <text:p>/Lotus/Weapons/Tenno/Melee/LongSword/</text:p>
          </table:table-cell>
          <table:table-cell office:value-type="string">
            <text:p>LongSword</text:p>
          </table:table-cell>
          <table:table-cell office:value-type="string">
            <text:p>Before all other weapons, Tenno master the Skana. This simple blade becomes immensely powerful in the hands of a master. For Tenno, it is the foundation of their fighting style and a pillar of their culture.</text:p>
          </table:table-cell>
          <table:table-cell office:value-type="string">
            <text:p>/Lotus/Weapons/Tenno/Melee/LongSword/LongSword</text:p>
          </table:table-cell>
          <table:table-cell office:value-type="string">
            <text:p>/Lotus/StoreItems/Weapons/Tenno/Melee/LongSword/LongSword</text:p>
          </table:table-cell>
          <table:table-cell office:value-type="string">
            <text:p>/Lotus/Types/Recipes/Weapons/LongSwordBlueprint</text:p>
          </table:table-cell>
          <table:table-cell table:number-columns-repeated="1017"/>
        </table:table-row>
        <table:table-row table:style-name="ro2">
          <table:table-cell office:value-type="string">
            <text:p>ETHER SWORD</text:p>
          </table:table-cell>
          <table:table-cell office:value-type="string">
            <text:p>/Lotus/Weapons/Tenno/Melee/LongSword/</text:p>
          </table:table-cell>
          <table:table-cell office:value-type="string">
            <text:p>EtherSword</text:p>
          </table:table-cell>
          <table:table-cell office:value-type="string">
            <text:p>A single blade for more precision. The Ether Sword cuts so cleanly that it was considered by the Tenno to be a more humane weapon for â€˜cleansingâ€™ infested allies.</text:p>
          </table:table-cell>
          <table:table-cell office:value-type="string">
            <text:p>/Lotus/Weapons/Tenno/Melee/LongSword/EtherSword</text:p>
          </table:table-cell>
          <table:table-cell office:value-type="string">
            <text:p>/Lotus/StoreItems/Weapons/Tenno/Melee/LongSword/EtherSword</text:p>
          </table:table-cell>
          <table:table-cell office:value-type="string">
            <text:p>/Lotus/Types/Recipes/Weapons/EtherSwordBlueprint</text:p>
          </table:table-cell>
          <table:table-cell table:number-columns-repeated="1017"/>
        </table:table-row>
        <table:table-row table:style-name="ro2">
          <table:table-cell office:value-type="string">
            <text:p>FRAGOR</text:p>
          </table:table-cell>
          <table:table-cell office:value-type="string">
            <text:p>/Lotus/Weapons/Tenno/Melee/Hammer/</text:p>
          </table:table-cell>
          <table:table-cell office:value-type="string">
            <text:p>HammerWeapon</text:p>
          </table:table-cell>
          <table:table-cell office:value-type="string">
            <text:p>A large two-handed hammer, the Fragor requires great strength to wield, but impacts with enough force to send groups of enemies tumbling.</text:p>
          </table:table-cell>
          <table:table-cell office:value-type="string">
            <text:p>/Lotus/Weapons/Tenno/Melee/Hammer/HammerWeapon</text:p>
          </table:table-cell>
          <table:table-cell office:value-type="string">
            <text:p>/Lotus/StoreItems/Weapons/Tenno/Melee/Hammer/HammerWeapon</text:p>
          </table:table-cell>
          <table:table-cell office:value-type="string">
            <text:p>/Lotus/Types/Recipes/Weapons/HammerWeaponBlueprint</text:p>
          </table:table-cell>
          <table:table-cell table:number-columns-repeated="1017"/>
        </table:table-row>
        <table:table-row table:style-name="ro2">
          <table:table-cell office:value-type="string">
            <text:p>GRAM</text:p>
          </table:table-cell>
          <table:table-cell office:value-type="string">
            <text:p>/Lotus/Weapons/Tenno/Melee/GreatSword/</text:p>
          </table:table-cell>
          <table:table-cell office:value-type="string">
            <text:p>GreatSword</text:p>
          </table:table-cell>
          <table:table-cell office:value-type="string">
            <text:p>The heavy two-handed sword known as Gram requires great strength to wield, but it is notorious for its splitting power. Can hit multiple targets with each strike.</text:p>
          </table:table-cell>
          <table:table-cell office:value-type="string">
            <text:p>/Lotus/Weapons/Tenno/Melee/GreatSword/GreatSword</text:p>
          </table:table-cell>
          <table:table-cell office:value-type="string">
            <text:p>/Lotus/StoreItems/Weapons/Tenno/Melee/GreatSword/GreatSword</text:p>
          </table:table-cell>
          <table:table-cell office:value-type="string">
            <text:p>/Lotus/Types/Recipes/Weapons/GreatSwordBlueprint</text:p>
          </table:table-cell>
          <table:table-cell table:number-columns-repeated="1017"/>
        </table:table-row>
        <table:table-row table:style-name="ro2">
          <table:table-cell office:value-type="string">
            <text:p>GLAIVE PRIME</text:p>
          </table:table-cell>
          <table:table-cell office:value-type="string">
            <text:p>/Lotus/Weapons/Tenno/Melee/Glaives/PrimeGlaive/</text:p>
          </table:table-cell>
          <table:table-cell office:value-type="string">
            <text:p>PrimeGlaiveWeapon</text:p>
          </table:table-cell>
          <table:table-cell office:value-type="string">
            <text:p>The Glaive Prime is a deadly and beautiful weapon from the Orokin era. The blades are as effective in close quarters as they are when thrown at distant enemies.</text:p>
          </table:table-cell>
          <table:table-cell office:value-type="string">
            <text:p>/Lotus/Weapons/Tenno/Melee/Glaives/PrimeGlaive/PrimeGlaiveWeapon</text:p>
          </table:table-cell>
          <table:table-cell office:value-type="string">
            <text:p>/Lotus/StoreItems/Weapons/Tenno/Melee/Glaives/PrimeGlaive/PrimeGlaiveWeapon</text:p>
          </table:table-cell>
          <table:table-cell office:value-type="string">
            <text:p>/Lotus/Types/Recipes/Weapons/PrimeGlaiveWeaponBlueprint</text:p>
          </table:table-cell>
          <table:table-cell table:number-columns-repeated="1017"/>
        </table:table-row>
        <table:table-row table:style-name="ro2">
          <table:table-cell office:value-type="string">
            <text:p>GLAIVE</text:p>
          </table:table-cell>
          <table:table-cell office:value-type="string">
            <text:p>/Lotus/Weapons/Tenno/Melee/Glaives/LightGlaive/</text:p>
          </table:table-cell>
          <table:table-cell office:value-type="string">
            <text:p>LightGlaiveWeapon</text:p>
          </table:table-cell>
          <table:table-cell office:value-type="string">
            <text:p>Dating back to the time of the first Tenno, the Glaive is a uniquely deadly weapon. This multi-bladed disc is not only effective for melee combat; it can also be thrown like a boomerang to cut down enemies at a distance.</text:p>
          </table:table-cell>
          <table:table-cell office:value-type="string">
            <text:p>/Lotus/Weapons/Tenno/Melee/Glaives/LightGlaive/LightGlaiveWeapon</text:p>
          </table:table-cell>
          <table:table-cell office:value-type="string">
            <text:p>/Lotus/StoreItems/Weapons/Tenno/Melee/Glaives/LightGlaive/LightGlaiveWeapon</text:p>
          </table:table-cell>
          <table:table-cell office:value-type="string">
            <text:p>/Lotus/Types/Recipes/Weapons/LightGlaiveWeaponBlueprint</text:p>
          </table:table-cell>
          <table:table-cell table:number-columns-repeated="1017"/>
        </table:table-row>
        <table:table-row table:style-name="ro2">
          <table:table-cell office:value-type="string">
            <text:p>KESTREL</text:p>
          </table:table-cell>
          <table:table-cell office:value-type="string">
            <text:p>/Lotus/Weapons/Tenno/Melee/Glaives/Boomerang/</text:p>
          </table:table-cell>
          <table:table-cell office:value-type="string">
            <text:p>BoomerangWeapon</text:p>
          </table:table-cell>
          <table:table-cell office:value-type="string">
            <text:p>The Kestrel boomerang is a heavy throwing weapon that can knock down enemies at a distance.</text:p>
          </table:table-cell>
          <table:table-cell office:value-type="string">
            <text:p>/Lotus/Weapons/Tenno/Melee/Glaives/Boomerang/BoomerangWeapon</text:p>
          </table:table-cell>
          <table:table-cell office:value-type="string">
            <text:p>/Lotus/StoreItems/Weapons/Tenno/Melee/Glaives/Boomerang/BoomerangWeapon</text:p>
          </table:table-cell>
          <table:table-cell office:value-type="string">
            <text:p>/Lotus/Types/Recipes/Weapons/BoomerangWeaponBlueprint</text:p>
          </table:table-cell>
          <table:table-cell table:number-columns-repeated="1017"/>
        </table:table-row>
        <table:table-row table:style-name="ro2">
          <table:table-cell office:value-type="string">
            <text:p>ANKYROS</text:p>
          </table:table-cell>
          <table:table-cell office:value-type="string">
            <text:p>/Lotus/Weapons/Tenno/Melee/Gauntlet/</text:p>
          </table:table-cell>
          <table:table-cell office:value-type="string">
            <text:p>Gauntlet</text:p>
          </table:table-cell>
          <table:table-cell office:value-type="string">
            <text:p>A pair of mighty gauntlets, the Ankyros were designed by the Tenno for close quarters combat. What they lack in range they make up for in speed.</text:p>
          </table:table-cell>
          <table:table-cell office:value-type="string">
            <text:p>/Lotus/Weapons/Tenno/Melee/Gauntlet/Gauntlet</text:p>
          </table:table-cell>
          <table:table-cell office:value-type="string">
            <text:p>/Lotus/StoreItems/Weapons/Tenno/Melee/Gauntlet/Gauntlet</text:p>
          </table:table-cell>
          <table:table-cell office:value-type="string">
            <text:p>/Lotus/Types/Recipes/Weapons/GauntletBlueprint</text:p>
          </table:table-cell>
          <table:table-cell table:number-columns-repeated="1017"/>
        </table:table-row>
        <table:table-row table:style-name="ro2">
          <table:table-cell office:value-type="string">
            <text:p>ANKYROS PRIME</text:p>
          </table:table-cell>
          <table:table-cell office:value-type="string">
            <text:p>/Lotus/Weapons/Tenno/Melee/Gauntlet/PrimeAnkyros/</text:p>
          </table:table-cell>
          <table:table-cell office:value-type="string">
            <text:p>PrimeAnkyros</text:p>
          </table:table-cell>
          <table:table-cell office:value-type="string">
            <text:p>This Orokin variation of the Ankyros is superior to its successor in every way.</text:p>
          </table:table-cell>
          <table:table-cell office:value-type="string">
            <text:p>/Lotus/Weapons/Tenno/Melee/Gauntlet/PrimeAnkyros/PrimeAnkyros</text:p>
          </table:table-cell>
          <table:table-cell office:value-type="string">
            <text:p>/Lotus/StoreItems/Weapons/Tenno/Melee/Gauntlet/PrimeAnkyros/PrimeAnkyros</text:p>
          </table:table-cell>
          <table:table-cell office:value-type="string">
            <text:p>/Lotus/Types/Recipes/Weapons/PrimeAnkyrosBlueprint</text:p>
          </table:table-cell>
          <table:table-cell table:number-columns-repeated="1017"/>
        </table:table-row>
        <table:table-row table:style-name="ro2">
          <table:table-cell office:value-type="string">
            <text:p>FURAX</text:p>
          </table:table-cell>
          <table:table-cell office:value-type="string">
            <text:p>/Lotus/Weapons/Tenno/Melee/Fist/</text:p>
          </table:table-cell>
          <table:table-cell office:value-type="string">
            <text:p>Fist</text:p>
          </table:table-cell>
          <table:table-cell office:value-type="string">
            <text:p>These power gauntlets lack the range of most melee weapons, but Furax is far more devastating when you strike an enemy in close combat.</text:p>
          </table:table-cell>
          <table:table-cell office:value-type="string">
            <text:p>/Lotus/Weapons/Tenno/Melee/Fist/Fist</text:p>
          </table:table-cell>
          <table:table-cell office:value-type="string">
            <text:p>/Lotus/StoreItems/Weapons/Tenno/Melee/Fist/Fist</text:p>
          </table:table-cell>
          <table:table-cell office:value-type="string">
            <text:p>/Lotus/Types/Recipes/Weapons/FistBlueprint</text:p>
          </table:table-cell>
          <table:table-cell table:number-columns-repeated="1017"/>
        </table:table-row>
        <table:table-row table:style-name="ro2">
          <table:table-cell office:value-type="string">
            <text:p>DUAL SKANA</text:p>
          </table:table-cell>
          <table:table-cell office:value-type="string">
            <text:p>/Lotus/Weapons/Tenno/Melee/DualShortSword/</text:p>
          </table:table-cell>
          <table:table-cell office:value-type="string">
            <text:p>DualShortSword</text:p>
          </table:table-cell>
          <table:table-cell office:value-type="string">
            <text:p>A shorter Skana in each hand. Can hit multiple targets.</text:p>
          </table:table-cell>
          <table:table-cell office:value-type="string">
            <text:p>/Lotus/Weapons/Tenno/Melee/DualShortSword/DualShortSword</text:p>
          </table:table-cell>
          <table:table-cell office:value-type="string">
            <text:p>/Lotus/StoreItems/Weapons/Tenno/Melee/DualShortSword/DualShortSword</text:p>
          </table:table-cell>
          <table:table-cell office:value-type="string">
            <text:p>/Lotus/Types/Recipes/Weapons/DualShortSwordBlueprint</text:p>
          </table:table-cell>
          <table:table-cell table:number-columns-repeated="1017"/>
        </table:table-row>
        <table:table-row table:style-name="ro2">
          <table:table-cell office:value-type="string">
            <text:p>DUAL HEAT SWORDS</text:p>
          </table:table-cell>
          <table:table-cell office:value-type="string">
            <text:p>/Lotus/Weapons/Tenno/Melee/DualShortSword/</text:p>
          </table:table-cell>
          <table:table-cell office:value-type="string">
            <text:p>DualHeatSwords</text:p>
          </table:table-cell>
          <table:table-cell office:value-type="string">
            <text:p>With a Heat Sword in each hand, enemies reach their fiery demise twice as fast. Can connect with multiple targets at once.</text:p>
          </table:table-cell>
          <table:table-cell office:value-type="string">
            <text:p>/Lotus/Weapons/Tenno/Melee/DualShortSword/DualHeatSwords</text:p>
          </table:table-cell>
          <table:table-cell office:value-type="string">
            <text:p>/Lotus/StoreItems/Weapons/Tenno/Melee/DualShortSword/DualHeatSwords</text:p>
          </table:table-cell>
          <table:table-cell office:value-type="string">
            <text:p>/Lotus/Types/Recipes/Weapons/DualHeatSwordsBlueprint</text:p>
          </table:table-cell>
          <table:table-cell table:number-columns-repeated="1017"/>
        </table:table-row>
        <table:table-row table:style-name="ro2">
          <table:table-cell office:value-type="string">
            <text:p>DUAL ETHER</text:p>
          </table:table-cell>
          <table:table-cell office:value-type="string">
            <text:p>/Lotus/Weapons/Tenno/Melee/DualShortSword/</text:p>
          </table:table-cell>
          <table:table-cell office:value-type="string">
            <text:p>DualEtherSword</text:p>
          </table:table-cell>
          <table:table-cell office:value-type="string">
            <text:p>Fast and precise. The Ether Sword cuts so cleanly that it was considered by the Tenno to be a more humane weapon for â€˜cleansingâ€™ infested allies. Capable of hitting multiple targets.</text:p>
          </table:table-cell>
          <table:table-cell office:value-type="string">
            <text:p>/Lotus/Weapons/Tenno/Melee/DualShortSword/DualEtherSword</text:p>
          </table:table-cell>
          <table:table-cell office:value-type="string">
            <text:p>/Lotus/StoreItems/Weapons/Tenno/Melee/DualShortSword/DualEtherSword</text:p>
          </table:table-cell>
          <table:table-cell office:value-type="string">
            <text:p>/Lotus/Types/Recipes/Weapons/DualEtherSwordBlueprint</text:p>
          </table:table-cell>
          <table:table-cell table:number-columns-repeated="1017"/>
        </table:table-row>
        <table:table-row table:style-name="ro2">
          <table:table-cell office:value-type="string">
            <text:p>KAMA</text:p>
          </table:table-cell>
          <table:table-cell office:value-type="string">
            <text:p>/Lotus/Weapons/Tenno/Melee/DualKamas/</text:p>
          </table:table-cell>
          <table:table-cell office:value-type="string">
            <text:p>SingleKama</text:p>
          </table:table-cell>
          <table:table-cell office:value-type="string">
            <text:p>The Kama is a Tenno style hatchet, capable of making short work of any foe.</text:p>
          </table:table-cell>
          <table:table-cell office:value-type="string">
            <text:p>/Lotus/Weapons/Tenno/Melee/DualKamas/SingleKama</text:p>
          </table:table-cell>
          <table:table-cell office:value-type="string">
            <text:p>/Lotus/StoreItems/Weapons/Tenno/Melee/DualKamas/SingleKama</text:p>
          </table:table-cell>
          <table:table-cell office:value-type="string">
            <text:p>/Lotus/Types/Recipes/Weapons/SingleKamaBlueprint</text:p>
          </table:table-cell>
          <table:table-cell table:number-columns-repeated="1017"/>
        </table:table-row>
        <table:table-row table:style-name="ro2">
          <table:table-cell office:value-type="string">
            <text:p>DUAL KAMAS</text:p>
          </table:table-cell>
          <table:table-cell office:value-type="string">
            <text:p>/Lotus/Weapons/Tenno/Melee/DualKamas/</text:p>
          </table:table-cell>
          <table:table-cell office:value-type="string">
            <text:p>DualKamas</text:p>
          </table:table-cell>
          <table:table-cell office:value-type="string">
            <text:p>Wielding a Kama in each hand brings a savage amount of slash damage to bear against your enemies.</text:p>
          </table:table-cell>
          <table:table-cell office:value-type="string">
            <text:p>/Lotus/Weapons/Tenno/Melee/DualKamas/DualKamas</text:p>
          </table:table-cell>
          <table:table-cell office:value-type="string">
            <text:p>/Lotus/StoreItems/Weapons/Tenno/Melee/DualKamas/DualKamas</text:p>
          </table:table-cell>
          <table:table-cell office:value-type="string">
            <text:p>/Lotus/Types/Recipes/Weapons/DualKamasBlueprint</text:p>
          </table:table-cell>
          <table:table-cell table:number-columns-repeated="1017"/>
        </table:table-row>
        <table:table-row table:style-name="ro2">
          <table:table-cell office:value-type="string">
            <text:p>FANG PRIME</text:p>
          </table:table-cell>
          <table:table-cell office:value-type="string">
            <text:p>/Lotus/Weapons/Tenno/Melee/DualDagger/</text:p>
          </table:table-cell>
          <table:table-cell office:value-type="string">
            <text:p>FangPrimeDagger</text:p>
          </table:table-cell>
          <table:table-cell office:value-type="string">
            <text:p>A set of ceremonial daggers from the Orokin era, the Fang Prime's blades resonate violently as they strike. This allows them to pierce hardened materials like armor with ease.</text:p>
          </table:table-cell>
          <table:table-cell office:value-type="string">
            <text:p>/Lotus/Weapons/Tenno/Melee/DualDagger/FangPrimeDagger</text:p>
          </table:table-cell>
          <table:table-cell office:value-type="string">
            <text:p>/Lotus/StoreItems/Weapons/Tenno/Melee/DualDagger/FangPrimeDagger</text:p>
          </table:table-cell>
          <table:table-cell office:value-type="string">
            <text:p>/Lotus/Types/Recipes/Weapons/FangPrimeDaggerBlueprint</text:p>
          </table:table-cell>
          <table:table-cell table:number-columns-repeated="1017"/>
        </table:table-row>
        <table:table-row table:style-name="ro2">
          <table:table-cell office:value-type="string">
            <text:p>ETHER DAGGERS</text:p>
          </table:table-cell>
          <table:table-cell office:value-type="string">
            <text:p>/Lotus/Weapons/Tenno/Melee/DualDagger/</text:p>
          </table:table-cell>
          <table:table-cell office:value-type="string">
            <text:p>DualEtherDagger</text:p>
          </table:table-cell>
          <table:table-cell office:value-type="string">
            <text:p>A shorter version of the Ether blade that allows for a more focused attack on a single target.</text:p>
          </table:table-cell>
          <table:table-cell office:value-type="string">
            <text:p>/Lotus/Weapons/Tenno/Melee/DualDagger/DualEtherDagger</text:p>
          </table:table-cell>
          <table:table-cell office:value-type="string">
            <text:p>/Lotus/StoreItems/Weapons/Tenno/Melee/DualDagger/DualEtherDagger</text:p>
          </table:table-cell>
          <table:table-cell office:value-type="string">
            <text:p>/Lotus/Types/Recipes/Weapons/DualEtherDaggerBlueprint</text:p>
          </table:table-cell>
          <table:table-cell table:number-columns-repeated="1017"/>
        </table:table-row>
        <table:table-row table:style-name="ro2">
          <table:table-cell office:value-type="string">
            <text:p>FANG</text:p>
          </table:table-cell>
          <table:table-cell office:value-type="string">
            <text:p>/Lotus/Weapons/Tenno/Melee/DualDagger/</text:p>
          </table:table-cell>
          <table:table-cell office:value-type="string">
            <text:p>DualDagger</text:p>
          </table:table-cell>
          <table:table-cell office:value-type="string">
            <text:p>These matching stilettos have increased attack speed and can unleash a flurry of multi-hit attacks.</text:p>
          </table:table-cell>
          <table:table-cell office:value-type="string">
            <text:p>/Lotus/Weapons/Tenno/Melee/DualDagger/DualDagger</text:p>
          </table:table-cell>
          <table:table-cell office:value-type="string">
            <text:p>/Lotus/StoreItems/Weapons/Tenno/Melee/DualDagger/DualDagger</text:p>
          </table:table-cell>
          <table:table-cell office:value-type="string">
            <text:p>/Lotus/Types/Recipes/Weapons/DualDaggerBlueprint</text:p>
          </table:table-cell>
          <table:table-cell table:number-columns-repeated="1017"/>
        </table:table-row>
        <table:table-row table:style-name="ro2">
          <table:table-cell office:value-type="string">
            <text:p>DARK DAGGER</text:p>
          </table:table-cell>
          <table:table-cell office:value-type="string">
            <text:p>/Lotus/Weapons/Tenno/Melee/Dagger/</text:p>
          </table:table-cell>
          <table:table-cell office:value-type="string">
            <text:p>DarkDagger</text:p>
          </table:table-cell>
          <table:table-cell office:value-type="string">
            <text:p>This short blade weapon forged using dark metals has limited range but comes out fast.</text:p>
          </table:table-cell>
          <table:table-cell office:value-type="string">
            <text:p>/Lotus/Weapons/Tenno/Melee/Dagger/DarkDagger</text:p>
          </table:table-cell>
          <table:table-cell office:value-type="string">
            <text:p>/Lotus/StoreItems/Weapons/Tenno/Melee/Dagger/DarkDagger</text:p>
          </table:table-cell>
          <table:table-cell office:value-type="string">
            <text:p>/Lotus/Types/Recipes/Weapons/DarkDaggerBlueprint</text:p>
          </table:table-cell>
          <table:table-cell table:number-columns-repeated="1017"/>
        </table:table-row>
        <table:table-row table:style-name="ro2">
          <table:table-cell office:value-type="string">
            <text:p>HEAT DAGGER</text:p>
          </table:table-cell>
          <table:table-cell office:value-type="string">
            <text:p>/Lotus/Weapons/Tenno/Melee/Dagger/</text:p>
          </table:table-cell>
          <table:table-cell office:value-type="string">
            <text:p>Dagger</text:p>
          </table:table-cell>
          <table:table-cell office:value-type="string">
            <text:p>This short blade weapon has limited range but comes out fast and can inflict fire damage.</text:p>
          </table:table-cell>
          <table:table-cell office:value-type="string">
            <text:p>/Lotus/Weapons/Tenno/Melee/Dagger/Dagger</text:p>
          </table:table-cell>
          <table:table-cell office:value-type="string">
            <text:p>/Lotus/StoreItems/Weapons/Tenno/Melee/Dagger/Dagger</text:p>
          </table:table-cell>
          <table:table-cell office:value-type="string">
            <text:p>/Lotus/Types/Recipes/Weapons/DaggerBlueprint</text:p>
          </table:table-cell>
          <table:table-cell table:number-columns-repeated="1017"/>
        </table:table-row>
        <table:table-row table:style-name="ro2">
          <table:table-cell office:value-type="string">
            <text:p>CERAMIC DAGGER</text:p>
          </table:table-cell>
          <table:table-cell office:value-type="string">
            <text:p>/Lotus/Weapons/Tenno/Melee/Dagger/</text:p>
          </table:table-cell>
          <table:table-cell office:value-type="string">
            <text:p>CeramicDagger</text:p>
          </table:table-cell>
          <table:table-cell office:value-type="string">
            <text:p>This short blade weapon was built using ceramic. It has limited range but comes out fast.</text:p>
          </table:table-cell>
          <table:table-cell office:value-type="string">
            <text:p>/Lotus/Weapons/Tenno/Melee/Dagger/CeramicDagger</text:p>
          </table:table-cell>
          <table:table-cell office:value-type="string">
            <text:p>/Lotus/StoreItems/Weapons/Tenno/Melee/Dagger/CeramicDagger</text:p>
          </table:table-cell>
          <table:table-cell office:value-type="string">
            <text:p>/Lotus/Types/Recipes/Weapons/CeramicDaggerBlueprint</text:p>
          </table:table-cell>
          <table:table-cell table:number-columns-repeated="1017"/>
        </table:table-row>
        <table:table-row table:style-name="ro2">
          <table:table-cell office:value-type="string">
            <text:p>DAKRA PRIME</text:p>
          </table:table-cell>
          <table:table-cell office:value-type="string">
            <text:p>/Lotus/Weapons/Tenno/Melee/CronusSword/</text:p>
          </table:table-cell>
          <table:table-cell office:value-type="string">
            <text:p>PrimeCronusLongSword</text:p>
          </table:table-cell>
          <table:table-cell office:value-type="string">
            <text:p>The Dakra Prime is a Tenno forged weapon, crafted during the time of the Orokin. It is renowned for speed, power and the ability to hit multiple targets.</text:p>
          </table:table-cell>
          <table:table-cell office:value-type="string">
            <text:p>/Lotus/Weapons/Tenno/Melee/CronusSword/PrimeCronusLongSword</text:p>
          </table:table-cell>
          <table:table-cell office:value-type="string">
            <text:p>/Lotus/StoreItems/Weapons/Tenno/Melee/CronusSword/PrimeCronusLongSword</text:p>
          </table:table-cell>
          <table:table-cell office:value-type="string">
            <text:p>/Lotus/Types/Recipes/Weapons/PrimeCronusLongSwordBlueprint</text:p>
          </table:table-cell>
          <table:table-cell table:number-columns-repeated="1017"/>
        </table:table-row>
        <table:table-row table:style-name="ro2">
          <table:table-cell office:value-type="string">
            <text:p>CRONUS</text:p>
          </table:table-cell>
          <table:table-cell office:value-type="string">
            <text:p>/Lotus/Weapons/Tenno/Melee/CronusSword/</text:p>
          </table:table-cell>
          <table:table-cell office:value-type="string">
            <text:p>CronusLongSword</text:p>
          </table:table-cell>
          <table:table-cell office:value-type="string">
            <text:p>A strong blade forged using ceramic.</text:p>
          </table:table-cell>
          <table:table-cell office:value-type="string">
            <text:p>/Lotus/Weapons/Tenno/Melee/CronusSword/CronusLongSword</text:p>
          </table:table-cell>
          <table:table-cell office:value-type="string">
            <text:p>/Lotus/StoreItems/Weapons/Tenno/Melee/CronusSword/CronusLongSword</text:p>
          </table:table-cell>
          <table:table-cell office:value-type="string">
            <text:p>/Lotus/Types/Recipes/Weapons/CronusLongSwordBlueprint</text:p>
          </table:table-cell>
          <table:table-cell table:number-columns-repeated="1017"/>
        </table:table-row>
        <table:table-row table:style-name="ro2">
          <table:table-cell office:value-type="string">
            <text:p>VENKA</text:p>
          </table:table-cell>
          <table:table-cell office:value-type="string">
            <text:p>/Lotus/Weapons/Tenno/Melee/Claws/</text:p>
          </table:table-cell>
          <table:table-cell office:value-type="string">
            <text:p>TennoClaws</text:p>
          </table:table-cell>
          <table:table-cell office:value-type="string">
            <text:p>Utilizing a new fighting stance, this Tenno weapon turns fists into claws and enemies into messy piles of meat and scrap metal. </text:p>
          </table:table-cell>
          <table:table-cell office:value-type="string">
            <text:p>/Lotus/Weapons/Tenno/Melee/Claws/TennoClaws</text:p>
          </table:table-cell>
          <table:table-cell office:value-type="string">
            <text:p>/Lotus/StoreItems/Weapons/Tenno/Melee/Claws/TennoClaws</text:p>
          </table:table-cell>
          <table:table-cell office:value-type="string">
            <text:p>/Lotus/Types/Recipes/Weapons/TennoClawsBlueprint</text:p>
          </table:table-cell>
          <table:table-cell table:number-columns-repeated="1017"/>
        </table:table-row>
        <table:table-row table:style-name="ro2">
          <table:table-cell office:value-type="string">
            <text:p>KOGAKE</text:p>
          </table:table-cell>
          <table:table-cell office:value-type="string">
            <text:p>/Lotus/Weapons/Tenno/Melee/Brass Knuckles/</text:p>
          </table:table-cell>
          <table:table-cell office:value-type="string">
            <text:p>BrassKnuckles</text:p>
          </table:table-cell>
          <table:table-cell office:value-type="string">
            <text:p>These coverings for the hands and feet allow devastating high flying hand-to-hand combat attacks without risking harm to the user.</text:p>
          </table:table-cell>
          <table:table-cell office:value-type="string">
            <text:p>/Lotus/Weapons/Tenno/Melee/Brass Knuckles/BrassKnuckles</text:p>
          </table:table-cell>
          <table:table-cell office:value-type="string">
            <text:p>/Lotus/StoreItems/Weapons/Tenno/Melee/Brass Knuckles/BrassKnuckles</text:p>
          </table:table-cell>
          <table:table-cell office:value-type="string">
            <text:p>/Lotus/Types/Recipes/Weapons/BrassKnucklesBlueprint</text:p>
          </table:table-cell>
          <table:table-cell table:number-columns-repeated="1017"/>
        </table:table-row>
        <table:table-row table:style-name="ro2">
          <table:table-cell office:value-type="string">
            <text:p>DUAL ICHOR</text:p>
          </table:table-cell>
          <table:table-cell office:value-type="string">
            <text:p>/Lotus/Weapons/Tenno/Melee/Axe/</text:p>
          </table:table-cell>
          <table:table-cell office:value-type="string">
            <text:p>DualInfestedAxesWeapon</text:p>
          </table:table-cell>
          <table:table-cell office:value-type="string">
            <text:p>The fast and brutal Dual Ichor axes will quickly tear through enemies with a high probability of inflicting critical damage.</text:p>
          </table:table-cell>
          <table:table-cell office:value-type="string">
            <text:p>/Lotus/Weapons/Tenno/Melee/Axe/DualInfestedAxesWeapon</text:p>
          </table:table-cell>
          <table:table-cell office:value-type="string">
            <text:p>/Lotus/StoreItems/Weapons/Tenno/Melee/Axe/DualInfestedAxesWeapon</text:p>
          </table:table-cell>
          <table:table-cell office:value-type="string">
            <text:p>/Lotus/Types/Recipes/Weapons/DualInfestedAxesWeaponBlueprint</text:p>
          </table:table-cell>
          <table:table-cell table:number-columns-repeated="1017"/>
        </table:table-row>
        <table:table-row table:style-name="ro2">
          <table:table-cell office:value-type="string">
            <text:p>DUAL ZOREN</text:p>
          </table:table-cell>
          <table:table-cell office:value-type="string">
            <text:p>/Lotus/Weapons/Tenno/Melee/Axe/</text:p>
          </table:table-cell>
          <table:table-cell office:value-type="string">
            <text:p>DualAxeWeapon</text:p>
          </table:table-cell>
          <table:table-cell office:value-type="string">
            <text:p>Short axes held in each hand. High attack speed and can hit multiple targets. Delivers a high percentage of critical strikes.</text:p>
          </table:table-cell>
          <table:table-cell office:value-type="string">
            <text:p>/Lotus/Weapons/Tenno/Melee/Axe/DualAxeWeapon</text:p>
          </table:table-cell>
          <table:table-cell office:value-type="string">
            <text:p>/Lotus/StoreItems/Weapons/Tenno/Melee/Axe/DualAxeWeapon</text:p>
          </table:table-cell>
          <table:table-cell office:value-type="string">
            <text:p>/Lotus/Types/Recipes/Weapons/DualAxeWeaponBlueprint</text:p>
          </table:table-cell>
          <table:table-cell table:number-columns-repeated="1017"/>
        </table:table-row>
        <table:table-row table:style-name="ro2">
          <table:table-cell office:value-type="string">
            <text:p>SCINDO</text:p>
          </table:table-cell>
          <table:table-cell office:value-type="string">
            <text:p>/Lotus/Weapons/Tenno/Melee/Axe/</text:p>
          </table:table-cell>
          <table:table-cell office:value-type="string">
            <text:p>AxeWeapon</text:p>
          </table:table-cell>
          <table:table-cell office:value-type="string">
            <text:p>The Scindo is a heavy war axe crafted by the Tenno. Reduced speed and agility is balanced by heavy, devastating strikes capable of connecting with multiple targets at once.</text:p>
          </table:table-cell>
          <table:table-cell office:value-type="string">
            <text:p>/Lotus/Weapons/Tenno/Melee/Axe/AxeWeapon</text:p>
          </table:table-cell>
          <table:table-cell office:value-type="string">
            <text:p>/Lotus/StoreItems/Weapons/Tenno/Melee/Axe/AxeWeapon</text:p>
          </table:table-cell>
          <table:table-cell office:value-type="string">
            <text:p>/Lotus/Types/Recipes/Weapons/AxeWeaponBlueprint</text:p>
          </table:table-cell>
          <table:table-cell table:number-columns-repeated="1017"/>
        </table:table-row>
        <table:table-row table:style-name="ro2">
          <table:table-cell office:value-type="string">
            <text:p>SCINDO PRIME</text:p>
          </table:table-cell>
          <table:table-cell office:value-type="string">
            <text:p>/Lotus/Weapons/Tenno/Melee/Axe/PrimeScindo/</text:p>
          </table:table-cell>
          <table:table-cell office:value-type="string">
            <text:p>PrimeScindoWeapon</text:p>
          </table:table-cell>
          <table:table-cell office:value-type="string">
            <text:p>An ancient executioners weapon, the honor of decapitation by the Scindo Prime was reserved for the Orokin's most respected enemies. </text:p>
          </table:table-cell>
          <table:table-cell office:value-type="string">
            <text:p>/Lotus/Weapons/Tenno/Melee/Axe/PrimeScindo/PrimeScindoWeapon</text:p>
          </table:table-cell>
          <table:table-cell office:value-type="string">
            <text:p>/Lotus/StoreItems/Weapons/Tenno/Melee/Axe/PrimeScindo/PrimeScindoWeapon</text:p>
          </table:table-cell>
          <table:table-cell office:value-type="string">
            <text:p>/Lotus/Types/Recipes/Weapons/PrimeScindoWeaponBlueprint</text:p>
          </table:table-cell>
          <table:table-cell table:number-columns-repeated="1017"/>
        </table:table-row>
        <table:table-row table:style-name="ro2">
          <table:table-cell office:value-type="string">
            <text:p>LATRON WRAITH</text:p>
          </table:table-cell>
          <table:table-cell office:value-type="string">
            <text:p>/Lotus/Weapons/Tenno/LongGuns/WraithLatron/</text:p>
          </table:table-cell>
          <table:table-cell office:value-type="string">
            <text:p>WraithLatron</text:p>
          </table:table-cell>
          <table:table-cell office:value-type="string">
            <text:p>The Latron Wraith is a powerful variation of the standard, semi-automatic rifle that features unique styling.</text:p>
          </table:table-cell>
          <table:table-cell office:value-type="string">
            <text:p>/Lotus/Weapons/Tenno/LongGuns/WraithLatron/WraithLatron</text:p>
          </table:table-cell>
          <table:table-cell office:value-type="string">
            <text:p>/Lotus/StoreItems/Weapons/Tenno/LongGuns/WraithLatron/WraithLatron</text:p>
          </table:table-cell>
          <table:table-cell office:value-type="string">
            <text:p>/Lotus/Types/Recipes/Weapons/WraithLatronBlueprint</text:p>
          </table:table-cell>
          <table:table-cell table:number-columns-repeated="1017"/>
        </table:table-row>
        <table:table-row table:style-name="ro2">
          <table:table-cell office:value-type="string">
            <text:p>ATTICA</text:p>
          </table:table-cell>
          <table:table-cell office:value-type="string">
            <text:p>/Lotus/Weapons/Tenno/LongGuns/TnoPrmryXbow/</text:p>
          </table:table-cell>
          <table:table-cell office:value-type="string">
            <text:p>TnoPrmryXbowWeapon</text:p>
          </table:table-cell>
          <table:table-cell office:value-type="string">
            <text:p>Quickly fire off a volley of deadly bolts with the Attica repeating crossbow. </text:p>
          </table:table-cell>
          <table:table-cell office:value-type="string">
            <text:p>/Lotus/Weapons/Tenno/LongGuns/TnoPrmryXbow/TnoPrmryXbowWeapon</text:p>
          </table:table-cell>
          <table:table-cell office:value-type="string">
            <text:p>/Lotus/StoreItems/Weapons/Tenno/LongGuns/TnoPrmryXbow/TnoPrmryXbowWeapon</text:p>
          </table:table-cell>
          <table:table-cell office:value-type="string">
            <text:p>/Lotus/Types/Recipes/Weapons/TnoPrmryXbowWeaponBlueprint</text:p>
          </table:table-cell>
          <table:table-cell table:number-columns-repeated="1017"/>
        </table:table-row>
        <table:table-row table:style-name="ro2">
          <table:table-cell office:value-type="string">
            <text:p>SYBARIS</text:p>
          </table:table-cell>
          <table:table-cell office:value-type="string">
            <text:p>/Lotus/Weapons/Tenno/LongGuns/TnoLeverAction/</text:p>
          </table:table-cell>
          <table:table-cell office:value-type="string">
            <text:p>TnoLeverActionRifle</text:p>
          </table:table-cell>
          <table:table-cell office:value-type="string">
            <text:p>This Tenno crafted, lever action rifle, is equal parts elegance and executioner.</text:p>
          </table:table-cell>
          <table:table-cell office:value-type="string">
            <text:p>/Lotus/Weapons/Tenno/LongGuns/TnoLeverAction/TnoLeverActionRifle</text:p>
          </table:table-cell>
          <table:table-cell office:value-type="string">
            <text:p>/Lotus/StoreItems/Weapons/Tenno/LongGuns/TnoLeverAction/TnoLeverActionRifle</text:p>
          </table:table-cell>
          <table:table-cell office:value-type="string">
            <text:p>/Lotus/Types/Recipes/Weapons/TnoLeverActionRifleBlueprint</text:p>
          </table:table-cell>
          <table:table-cell table:number-columns-repeated="1017"/>
        </table:table-row>
        <table:table-row table:style-name="ro2">
          <table:table-cell office:value-type="string">
            <text:p>BURSTON PRIME</text:p>
          </table:table-cell>
          <table:table-cell office:value-type="string">
            <text:p>/Lotus/Weapons/Tenno/LongGuns/PrimeBurston/</text:p>
          </table:table-cell>
          <table:table-cell office:value-type="string">
            <text:p>PrimeBurston</text:p>
          </table:table-cell>
          <table:table-cell office:value-type="string">
            <text:p>Once thought lost to the ages, attempts to reengineer the Burston Prime never fully replicated this weapon's power and agility.</text:p>
          </table:table-cell>
          <table:table-cell office:value-type="string">
            <text:p>/Lotus/Weapons/Tenno/LongGuns/PrimeBurston/PrimeBurston</text:p>
          </table:table-cell>
          <table:table-cell office:value-type="string">
            <text:p>/Lotus/StoreItems/Weapons/Tenno/LongGuns/PrimeBurston/PrimeBurston</text:p>
          </table:table-cell>
          <table:table-cell office:value-type="string">
            <text:p>/Lotus/Types/Recipes/Weapons/PrimeBurstonBlueprint</text:p>
          </table:table-cell>
          <table:table-cell table:number-columns-repeated="1017"/>
        </table:table-row>
        <table:table-row table:style-name="ro2">
          <table:table-cell office:value-type="string">
            <text:p>BOLTOR PRIME</text:p>
          </table:table-cell>
          <table:table-cell office:value-type="string">
            <text:p>/Lotus/Weapons/Tenno/LongGuns/PrimeBoltor/</text:p>
          </table:table-cell>
          <table:table-cell office:value-type="string">
            <text:p>PrimeBoltor</text:p>
          </table:table-cell>
          <table:table-cell office:value-type="string">
            <text:p>Fires Orokin designed bolts that are faster and sharper but with reduced range.</text:p>
          </table:table-cell>
          <table:table-cell office:value-type="string">
            <text:p>/Lotus/Weapons/Tenno/LongGuns/PrimeBoltor/PrimeBoltor</text:p>
          </table:table-cell>
          <table:table-cell office:value-type="string">
            <text:p>/Lotus/StoreItems/Weapons/Tenno/LongGuns/PrimeBoltor/PrimeBoltor</text:p>
          </table:table-cell>
          <table:table-cell office:value-type="string">
            <text:p>/Lotus/Types/Recipes/Weapons/PrimeBoltorBlueprint</text:p>
          </table:table-cell>
          <table:table-cell table:number-columns-repeated="1017"/>
        </table:table-row>
        <table:table-row table:style-name="ro2">
          <table:table-cell office:value-type="string">
            <text:p>TIBERON</text:p>
          </table:table-cell>
          <table:table-cell office:value-type="string">
            <text:p>/Lotus/Weapons/Tenno/LongGuns/DrakeRifle/</text:p>
          </table:table-cell>
          <table:table-cell office:value-type="string">
            <text:p>DrakeRifle</text:p>
          </table:table-cell>
          <table:table-cell office:value-type="string">
            <text:p>Forged by a master gunsmith, this Tenno burst rifle will strike down targets with swift precision.</text:p>
          </table:table-cell>
          <table:table-cell office:value-type="string">
            <text:p>/Lotus/Weapons/Tenno/LongGuns/DrakeRifle/DrakeRifle</text:p>
          </table:table-cell>
          <table:table-cell office:value-type="string">
            <text:p>/Lotus/StoreItems/Weapons/Tenno/LongGuns/DrakeRifle/DrakeRifle</text:p>
          </table:table-cell>
          <table:table-cell office:value-type="string">
            <text:p>/Lotus/Types/Recipes/Weapons/DrakeRifleBlueprint</text:p>
          </table:table-cell>
          <table:table-cell table:number-columns-repeated="1017"/>
        </table:table-row>
        <table:table-row table:style-name="ro2">
          <table:table-cell office:value-type="string">
            <text:p>TIGRIS</text:p>
          </table:table-cell>
          <table:table-cell office:value-type="string">
            <text:p>/Lotus/Weapons/Tenno/LongGuns/DoubleBarrelShotgun/</text:p>
          </table:table-cell>
          <table:table-cell office:value-type="string">
            <text:p>TennoDoubleBarrelShotgun</text:p>
          </table:table-cell>
          <table:table-cell office:value-type="string">
            <text:p>The double-barreled Tigris shotgun fires two bursts in rapid succession, easily taking down the toughest prey.</text:p>
          </table:table-cell>
          <table:table-cell office:value-type="string">
            <text:p>/Lotus/Weapons/Tenno/LongGuns/DoubleBarrelShotgun/TennoDoubleBarrelShotgun</text:p>
          </table:table-cell>
          <table:table-cell office:value-type="string">
            <text:p>/Lotus/StoreItems/Weapons/Tenno/LongGuns/DoubleBarrelShotgun/TennoDoubleBarrelShotgun</text:p>
          </table:table-cell>
          <table:table-cell office:value-type="string">
            <text:p>/Lotus/Types/Recipes/Weapons/TennoDoubleBarrelShotgunBlueprint</text:p>
          </table:table-cell>
          <table:table-cell table:number-columns-repeated="1017"/>
        </table:table-row>
        <table:table-row table:style-name="ro2">
          <table:table-cell office:value-type="string">
            <text:p>DREAD</text:p>
          </table:table-cell>
          <table:table-cell office:value-type="string">
            <text:p>/Lotus/Weapons/Tenno/Bows/</text:p>
          </table:table-cell>
          <table:table-cell office:value-type="string">
            <text:p>StalkerBow</text:p>
          </table:table-cell>
          <table:table-cell office:value-type="string">
            <text:p>Dread is the calling card of The Stalker. It fires arrows that can decapitate.</text:p>
          </table:table-cell>
          <table:table-cell office:value-type="string">
            <text:p>/Lotus/Weapons/Tenno/Bows/StalkerBow</text:p>
          </table:table-cell>
          <table:table-cell office:value-type="string">
            <text:p>/Lotus/StoreItems/Weapons/Tenno/Bows/StalkerBow</text:p>
          </table:table-cell>
          <table:table-cell office:value-type="string">
            <text:p>/Lotus/Types/Recipes/Weapons/StalkerBowBlueprint</text:p>
          </table:table-cell>
          <table:table-cell table:number-columns-repeated="1017"/>
        </table:table-row>
        <table:table-row table:style-name="ro2">
          <table:table-cell office:value-type="string">
            <text:p>PARIS PRIME</text:p>
          </table:table-cell>
          <table:table-cell office:value-type="string">
            <text:p>/Lotus/Weapons/Tenno/Bows/</text:p>
          </table:table-cell>
          <table:table-cell office:value-type="string">
            <text:p>PrimeHuntingBow</text:p>
          </table:table-cell>
          <table:table-cell office:value-type="string">
            <text:p>Discovered deep inside an ancient Orokin derelict, the Paris Prime increases the kinetic energy of any bolt it fires, dealing more damage than its more common counterpart.</text:p>
          </table:table-cell>
          <table:table-cell office:value-type="string">
            <text:p>/Lotus/Weapons/Tenno/Bows/PrimeHuntingBow</text:p>
          </table:table-cell>
          <table:table-cell office:value-type="string">
            <text:p>/Lotus/StoreItems/Weapons/Tenno/Bows/PrimeHuntingBow</text:p>
          </table:table-cell>
          <table:table-cell office:value-type="string">
            <text:p>/Lotus/Types/Recipes/Weapons/PrimeHuntingBowBlueprint</text:p>
          </table:table-cell>
          <table:table-cell table:number-columns-repeated="1017"/>
        </table:table-row>
        <table:table-row table:style-name="ro2">
          <table:table-cell office:value-type="string">
            <text:p>PARIS</text:p>
          </table:table-cell>
          <table:table-cell office:value-type="string">
            <text:p>/Lotus/Weapons/Tenno/Bows/</text:p>
          </table:table-cell>
          <table:table-cell office:value-type="string">
            <text:p>HuntingBow</text:p>
          </table:table-cell>
          <table:table-cell office:value-type="string">
            <text:p>Based on one of the world's oldest weapon designs, this Tenno-crafted weapon can be used both in stealth and in open combat. The Paris uses a chargeable magnetic field to launch arrows capable of impaling enemies to walls.</text:p>
          </table:table-cell>
          <table:table-cell office:value-type="string">
            <text:p>/Lotus/Weapons/Tenno/Bows/HuntingBow</text:p>
          </table:table-cell>
          <table:table-cell office:value-type="string">
            <text:p>/Lotus/StoreItems/Weapons/Tenno/Bows/HuntingBow</text:p>
          </table:table-cell>
          <table:table-cell office:value-type="string">
            <text:p>/Lotus/Types/Recipes/Weapons/HuntingBowBlueprint</text:p>
          </table:table-cell>
          <table:table-cell table:number-columns-repeated="1017"/>
        </table:table-row>
        <table:table-row table:style-name="ro2">
          <table:table-cell office:value-type="string">
            <text:p>CERNOS</text:p>
          </table:table-cell>
          <table:table-cell office:value-type="string">
            <text:p>/Lotus/Weapons/Tenno/Bows/AntlerBow/</text:p>
          </table:table-cell>
          <table:table-cell office:value-type="string">
            <text:p>AntlerBow</text:p>
          </table:table-cell>
          <table:table-cell office:value-type="string">
            <text:p>Evoking the design of ancient bows, the high impact Cernos is perfect for hunting down highly shielded enemies.</text:p>
          </table:table-cell>
          <table:table-cell office:value-type="string">
            <text:p>/Lotus/Weapons/Tenno/Bows/AntlerBow/AntlerBow</text:p>
          </table:table-cell>
          <table:table-cell office:value-type="string">
            <text:p>/Lotus/StoreItems/Weapons/Tenno/Bows/AntlerBow/AntlerBow</text:p>
          </table:table-cell>
          <table:table-cell office:value-type="string">
            <text:p>/Lotus/Types/Recipes/Weapons/AntlerBowBlueprint</text:p>
          </table:table-cell>
          <table:table-cell table:number-columns-repeated="1017"/>
        </table:table-row>
        <table:table-row table:style-name="ro2">
          <table:table-cell office:value-type="string">
            <text:p>VERITUX</text:p>
          </table:table-cell>
          <table:table-cell office:value-type="string">
            <text:p>/Lotus/Weapons/Tenno/Archwing/Melee/Archsword/</text:p>
          </table:table-cell>
          <table:table-cell office:value-type="string">
            <text:p>ArchSwordWeapon</text:p>
          </table:table-cell>
          <table:table-cell office:value-type="string">
            <text:p>[ARCHWING] Weightless space turns this impossibly massive sword into an agile instrument of destruction.</text:p>
          </table:table-cell>
          <table:table-cell office:value-type="string">
            <text:p>/Lotus/Weapons/Tenno/Archwing/Melee/Archsword/ArchSwordWeapon</text:p>
          </table:table-cell>
          <table:table-cell office:value-type="string">
            <text:p>/Lotus/StoreItems/Weapons/Tenno/Archwing/Melee/Archsword/ArchSwordWeapon</text:p>
          </table:table-cell>
          <table:table-cell office:value-type="string">
            <text:p>/Lotus/Types/Recipes/Weapons/ArchSwordWeaponBlueprint</text:p>
          </table:table-cell>
          <table:table-cell table:number-columns-repeated="1017"/>
        </table:table-row>
        <table:table-row table:style-name="ro2">
          <table:table-cell office:value-type="string">
            <text:p>ONORIX</text:p>
          </table:table-cell>
          <table:table-cell office:value-type="string">
            <text:p>/Lotus/Weapons/Tenno/Archwing/Melee/Archaxe/</text:p>
          </table:table-cell>
          <table:table-cell office:value-type="string">
            <text:p>ArchAxeWeapon</text:p>
          </table:table-cell>
          <table:table-cell office:value-type="string">
            <text:p>[ARCHWING] This laser bladed battle-axe easily hacks through a ship's defenses and the forces protecting it.</text:p>
          </table:table-cell>
          <table:table-cell office:value-type="string">
            <text:p>/Lotus/Weapons/Tenno/Archwing/Melee/Archaxe/ArchAxeWeapon</text:p>
          </table:table-cell>
          <table:table-cell office:value-type="string">
            <text:p>/Lotus/StoreItems/Weapons/Tenno/Archwing/Melee/Archaxe/ArchAxeWeapon</text:p>
          </table:table-cell>
          <table:table-cell office:value-type="string">
            <text:p>/Lotus/Types/Recipes/Weapons/ArchAxeWeaponBlueprint</text:p>
          </table:table-cell>
          <table:table-cell table:number-columns-repeated="1017"/>
        </table:table-row>
        <table:table-row table:style-name="ro2">
          <table:table-cell office:value-type="string">
            <text:p>AKBRONCO PRIME</text:p>
          </table:table-cell>
          <table:table-cell office:value-type="string">
            <text:p>/Lotus/Weapons/Tenno/Akimbo/</text:p>
          </table:table-cell>
          <table:table-cell office:value-type="string">
            <text:p>PrimeAkimboShotGun</text:p>
          </table:table-cell>
          <table:table-cell office:value-type="string">
            <text:p>Used together, these Orokin pistols feed off each other, inflicting greater damage with an enhanced chance for inducing elemental effects on targets.</text:p>
          </table:table-cell>
          <table:table-cell office:value-type="string">
            <text:p>/Lotus/Weapons/Tenno/Akimbo/PrimeAkimboShotGun</text:p>
          </table:table-cell>
          <table:table-cell office:value-type="string">
            <text:p>/Lotus/StoreItems/Weapons/Tenno/Akimbo/PrimeAkimboShotGun</text:p>
          </table:table-cell>
          <table:table-cell office:value-type="string">
            <text:p>/Lotus/Types/Recipes/Weapons/PrimeAkimboShotGunBlueprint</text:p>
          </table:table-cell>
          <table:table-cell table:number-columns-repeated="1017"/>
        </table:table-row>
        <table:table-row table:style-name="ro2">
          <table:table-cell office:value-type="string">
            <text:p>AKVASTO</text:p>
          </table:table-cell>
          <table:table-cell office:value-type="string">
            <text:p>/Lotus/Weapons/Tenno/Akimbo/</text:p>
          </table:table-cell>
          <table:table-cell office:value-type="string">
            <text:p>DualVastos</text:p>
          </table:table-cell>
          <table:table-cell office:value-type="string">
            <text:p>Vasto revolvers equipped in each hand.</text:p>
          </table:table-cell>
          <table:table-cell office:value-type="string">
            <text:p>/Lotus/Weapons/Tenno/Akimbo/DualVastos</text:p>
          </table:table-cell>
          <table:table-cell office:value-type="string">
            <text:p>/Lotus/StoreItems/Weapons/Tenno/Akimbo/DualVastos</text:p>
          </table:table-cell>
          <table:table-cell office:value-type="string">
            <text:p>/Lotus/Types/Recipes/Weapons/DualVastosBlueprint</text:p>
          </table:table-cell>
          <table:table-cell table:number-columns-repeated="1017"/>
        </table:table-row>
        <table:table-row table:style-name="ro2">
          <table:table-cell office:value-type="string">
            <text:p>AKMAGNUS</text:p>
          </table:table-cell>
          <table:table-cell office:value-type="string">
            <text:p>/Lotus/Weapons/Tenno/Akimbo/</text:p>
          </table:table-cell>
          <table:table-cell office:value-type="string">
            <text:p>DualMagnus</text:p>
          </table:table-cell>
          <table:table-cell office:value-type="string">
            <text:p>Twice the ammo and twice the stopping power of a single Magnus.</text:p>
          </table:table-cell>
          <table:table-cell office:value-type="string">
            <text:p>/Lotus/Weapons/Tenno/Akimbo/DualMagnus</text:p>
          </table:table-cell>
          <table:table-cell office:value-type="string">
            <text:p>/Lotus/StoreItems/Weapons/Tenno/Akimbo/DualMagnus</text:p>
          </table:table-cell>
          <table:table-cell office:value-type="string">
            <text:p>/Lotus/Types/Recipes/Weapons/DualMagnusBlueprint</text:p>
          </table:table-cell>
          <table:table-cell table:number-columns-repeated="1017"/>
        </table:table-row>
        <table:table-row table:style-name="ro2">
          <table:table-cell office:value-type="string">
            <text:p>TWIN VIPERS</text:p>
          </table:table-cell>
          <table:table-cell office:value-type="string">
            <text:p>/Lotus/Weapons/Tenno/Akimbo/</text:p>
          </table:table-cell>
          <table:table-cell office:value-type="string">
            <text:p>AkimboViperPistols</text:p>
          </table:table-cell>
          <table:table-cell office:value-type="string">
            <text:p>A Viper equipped in each hand.</text:p>
          </table:table-cell>
          <table:table-cell office:value-type="string">
            <text:p>/Lotus/Weapons/Tenno/Akimbo/AkimboViperPistols</text:p>
          </table:table-cell>
          <table:table-cell office:value-type="string">
            <text:p>/Lotus/StoreItems/Weapons/Tenno/Akimbo/AkimboViperPistols</text:p>
          </table:table-cell>
          <table:table-cell office:value-type="string">
            <text:p>/Lotus/Types/Recipes/Weapons/AkimboViperPistolsBlueprint</text:p>
          </table:table-cell>
          <table:table-cell table:number-columns-repeated="1017"/>
        </table:table-row>
        <table:table-row table:style-name="ro2">
          <table:table-cell office:value-type="string">
            <text:p>AKBRONCO</text:p>
          </table:table-cell>
          <table:table-cell office:value-type="string">
            <text:p>/Lotus/Weapons/Tenno/Akimbo/</text:p>
          </table:table-cell>
          <table:table-cell office:value-type="string">
            <text:p>AkimboShotGun</text:p>
          </table:table-cell>
          <table:table-cell office:value-type="string">
            <text:p>A Bronco equipped in each hand.</text:p>
          </table:table-cell>
          <table:table-cell office:value-type="string">
            <text:p>/Lotus/Weapons/Tenno/Akimbo/AkimboShotGun</text:p>
          </table:table-cell>
          <table:table-cell office:value-type="string">
            <text:p>/Lotus/StoreItems/Weapons/Tenno/Akimbo/AkimboShotGun</text:p>
          </table:table-cell>
          <table:table-cell office:value-type="string">
            <text:p>/Lotus/Types/Recipes/Weapons/AkimboShotGunBlueprint</text:p>
          </table:table-cell>
          <table:table-cell table:number-columns-repeated="1017"/>
        </table:table-row>
        <table:table-row table:style-name="ro2">
          <table:table-cell office:value-type="string">
            <text:p>AKLATO</text:p>
          </table:table-cell>
          <table:table-cell office:value-type="string">
            <text:p>/Lotus/Weapons/Tenno/Akimbo/</text:p>
          </table:table-cell>
          <table:table-cell office:value-type="string">
            <text:p>AkimboPistol</text:p>
          </table:table-cell>
          <table:table-cell office:value-type="string">
            <text:p>A Lato equipped in each hand. Twice the clip size and fire rate, but reload time is doubled and accuracy is lowered.</text:p>
          </table:table-cell>
          <table:table-cell office:value-type="string">
            <text:p>/Lotus/Weapons/Tenno/Akimbo/AkimboPistol</text:p>
          </table:table-cell>
          <table:table-cell office:value-type="string">
            <text:p>/Lotus/StoreItems/Weapons/Tenno/Akimbo/AkimboPistol</text:p>
          </table:table-cell>
          <table:table-cell office:value-type="string">
            <text:p>/Lotus/Types/Recipes/Weapons/AkimboPistolBlueprint</text:p>
          </table:table-cell>
          <table:table-cell table:number-columns-repeated="1017"/>
        </table:table-row>
        <table:table-row table:style-name="ro2">
          <table:table-cell office:value-type="string">
            <text:p>AKBOLTO</text:p>
          </table:table-cell>
          <table:table-cell office:value-type="string">
            <text:p>/Lotus/Weapons/Tenno/Akimbo/</text:p>
          </table:table-cell>
          <table:table-cell office:value-type="string">
            <text:p>AkimboBolto</text:p>
          </table:table-cell>
          <table:table-cell office:value-type="string">
            <text:p>A Bolto equipped in each hand. Twice the clip size and fire rate, but reload time is doubled and accuracy is lowered.</text:p>
          </table:table-cell>
          <table:table-cell office:value-type="string">
            <text:p>/Lotus/Weapons/Tenno/Akimbo/AkimboBolto</text:p>
          </table:table-cell>
          <table:table-cell office:value-type="string">
            <text:p>/Lotus/StoreItems/Weapons/Tenno/Akimbo/AkimboBolto</text:p>
          </table:table-cell>
          <table:table-cell office:value-type="string">
            <text:p>/Lotus/Types/Recipes/Weapons/AkimboBoltoBlueprint</text:p>
          </table:table-cell>
          <table:table-cell table:number-columns-repeated="1017"/>
        </table:table-row>
        <table:table-row table:style-name="ro2">
          <table:table-cell office:value-type="string">
            <text:p>AFURIS</text:p>
          </table:table-cell>
          <table:table-cell office:value-type="string">
            <text:p>/Lotus/Weapons/Tenno/Akimbo/</text:p>
          </table:table-cell>
          <table:table-cell office:value-type="string">
            <text:p>AkimboAutoPistols</text:p>
          </table:table-cell>
          <table:table-cell office:value-type="string">
            <text:p>Furis pistols equipped in each hand. Twice the clip size and fire rate, but reload time is doubled and accuracy is lowered.</text:p>
          </table:table-cell>
          <table:table-cell office:value-type="string">
            <text:p>/Lotus/Weapons/Tenno/Akimbo/AkimboAutoPistols</text:p>
          </table:table-cell>
          <table:table-cell office:value-type="string">
            <text:p>/Lotus/StoreItems/Weapons/Tenno/Akimbo/AkimboAutoPistols</text:p>
          </table:table-cell>
          <table:table-cell office:value-type="string">
            <text:p>/Lotus/Types/Recipes/Weapons/AkimboAutoPistolsBlueprint</text:p>
          </table:table-cell>
          <table:table-cell table:number-columns-repeated="1017"/>
        </table:table-row>
        <table:table-row table:style-name="ro2">
          <table:table-cell office:value-type="string">
            <text:p>AKLEX</text:p>
          </table:table-cell>
          <table:table-cell office:value-type="string">
            <text:p>/Lotus/Weapons/Tenno/Akimbo/</text:p>
          </table:table-cell>
          <table:table-cell office:value-type="string">
            <text:p>AkLexPistols</text:p>
          </table:table-cell>
          <table:table-cell office:value-type="string">
            <text:p>Dual Lex pistols double the amount of high caliber lead you can throw at the enemy, but accuracy and reload time suffer.</text:p>
          </table:table-cell>
          <table:table-cell office:value-type="string">
            <text:p>/Lotus/Weapons/Tenno/Akimbo/AkLexPistols</text:p>
          </table:table-cell>
          <table:table-cell office:value-type="string">
            <text:p>/Lotus/StoreItems/Weapons/Tenno/Akimbo/AkLexPistols</text:p>
          </table:table-cell>
          <table:table-cell office:value-type="string">
            <text:p>/Lotus/Types/Recipes/Weapons/AkLexPistolsBlueprint</text:p>
          </table:table-cell>
          <table:table-cell table:number-columns-repeated="1017"/>
        </table:table-row>
        <table:table-row table:style-name="ro2">
          <table:table-cell office:value-type="string">
            <text:p>MK1-STRUN</text:p>
          </table:table-cell>
          <table:table-cell office:value-type="string">
            <text:p>/Lotus/Weapons/MK1Series/</text:p>
          </table:table-cell>
          <table:table-cell office:value-type="string">
            <text:p>MK1Strun</text:p>
          </table:table-cell>
          <table:table-cell office:value-type="string">
            <text:p>The Strun is a standard shotgun. Reliable, versatile and deadly.</text:p>
          </table:table-cell>
          <table:table-cell office:value-type="string">
            <text:p>/Lotus/Weapons/MK1Series/MK1Strun</text:p>
          </table:table-cell>
          <table:table-cell office:value-type="string">
            <text:p>/Lotus/StoreItems/Weapons/MK1Series/MK1Strun</text:p>
          </table:table-cell>
          <table:table-cell office:value-type="string">
            <text:p>/Lotus/Types/Recipes/Weapons/MK1StrunBlueprint</text:p>
          </table:table-cell>
          <table:table-cell table:number-columns-repeated="1017"/>
        </table:table-row>
        <table:table-row table:style-name="ro2">
          <table:table-cell office:value-type="string">
            <text:p>MK1-PARIS</text:p>
          </table:table-cell>
          <table:table-cell office:value-type="string">
            <text:p>/Lotus/Weapons/MK1Series/</text:p>
          </table:table-cell>
          <table:table-cell office:value-type="string">
            <text:p>MK1Paris</text:p>
          </table:table-cell>
          <table:table-cell office:value-type="string">
            <text:p>The MK1-Paris is the standard issue bow for all Tenno.</text:p>
          </table:table-cell>
          <table:table-cell office:value-type="string">
            <text:p>/Lotus/Weapons/MK1Series/MK1Paris</text:p>
          </table:table-cell>
          <table:table-cell office:value-type="string">
            <text:p>/Lotus/StoreItems/Weapons/MK1Series/MK1Paris</text:p>
          </table:table-cell>
          <table:table-cell office:value-type="string">
            <text:p>/Lotus/Types/Recipes/Weapons/MK1ParisBlueprint</text:p>
          </table:table-cell>
          <table:table-cell table:number-columns-repeated="1017"/>
        </table:table-row>
        <table:table-row table:style-name="ro2">
          <table:table-cell office:value-type="string">
            <text:p>MK1-KUNAI</text:p>
          </table:table-cell>
          <table:table-cell office:value-type="string">
            <text:p>/Lotus/Weapons/MK1Series/</text:p>
          </table:table-cell>
          <table:table-cell office:value-type="string">
            <text:p>MK1Kunai</text:p>
          </table:table-cell>
          <table:table-cell office:value-type="string">
            <text:p>The MK1-Kunai is the standard issue throwing knives for all Tenno.</text:p>
          </table:table-cell>
          <table:table-cell office:value-type="string">
            <text:p>/Lotus/Weapons/MK1Series/MK1Kunai</text:p>
          </table:table-cell>
          <table:table-cell office:value-type="string">
            <text:p>/Lotus/StoreItems/Weapons/MK1Series/MK1Kunai</text:p>
          </table:table-cell>
          <table:table-cell office:value-type="string">
            <text:p>/Lotus/Types/Recipes/Weapons/MK1KunaiBlueprint</text:p>
          </table:table-cell>
          <table:table-cell table:number-columns-repeated="1017"/>
        </table:table-row>
        <table:table-row table:style-name="ro2">
          <table:table-cell office:value-type="string">
            <text:p>MK1-FURIS</text:p>
          </table:table-cell>
          <table:table-cell office:value-type="string">
            <text:p>/Lotus/Weapons/MK1Series/</text:p>
          </table:table-cell>
          <table:table-cell office:value-type="string">
            <text:p>MK1Furis</text:p>
          </table:table-cell>
          <table:table-cell office:value-type="string">
            <text:p>The MK1-Furis are the standard issue automatic pistol for all Tenno.</text:p>
          </table:table-cell>
          <table:table-cell office:value-type="string">
            <text:p>/Lotus/Weapons/MK1Series/MK1Furis</text:p>
          </table:table-cell>
          <table:table-cell office:value-type="string">
            <text:p>/Lotus/StoreItems/Weapons/MK1Series/MK1Furis</text:p>
          </table:table-cell>
          <table:table-cell office:value-type="string">
            <text:p>/Lotus/Types/Recipes/Weapons/MK1FurisBlueprint</text:p>
          </table:table-cell>
          <table:table-cell table:number-columns-repeated="1017"/>
        </table:table-row>
        <table:table-row table:style-name="ro2">
          <table:table-cell office:value-type="string">
            <text:p>MK1-FURAX</text:p>
          </table:table-cell>
          <table:table-cell office:value-type="string">
            <text:p>/Lotus/Weapons/MK1Series/</text:p>
          </table:table-cell>
          <table:table-cell office:value-type="string">
            <text:p>MK1Furax</text:p>
          </table:table-cell>
          <table:table-cell office:value-type="string">
            <text:p>The MK1-Furax is the standard issue fist weapon for all Tenno.</text:p>
          </table:table-cell>
          <table:table-cell office:value-type="string">
            <text:p>/Lotus/Weapons/MK1Series/MK1Furax</text:p>
          </table:table-cell>
          <table:table-cell office:value-type="string">
            <text:p>/Lotus/StoreItems/Weapons/MK1Series/MK1Furax</text:p>
          </table:table-cell>
          <table:table-cell office:value-type="string">
            <text:p>/Lotus/Types/Recipes/Weapons/MK1FuraxBlueprint</text:p>
          </table:table-cell>
          <table:table-cell table:number-columns-repeated="1017"/>
        </table:table-row>
        <table:table-row table:style-name="ro2">
          <table:table-cell office:value-type="string">
            <text:p>MK1-BO</text:p>
          </table:table-cell>
          <table:table-cell office:value-type="string">
            <text:p>/Lotus/Weapons/MK1Series/</text:p>
          </table:table-cell>
          <table:table-cell office:value-type="string">
            <text:p>MK1Bo</text:p>
          </table:table-cell>
          <table:table-cell office:value-type="string">
            <text:p>The MK1-Bo is the standard issue staff weapon for all Tenno.</text:p>
          </table:table-cell>
          <table:table-cell office:value-type="string">
            <text:p>/Lotus/Weapons/MK1Series/MK1Bo</text:p>
          </table:table-cell>
          <table:table-cell office:value-type="string">
            <text:p>/Lotus/StoreItems/Weapons/MK1Series/MK1Bo</text:p>
          </table:table-cell>
          <table:table-cell office:value-type="string">
            <text:p>/Lotus/Types/Recipes/Weapons/MK1BoBlueprint</text:p>
          </table:table-cell>
          <table:table-cell table:number-columns-repeated="1017"/>
        </table:table-row>
        <table:table-row table:style-name="ro2">
          <table:table-cell office:value-type="string">
            <text:p>EMBOLIST</text:p>
          </table:table-cell>
          <table:table-cell office:value-type="string">
            <text:p>/Lotus/Weapons/Infested/Pistols/</text:p>
          </table:table-cell>
          <table:table-cell office:value-type="string">
            <text:p>InfestedPistol</text:p>
          </table:table-cell>
          <table:table-cell office:value-type="string">
            <text:p>A living weapon, the infested Embolist pistol kills its victims with an acidic venomous gas.</text:p>
          </table:table-cell>
          <table:table-cell office:value-type="string">
            <text:p>/Lotus/Weapons/Infested/Pistols/InfestedPistol</text:p>
          </table:table-cell>
          <table:table-cell office:value-type="string">
            <text:p>/Lotus/StoreItems/Weapons/Infested/Pistols/InfestedPistol</text:p>
          </table:table-cell>
          <table:table-cell office:value-type="string">
            <text:p>/Lotus/Types/Recipes/Weapons/InfestedPistolBlueprint</text:p>
          </table:table-cell>
          <table:table-cell table:number-columns-repeated="1017"/>
        </table:table-row>
        <table:table-row table:style-name="ro2">
          <table:table-cell office:value-type="string">
            <text:p>TYSIS</text:p>
          </table:table-cell>
          <table:table-cell office:value-type="string">
            <text:p>/Lotus/Weapons/Infested/Pistols/InfestedDartPistol/</text:p>
          </table:table-cell>
          <table:table-cell office:value-type="string">
            <text:p>InfestedDartPistol</text:p>
          </table:table-cell>
          <table:table-cell office:value-type="string">
            <text:p>The Tysis pistol spits out caustic darts that corrode their victims from within.</text:p>
          </table:table-cell>
          <table:table-cell office:value-type="string">
            <text:p>/Lotus/Weapons/Infested/Pistols/InfestedDartPistol/InfestedDartPistol</text:p>
          </table:table-cell>
          <table:table-cell office:value-type="string">
            <text:p>/Lotus/StoreItems/Weapons/Infested/Pistols/InfestedDartPistol/InfestedDartPistol</text:p>
          </table:table-cell>
          <table:table-cell office:value-type="string">
            <text:p>/Lotus/Types/Recipes/Weapons/InfestedDartPistolBlueprint</text:p>
          </table:table-cell>
          <table:table-cell table:number-columns-repeated="1017"/>
        </table:table-row>
        <table:table-row table:style-name="ro2">
          <table:table-cell office:value-type="string">
            <text:p>SCOLIAC</text:p>
          </table:table-cell>
          <table:table-cell office:value-type="string">
            <text:p>/Lotus/Weapons/Infested/Melee/Whip/InfestedWhip/</text:p>
          </table:table-cell>
          <table:table-cell office:value-type="string">
            <text:p>InfestedWhipWeapon</text:p>
          </table:table-cell>
          <table:table-cell office:value-type="string">
            <text:p>The Scoliac Whip is a nasty parasitic growth of sinew and bone that inflicts heart stopping toxin damage with each charge attack.</text:p>
          </table:table-cell>
          <table:table-cell office:value-type="string">
            <text:p>/Lotus/Weapons/Infested/Melee/Whip/InfestedWhip/InfestedWhipWeapon</text:p>
          </table:table-cell>
          <table:table-cell office:value-type="string">
            <text:p>/Lotus/StoreItems/Weapons/Infested/Melee/Whip/InfestedWhip/InfestedWhipWeapon</text:p>
          </table:table-cell>
          <table:table-cell office:value-type="string">
            <text:p>/Lotus/Types/Recipes/Weapons/InfestedWhipWeaponBlueprint</text:p>
          </table:table-cell>
          <table:table-cell table:number-columns-repeated="1017"/>
        </table:table-row>
        <table:table-row table:style-name="ro2">
          <table:table-cell office:value-type="string">
            <text:p>MIRE</text:p>
          </table:table-cell>
          <table:table-cell office:value-type="string">
            <text:p>/Lotus/Weapons/Infested/Melee/Swords/Mire/</text:p>
          </table:table-cell>
          <table:table-cell office:value-type="string">
            <text:p>MireSword</text:p>
          </table:table-cell>
          <table:table-cell office:value-type="string">
            <text:p>A relic from the Great Plague, the Mire Infested Sword is a brutal weapon. It not only cuts into the enemy, it infects the wounds of its victim with a toxic nerve poison. Deals poison damage on ground slam and charge attack.</text:p>
          </table:table-cell>
          <table:table-cell office:value-type="string">
            <text:p>/Lotus/Weapons/Infested/Melee/Swords/Mire/MireSword</text:p>
          </table:table-cell>
          <table:table-cell office:value-type="string">
            <text:p>/Lotus/StoreItems/Weapons/Infested/Melee/Swords/Mire/MireSword</text:p>
          </table:table-cell>
          <table:table-cell office:value-type="string">
            <text:p>/Lotus/Types/Recipes/Weapons/MireSwordBlueprint</text:p>
          </table:table-cell>
          <table:table-cell table:number-columns-repeated="1017"/>
        </table:table-row>
        <table:table-row table:style-name="ro2">
          <table:table-cell office:value-type="string">
            <text:p>SYNAPSE</text:p>
          </table:table-cell>
          <table:table-cell office:value-type="string">
            <text:p>/Lotus/Weapons/Infested/LongGuns/</text:p>
          </table:table-cell>
          <table:table-cell office:value-type="string">
            <text:p>InfestedRifle</text:p>
          </table:table-cell>
          <table:table-cell office:value-type="string">
            <text:p>Powered by a bio-chemical reaction, the infested Synapse rifle fries its targets with a steady stream of electricity.</text:p>
          </table:table-cell>
          <table:table-cell office:value-type="string">
            <text:p>/Lotus/Weapons/Infested/LongGuns/InfestedRifle</text:p>
          </table:table-cell>
          <table:table-cell office:value-type="string">
            <text:p>/Lotus/StoreItems/Weapons/Infested/LongGuns/InfestedRifle</text:p>
          </table:table-cell>
          <table:table-cell office:value-type="string">
            <text:p>/Lotus/Types/Recipes/Weapons/InfestedRifleBlueprint</text:p>
          </table:table-cell>
          <table:table-cell table:number-columns-repeated="1017"/>
        </table:table-row>
        <table:table-row table:style-name="ro2">
          <table:table-cell office:value-type="string">
            <text:p>PHAGE</text:p>
          </table:table-cell>
          <table:table-cell office:value-type="string">
            <text:p>/Lotus/Weapons/Infested/LongGuns/Tentacluster/</text:p>
          </table:table-cell>
          <table:table-cell office:value-type="string">
            <text:p>InfestedShotgun</text:p>
          </table:table-cell>
          <table:table-cell office:value-type="string">
            <text:p>Fires seven beams of continuous biochemical energy which instantly corrode any surface they contact.</text:p>
          </table:table-cell>
          <table:table-cell office:value-type="string">
            <text:p>/Lotus/Weapons/Infested/LongGuns/Tentacluster/InfestedShotgun</text:p>
          </table:table-cell>
          <table:table-cell office:value-type="string">
            <text:p>/Lotus/StoreItems/Weapons/Infested/LongGuns/Tentacluster/InfestedShotgun</text:p>
          </table:table-cell>
          <table:table-cell office:value-type="string">
            <text:p>/Lotus/Types/Recipes/Weapons/InfestedShotgunBlueprint</text:p>
          </table:table-cell>
          <table:table-cell table:number-columns-repeated="1017"/>
        </table:table-row>
        <table:table-row table:style-name="ro2">
          <table:table-cell office:value-type="string">
            <text:p>MUTALIST QUANTA</text:p>
          </table:table-cell>
          <table:table-cell office:value-type="string">
            <text:p>/Lotus/Weapons/Infested/LongGuns/InfCrpShockSwarm/</text:p>
          </table:table-cell>
          <table:table-cell office:value-type="string">
            <text:p>InfCrpShockSwarmRifle</text:p>
          </table:table-cell>
          <table:table-cell office:value-type="string">
            <text:p>A bizarre union of Corpus technology and Infested biology, this automatic rifle can also deploy an irradiated airborne infested mass. Further field testing is required to fully understand the potential of this weapon.</text:p>
          </table:table-cell>
          <table:table-cell office:value-type="string">
            <text:p>/Lotus/Weapons/Infested/LongGuns/InfCrpShockSwarm/InfCrpShockSwarmRifle</text:p>
          </table:table-cell>
          <table:table-cell office:value-type="string">
            <text:p>/Lotus/StoreItems/Weapons/Infested/LongGuns/InfCrpShockSwarm/InfCrpShockSwarmRifle</text:p>
          </table:table-cell>
          <table:table-cell office:value-type="string">
            <text:p>/Lotus/Types/Recipes/Weapons/InfCrpShockSwarmRifleBlueprint</text:p>
          </table:table-cell>
          <table:table-cell table:number-columns-repeated="1017"/>
        </table:table-row>
        <table:table-row table:style-name="ro2">
          <table:table-cell office:value-type="string">
            <text:p>WRAITH TWIN VIPERS</text:p>
          </table:table-cell>
          <table:table-cell office:value-type="string">
            <text:p>/Lotus/Weapons/Grineer/Pistols/WraithTwinVipers/</text:p>
          </table:table-cell>
          <table:table-cell office:value-type="string">
            <text:p>WraithTwinVipers</text:p>
          </table:table-cell>
          <table:table-cell office:value-type="string">
            <text:p>The uniquely styled Wraith Twin Vipers are a powerful variation on the standard akimbo machine-pistols.</text:p>
          </table:table-cell>
          <table:table-cell office:value-type="string">
            <text:p>/Lotus/Weapons/Grineer/Pistols/WraithTwinVipers/WraithTwinVipers</text:p>
          </table:table-cell>
          <table:table-cell office:value-type="string">
            <text:p>/Lotus/StoreItems/Weapons/Grineer/Pistols/WraithTwinVipers/WraithTwinVipers</text:p>
          </table:table-cell>
          <table:table-cell office:value-type="string">
            <text:p>/Lotus/Types/Recipes/Weapons/WraithTwinVipersBlueprint</text:p>
          </table:table-cell>
          <table:table-cell table:number-columns-repeated="1017"/>
        </table:table-row>
        <table:table-row table:style-name="ro2">
          <table:table-cell office:value-type="string">
            <text:p>NUKOR</text:p>
          </table:table-cell>
          <table:table-cell office:value-type="string">
            <text:p>/Lotus/Weapons/Grineer/Pistols/GrineerMicrowavegun/</text:p>
          </table:table-cell>
          <table:table-cell office:value-type="string">
            <text:p>GrnMicrowavePistol</text:p>
          </table:table-cell>
          <table:table-cell office:value-type="string">
            <text:p>Creates and focuses a high-frequency field of microwaves, literally cooking the target from within.</text:p>
          </table:table-cell>
          <table:table-cell office:value-type="string">
            <text:p>/Lotus/Weapons/Grineer/Pistols/GrineerMicrowavegun/GrnMicrowavePistol</text:p>
          </table:table-cell>
          <table:table-cell office:value-type="string">
            <text:p>/Lotus/StoreItems/Weapons/Grineer/Pistols/GrineerMicrowavegun/GrnMicrowavePistol</text:p>
          </table:table-cell>
          <table:table-cell office:value-type="string">
            <text:p>/Lotus/Types/Recipes/Weapons/GrnMicrowavePistolBlueprint</text:p>
          </table:table-cell>
          <table:table-cell table:number-columns-repeated="1017"/>
        </table:table-row>
        <table:table-row table:style-name="ro2">
          <table:table-cell office:value-type="string">
            <text:p>MARELOK</text:p>
          </table:table-cell>
          <table:table-cell office:value-type="string">
            <text:p>/Lotus/Weapons/Grineer/Pistols/GrineerLeverActionPistol/</text:p>
          </table:table-cell>
          <table:table-cell office:value-type="string">
            <text:p>GLAPistol</text:p>
          </table:table-cell>
          <table:table-cell office:value-type="string">
            <text:p>The Marelok combines the stopping power of a rifle with the portability of a pistol.</text:p>
          </table:table-cell>
          <table:table-cell office:value-type="string">
            <text:p>/Lotus/Weapons/Grineer/Pistols/GrineerLeverActionPistol/GLAPistol</text:p>
          </table:table-cell>
          <table:table-cell office:value-type="string">
            <text:p>/Lotus/StoreItems/Weapons/Grineer/Pistols/GrineerLeverActionPistol/GLAPistol</text:p>
          </table:table-cell>
          <table:table-cell office:value-type="string">
            <text:p>/Lotus/Types/Recipes/Weapons/GLAPistolBlueprint</text:p>
          </table:table-cell>
          <table:table-cell table:number-columns-repeated="1017"/>
        </table:table-row>
        <table:table-row table:style-name="ro2">
          <table:table-cell office:value-type="string">
            <text:p>BRAKK</text:p>
          </table:table-cell>
          <table:table-cell office:value-type="string">
            <text:p>/Lotus/Weapons/Grineer/Pistols/GrineerHandShotgun/</text:p>
          </table:table-cell>
          <table:table-cell office:value-type="string">
            <text:p>GrineerHandCannon</text:p>
          </table:table-cell>
          <table:table-cell office:value-type="string">
            <text:p>Simple but powerful. The semi-automatic Brakk hand cannon delivers a lot of punch in a small package.</text:p>
          </table:table-cell>
          <table:table-cell office:value-type="string">
            <text:p>/Lotus/Weapons/Grineer/Pistols/GrineerHandShotgun/GrineerHandCannon</text:p>
          </table:table-cell>
          <table:table-cell office:value-type="string">
            <text:p>/Lotus/StoreItems/Weapons/Grineer/Pistols/GrineerHandShotgun/GrineerHandCannon</text:p>
          </table:table-cell>
          <table:table-cell office:value-type="string">
            <text:p>/Lotus/Types/Recipes/Weapons/GrineerHandCannonBlueprint</text:p>
          </table:table-cell>
          <table:table-cell table:number-columns-repeated="1017"/>
        </table:table-row>
        <table:table-row table:style-name="ro2">
          <table:table-cell office:value-type="string">
            <text:p>STUG</text:p>
          </table:table-cell>
          <table:table-cell office:value-type="string">
            <text:p>/Lotus/Weapons/Grineer/Pistols/GrineerCrossbow/</text:p>
          </table:table-cell>
          <table:table-cell office:value-type="string">
            <text:p>GrineerGooGun</text:p>
          </table:table-cell>
          <table:table-cell office:value-type="string">
            <text:p>Firing a sticky, toxic, explosive compound, the Stug Gel Gun offers multiple ejection modes, delivering maximum damage in all situations.</text:p>
          </table:table-cell>
          <table:table-cell office:value-type="string">
            <text:p>/Lotus/Weapons/Grineer/Pistols/GrineerCrossbow/GrineerGooGun</text:p>
          </table:table-cell>
          <table:table-cell office:value-type="string">
            <text:p>/Lotus/StoreItems/Weapons/Grineer/Pistols/GrineerCrossbow/GrineerGooGun</text:p>
          </table:table-cell>
          <table:table-cell office:value-type="string">
            <text:p>/Lotus/Types/Recipes/Weapons/GrineerGooGunBlueprint</text:p>
          </table:table-cell>
          <table:table-cell table:number-columns-repeated="1017"/>
        </table:table-row>
        <table:table-row table:style-name="ro2">
          <table:table-cell office:value-type="string">
            <text:p>HALIKAR</text:p>
          </table:table-cell>
          <table:table-cell office:value-type="string">
            <text:p>/Lotus/Weapons/Grineer/Melee/GrnBoomerang/</text:p>
          </table:table-cell>
          <table:table-cell office:value-type="string">
            <text:p>GrnBoomerang</text:p>
          </table:table-cell>
          <table:table-cell office:value-type="string">
            <text:p>This jet powered Grineer throwing mace always comes back to its master and is even capable of disarming targets. </text:p>
          </table:table-cell>
          <table:table-cell office:value-type="string">
            <text:p>/Lotus/Weapons/Grineer/Melee/GrnBoomerang/GrnBoomerang</text:p>
          </table:table-cell>
          <table:table-cell office:value-type="string">
            <text:p>/Lotus/StoreItems/Weapons/Grineer/Melee/GrnBoomerang/GrnBoomerang</text:p>
          </table:table-cell>
          <table:table-cell office:value-type="string">
            <text:p>/Lotus/Types/Recipes/Weapons/GrnBoomerangBlueprint</text:p>
          </table:table-cell>
          <table:table-cell table:number-columns-repeated="1017"/>
        </table:table-row>
        <table:table-row table:style-name="ro2">
          <table:table-cell office:value-type="string">
            <text:p>ATTERAX</text:p>
          </table:table-cell>
          <table:table-cell office:value-type="string">
            <text:p>/Lotus/Weapons/Grineer/Melee/GrineerWhip/</text:p>
          </table:table-cell>
          <table:table-cell office:value-type="string">
            <text:p>GrineerWhip</text:p>
          </table:table-cell>
          <table:table-cell office:value-type="string">
            <text:p>A multi-bladed whip that is adept at flaying skin from bone. In extreme cases, disobedient Grineer are sentenced to death by Atterax.</text:p>
          </table:table-cell>
          <table:table-cell office:value-type="string">
            <text:p>/Lotus/Weapons/Grineer/Melee/GrineerWhip/GrineerWhip</text:p>
          </table:table-cell>
          <table:table-cell office:value-type="string">
            <text:p>/Lotus/StoreItems/Weapons/Grineer/Melee/GrineerWhip/GrineerWhip</text:p>
          </table:table-cell>
          <table:table-cell office:value-type="string">
            <text:p>/Lotus/Types/Recipes/Weapons/GrineerWhipBlueprint</text:p>
          </table:table-cell>
          <table:table-cell table:number-columns-repeated="1017"/>
        </table:table-row>
        <table:table-row table:style-name="ro2">
          <table:table-cell office:value-type="string">
            <text:p>MACHETE WRAITH</text:p>
          </table:table-cell>
          <table:table-cell office:value-type="string">
            <text:p>/Lotus/Weapons/Grineer/Melee/GrineerMachetteAndCleaver/</text:p>
          </table:table-cell>
          <table:table-cell office:value-type="string">
            <text:p>WraithMacheteWeapon</text:p>
          </table:table-cell>
          <table:table-cell office:value-type="string">
            <text:p>A different take on a familiar combat knife, the Machete Wraith features unique styling.</text:p>
          </table:table-cell>
          <table:table-cell office:value-type="string">
            <text:p>/Lotus/Weapons/Grineer/Melee/GrineerMachetteAndCleaver/WraithMacheteWeapon</text:p>
          </table:table-cell>
          <table:table-cell office:value-type="string">
            <text:p>/Lotus/StoreItems/Weapons/Grineer/Melee/GrineerMachetteAndCleaver/WraithMacheteWeapon</text:p>
          </table:table-cell>
          <table:table-cell office:value-type="string">
            <text:p>/Lotus/Types/Recipes/Weapons/WraithMacheteWeaponBlueprint</text:p>
          </table:table-cell>
          <table:table-cell table:number-columns-repeated="1017"/>
        </table:table-row>
        <table:table-row table:style-name="ro2">
          <table:table-cell office:value-type="string">
            <text:p>MACHETE</text:p>
          </table:table-cell>
          <table:table-cell office:value-type="string">
            <text:p>/Lotus/Weapons/Grineer/Melee/GrineerMachetteAndCleaver/</text:p>
          </table:table-cell>
          <table:table-cell office:value-type="string">
            <text:p>Machete</text:p>
          </table:table-cell>
          <table:table-cell office:value-type="string">
            <text:p>A ferocious melee weapon crafted by the Grineer and carried by their elite melee forces.</text:p>
          </table:table-cell>
          <table:table-cell office:value-type="string">
            <text:p>/Lotus/Weapons/Grineer/Melee/GrineerMachetteAndCleaver/Machete</text:p>
          </table:table-cell>
          <table:table-cell office:value-type="string">
            <text:p>/Lotus/StoreItems/Weapons/Grineer/Melee/GrineerMachetteAndCleaver/Machete</text:p>
          </table:table-cell>
          <table:table-cell office:value-type="string">
            <text:p>/Lotus/Types/Recipes/Weapons/MacheteBlueprint</text:p>
          </table:table-cell>
          <table:table-cell table:number-columns-repeated="1017"/>
        </table:table-row>
        <table:table-row table:style-name="ro2">
          <table:table-cell office:value-type="string">
            <text:p>DUAL CLEAVERS</text:p>
          </table:table-cell>
          <table:table-cell office:value-type="string">
            <text:p>/Lotus/Weapons/Grineer/Melee/GrineerMachetteAndCleaver/</text:p>
          </table:table-cell>
          <table:table-cell office:value-type="string">
            <text:p>DualCleaverWeapon</text:p>
          </table:table-cell>
          <table:table-cell office:value-type="string">
            <text:p>Butcher your foes with brutal blades in each hand.</text:p>
          </table:table-cell>
          <table:table-cell office:value-type="string">
            <text:p>/Lotus/Weapons/Grineer/Melee/GrineerMachetteAndCleaver/DualCleaverWeapon</text:p>
          </table:table-cell>
          <table:table-cell office:value-type="string">
            <text:p>/Lotus/StoreItems/Weapons/Grineer/Melee/GrineerMachetteAndCleaver/DualCleaverWeapon</text:p>
          </table:table-cell>
          <table:table-cell office:value-type="string">
            <text:p>/Lotus/Types/Recipes/Weapons/DualCleaverWeaponBlueprint</text:p>
          </table:table-cell>
          <table:table-cell table:number-columns-repeated="1017"/>
        </table:table-row>
        <table:table-row table:style-name="ro2">
          <table:table-cell office:value-type="string">
            <text:p>JAT KITTAG</text:p>
          </table:table-cell>
          <table:table-cell office:value-type="string">
            <text:p>/Lotus/Weapons/Grineer/Melee/GrineerJetPoweredPolearm/</text:p>
          </table:table-cell>
          <table:table-cell office:value-type="string">
            <text:p>GrineerJetPolearm</text:p>
          </table:table-cell>
          <table:table-cell office:value-type="string">
            <text:p>Deliver crushing blows with this Grineer built, jet powered mace.</text:p>
          </table:table-cell>
          <table:table-cell office:value-type="string">
            <text:p>/Lotus/Weapons/Grineer/Melee/GrineerJetPoweredPolearm/GrineerJetPolearm</text:p>
          </table:table-cell>
          <table:table-cell office:value-type="string">
            <text:p>/Lotus/StoreItems/Weapons/Grineer/Melee/GrineerJetPoweredPolearm/GrineerJetPolearm</text:p>
          </table:table-cell>
          <table:table-cell office:value-type="string">
            <text:p>/Lotus/Types/Recipes/Weapons/GrineerJetPolearmBlueprint</text:p>
          </table:table-cell>
          <table:table-cell table:number-columns-repeated="1017"/>
        </table:table-row>
        <table:table-row table:style-name="ro2">
          <table:table-cell office:value-type="string">
            <text:p>SHEEV</text:p>
          </table:table-cell>
          <table:table-cell office:value-type="string">
            <text:p>/Lotus/Weapons/Grineer/Melee/GrineerCombatKnife/</text:p>
          </table:table-cell>
          <table:table-cell office:value-type="string">
            <text:p>GrineerCombatKnife</text:p>
          </table:table-cell>
          <table:table-cell office:value-type="string">
            <text:p>Built for close combat, the Sheev's plasma blade slices through flesh and armor with equal ease.</text:p>
          </table:table-cell>
          <table:table-cell office:value-type="string">
            <text:p>/Lotus/Weapons/Grineer/Melee/GrineerCombatKnife/GrineerCombatKnife</text:p>
          </table:table-cell>
          <table:table-cell office:value-type="string">
            <text:p>/Lotus/StoreItems/Weapons/Grineer/Melee/GrineerCombatKnife/GrineerCombatKnife</text:p>
          </table:table-cell>
          <table:table-cell office:value-type="string">
            <text:p>/Lotus/Types/Recipes/Weapons/GrineerCombatKnifeBlueprint</text:p>
          </table:table-cell>
          <table:table-cell table:number-columns-repeated="1017"/>
        </table:table-row>
        <table:table-row table:style-name="ro2">
          <table:table-cell office:value-type="string">
            <text:p>GORGON WRAITH</text:p>
          </table:table-cell>
          <table:table-cell office:value-type="string">
            <text:p>/Lotus/Weapons/Grineer/LongGuns/WraithGorgon/</text:p>
          </table:table-cell>
          <table:table-cell office:value-type="string">
            <text:p>WraithGorgon</text:p>
          </table:table-cell>
          <table:table-cell office:value-type="string">
            <text:p>The Gorgon Wraith is a powerful variant of its precursor that features unique styling.</text:p>
          </table:table-cell>
          <table:table-cell office:value-type="string">
            <text:p>/Lotus/Weapons/Grineer/LongGuns/WraithGorgon/WraithGorgon</text:p>
          </table:table-cell>
          <table:table-cell office:value-type="string">
            <text:p>/Lotus/StoreItems/Weapons/Grineer/LongGuns/WraithGorgon/WraithGorgon</text:p>
          </table:table-cell>
          <table:table-cell office:value-type="string">
            <text:p>/Lotus/Types/Recipes/Weapons/WraithGorgonBlueprint</text:p>
          </table:table-cell>
          <table:table-cell table:number-columns-repeated="1017"/>
        </table:table-row>
        <table:table-row table:style-name="ro2">
          <table:table-cell office:value-type="string">
            <text:p>BUZLOK</text:p>
          </table:table-cell>
          <table:table-cell office:value-type="string">
            <text:p>/Lotus/Weapons/Grineer/LongGuns/GrnGorgSniperRifle/</text:p>
          </table:table-cell>
          <table:table-cell office:value-type="string">
            <text:p>GrnGorgSniperRifle</text:p>
          </table:table-cell>
          <table:table-cell office:value-type="string">
            <text:p>Mark your targets and then unleash a barrage of bullets, the Buzlok's homing rounds always find the enemy.</text:p>
          </table:table-cell>
          <table:table-cell office:value-type="string">
            <text:p>/Lotus/Weapons/Grineer/LongGuns/GrnGorgSniperRifle/GrnGorgSniperRifle</text:p>
          </table:table-cell>
          <table:table-cell office:value-type="string">
            <text:p>/Lotus/StoreItems/Weapons/Grineer/LongGuns/GrnGorgSniperRifle/GrnGorgSniperRifle</text:p>
          </table:table-cell>
          <table:table-cell office:value-type="string">
            <text:p>/Lotus/Types/Recipes/Weapons/GrnGorgSniperRifleBlueprint</text:p>
          </table:table-cell>
          <table:table-cell table:number-columns-repeated="1017"/>
        </table:table-row>
        <table:table-row table:style-name="ro2">
          <table:table-cell office:value-type="string">
            <text:p>VULKAR</text:p>
          </table:table-cell>
          <table:table-cell office:value-type="string">
            <text:p>/Lotus/Weapons/Grineer/LongGuns/GrineerSniperRifle/</text:p>
          </table:table-cell>
          <table:table-cell office:value-type="string">
            <text:p>GrnSniperRifle</text:p>
          </table:table-cell>
          <table:table-cell office:value-type="string">
            <text:p>Built by the Grineer for their elite troopers, the Vulkar is a devastating distance weapon. In the right hands it is capable of taking down targets long before they get into attack range.</text:p>
          </table:table-cell>
          <table:table-cell office:value-type="string">
            <text:p>/Lotus/Weapons/Grineer/LongGuns/GrineerSniperRifle/GrnSniperRifle</text:p>
          </table:table-cell>
          <table:table-cell office:value-type="string">
            <text:p>/Lotus/StoreItems/Weapons/Grineer/LongGuns/GrineerSniperRifle/GrnSniperRifle</text:p>
          </table:table-cell>
          <table:table-cell office:value-type="string">
            <text:p>/Lotus/Types/Recipes/Weapons/GrnSniperRifleBlueprint</text:p>
          </table:table-cell>
          <table:table-cell table:number-columns-repeated="1017"/>
        </table:table-row>
        <table:table-row table:style-name="ro2">
          <table:table-cell office:value-type="string">
            <text:p>MITER</text:p>
          </table:table-cell>
          <table:table-cell office:value-type="string">
            <text:p>/Lotus/Weapons/Grineer/LongGuns/GrineerSawbladeGun/</text:p>
          </table:table-cell>
          <table:table-cell office:value-type="string">
            <text:p>SawBladeGun</text:p>
          </table:table-cell>
          <table:table-cell office:value-type="string">
            <text:p>The MITER launches high velocity saw blades, tearing apart anyone unfortunate enough to be in their path.</text:p>
          </table:table-cell>
          <table:table-cell office:value-type="string">
            <text:p>/Lotus/Weapons/Grineer/LongGuns/GrineerSawbladeGun/SawBladeGun</text:p>
          </table:table-cell>
          <table:table-cell office:value-type="string">
            <text:p>/Lotus/StoreItems/Weapons/Grineer/LongGuns/GrineerSawbladeGun/SawBladeGun</text:p>
          </table:table-cell>
          <table:table-cell office:value-type="string">
            <text:p>/Lotus/Types/Recipes/Weapons/SawBladeGunBlueprint</text:p>
          </table:table-cell>
          <table:table-cell table:number-columns-repeated="1017"/>
        </table:table-row>
        <table:table-row table:style-name="ro2">
          <table:table-cell office:value-type="string">
            <text:p>KARAK</text:p>
          </table:table-cell>
          <table:table-cell office:value-type="string">
            <text:p>/Lotus/Weapons/Grineer/LongGuns/GrineerM16Homage/</text:p>
          </table:table-cell>
          <table:table-cell office:value-type="string">
            <text:p>GrineerM16Rifle</text:p>
          </table:table-cell>
          <table:table-cell office:value-type="string">
            <text:p>Solid, dependable and deadly. The Karak is a standard issue rifle in many Grineer platoons.</text:p>
          </table:table-cell>
          <table:table-cell office:value-type="string">
            <text:p>/Lotus/Weapons/Grineer/LongGuns/GrineerM16Homage/GrineerM16Rifle</text:p>
          </table:table-cell>
          <table:table-cell office:value-type="string">
            <text:p>/Lotus/StoreItems/Weapons/Grineer/LongGuns/GrineerM16Homage/GrineerM16Rifle</text:p>
          </table:table-cell>
          <table:table-cell office:value-type="string">
            <text:p>/Lotus/Types/Recipes/Weapons/GrineerM16RifleBlueprint</text:p>
          </table:table-cell>
          <table:table-cell table:number-columns-repeated="1017"/>
        </table:table-row>
        <table:table-row table:style-name="ro2">
          <table:table-cell office:value-type="string">
            <text:p>GRINLOK</text:p>
          </table:table-cell>
          <table:table-cell office:value-type="string">
            <text:p>/Lotus/Weapons/Grineer/LongGuns/GrineerLeverActionRifle/</text:p>
          </table:table-cell>
          <table:table-cell office:value-type="string">
            <text:p>GLARifle</text:p>
          </table:table-cell>
          <table:table-cell office:value-type="string">
            <text:p>With pinpoint accuracy, the Grinlok lever-action repeating rifle can easily find the soft spot on any target.</text:p>
          </table:table-cell>
          <table:table-cell office:value-type="string">
            <text:p>/Lotus/Weapons/Grineer/LongGuns/GrineerLeverActionRifle/GLARifle</text:p>
          </table:table-cell>
          <table:table-cell office:value-type="string">
            <text:p>/Lotus/StoreItems/Weapons/Grineer/LongGuns/GrineerLeverActionRifle/GLARifle</text:p>
          </table:table-cell>
          <table:table-cell office:value-type="string">
            <text:p>/Lotus/Types/Recipes/Weapons/GLARifleBlueprint</text:p>
          </table:table-cell>
          <table:table-cell table:number-columns-repeated="1017"/>
        </table:table-row>
        <table:table-row table:style-name="ro2">
          <table:table-cell office:value-type="string">
            <text:p>DRAKGOON</text:p>
          </table:table-cell>
          <table:table-cell office:value-type="string">
            <text:p>/Lotus/Weapons/Grineer/LongGuns/GrineerFlakCannon/</text:p>
          </table:table-cell>
          <table:table-cell office:value-type="string">
            <text:p>FlakCannon</text:p>
          </table:table-cell>
          <table:table-cell office:value-type="string">
            <text:p>The Drakgoon flak cannon sends volleys of intensely hot shrapnel ricocheting around the room. Can be fired in wide or concentrated bursts.</text:p>
          </table:table-cell>
          <table:table-cell office:value-type="string">
            <text:p>/Lotus/Weapons/Grineer/LongGuns/GrineerFlakCannon/FlakCannon</text:p>
          </table:table-cell>
          <table:table-cell office:value-type="string">
            <text:p>/Lotus/StoreItems/Weapons/Grineer/LongGuns/GrineerFlakCannon/FlakCannon</text:p>
          </table:table-cell>
          <table:table-cell office:value-type="string">
            <text:p>/Lotus/Types/Recipes/Weapons/FlakCannonBlueprint</text:p>
          </table:table-cell>
          <table:table-cell table:number-columns-repeated="1017"/>
        </table:table-row>
        <table:table-row table:style-name="ro2">
          <table:table-cell office:value-type="string">
            <text:p>GRAKATA</text:p>
          </table:table-cell>
          <table:table-cell office:value-type="string">
            <text:p>/Lotus/Weapons/Grineer/LongGuns/GrineerAssaultRifle/</text:p>
          </table:table-cell>
          <table:table-cell office:value-type="string">
            <text:p>GrnAssaultRifle</text:p>
          </table:table-cell>
          <table:table-cell office:value-type="string">
            <text:p>Equipped with a huge magazine and impressive fire rate, the Grakata is the preferred weapon of Grineer Lancers.</text:p>
          </table:table-cell>
          <table:table-cell office:value-type="string">
            <text:p>/Lotus/Weapons/Grineer/LongGuns/GrineerAssaultRifle/GrnAssaultRifle</text:p>
          </table:table-cell>
          <table:table-cell office:value-type="string">
            <text:p>/Lotus/StoreItems/Weapons/Grineer/LongGuns/GrineerAssaultRifle/GrnAssaultRifle</text:p>
          </table:table-cell>
          <table:table-cell office:value-type="string">
            <text:p>/Lotus/Types/Recipes/Weapons/GrnAssaultRifleBlueprint</text:p>
          </table:table-cell>
          <table:table-cell table:number-columns-repeated="1017"/>
        </table:table-row>
        <table:table-row table:style-name="ro2">
          <table:table-cell office:value-type="string">
            <text:p>HIND</text:p>
          </table:table-cell>
          <table:table-cell office:value-type="string">
            <text:p>/Lotus/Weapons/Grineer/LongGuns/BurstRifle/</text:p>
          </table:table-cell>
          <table:table-cell office:value-type="string">
            <text:p>GrnBurstRifle</text:p>
          </table:table-cell>
          <table:table-cell office:value-type="string">
            <text:p>A powerful mid-range rifle used by Grineer shock troops, the Hind fires in five round bursts.</text:p>
          </table:table-cell>
          <table:table-cell office:value-type="string">
            <text:p>/Lotus/Weapons/Grineer/LongGuns/BurstRifle/GrnBurstRifle</text:p>
          </table:table-cell>
          <table:table-cell office:value-type="string">
            <text:p>/Lotus/StoreItems/Weapons/Grineer/LongGuns/BurstRifle/GrnBurstRifle</text:p>
          </table:table-cell>
          <table:table-cell office:value-type="string">
            <text:p>/Lotus/Types/Recipes/Weapons/GrnBurstRifleBlueprint</text:p>
          </table:table-cell>
          <table:table-cell table:number-columns-repeated="1017"/>
        </table:table-row>
        <table:table-row table:style-name="ro2">
          <table:table-cell office:value-type="string">
            <text:p>SEER</text:p>
          </table:table-cell>
          <table:table-cell office:value-type="string">
            <text:p>/Lotus/Weapons/Grineer/GrineerPistol/</text:p>
          </table:table-cell>
          <table:table-cell office:value-type="string">
            <text:p>GrnScopedPistolPlayer</text:p>
          </table:table-cell>
          <table:table-cell office:value-type="string">
            <text:p>Captain Vor's prized Orokin-Grineer hybrid pistol has an average rate of fire, but it has high damage and superior zoom capabilities.</text:p>
          </table:table-cell>
          <table:table-cell office:value-type="string">
            <text:p>/Lotus/Weapons/Grineer/GrineerPistol/GrnScopedPistolPlayer</text:p>
          </table:table-cell>
          <table:table-cell office:value-type="string">
            <text:p>/Lotus/StoreItems/Weapons/Grineer/GrineerPistol/GrnScopedPistolPlayer</text:p>
          </table:table-cell>
          <table:table-cell office:value-type="string">
            <text:p>/Lotus/Types/Recipes/Weapons/GrnScopedPistolPlayerBlueprint</text:p>
          </table:table-cell>
          <table:table-cell table:number-columns-repeated="1017"/>
        </table:table-row>
        <table:table-row table:style-name="ro2">
          <table:table-cell office:value-type="string">
            <text:p>KRAKEN</text:p>
          </table:table-cell>
          <table:table-cell office:value-type="string">
            <text:p>/Lotus/Weapons/Grineer/GrineerPistol/</text:p>
          </table:table-cell>
          <table:table-cell office:value-type="string">
            <text:p>GrnHeavyPistol</text:p>
          </table:table-cell>
          <table:table-cell office:value-type="string">
            <text:p>The Kraken is a heavy pistol of Grineer design that fires quick two shots <text:s/>with a single pull of the trigger. Skilled marksmen will appreciate the value in this deadly accurate weapon.</text:p>
          </table:table-cell>
          <table:table-cell office:value-type="string">
            <text:p>/Lotus/Weapons/Grineer/GrineerPistol/GrnHeavyPistol</text:p>
          </table:table-cell>
          <table:table-cell office:value-type="string">
            <text:p>/Lotus/StoreItems/Weapons/Grineer/GrineerPistol/GrnHeavyPistol</text:p>
          </table:table-cell>
          <table:table-cell office:value-type="string">
            <text:p>/Lotus/Types/Recipes/Weapons/GrnHeavyPistolBlueprint</text:p>
          </table:table-cell>
          <table:table-cell table:number-columns-repeated="1017"/>
        </table:table-row>
        <table:table-row table:style-name="ro2">
          <table:table-cell office:value-type="string">
            <text:p>VIPER</text:p>
          </table:table-cell>
          <table:table-cell office:value-type="string">
            <text:p>/Lotus/Weapons/Grineer/GrineerPistol/</text:p>
          </table:table-cell>
          <table:table-cell office:value-type="string">
            <text:p>GrineerLightPistol</text:p>
          </table:table-cell>
          <table:table-cell office:value-type="string">
            <text:p>A full-auto pistol known as the most compact and lightweight weapon of the Grineer arsenal. Though it has a small clip size, the Viper has a very high fire rate and ultra-fast reload times thanks to a simplified magazine design.</text:p>
          </table:table-cell>
          <table:table-cell office:value-type="string">
            <text:p>/Lotus/Weapons/Grineer/GrineerPistol/GrineerLightPistol</text:p>
          </table:table-cell>
          <table:table-cell office:value-type="string">
            <text:p>/Lotus/StoreItems/Weapons/Grineer/GrineerPistol/GrineerLightPistol</text:p>
          </table:table-cell>
          <table:table-cell office:value-type="string">
            <text:p>/Lotus/Types/Recipes/Weapons/GrineerLightPistolBlueprint</text:p>
          </table:table-cell>
          <table:table-cell table:number-columns-repeated="1017"/>
        </table:table-row>
        <table:table-row table:style-name="ro2">
          <table:table-cell office:value-type="string">
            <text:p>TWIN GREMLINS</text:p>
          </table:table-cell>
          <table:table-cell office:value-type="string">
            <text:p>/Lotus/Weapons/Grineer/GrineerPistol/</text:p>
          </table:table-cell>
          <table:table-cell office:value-type="string">
            <text:p>GrineerAkimboPistol</text:p>
          </table:table-cell>
          <table:table-cell office:value-type="string">
            <text:p>Designed as a pair, these Grineer sidearms fire projectiles at a slower rate but with greater force and accuracy.</text:p>
          </table:table-cell>
          <table:table-cell office:value-type="string">
            <text:p>/Lotus/Weapons/Grineer/GrineerPistol/GrineerAkimboPistol</text:p>
          </table:table-cell>
          <table:table-cell office:value-type="string">
            <text:p>/Lotus/StoreItems/Weapons/Grineer/GrineerPistol/GrineerAkimboPistol</text:p>
          </table:table-cell>
          <table:table-cell office:value-type="string">
            <text:p>/Lotus/Types/Recipes/Weapons/GrineerAkimboPistolBlueprint</text:p>
          </table:table-cell>
          <table:table-cell table:number-columns-repeated="1017"/>
        </table:table-row>
        <table:table-row table:style-name="ro2">
          <table:table-cell office:value-type="string">
            <text:p>ANGSTRUM</text:p>
          </table:table-cell>
          <table:table-cell office:value-type="string">
            <text:p>/Lotus/Weapons/Corpus/Pistols/CrpHandRL/</text:p>
          </table:table-cell>
          <table:table-cell office:value-type="string">
            <text:p>CorpusHandRocketLauncher</text:p>
          </table:table-cell>
          <table:table-cell office:value-type="string">
            <text:p>Capable of firing multiple rockets at once, the Angstrum is a handheld instrument of destruction.</text:p>
          </table:table-cell>
          <table:table-cell office:value-type="string">
            <text:p>/Lotus/Weapons/Corpus/Pistols/CrpHandRL/CorpusHandRocketLauncher</text:p>
          </table:table-cell>
          <table:table-cell office:value-type="string">
            <text:p>/Lotus/StoreItems/Weapons/Corpus/Pistols/CrpHandRL/CorpusHandRocketLauncher</text:p>
          </table:table-cell>
          <table:table-cell office:value-type="string">
            <text:p>/Lotus/Types/Recipes/Weapons/CorpusHandRocketLauncherBlueprint</text:p>
          </table:table-cell>
          <table:table-cell table:number-columns-repeated="1017"/>
        </table:table-row>
        <table:table-row table:style-name="ro2">
          <table:table-cell office:value-type="string">
            <text:p>DUAL CESTRA</text:p>
          </table:table-cell>
          <table:table-cell office:value-type="string">
            <text:p>/Lotus/Weapons/Corpus/Pistols/CorpusMinigun/</text:p>
          </table:table-cell>
          <table:table-cell office:value-type="string">
            <text:p>DualCorpusMinigun</text:p>
          </table:table-cell>
          <table:table-cell office:value-type="string">
            <text:p>Wield two Cestras to unleash a dual torrent of high energy bolts.</text:p>
          </table:table-cell>
          <table:table-cell office:value-type="string">
            <text:p>/Lotus/Weapons/Corpus/Pistols/CorpusMinigun/DualCorpusMinigun</text:p>
          </table:table-cell>
          <table:table-cell office:value-type="string">
            <text:p>/Lotus/StoreItems/Weapons/Corpus/Pistols/CorpusMinigun/DualCorpusMinigun</text:p>
          </table:table-cell>
          <table:table-cell office:value-type="string">
            <text:p>/Lotus/Types/Recipes/Weapons/DualCorpusMinigunBlueprint</text:p>
          </table:table-cell>
          <table:table-cell table:number-columns-repeated="1017"/>
        </table:table-row>
        <table:table-row table:style-name="ro2">
          <table:table-cell office:value-type="string">
            <text:p>CESTRA</text:p>
          </table:table-cell>
          <table:table-cell office:value-type="string">
            <text:p>/Lotus/Weapons/Corpus/Pistols/CorpusMinigun/</text:p>
          </table:table-cell>
          <table:table-cell office:value-type="string">
            <text:p>CorpusMinigun</text:p>
          </table:table-cell>
          <table:table-cell office:value-type="string">
            <text:p>Compact and deadly, the Cestra discharges bolts of energy at an increasingly rapid rate.</text:p>
          </table:table-cell>
          <table:table-cell office:value-type="string">
            <text:p>/Lotus/Weapons/Corpus/Pistols/CorpusMinigun/CorpusMinigun</text:p>
          </table:table-cell>
          <table:table-cell office:value-type="string">
            <text:p>/Lotus/StoreItems/Weapons/Corpus/Pistols/CorpusMinigun/CorpusMinigun</text:p>
          </table:table-cell>
          <table:table-cell office:value-type="string">
            <text:p>/Lotus/Types/Recipes/Weapons/CorpusMinigunBlueprint</text:p>
          </table:table-cell>
          <table:table-cell table:number-columns-repeated="1017"/>
        </table:table-row>
        <table:table-row table:style-name="ro2">
          <table:table-cell office:value-type="string">
            <text:p>DETRON</text:p>
          </table:table-cell>
          <table:table-cell office:value-type="string">
            <text:p>/Lotus/Weapons/Corpus/Pistols/CorpusHandShotgun/</text:p>
          </table:table-cell>
          <table:table-cell office:value-type="string">
            <text:p>CorpusHandCannon</text:p>
          </table:table-cell>
          <table:table-cell office:value-type="string">
            <text:p>The sleek lines of the Detron conceal its ferocious nature. The hand cannon's semi-automatic action takes down enemies with speed and efficiency.</text:p>
          </table:table-cell>
          <table:table-cell office:value-type="string">
            <text:p>/Lotus/Weapons/Corpus/Pistols/CorpusHandShotgun/CorpusHandCannon</text:p>
          </table:table-cell>
          <table:table-cell office:value-type="string">
            <text:p>/Lotus/StoreItems/Weapons/Corpus/Pistols/CorpusHandShotgun/CorpusHandCannon</text:p>
          </table:table-cell>
          <table:table-cell office:value-type="string">
            <text:p>/Lotus/Types/Recipes/Weapons/CorpusHandCannonBlueprint</text:p>
          </table:table-cell>
          <table:table-cell table:number-columns-repeated="1017"/>
        </table:table-row>
        <table:table-row table:style-name="ro2">
          <table:table-cell office:value-type="string">
            <text:p>LECTA</text:p>
          </table:table-cell>
          <table:table-cell office:value-type="string">
            <text:p>/Lotus/Weapons/Corpus/Melee/Whip/</text:p>
          </table:table-cell>
          <table:table-cell office:value-type="string">
            <text:p>CorpusWhipWeapon</text:p>
          </table:table-cell>
          <table:table-cell office:value-type="string">
            <text:p>Half taser, half whip. The Corpus Lecta delivers a deadly shock to anything it touches.</text:p>
          </table:table-cell>
          <table:table-cell office:value-type="string">
            <text:p>/Lotus/Weapons/Corpus/Melee/Whip/CorpusWhipWeapon</text:p>
          </table:table-cell>
          <table:table-cell office:value-type="string">
            <text:p>/Lotus/StoreItems/Weapons/Corpus/Melee/Whip/CorpusWhipWeapon</text:p>
          </table:table-cell>
          <table:table-cell office:value-type="string">
            <text:p>/Lotus/Types/Recipes/Weapons/CorpusWhipWeaponBlueprint</text:p>
          </table:table-cell>
          <table:table-cell table:number-columns-repeated="1017"/>
        </table:table-row>
        <table:table-row table:style-name="ro2">
          <table:table-cell office:value-type="string">
            <text:p>SERRO</text:p>
          </table:table-cell>
          <table:table-cell office:value-type="string">
            <text:p>/Lotus/Weapons/Corpus/Melee/Polearm/CorpusPolearm01/</text:p>
          </table:table-cell>
          <table:table-cell office:value-type="string">
            <text:p>CorpusPolearmWeapon</text:p>
          </table:table-cell>
          <table:table-cell office:value-type="string">
            <text:p>Developed as an energy saw to scrap obsolete ships, this tool was quickly banned when rebels in the Sedna region discovered it also made an excellent weapon.</text:p>
          </table:table-cell>
          <table:table-cell office:value-type="string">
            <text:p>/Lotus/Weapons/Corpus/Melee/Polearm/CorpusPolearm01/CorpusPolearmWeapon</text:p>
          </table:table-cell>
          <table:table-cell office:value-type="string">
            <text:p>/Lotus/StoreItems/Weapons/Corpus/Melee/Polearm/CorpusPolearm01/CorpusPolearmWeapon</text:p>
          </table:table-cell>
          <table:table-cell office:value-type="string">
            <text:p>/Lotus/Types/Recipes/Weapons/CorpusPolearmWeaponBlueprint</text:p>
          </table:table-cell>
          <table:table-cell table:number-columns-repeated="1017"/>
        </table:table-row>
        <table:table-row table:style-name="ro2">
          <table:table-cell office:value-type="string">
            <text:p>OBEX</text:p>
          </table:table-cell>
          <table:table-cell office:value-type="string">
            <text:p>/Lotus/Weapons/Corpus/Melee/KickAndPunch/</text:p>
          </table:table-cell>
          <table:table-cell office:value-type="string">
            <text:p>KickPunchWeapon</text:p>
          </table:table-cell>
          <table:table-cell office:value-type="string">
            <text:p>The Obex system multiplies the kinetic energy of a Tenno's kicks and punches, delivering devastating blows to any target.</text:p>
          </table:table-cell>
          <table:table-cell office:value-type="string">
            <text:p>/Lotus/Weapons/Corpus/Melee/KickAndPunch/KickPunchWeapon</text:p>
          </table:table-cell>
          <table:table-cell office:value-type="string">
            <text:p>/Lotus/StoreItems/Weapons/Corpus/Melee/KickAndPunch/KickPunchWeapon</text:p>
          </table:table-cell>
          <table:table-cell office:value-type="string">
            <text:p>/Lotus/Types/Recipes/Weapons/KickPunchWeaponBlueprint</text:p>
          </table:table-cell>
          <table:table-cell table:number-columns-repeated="1017"/>
        </table:table-row>
        <table:table-row table:style-name="ro2">
          <table:table-cell office:value-type="string">
            <text:p>PENTA</text:p>
          </table:table-cell>
          <table:table-cell office:value-type="string">
            <text:p>/Lotus/Weapons/Corpus/LongGuns/GrenadeLauncher/</text:p>
          </table:table-cell>
          <table:table-cell office:value-type="string">
            <text:p>GrenadeLauncher</text:p>
          </table:table-cell>
          <table:table-cell office:value-type="string">
            <text:p>The Penta Launcher fires up to five grenades that can be remotely triggered at just the right moment.</text:p>
          </table:table-cell>
          <table:table-cell office:value-type="string">
            <text:p>/Lotus/Weapons/Corpus/LongGuns/GrenadeLauncher/GrenadeLauncher</text:p>
          </table:table-cell>
          <table:table-cell office:value-type="string">
            <text:p>/Lotus/StoreItems/Weapons/Corpus/LongGuns/GrenadeLauncher/GrenadeLauncher</text:p>
          </table:table-cell>
          <table:table-cell office:value-type="string">
            <text:p>/Lotus/Types/Recipes/Weapons/GrenadeLauncherBlueprint</text:p>
          </table:table-cell>
          <table:table-cell table:number-columns-repeated="1017"/>
        </table:table-row>
        <table:table-row table:style-name="ro2">
          <table:table-cell office:value-type="string">
            <text:p>QUANTA</text:p>
          </table:table-cell>
          <table:table-cell office:value-type="string">
            <text:p>/Lotus/Weapons/Corpus/LongGuns/CrpShockRifle/</text:p>
          </table:table-cell>
          <table:table-cell office:value-type="string">
            <text:p>CrpShockRifle</text:p>
          </table:table-cell>
          <table:table-cell office:value-type="string">
            <text:p>This weapon was designed to assist with the excavation of mineral deposits from large asteroids, but has been adapted for military purposes.</text:p>
          </table:table-cell>
          <table:table-cell office:value-type="string">
            <text:p>/Lotus/Weapons/Corpus/LongGuns/CrpShockRifle/CrpShockRifle</text:p>
          </table:table-cell>
          <table:table-cell office:value-type="string">
            <text:p>/Lotus/StoreItems/Weapons/Corpus/LongGuns/CrpShockRifle/CrpShockRifle</text:p>
          </table:table-cell>
          <table:table-cell office:value-type="string">
            <text:p>/Lotus/Types/Recipes/Weapons/CrpShockRifleBlueprint</text:p>
          </table:table-cell>
          <table:table-cell table:number-columns-repeated="1017"/>
        </table:table-row>
        <table:table-row table:style-name="ro2">
          <table:table-cell office:value-type="string">
            <text:p>GLAXION</text:p>
          </table:table-cell>
          <table:table-cell office:value-type="string">
            <text:p>/Lotus/Weapons/Corpus/LongGuns/CrpFreezeRay/</text:p>
          </table:table-cell>
          <table:table-cell office:value-type="string">
            <text:p>CrpFreezeRayRifle</text:p>
          </table:table-cell>
          <table:table-cell office:value-type="string">
            <text:p>Fires a photon beam that halts molecular vibrations, causing instant and painful freezing.</text:p>
          </table:table-cell>
          <table:table-cell office:value-type="string">
            <text:p>/Lotus/Weapons/Corpus/LongGuns/CrpFreezeRay/CrpFreezeRayRifle</text:p>
          </table:table-cell>
          <table:table-cell office:value-type="string">
            <text:p>/Lotus/StoreItems/Weapons/Corpus/LongGuns/CrpFreezeRay/CrpFreezeRayRifle</text:p>
          </table:table-cell>
          <table:table-cell office:value-type="string">
            <text:p>/Lotus/Types/Recipes/Weapons/CrpFreezeRayRifleBlueprint</text:p>
          </table:table-cell>
          <table:table-cell table:number-columns-repeated="1017"/>
        </table:table-row>
        <table:table-row table:style-name="ro2">
          <table:table-cell office:value-type="string">
            <text:p>OPTICOR </text:p>
          </table:table-cell>
          <table:table-cell office:value-type="string">
            <text:p>/Lotus/Weapons/Corpus/LongGuns/CrpBFG/</text:p>
          </table:table-cell>
          <table:table-cell office:value-type="string">
            <text:p>CrpBFG</text:p>
          </table:table-cell>
          <table:table-cell office:value-type="string">
            <text:p>Once charged this Corpus laser cannon dispatches a devastating blast of light energy.</text:p>
          </table:table-cell>
          <table:table-cell office:value-type="string">
            <text:p>/Lotus/Weapons/Corpus/LongGuns/CrpBFG/CrpBFG</text:p>
          </table:table-cell>
          <table:table-cell office:value-type="string">
            <text:p>/Lotus/StoreItems/Weapons/Corpus/LongGuns/CrpBFG/CrpBFG</text:p>
          </table:table-cell>
          <table:table-cell office:value-type="string">
            <text:p>/Lotus/Types/Recipes/Weapons/CrpBFGBlueprint</text:p>
          </table:table-cell>
          <table:table-cell table:number-columns-repeated="1017"/>
        </table:table-row>
        <table:table-row table:style-name="ro2">
          <table:table-cell office:value-type="string">
            <text:p>TETRA</text:p>
          </table:table-cell>
          <table:table-cell office:value-type="string">
            <text:p>/Lotus/Weapons/Corpus/LongGuns/CorpusUMP/</text:p>
          </table:table-cell>
          <table:table-cell office:value-type="string">
            <text:p>CorpusUMP</text:p>
          </table:table-cell>
          <table:table-cell office:value-type="string">
            <text:p>Drawing from its huge quad-chambered clip, the Tetra is capable of unleashing a sustained barrage of lethal energy bolts.</text:p>
          </table:table-cell>
          <table:table-cell office:value-type="string">
            <text:p>/Lotus/Weapons/Corpus/LongGuns/CorpusUMP/CorpusUMP</text:p>
          </table:table-cell>
          <table:table-cell office:value-type="string">
            <text:p>/Lotus/StoreItems/Weapons/Corpus/LongGuns/CorpusUMP/CorpusUMP</text:p>
          </table:table-cell>
          <table:table-cell office:value-type="string">
            <text:p>/Lotus/Types/Recipes/Weapons/CorpusUMPBlueprint</text:p>
          </table:table-cell>
          <table:table-cell table:number-columns-repeated="1017"/>
        </table:table-row>
        <table:table-row table:style-name="ro2">
          <table:table-cell office:value-type="string">
            <text:p>AMPREX</text:p>
          </table:table-cell>
          <table:table-cell office:value-type="string">
            <text:p>/Lotus/Weapons/Corpus/LongGuns/ChainLightningGun/</text:p>
          </table:table-cell>
          <table:table-cell office:value-type="string">
            <text:p>ChainLightningRifle</text:p>
          </table:table-cell>
          <table:table-cell office:value-type="string">
            <text:p>The Amprex rifle fires a continuous beam of high voltage electricity that arcs among nearby enemies. This weapon excels at crowd control.</text:p>
          </table:table-cell>
          <table:table-cell office:value-type="string">
            <text:p>/Lotus/Weapons/Corpus/LongGuns/ChainLightningGun/ChainLightningRifle</text:p>
          </table:table-cell>
          <table:table-cell office:value-type="string">
            <text:p>/Lotus/StoreItems/Weapons/Corpus/LongGuns/ChainLightningGun/ChainLightningRifle</text:p>
          </table:table-cell>
          <table:table-cell office:value-type="string">
            <text:p>/Lotus/Types/Recipes/Weapons/ChainLightningRifleBlueprint</text:p>
          </table:table-cell>
          <table:table-cell table:number-columns-repeated="1017"/>
        </table:table-row>
        <table:table-row table:style-name="ro2">
          <table:table-cell office:value-type="string">
            <text:p>PROVA VANDAL</text:p>
          </table:table-cell>
          <table:table-cell office:value-type="string">
            <text:p>/Lotus/Weapons/ClanTech/Energy/</text:p>
          </table:table-cell>
          <table:table-cell office:value-type="string">
            <text:p>VandalElectroProd</text:p>
          </table:table-cell>
          <table:table-cell office:value-type="string">
            <text:p>A customized version of the vicious Prova, with metallic finish and Lotus decal.</text:p>
          </table:table-cell>
          <table:table-cell office:value-type="string">
            <text:p>/Lotus/Weapons/ClanTech/Energy/VandalElectroProd</text:p>
          </table:table-cell>
          <table:table-cell office:value-type="string">
            <text:p>/Lotus/StoreItems/Weapons/ClanTech/Energy/VandalElectroProd</text:p>
          </table:table-cell>
          <table:table-cell office:value-type="string">
            <text:p>/Lotus/Types/Recipes/Weapons/VandalElectroProdBlueprint</text:p>
          </table:table-cell>
          <table:table-cell table:number-columns-repeated="1017"/>
        </table:table-row>
        <table:table-row table:style-name="ro2">
          <table:table-cell office:value-type="string">
            <text:p>LANKA</text:p>
          </table:table-cell>
          <table:table-cell office:value-type="string">
            <text:p>/Lotus/Weapons/ClanTech/Energy/</text:p>
          </table:table-cell>
          <table:table-cell office:value-type="string">
            <text:p>Railgun</text:p>
          </table:table-cell>
          <table:table-cell office:value-type="string">
            <text:p>The LANKA fires a high velocity projectile through magnetic induction.</text:p>
          </table:table-cell>
          <table:table-cell office:value-type="string">
            <text:p>/Lotus/Weapons/ClanTech/Energy/Railgun</text:p>
          </table:table-cell>
          <table:table-cell office:value-type="string">
            <text:p>/Lotus/StoreItems/Weapons/ClanTech/Energy/Railgun</text:p>
          </table:table-cell>
          <table:table-cell office:value-type="string">
            <text:p>/Lotus/Types/Recipes/Weapons/RailgunBlueprint</text:p>
          </table:table-cell>
          <table:table-cell table:number-columns-repeated="1017"/>
        </table:table-row>
        <table:table-row table:style-name="ro2">
          <table:table-cell office:value-type="string">
            <text:p>DERA</text:p>
          </table:table-cell>
          <table:table-cell office:value-type="string">
            <text:p>/Lotus/Weapons/ClanTech/Energy/</text:p>
          </table:table-cell>
          <table:table-cell office:value-type="string">
            <text:p>EnergyRifle</text:p>
          </table:table-cell>
          <table:table-cell office:value-type="string">
            <text:p>The DERA is a repeater that fires super-heated plasma.</text:p>
          </table:table-cell>
          <table:table-cell office:value-type="string">
            <text:p>/Lotus/Weapons/ClanTech/Energy/EnergyRifle</text:p>
          </table:table-cell>
          <table:table-cell office:value-type="string">
            <text:p>/Lotus/StoreItems/Weapons/ClanTech/Energy/EnergyRifle</text:p>
          </table:table-cell>
          <table:table-cell office:value-type="string">
            <text:p>/Lotus/Types/Recipes/Weapons/EnergyRifleBlueprint</text:p>
          </table:table-cell>
          <table:table-cell table:number-columns-repeated="1017"/>
        </table:table-row>
        <table:table-row table:style-name="ro2">
          <table:table-cell office:value-type="string">
            <text:p>PROVA</text:p>
          </table:table-cell>
          <table:table-cell office:value-type="string">
            <text:p>/Lotus/Weapons/ClanTech/Energy/</text:p>
          </table:table-cell>
          <table:table-cell office:value-type="string">
            <text:p>ElectroProd</text:p>
          </table:table-cell>
          <table:table-cell office:value-type="string">
            <text:p>The PROVA is a melee weapon that delivers a high-intensity shock to its target.</text:p>
          </table:table-cell>
          <table:table-cell office:value-type="string">
            <text:p>/Lotus/Weapons/ClanTech/Energy/ElectroProd</text:p>
          </table:table-cell>
          <table:table-cell office:value-type="string">
            <text:p>/Lotus/StoreItems/Weapons/ClanTech/Energy/ElectroProd</text:p>
          </table:table-cell>
          <table:table-cell office:value-type="string">
            <text:p>/Lotus/Types/Recipes/Weapons/ElectroProdBlueprint</text:p>
          </table:table-cell>
          <table:table-cell table:number-columns-repeated="1017"/>
        </table:table-row>
        <table:table-row table:style-name="ro2">
          <table:table-cell office:value-type="string">
            <text:p>FLUX RIFLE</text:p>
          </table:table-cell>
          <table:table-cell office:value-type="string">
            <text:p>/Lotus/Weapons/ClanTech/Energy/</text:p>
          </table:table-cell>
          <table:table-cell office:value-type="string">
            <text:p>CrpLaserRifle</text:p>
          </table:table-cell>
          <table:table-cell office:value-type="string">
            <text:p>Laser Rifle with Corpus safe-guards removed.</text:p>
          </table:table-cell>
          <table:table-cell office:value-type="string">
            <text:p>/Lotus/Weapons/ClanTech/Energy/CrpLaserRifle</text:p>
          </table:table-cell>
          <table:table-cell office:value-type="string">
            <text:p>/Lotus/StoreItems/Weapons/ClanTech/Energy/CrpLaserRifle</text:p>
          </table:table-cell>
          <table:table-cell office:value-type="string">
            <text:p>/Lotus/Types/Recipes/Weapons/CrpLaserRifleBlueprint</text:p>
          </table:table-cell>
          <table:table-cell table:number-columns-repeated="1017"/>
        </table:table-row>
        <table:table-row table:style-name="ro2">
          <table:table-cell office:value-type="string">
            <text:p>SPECTRA</text:p>
          </table:table-cell>
          <table:table-cell office:value-type="string">
            <text:p>/Lotus/Weapons/ClanTech/Energy/</text:p>
          </table:table-cell>
          <table:table-cell office:value-type="string">
            <text:p>CrpLaserPistol</text:p>
          </table:table-cell>
          <table:table-cell office:value-type="string">
            <text:p>While its intended design is for deep space construction, the concentrated laser beam of the Spectra is highly effective against organic and synthetic enemies.</text:p>
          </table:table-cell>
          <table:table-cell office:value-type="string">
            <text:p>/Lotus/Weapons/ClanTech/Energy/CrpLaserPistol</text:p>
          </table:table-cell>
          <table:table-cell office:value-type="string">
            <text:p>/Lotus/StoreItems/Weapons/ClanTech/Energy/CrpLaserPistol</text:p>
          </table:table-cell>
          <table:table-cell office:value-type="string">
            <text:p>/Lotus/Types/Recipes/Weapons/CrpLaserPistolBlueprint</text:p>
          </table:table-cell>
          <table:table-cell table:number-columns-repeated="1017"/>
        </table:table-row>
        <table:table-row table:style-name="ro2">
          <table:table-cell office:value-type="string">
            <text:p>SUPRA</text:p>
          </table:table-cell>
          <table:table-cell office:value-type="string">
            <text:p>/Lotus/Weapons/ClanTech/Energy/</text:p>
          </table:table-cell>
          <table:table-cell office:value-type="string">
            <text:p>CrpHeavyRifle</text:p>
          </table:table-cell>
          <table:table-cell office:value-type="string">
            <text:p>The SUPRA is a heavy laser gun with a short wind up time.</text:p>
          </table:table-cell>
          <table:table-cell office:value-type="string">
            <text:p>/Lotus/Weapons/ClanTech/Energy/CrpHeavyRifle</text:p>
          </table:table-cell>
          <table:table-cell office:value-type="string">
            <text:p>/Lotus/StoreItems/Weapons/ClanTech/Energy/CrpHeavyRifle</text:p>
          </table:table-cell>
          <table:table-cell office:value-type="string">
            <text:p>/Lotus/Types/Recipes/Weapons/CrpHeavyRifleBlueprint</text:p>
          </table:table-cell>
          <table:table-cell table:number-columns-repeated="1017"/>
        </table:table-row>
        <table:table-row table:style-name="ro2">
          <table:table-cell office:value-type="string">
            <text:p>OGRIS</text:p>
          </table:table-cell>
          <table:table-cell office:value-type="string">
            <text:p>/Lotus/Weapons/ClanTech/Chemical/</text:p>
          </table:table-cell>
          <table:table-cell office:value-type="string">
            <text:p>RocketLauncher</text:p>
          </table:table-cell>
          <table:table-cell office:value-type="string">
            <text:p>OGRIS fires detonite-infused casings.</text:p>
          </table:table-cell>
          <table:table-cell office:value-type="string">
            <text:p>/Lotus/Weapons/ClanTech/Chemical/RocketLauncher</text:p>
          </table:table-cell>
          <table:table-cell office:value-type="string">
            <text:p>/Lotus/StoreItems/Weapons/ClanTech/Chemical/RocketLauncher</text:p>
          </table:table-cell>
          <table:table-cell office:value-type="string">
            <text:p>/Lotus/Types/Recipes/Weapons/RocketLauncherBlueprint</text:p>
          </table:table-cell>
          <table:table-cell table:number-columns-repeated="1017"/>
        </table:table-row>
        <table:table-row table:style-name="ro2">
          <table:table-cell office:value-type="string">
            <text:p>IGNIS</text:p>
          </table:table-cell>
          <table:table-cell office:value-type="string">
            <text:p>/Lotus/Weapons/ClanTech/Chemical/</text:p>
          </table:table-cell>
          <table:table-cell office:value-type="string">
            <text:p>FlameThrower</text:p>
          </table:table-cell>
          <table:table-cell office:value-type="string">
            <text:p>IGNIS produces a stream of intense heat.</text:p>
          </table:table-cell>
          <table:table-cell office:value-type="string">
            <text:p>/Lotus/Weapons/ClanTech/Chemical/FlameThrower</text:p>
          </table:table-cell>
          <table:table-cell office:value-type="string">
            <text:p>/Lotus/StoreItems/Weapons/ClanTech/Chemical/FlameThrower</text:p>
          </table:table-cell>
          <table:table-cell office:value-type="string">
            <text:p>/Lotus/Types/Recipes/Weapons/FlameThrowerBlueprint</text:p>
          </table:table-cell>
          <table:table-cell table:number-columns-repeated="1017"/>
        </table:table-row>
        <table:table-row table:style-name="ro2">
          <table:table-cell office:value-type="string">
            <text:p>TORID</text:p>
          </table:table-cell>
          <table:table-cell office:value-type="string">
            <text:p>/Lotus/Weapons/ClanTech/Bio/</text:p>
          </table:table-cell>
          <table:table-cell office:value-type="string">
            <text:p>BioWeapon</text:p>
          </table:table-cell>
          <table:table-cell office:value-type="string">
            <text:p>TORID lobs a toxic payload.</text:p>
          </table:table-cell>
          <table:table-cell office:value-type="string">
            <text:p>/Lotus/Weapons/ClanTech/Bio/BioWeapon</text:p>
          </table:table-cell>
          <table:table-cell office:value-type="string">
            <text:p>/Lotus/StoreItems/Weapons/ClanTech/Bio/BioWeapon</text:p>
          </table:table-cell>
          <table:table-cell office:value-type="string">
            <text:p>/Lotus/Types/Recipes/Weapons/BioWeaponBlueprint</text:p>
          </table:table-cell>
          <table:table-cell table:number-columns-repeated="1017"/>
        </table:table-row>
        <table:table-row table:style-name="ro2">
          <table:table-cell office:value-type="string">
            <text:p>ACRID</text:p>
          </table:table-cell>
          <table:table-cell office:value-type="string">
            <text:p>/Lotus/Weapons/ClanTech/Bio/</text:p>
          </table:table-cell>
          <table:table-cell office:value-type="string">
            <text:p>AcidDartPistol</text:p>
          </table:table-cell>
          <table:table-cell office:value-type="string">
            <text:p>ACRID fires an acidic-infused needle.</text:p>
          </table:table-cell>
          <table:table-cell office:value-type="string">
            <text:p>/Lotus/Weapons/ClanTech/Bio/AcidDartPistol</text:p>
          </table:table-cell>
          <table:table-cell office:value-type="string">
            <text:p>/Lotus/StoreItems/Weapons/ClanTech/Bio/AcidDartPistol</text:p>
          </table:table-cell>
          <table:table-cell office:value-type="string">
            <text:p>/Lotus/Types/Recipes/Weapons/AcidDartPistolBlueprint</text:p>
          </table:table-cell>
          <table:table-cell table:number-columns-repeated="1017"/>
        </table:table-row>
        <table:table-row table:style-name="ro2">
          <table:table-cell office:value-type="string">
            <text:p>SWEEPER</text:p>
          </table:table-cell>
          <table:table-cell office:value-type="string">
            <text:p>/Lotus/Types/Sentinels/SentinelWeapons/</text:p>
          </table:table-cell>
          <table:table-cell office:value-type="string">
            <text:p>SentShotgun</text:p>
          </table:table-cell>
          <table:table-cell office:value-type="string">
            <text:p>Standard issue weapon for Carrier Sentinel. Fires shotgun rounds.</text:p>
          </table:table-cell>
          <table:table-cell office:value-type="string">
            <text:p>/Lotus/Types/Sentinels/SentinelWeapons/SentShotgun</text:p>
          </table:table-cell>
          <table:table-cell office:value-type="string">
            <text:p>/Lotus/StoreItems/Types/Sentinels/SentinelWeapons/SentShotgun</text:p>
          </table:table-cell>
          <table:table-cell office:value-type="string">
            <text:p>/Lotus/Types/Recipes/Weapons/SentShotgunBlueprint</text:p>
          </table:table-cell>
          <table:table-cell table:number-columns-repeated="1017"/>
        </table:table-row>
        <table:table-row table:style-name="ro2">
          <table:table-cell office:value-type="string">
            <text:p>DECONSTRUCTOR</text:p>
          </table:table-cell>
          <table:table-cell office:value-type="string">
            <text:p>/Lotus/Types/Sentinels/SentinelWeapons/</text:p>
          </table:table-cell>
          <table:table-cell office:value-type="string">
            <text:p>SentGlaiveWeapon</text:p>
          </table:table-cell>
          <table:table-cell office:value-type="string">
            <text:p>Causes the Helios Sentinel to attack enemy targets using pieces of itself.</text:p>
          </table:table-cell>
          <table:table-cell office:value-type="string">
            <text:p>/Lotus/Types/Sentinels/SentinelWeapons/SentGlaiveWeapon</text:p>
          </table:table-cell>
          <table:table-cell office:value-type="string">
            <text:p>/Lotus/StoreItems/Types/Sentinels/SentinelWeapons/SentGlaiveWeapon</text:p>
          </table:table-cell>
          <table:table-cell office:value-type="string">
            <text:p>/Lotus/Types/Recipes/Weapons/SentGlaiveWeaponBlueprint</text:p>
          </table:table-cell>
          <table:table-cell table:number-columns-repeated="1017"/>
        </table:table-row>
        <table:table-row table:style-name="ro2">
          <table:table-cell office:value-type="string">
            <text:p>STINGER</text:p>
          </table:table-cell>
          <table:table-cell office:value-type="string">
            <text:p>/Lotus/Types/Sentinels/SentinelWeapons/</text:p>
          </table:table-cell>
          <table:table-cell office:value-type="string">
            <text:p>SentBioWeapon</text:p>
          </table:table-cell>
          <table:table-cell office:value-type="string">
            <text:p>Standard issue weapon for Djinn Sentinel. Fires poisonous projectiles.</text:p>
          </table:table-cell>
          <table:table-cell office:value-type="string">
            <text:p>/Lotus/Types/Sentinels/SentinelWeapons/SentBioWeapon</text:p>
          </table:table-cell>
          <table:table-cell office:value-type="string">
            <text:p>/Lotus/StoreItems/Types/Sentinels/SentinelWeapons/SentBioWeapon</text:p>
          </table:table-cell>
          <table:table-cell office:value-type="string">
            <text:p>/Lotus/Types/Recipes/Weapons/SentBioWeaponBlueprint</text:p>
          </table:table-cell>
          <table:table-cell table:number-columns-repeated="1017"/>
        </table:table-row>
        <table:table-row table:style-name="ro2">
          <table:table-cell office:value-type="string">
            <text:p>PRIME LASER RIFLE</text:p>
          </table:table-cell>
          <table:table-cell office:value-type="string">
            <text:p>/Lotus/Types/Sentinels/SentinelWeapons/</text:p>
          </table:table-cell>
          <table:table-cell office:value-type="string">
            <text:p>PrimeLaserRifle</text:p>
          </table:table-cell>
          <table:table-cell office:value-type="string">
            <text:p>A Prime Laser Rifle.</text:p>
          </table:table-cell>
          <table:table-cell office:value-type="string">
            <text:p>/Lotus/Types/Sentinels/SentinelWeapons/PrimeLaserRifle</text:p>
          </table:table-cell>
          <table:table-cell office:value-type="string">
            <text:p>/Lotus/StoreItems/Types/Sentinels/SentinelWeapons/PrimeLaserRifle</text:p>
          </table:table-cell>
          <table:table-cell office:value-type="string">
            <text:p>/Lotus/Types/Recipes/Weapons/PrimeLaserRifleBlueprint</text:p>
          </table:table-cell>
          <table:table-cell table:number-columns-repeated="1017"/>
        </table:table-row>
        <table:table-row table:style-name="ro2">
          <table:table-cell office:value-type="string">
            <text:p>LASER RIFLE</text:p>
          </table:table-cell>
          <table:table-cell office:value-type="string">
            <text:p>/Lotus/Types/Sentinels/SentinelWeapons/</text:p>
          </table:table-cell>
          <table:table-cell office:value-type="string">
            <text:p>LaserRifle</text:p>
          </table:table-cell>
          <table:table-cell office:value-type="string">
            <text:p>A laser rifle developed by reverse-engineering Corpus technology.</text:p>
          </table:table-cell>
          <table:table-cell office:value-type="string">
            <text:p>/Lotus/Types/Sentinels/SentinelWeapons/LaserRifle</text:p>
          </table:table-cell>
          <table:table-cell office:value-type="string">
            <text:p>/Lotus/StoreItems/Types/Sentinels/SentinelWeapons/LaserRifle</text:p>
          </table:table-cell>
          <table:table-cell office:value-type="string">
            <text:p>/Lotus/Types/Recipes/Weapons/LaserRifleBlueprint</text:p>
          </table:table-cell>
          <table:table-cell table:number-columns-repeated="1017"/>
        </table:table-row>
        <table:table-row table:style-name="ro2">
          <table:table-cell office:value-type="string">
            <text:p>DETH MACHINE RIFLE</text:p>
          </table:table-cell>
          <table:table-cell office:value-type="string">
            <text:p>/Lotus/Types/Sentinels/SentinelWeapons/</text:p>
          </table:table-cell>
          <table:table-cell office:value-type="string">
            <text:p>DethMachineRifle</text:p>
          </table:table-cell>
          <table:table-cell office:value-type="string">
            <text:p>Standard issue weaponry signature to Dethcube.</text:p>
          </table:table-cell>
          <table:table-cell office:value-type="string">
            <text:p>/Lotus/Types/Sentinels/SentinelWeapons/DethMachineRifle</text:p>
          </table:table-cell>
          <table:table-cell office:value-type="string">
            <text:p>/Lotus/StoreItems/Types/Sentinels/SentinelWeapons/DethMachineRifle</text:p>
          </table:table-cell>
          <table:table-cell office:value-type="string">
            <text:p>/Lotus/Types/Recipes/Weapons/DethMachineRifleBlueprint</text:p>
          </table:table-cell>
          <table:table-cell table:number-columns-repeated="1017"/>
        </table:table-row>
        <table:table-row table:style-name="ro2">
          <table:table-cell office:value-type="string">
            <text:p>BURST LASER</text:p>
          </table:table-cell>
          <table:table-cell office:value-type="string">
            <text:p>/Lotus/Types/Sentinels/SentinelWeapons/</text:p>
          </table:table-cell>
          <table:table-cell office:value-type="string">
            <text:p>BurstLaserPistol</text:p>
          </table:table-cell>
          <table:table-cell office:value-type="string">
            <text:p>Fires a small burst of lasers.</text:p>
          </table:table-cell>
          <table:table-cell office:value-type="string">
            <text:p>/Lotus/Types/Sentinels/SentinelWeapons/BurstLaserPistol</text:p>
          </table:table-cell>
          <table:table-cell office:value-type="string">
            <text:p>/Lotus/StoreItems/Types/Sentinels/SentinelWeapons/BurstLaserPistol</text:p>
          </table:table-cell>
          <table:table-cell office:value-type="string">
            <text:p>/Lotus/Types/Recipes/Weapons/BurstLaserPistolBlueprint</text:p>
          </table:table-cell>
          <table:table-cell table:number-columns-repeated="1017"/>
        </table:table-row>
      </table:table>
      <table:table table:name="AllIngameWeaps" table:style-name="ta1" table:print="false">
        <table:table-column table:style-name="co1" table:number-columns-repeated="2" table:default-cell-style-name="Default"/>
        <table:table-row table:style-name="ro1">
          <table:table-cell table:style-name="ce1" office:value-type="string">
            <text:p>Name</text:p>
          </table:table-cell>
          <table:table-cell table:style-name="ce1" office:value-type="string">
            <text:p>Category</text:p>
          </table:table-cell>
        </table:table-row>
        <table:table-row table:style-name="ro1">
          <table:table-cell office:value-type="string">
            <text:p>Amprex </text:p>
          </table:table-cell>
          <table:table-cell office:value-type="string">
            <text:p>Primary</text:p>
          </table:table-cell>
        </table:table-row>
        <table:table-row table:style-name="ro1">
          <table:table-cell office:value-type="string">
            <text:p>Attica </text:p>
          </table:table-cell>
          <table:table-cell office:value-type="string">
            <text:p>Primary</text:p>
          </table:table-cell>
        </table:table-row>
        <table:table-row table:style-name="ro1">
          <table:table-cell office:value-type="string">
            <text:p>Boar </text:p>
          </table:table-cell>
          <table:table-cell office:value-type="string">
            <text:p>Primary</text:p>
          </table:table-cell>
        </table:table-row>
        <table:table-row table:style-name="ro1">
          <table:table-cell office:value-type="string">
            <text:p>Boar Prime </text:p>
          </table:table-cell>
          <table:table-cell office:value-type="string">
            <text:p>Primary</text:p>
          </table:table-cell>
        </table:table-row>
        <table:table-row table:style-name="ro1">
          <table:table-cell office:value-type="string">
            <text:p>Boltor </text:p>
          </table:table-cell>
          <table:table-cell office:value-type="string">
            <text:p>Primary</text:p>
          </table:table-cell>
        </table:table-row>
        <table:table-row table:style-name="ro1">
          <table:table-cell office:value-type="string">
            <text:p>Boltor Prime </text:p>
          </table:table-cell>
          <table:table-cell office:value-type="string">
            <text:p>Primary</text:p>
          </table:table-cell>
        </table:table-row>
        <table:table-row table:style-name="ro1">
          <table:table-cell office:value-type="string">
            <text:p>Braton Mk1 </text:p>
          </table:table-cell>
          <table:table-cell office:value-type="string">
            <text:p>Primary</text:p>
          </table:table-cell>
        </table:table-row>
        <table:table-row table:style-name="ro1">
          <table:table-cell office:value-type="string">
            <text:p>Braton </text:p>
          </table:table-cell>
          <table:table-cell office:value-type="string">
            <text:p>Primary</text:p>
          </table:table-cell>
        </table:table-row>
        <table:table-row table:style-name="ro1">
          <table:table-cell office:value-type="string">
            <text:p>Braton Prime </text:p>
          </table:table-cell>
          <table:table-cell office:value-type="string">
            <text:p>Primary</text:p>
          </table:table-cell>
        </table:table-row>
        <table:table-row table:style-name="ro1">
          <table:table-cell office:value-type="string">
            <text:p>Braton Vandal </text:p>
          </table:table-cell>
          <table:table-cell office:value-type="string">
            <text:p>Primary</text:p>
          </table:table-cell>
        </table:table-row>
        <table:table-row table:style-name="ro1">
          <table:table-cell office:value-type="string">
            <text:p>Burston </text:p>
          </table:table-cell>
          <table:table-cell office:value-type="string">
            <text:p>Primary</text:p>
          </table:table-cell>
        </table:table-row>
        <table:table-row table:style-name="ro1">
          <table:table-cell office:value-type="string">
            <text:p>Burston Prime </text:p>
          </table:table-cell>
          <table:table-cell office:value-type="string">
            <text:p>Primary</text:p>
          </table:table-cell>
        </table:table-row>
        <table:table-row table:style-name="ro1">
          <table:table-cell office:value-type="string">
            <text:p>Buzlok </text:p>
          </table:table-cell>
          <table:table-cell office:value-type="string">
            <text:p>Primary</text:p>
          </table:table-cell>
        </table:table-row>
        <table:table-row table:style-name="ro1">
          <table:table-cell office:value-type="string">
            <text:p>Cernos </text:p>
          </table:table-cell>
          <table:table-cell office:value-type="string">
            <text:p>Primary</text:p>
          </table:table-cell>
        </table:table-row>
        <table:table-row table:style-name="ro1">
          <table:table-cell office:value-type="string">
            <text:p>Daikyu </text:p>
          </table:table-cell>
          <table:table-cell office:value-type="string">
            <text:p>Primary</text:p>
          </table:table-cell>
        </table:table-row>
        <table:table-row table:style-name="ro1">
          <table:table-cell office:value-type="string">
            <text:p>Dera </text:p>
          </table:table-cell>
          <table:table-cell office:value-type="string">
            <text:p>Primary</text:p>
          </table:table-cell>
        </table:table-row>
        <table:table-row table:style-name="ro1">
          <table:table-cell office:value-type="string">
            <text:p>Dera Vandal </text:p>
          </table:table-cell>
          <table:table-cell office:value-type="string">
            <text:p>Primary</text:p>
          </table:table-cell>
        </table:table-row>
        <table:table-row table:style-name="ro1">
          <table:table-cell office:value-type="string">
            <text:p>Drakgoon </text:p>
          </table:table-cell>
          <table:table-cell office:value-type="string">
            <text:p>Primary</text:p>
          </table:table-cell>
        </table:table-row>
        <table:table-row table:style-name="ro1">
          <table:table-cell office:value-type="string">
            <text:p>Dread </text:p>
          </table:table-cell>
          <table:table-cell office:value-type="string">
            <text:p>Primary</text:p>
          </table:table-cell>
        </table:table-row>
        <table:table-row table:style-name="ro1">
          <table:table-cell office:value-type="string">
            <text:p>Flux Rifle </text:p>
          </table:table-cell>
          <table:table-cell office:value-type="string">
            <text:p>Primary</text:p>
          </table:table-cell>
        </table:table-row>
        <table:table-row table:style-name="ro1">
          <table:table-cell office:value-type="string">
            <text:p>Glaxion </text:p>
          </table:table-cell>
          <table:table-cell office:value-type="string">
            <text:p>Primary</text:p>
          </table:table-cell>
        </table:table-row>
        <table:table-row table:style-name="ro1">
          <table:table-cell office:value-type="string">
            <text:p>Gorgon </text:p>
          </table:table-cell>
          <table:table-cell office:value-type="string">
            <text:p>Primary</text:p>
          </table:table-cell>
        </table:table-row>
        <table:table-row table:style-name="ro1">
          <table:table-cell office:value-type="string">
            <text:p>Gorgon Prisma </text:p>
          </table:table-cell>
          <table:table-cell office:value-type="string">
            <text:p>Primary</text:p>
          </table:table-cell>
        </table:table-row>
        <table:table-row table:style-name="ro1">
          <table:table-cell office:value-type="string">
            <text:p>Gorgon Wraith </text:p>
          </table:table-cell>
          <table:table-cell office:value-type="string">
            <text:p>Primary</text:p>
          </table:table-cell>
        </table:table-row>
        <table:table-row table:style-name="ro1">
          <table:table-cell office:value-type="string">
            <text:p>Grakata </text:p>
          </table:table-cell>
          <table:table-cell office:value-type="string">
            <text:p>Primary</text:p>
          </table:table-cell>
        </table:table-row>
        <table:table-row table:style-name="ro1">
          <table:table-cell office:value-type="string">
            <text:p>Grakata Prisma </text:p>
          </table:table-cell>
          <table:table-cell office:value-type="string">
            <text:p>Primary</text:p>
          </table:table-cell>
        </table:table-row>
        <table:table-row table:style-name="ro1">
          <table:table-cell office:value-type="string">
            <text:p>Grinlok </text:p>
          </table:table-cell>
          <table:table-cell office:value-type="string">
            <text:p>Primary</text:p>
          </table:table-cell>
        </table:table-row>
        <table:table-row table:style-name="ro1">
          <table:table-cell office:value-type="string">
            <text:p>Harpak </text:p>
          </table:table-cell>
          <table:table-cell office:value-type="string">
            <text:p>Primary</text:p>
          </table:table-cell>
        </table:table-row>
        <table:table-row table:style-name="ro1">
          <table:table-cell office:value-type="string">
            <text:p>Hek </text:p>
          </table:table-cell>
          <table:table-cell office:value-type="string">
            <text:p>Primary</text:p>
          </table:table-cell>
        </table:table-row>
        <table:table-row table:style-name="ro1">
          <table:table-cell office:value-type="string">
            <text:p>Hind </text:p>
          </table:table-cell>
          <table:table-cell office:value-type="string">
            <text:p>Primary</text:p>
          </table:table-cell>
        </table:table-row>
        <table:table-row table:style-name="ro1">
          <table:table-cell office:value-type="string">
            <text:p>Ignis </text:p>
          </table:table-cell>
          <table:table-cell office:value-type="string">
            <text:p>Primary</text:p>
          </table:table-cell>
        </table:table-row>
        <table:table-row table:style-name="ro1">
          <table:table-cell office:value-type="string">
            <text:p>Karak </text:p>
          </table:table-cell>
          <table:table-cell office:value-type="string">
            <text:p>Primary</text:p>
          </table:table-cell>
        </table:table-row>
        <table:table-row table:style-name="ro1">
          <table:table-cell office:value-type="string">
            <text:p>Karak Wraith </text:p>
          </table:table-cell>
          <table:table-cell office:value-type="string">
            <text:p>Primary</text:p>
          </table:table-cell>
        </table:table-row>
        <table:table-row table:style-name="ro1">
          <table:table-cell office:value-type="string">
            <text:p>Kohm </text:p>
          </table:table-cell>
          <table:table-cell office:value-type="string">
            <text:p>Primary</text:p>
          </table:table-cell>
        </table:table-row>
        <table:table-row table:style-name="ro1">
          <table:table-cell office:value-type="string">
            <text:p>Lanka </text:p>
          </table:table-cell>
          <table:table-cell office:value-type="string">
            <text:p>Primary</text:p>
          </table:table-cell>
        </table:table-row>
        <table:table-row table:style-name="ro1">
          <table:table-cell office:value-type="string">
            <text:p>Latron </text:p>
          </table:table-cell>
          <table:table-cell office:value-type="string">
            <text:p>Primary</text:p>
          </table:table-cell>
        </table:table-row>
        <table:table-row table:style-name="ro1">
          <table:table-cell office:value-type="string">
            <text:p>Latron Prime </text:p>
          </table:table-cell>
          <table:table-cell office:value-type="string">
            <text:p>Primary</text:p>
          </table:table-cell>
        </table:table-row>
        <table:table-row table:style-name="ro1">
          <table:table-cell office:value-type="string">
            <text:p>Latron Wraith </text:p>
          </table:table-cell>
          <table:table-cell office:value-type="string">
            <text:p>Primary</text:p>
          </table:table-cell>
        </table:table-row>
        <table:table-row table:style-name="ro1">
          <table:table-cell office:value-type="string">
            <text:p>Miter </text:p>
          </table:table-cell>
          <table:table-cell office:value-type="string">
            <text:p>Primary</text:p>
          </table:table-cell>
        </table:table-row>
        <table:table-row table:style-name="ro1">
          <table:table-cell office:value-type="string">
            <text:p>Mutalist Quanta </text:p>
          </table:table-cell>
          <table:table-cell office:value-type="string">
            <text:p>Primary</text:p>
          </table:table-cell>
        </table:table-row>
        <table:table-row table:style-name="ro1">
          <table:table-cell office:value-type="string">
            <text:p>Ogris </text:p>
          </table:table-cell>
          <table:table-cell office:value-type="string">
            <text:p>Primary</text:p>
          </table:table-cell>
        </table:table-row>
        <table:table-row table:style-name="ro1">
          <table:table-cell office:value-type="string">
            <text:p>Opticor </text:p>
          </table:table-cell>
          <table:table-cell office:value-type="string">
            <text:p>Primary</text:p>
          </table:table-cell>
        </table:table-row>
        <table:table-row table:style-name="ro1">
          <table:table-cell office:value-type="string">
            <text:p>Panthera </text:p>
          </table:table-cell>
          <table:table-cell office:value-type="string">
            <text:p>Primary</text:p>
          </table:table-cell>
        </table:table-row>
        <table:table-row table:style-name="ro1">
          <table:table-cell office:value-type="string">
            <text:p>Paracyst </text:p>
          </table:table-cell>
          <table:table-cell office:value-type="string">
            <text:p>Primary</text:p>
          </table:table-cell>
        </table:table-row>
        <table:table-row table:style-name="ro1">
          <table:table-cell office:value-type="string">
            <text:p>Paris Mk1 </text:p>
          </table:table-cell>
          <table:table-cell office:value-type="string">
            <text:p>Primary</text:p>
          </table:table-cell>
        </table:table-row>
        <table:table-row table:style-name="ro1">
          <table:table-cell office:value-type="string">
            <text:p>Paris </text:p>
          </table:table-cell>
          <table:table-cell office:value-type="string">
            <text:p>Primary</text:p>
          </table:table-cell>
        </table:table-row>
        <table:table-row table:style-name="ro1">
          <table:table-cell office:value-type="string">
            <text:p>Paris Prime </text:p>
          </table:table-cell>
          <table:table-cell office:value-type="string">
            <text:p>Primary</text:p>
          </table:table-cell>
        </table:table-row>
        <table:table-row table:style-name="ro1">
          <table:table-cell office:value-type="string">
            <text:p>Penta </text:p>
          </table:table-cell>
          <table:table-cell office:value-type="string">
            <text:p>Primary</text:p>
          </table:table-cell>
        </table:table-row>
        <table:table-row table:style-name="ro1">
          <table:table-cell office:value-type="string">
            <text:p>Phage </text:p>
          </table:table-cell>
          <table:table-cell office:value-type="string">
            <text:p>Primary</text:p>
          </table:table-cell>
        </table:table-row>
        <table:table-row table:style-name="ro1">
          <table:table-cell office:value-type="string">
            <text:p>Quanta </text:p>
          </table:table-cell>
          <table:table-cell office:value-type="string">
            <text:p>Primary</text:p>
          </table:table-cell>
        </table:table-row>
        <table:table-row table:style-name="ro1">
          <table:table-cell office:value-type="string">
            <text:p>Quanta Vandal </text:p>
          </table:table-cell>
          <table:table-cell office:value-type="string">
            <text:p>Primary</text:p>
          </table:table-cell>
        </table:table-row>
        <table:table-row table:style-name="ro1">
          <table:table-cell office:value-type="string">
            <text:p>Simulor </text:p>
          </table:table-cell>
          <table:table-cell office:value-type="string">
            <text:p>Primary</text:p>
          </table:table-cell>
        </table:table-row>
        <table:table-row table:style-name="ro1">
          <table:table-cell office:value-type="string">
            <text:p>Snipetron </text:p>
          </table:table-cell>
          <table:table-cell office:value-type="string">
            <text:p>Primary</text:p>
          </table:table-cell>
        </table:table-row>
        <table:table-row table:style-name="ro1">
          <table:table-cell office:value-type="string">
            <text:p>Snipetron Vandal </text:p>
          </table:table-cell>
          <table:table-cell office:value-type="string">
            <text:p>Primary</text:p>
          </table:table-cell>
        </table:table-row>
        <table:table-row table:style-name="ro1">
          <table:table-cell office:value-type="string">
            <text:p>Sobek </text:p>
          </table:table-cell>
          <table:table-cell office:value-type="string">
            <text:p>Primary</text:p>
          </table:table-cell>
        </table:table-row>
        <table:table-row table:style-name="ro1">
          <table:table-cell office:value-type="string">
            <text:p>Soma </text:p>
          </table:table-cell>
          <table:table-cell office:value-type="string">
            <text:p>Primary</text:p>
          </table:table-cell>
        </table:table-row>
        <table:table-row table:style-name="ro1">
          <table:table-cell office:value-type="string">
            <text:p>Soma Prime </text:p>
          </table:table-cell>
          <table:table-cell office:value-type="string">
            <text:p>Primary</text:p>
          </table:table-cell>
        </table:table-row>
        <table:table-row table:style-name="ro1">
          <table:table-cell office:value-type="string">
            <text:p>Strun Mk1 </text:p>
          </table:table-cell>
          <table:table-cell office:value-type="string">
            <text:p>Primary</text:p>
          </table:table-cell>
        </table:table-row>
        <table:table-row table:style-name="ro1">
          <table:table-cell office:value-type="string">
            <text:p>Strun </text:p>
          </table:table-cell>
          <table:table-cell office:value-type="string">
            <text:p>Primary</text:p>
          </table:table-cell>
        </table:table-row>
        <table:table-row table:style-name="ro1">
          <table:table-cell office:value-type="string">
            <text:p>Strun Wraith </text:p>
          </table:table-cell>
          <table:table-cell office:value-type="string">
            <text:p>Primary</text:p>
          </table:table-cell>
        </table:table-row>
        <table:table-row table:style-name="ro1">
          <table:table-cell office:value-type="string">
            <text:p>Supra </text:p>
          </table:table-cell>
          <table:table-cell office:value-type="string">
            <text:p>Primary</text:p>
          </table:table-cell>
        </table:table-row>
        <table:table-row table:style-name="ro1">
          <table:table-cell office:value-type="string">
            <text:p>Sybaris </text:p>
          </table:table-cell>
          <table:table-cell office:value-type="string">
            <text:p>Primary</text:p>
          </table:table-cell>
        </table:table-row>
        <table:table-row table:style-name="ro1">
          <table:table-cell office:value-type="string">
            <text:p>Synapse </text:p>
          </table:table-cell>
          <table:table-cell office:value-type="string">
            <text:p>Primary</text:p>
          </table:table-cell>
        </table:table-row>
        <table:table-row table:style-name="ro1">
          <table:table-cell office:value-type="string">
            <text:p>Tetra </text:p>
          </table:table-cell>
          <table:table-cell office:value-type="string">
            <text:p>Primary</text:p>
          </table:table-cell>
        </table:table-row>
        <table:table-row table:style-name="ro1">
          <table:table-cell office:value-type="string">
            <text:p>Tetra Prisma </text:p>
          </table:table-cell>
          <table:table-cell office:value-type="string">
            <text:p>Primary</text:p>
          </table:table-cell>
        </table:table-row>
        <table:table-row table:style-name="ro1">
          <table:table-cell office:value-type="string">
            <text:p>Tiberon </text:p>
          </table:table-cell>
          <table:table-cell office:value-type="string">
            <text:p>Primary</text:p>
          </table:table-cell>
        </table:table-row>
        <table:table-row table:style-name="ro1">
          <table:table-cell office:value-type="string">
            <text:p>Tigris </text:p>
          </table:table-cell>
          <table:table-cell office:value-type="string">
            <text:p>Primary</text:p>
          </table:table-cell>
        </table:table-row>
        <table:table-row table:style-name="ro1">
          <table:table-cell office:value-type="string">
            <text:p>Tonkor </text:p>
          </table:table-cell>
          <table:table-cell office:value-type="string">
            <text:p>Primary</text:p>
          </table:table-cell>
        </table:table-row>
        <table:table-row table:style-name="ro1">
          <table:table-cell office:value-type="string">
            <text:p>Torid </text:p>
          </table:table-cell>
          <table:table-cell office:value-type="string">
            <text:p>Primary</text:p>
          </table:table-cell>
        </table:table-row>
        <table:table-row table:style-name="ro1">
          <table:table-cell office:value-type="string">
            <text:p>Vectis </text:p>
          </table:table-cell>
          <table:table-cell office:value-type="string">
            <text:p>Primary</text:p>
          </table:table-cell>
        </table:table-row>
        <table:table-row table:style-name="ro1">
          <table:table-cell office:value-type="string">
            <text:p>Vectis Prime </text:p>
          </table:table-cell>
          <table:table-cell office:value-type="string">
            <text:p>Primary</text:p>
          </table:table-cell>
        </table:table-row>
        <table:table-row table:style-name="ro1">
          <table:table-cell office:value-type="string">
            <text:p>Vulkar </text:p>
          </table:table-cell>
          <table:table-cell office:value-type="string">
            <text:p>Primary</text:p>
          </table:table-cell>
        </table:table-row>
        <table:table-row table:style-name="ro1">
          <table:table-cell office:value-type="string">
            <text:p>Acrid </text:p>
          </table:table-cell>
          <table:table-cell office:value-type="string">
            <text:p>Secondary</text:p>
          </table:table-cell>
        </table:table-row>
        <table:table-row table:style-name="ro1">
          <table:table-cell office:value-type="string">
            <text:p>Afuris </text:p>
          </table:table-cell>
          <table:table-cell office:value-type="string">
            <text:p>Secondary</text:p>
          </table:table-cell>
        </table:table-row>
        <table:table-row table:style-name="ro1">
          <table:table-cell office:value-type="string">
            <text:p>Akbolto </text:p>
          </table:table-cell>
          <table:table-cell office:value-type="string">
            <text:p>Secondary</text:p>
          </table:table-cell>
        </table:table-row>
        <table:table-row table:style-name="ro1">
          <table:table-cell office:value-type="string">
            <text:p>AkBolto Telos </text:p>
          </table:table-cell>
          <table:table-cell office:value-type="string">
            <text:p>Secondary</text:p>
          </table:table-cell>
        </table:table-row>
        <table:table-row table:style-name="ro1">
          <table:table-cell office:value-type="string">
            <text:p>Akbronco </text:p>
          </table:table-cell>
          <table:table-cell office:value-type="string">
            <text:p>Secondary</text:p>
          </table:table-cell>
        </table:table-row>
        <table:table-row table:style-name="ro1">
          <table:table-cell office:value-type="string">
            <text:p>Akbronco Prime </text:p>
          </table:table-cell>
          <table:table-cell office:value-type="string">
            <text:p>Secondary</text:p>
          </table:table-cell>
        </table:table-row>
        <table:table-row table:style-name="ro1">
          <table:table-cell office:value-type="string">
            <text:p>AkJagara </text:p>
          </table:table-cell>
          <table:table-cell office:value-type="string">
            <text:p>Secondary</text:p>
          </table:table-cell>
        </table:table-row>
        <table:table-row table:style-name="ro1">
          <table:table-cell office:value-type="string">
            <text:p>Aklato </text:p>
          </table:table-cell>
          <table:table-cell office:value-type="string">
            <text:p>Secondary</text:p>
          </table:table-cell>
        </table:table-row>
        <table:table-row table:style-name="ro1">
          <table:table-cell office:value-type="string">
            <text:p>Aklex </text:p>
          </table:table-cell>
          <table:table-cell office:value-type="string">
            <text:p>Secondary</text:p>
          </table:table-cell>
        </table:table-row>
        <table:table-row table:style-name="ro1">
          <table:table-cell office:value-type="string">
            <text:p>Akmagnus </text:p>
          </table:table-cell>
          <table:table-cell office:value-type="string">
            <text:p>Secondary</text:p>
          </table:table-cell>
        </table:table-row>
        <table:table-row table:style-name="ro1">
          <table:table-cell office:value-type="string">
            <text:p>Aksomati </text:p>
          </table:table-cell>
          <table:table-cell office:value-type="string">
            <text:p>Secondary</text:p>
          </table:table-cell>
        </table:table-row>
        <table:table-row table:style-name="ro1">
          <table:table-cell office:value-type="string">
            <text:p>Akstiletto </text:p>
          </table:table-cell>
          <table:table-cell office:value-type="string">
            <text:p>Secondary</text:p>
          </table:table-cell>
        </table:table-row>
        <table:table-row table:style-name="ro1">
          <table:table-cell office:value-type="string">
            <text:p>Akvasto </text:p>
          </table:table-cell>
          <table:table-cell office:value-type="string">
            <text:p>Secondary</text:p>
          </table:table-cell>
        </table:table-row>
        <table:table-row table:style-name="ro1">
          <table:table-cell office:value-type="string">
            <text:p>Akzani </text:p>
          </table:table-cell>
          <table:table-cell office:value-type="string">
            <text:p>Secondary</text:p>
          </table:table-cell>
        </table:table-row>
        <table:table-row table:style-name="ro1">
          <table:table-cell office:value-type="string">
            <text:p>Angstrum </text:p>
          </table:table-cell>
          <table:table-cell office:value-type="string">
            <text:p>Secondary</text:p>
          </table:table-cell>
        </table:table-row>
        <table:table-row table:style-name="ro1">
          <table:table-cell office:value-type="string">
            <text:p>Atomos </text:p>
          </table:table-cell>
          <table:table-cell office:value-type="string">
            <text:p>Secondary</text:p>
          </table:table-cell>
        </table:table-row>
        <table:table-row table:style-name="ro1">
          <table:table-cell office:value-type="string">
            <text:p>Ballistica </text:p>
          </table:table-cell>
          <table:table-cell office:value-type="string">
            <text:p>Secondary</text:p>
          </table:table-cell>
        </table:table-row>
        <table:table-row table:style-name="ro1">
          <table:table-cell office:value-type="string">
            <text:p>Balistica, Rakta </text:p>
          </table:table-cell>
          <table:table-cell office:value-type="string">
            <text:p>Secondary</text:p>
          </table:table-cell>
        </table:table-row>
        <table:table-row table:style-name="ro1">
          <table:table-cell office:value-type="string">
            <text:p>Bolto </text:p>
          </table:table-cell>
          <table:table-cell office:value-type="string">
            <text:p>Secondary</text:p>
          </table:table-cell>
        </table:table-row>
        <table:table-row table:style-name="ro1">
          <table:table-cell office:value-type="string">
            <text:p>Brakk </text:p>
          </table:table-cell>
          <table:table-cell office:value-type="string">
            <text:p>Secondary</text:p>
          </table:table-cell>
        </table:table-row>
        <table:table-row table:style-name="ro1">
          <table:table-cell office:value-type="string">
            <text:p>Bronco </text:p>
          </table:table-cell>
          <table:table-cell office:value-type="string">
            <text:p>Secondary</text:p>
          </table:table-cell>
        </table:table-row>
        <table:table-row table:style-name="ro1">
          <table:table-cell office:value-type="string">
            <text:p>Bronco Prime </text:p>
          </table:table-cell>
          <table:table-cell office:value-type="string">
            <text:p>Secondary</text:p>
          </table:table-cell>
        </table:table-row>
        <table:table-row table:style-name="ro1">
          <table:table-cell office:value-type="string">
            <text:p>Castanas </text:p>
          </table:table-cell>
          <table:table-cell office:value-type="string">
            <text:p>Secondary</text:p>
          </table:table-cell>
        </table:table-row>
        <table:table-row table:style-name="ro1">
          <table:table-cell office:value-type="string">
            <text:p>Castanas Sancti </text:p>
          </table:table-cell>
          <table:table-cell office:value-type="string">
            <text:p>Secondary</text:p>
          </table:table-cell>
        </table:table-row>
        <table:table-row table:style-name="ro1">
          <table:table-cell office:value-type="string">
            <text:p>Cestra </text:p>
          </table:table-cell>
          <table:table-cell office:value-type="string">
            <text:p>Secondary</text:p>
          </table:table-cell>
        </table:table-row>
        <table:table-row table:style-name="ro1">
          <table:table-cell office:value-type="string">
            <text:p>Despair </text:p>
          </table:table-cell>
          <table:table-cell office:value-type="string">
            <text:p>Secondary</text:p>
          </table:table-cell>
        </table:table-row>
        <table:table-row table:style-name="ro1">
          <table:table-cell office:value-type="string">
            <text:p>Detron </text:p>
          </table:table-cell>
          <table:table-cell office:value-type="string">
            <text:p>Secondary</text:p>
          </table:table-cell>
        </table:table-row>
        <table:table-row table:style-name="ro1">
          <table:table-cell office:value-type="string">
            <text:p>Detron Mara </text:p>
          </table:table-cell>
          <table:table-cell office:value-type="string">
            <text:p>Secondary</text:p>
          </table:table-cell>
        </table:table-row>
        <table:table-row table:style-name="ro1">
          <table:table-cell office:value-type="string">
            <text:p>Dex Furis </text:p>
          </table:table-cell>
          <table:table-cell office:value-type="string">
            <text:p>Secondary</text:p>
          </table:table-cell>
        </table:table-row>
        <table:table-row table:style-name="ro1">
          <table:table-cell office:value-type="string">
            <text:p>Dual Cestra </text:p>
          </table:table-cell>
          <table:table-cell office:value-type="string">
            <text:p>Secondary</text:p>
          </table:table-cell>
        </table:table-row>
        <table:table-row table:style-name="ro1">
          <table:table-cell office:value-type="string">
            <text:p>Dual Cestra Secura </text:p>
          </table:table-cell>
          <table:table-cell office:value-type="string">
            <text:p>Secondary</text:p>
          </table:table-cell>
        </table:table-row>
        <table:table-row table:style-name="ro1">
          <table:table-cell office:value-type="string">
            <text:p>Embolist </text:p>
          </table:table-cell>
          <table:table-cell office:value-type="string">
            <text:p>Secondary</text:p>
          </table:table-cell>
        </table:table-row>
        <table:table-row table:style-name="ro1">
          <table:table-cell office:value-type="string">
            <text:p>Furis </text:p>
          </table:table-cell>
          <table:table-cell office:value-type="string">
            <text:p>Secondary</text:p>
          </table:table-cell>
        </table:table-row>
        <table:table-row table:style-name="ro1">
          <table:table-cell office:value-type="string">
            <text:p>Furis Mk1 </text:p>
          </table:table-cell>
          <table:table-cell office:value-type="string">
            <text:p>Secondary</text:p>
          </table:table-cell>
        </table:table-row>
        <table:table-row table:style-name="ro1">
          <table:table-cell office:value-type="string">
            <text:p>Gammacor </text:p>
          </table:table-cell>
          <table:table-cell office:value-type="string">
            <text:p>Secondary</text:p>
          </table:table-cell>
        </table:table-row>
        <table:table-row table:style-name="ro1">
          <table:table-cell office:value-type="string">
            <text:p>Gammacor Synoid </text:p>
          </table:table-cell>
          <table:table-cell office:value-type="string">
            <text:p>Secondary</text:p>
          </table:table-cell>
        </table:table-row>
        <table:table-row table:style-name="ro1">
          <table:table-cell office:value-type="string">
            <text:p>Hikou </text:p>
          </table:table-cell>
          <table:table-cell office:value-type="string">
            <text:p>Secondary</text:p>
          </table:table-cell>
        </table:table-row>
        <table:table-row table:style-name="ro1">
          <table:table-cell office:value-type="string">
            <text:p>Hikou Prime </text:p>
          </table:table-cell>
          <table:table-cell office:value-type="string">
            <text:p>Secondary</text:p>
          </table:table-cell>
        </table:table-row>
        <table:table-row table:style-name="ro1">
          <table:table-cell office:value-type="string">
            <text:p>Kohmak </text:p>
          </table:table-cell>
          <table:table-cell office:value-type="string">
            <text:p>Secondary</text:p>
          </table:table-cell>
        </table:table-row>
        <table:table-row table:style-name="ro1">
          <table:table-cell office:value-type="string">
            <text:p>Kraken </text:p>
          </table:table-cell>
          <table:table-cell office:value-type="string">
            <text:p>Secondary</text:p>
          </table:table-cell>
        </table:table-row>
        <table:table-row table:style-name="ro1">
          <table:table-cell office:value-type="string">
            <text:p>Kulstar </text:p>
          </table:table-cell>
          <table:table-cell office:value-type="string">
            <text:p>Secondary</text:p>
          </table:table-cell>
        </table:table-row>
        <table:table-row table:style-name="ro1">
          <table:table-cell office:value-type="string">
            <text:p>Kunai </text:p>
          </table:table-cell>
          <table:table-cell office:value-type="string">
            <text:p>Secondary</text:p>
          </table:table-cell>
        </table:table-row>
        <table:table-row table:style-name="ro1">
          <table:table-cell office:value-type="string">
            <text:p>Kunai Mk1 </text:p>
          </table:table-cell>
          <table:table-cell office:value-type="string">
            <text:p>Secondary</text:p>
          </table:table-cell>
        </table:table-row>
        <table:table-row table:style-name="ro1">
          <table:table-cell office:value-type="string">
            <text:p>Lato </text:p>
          </table:table-cell>
          <table:table-cell office:value-type="string">
            <text:p>Secondary</text:p>
          </table:table-cell>
        </table:table-row>
        <table:table-row table:style-name="ro1">
          <table:table-cell office:value-type="string">
            <text:p>Lato Prime </text:p>
          </table:table-cell>
          <table:table-cell office:value-type="string">
            <text:p>Secondary</text:p>
          </table:table-cell>
        </table:table-row>
        <table:table-row table:style-name="ro1">
          <table:table-cell office:value-type="string">
            <text:p>Lato Vandal* </text:p>
          </table:table-cell>
          <table:table-cell office:value-type="string">
            <text:p>Secondary</text:p>
          </table:table-cell>
        </table:table-row>
        <table:table-row table:style-name="ro1">
          <table:table-cell office:value-type="string">
            <text:p>Lex </text:p>
          </table:table-cell>
          <table:table-cell office:value-type="string">
            <text:p>Secondary</text:p>
          </table:table-cell>
        </table:table-row>
        <table:table-row table:style-name="ro1">
          <table:table-cell office:value-type="string">
            <text:p>Lex Prime </text:p>
          </table:table-cell>
          <table:table-cell office:value-type="string">
            <text:p>Secondary</text:p>
          </table:table-cell>
        </table:table-row>
        <table:table-row table:style-name="ro1">
          <table:table-cell office:value-type="string">
            <text:p>Magnus </text:p>
          </table:table-cell>
          <table:table-cell office:value-type="string">
            <text:p>Secondary</text:p>
          </table:table-cell>
        </table:table-row>
        <table:table-row table:style-name="ro1">
          <table:table-cell office:value-type="string">
            <text:p>Marelok </text:p>
          </table:table-cell>
          <table:table-cell office:value-type="string">
            <text:p>Secondary</text:p>
          </table:table-cell>
        </table:table-row>
        <table:table-row table:style-name="ro1">
          <table:table-cell office:value-type="string">
            <text:p>Marelok Vaykor </text:p>
          </table:table-cell>
          <table:table-cell office:value-type="string">
            <text:p>Secondary</text:p>
          </table:table-cell>
        </table:table-row>
        <table:table-row table:style-name="ro1">
          <table:table-cell office:value-type="string">
            <text:p>Nukor </text:p>
          </table:table-cell>
          <table:table-cell office:value-type="string">
            <text:p>Secondary</text:p>
          </table:table-cell>
        </table:table-row>
        <table:table-row table:style-name="ro1">
          <table:table-cell office:value-type="string">
            <text:p>Pyrana </text:p>
          </table:table-cell>
          <table:table-cell office:value-type="string">
            <text:p>Secondary</text:p>
          </table:table-cell>
        </table:table-row>
        <table:table-row table:style-name="ro1">
          <table:table-cell office:value-type="string">
            <text:p>Seer </text:p>
          </table:table-cell>
          <table:table-cell office:value-type="string">
            <text:p>Secondary</text:p>
          </table:table-cell>
        </table:table-row>
        <table:table-row table:style-name="ro1">
          <table:table-cell office:value-type="string">
            <text:p>Sicarus </text:p>
          </table:table-cell>
          <table:table-cell office:value-type="string">
            <text:p>Secondary</text:p>
          </table:table-cell>
        </table:table-row>
        <table:table-row table:style-name="ro1">
          <table:table-cell office:value-type="string">
            <text:p>Sicarus Prime </text:p>
          </table:table-cell>
          <table:table-cell office:value-type="string">
            <text:p>Secondary</text:p>
          </table:table-cell>
        </table:table-row>
        <table:table-row table:style-name="ro1">
          <table:table-cell office:value-type="string">
            <text:p>Spectra </text:p>
          </table:table-cell>
          <table:table-cell office:value-type="string">
            <text:p>Secondary</text:p>
          </table:table-cell>
        </table:table-row>
        <table:table-row table:style-name="ro1">
          <table:table-cell office:value-type="string">
            <text:p>Stug </text:p>
          </table:table-cell>
          <table:table-cell office:value-type="string">
            <text:p>Secondary</text:p>
          </table:table-cell>
        </table:table-row>
        <table:table-row table:style-name="ro1">
          <table:table-cell office:value-type="string">
            <text:p>Twin Grakatas </text:p>
          </table:table-cell>
          <table:table-cell office:value-type="string">
            <text:p>Secondary</text:p>
          </table:table-cell>
        </table:table-row>
        <table:table-row table:style-name="ro1">
          <table:table-cell office:value-type="string">
            <text:p>Twin Gremlins </text:p>
          </table:table-cell>
          <table:table-cell office:value-type="string">
            <text:p>Secondary</text:p>
          </table:table-cell>
        </table:table-row>
        <table:table-row table:style-name="ro1">
          <table:table-cell office:value-type="string">
            <text:p>Twin Vipers </text:p>
          </table:table-cell>
          <table:table-cell office:value-type="string">
            <text:p>Secondary</text:p>
          </table:table-cell>
        </table:table-row>
        <table:table-row table:style-name="ro1">
          <table:table-cell office:value-type="string">
            <text:p>Twin Vipers Wraith </text:p>
          </table:table-cell>
          <table:table-cell office:value-type="string">
            <text:p>Secondary</text:p>
          </table:table-cell>
        </table:table-row>
        <table:table-row table:style-name="ro1">
          <table:table-cell office:value-type="string">
            <text:p>Tysis </text:p>
          </table:table-cell>
          <table:table-cell office:value-type="string">
            <text:p>Secondary</text:p>
          </table:table-cell>
        </table:table-row>
        <table:table-row table:style-name="ro1">
          <table:table-cell office:value-type="string">
            <text:p>Vasto </text:p>
          </table:table-cell>
          <table:table-cell office:value-type="string">
            <text:p>Secondary</text:p>
          </table:table-cell>
        </table:table-row>
        <table:table-row table:style-name="ro1">
          <table:table-cell office:value-type="string">
            <text:p>Vasto Prime </text:p>
          </table:table-cell>
          <table:table-cell office:value-type="string">
            <text:p>Secondary</text:p>
          </table:table-cell>
        </table:table-row>
        <table:table-row table:style-name="ro1">
          <table:table-cell office:value-type="string">
            <text:p>Viper </text:p>
          </table:table-cell>
          <table:table-cell office:value-type="string">
            <text:p>Secondary</text:p>
          </table:table-cell>
        </table:table-row>
        <table:table-row table:style-name="ro2">
          <table:table-cell office:value-type="string">
            <text:p>Ack &amp; Brunt </text:p>
          </table:table-cell>
          <table:table-cell office:value-type="string">
            <text:p>Melee</text:p>
          </table:table-cell>
        </table:table-row>
        <table:table-row table:style-name="ro1">
          <table:table-cell office:value-type="string">
            <text:p>Amphis </text:p>
          </table:table-cell>
          <table:table-cell office:value-type="string">
            <text:p>Melee</text:p>
          </table:table-cell>
        </table:table-row>
        <table:table-row table:style-name="ro1">
          <table:table-cell office:value-type="string">
            <text:p>Anku </text:p>
          </table:table-cell>
          <table:table-cell office:value-type="string">
            <text:p>Melee</text:p>
          </table:table-cell>
        </table:table-row>
        <table:table-row table:style-name="ro1">
          <table:table-cell office:value-type="string">
            <text:p>Ankyros </text:p>
          </table:table-cell>
          <table:table-cell office:value-type="string">
            <text:p>Melee</text:p>
          </table:table-cell>
        </table:table-row>
        <table:table-row table:style-name="ro1">
          <table:table-cell office:value-type="string">
            <text:p>Ankyros Prime </text:p>
          </table:table-cell>
          <table:table-cell office:value-type="string">
            <text:p>Melee</text:p>
          </table:table-cell>
        </table:table-row>
        <table:table-row table:style-name="ro1">
          <table:table-cell office:value-type="string">
            <text:p>Atterax </text:p>
          </table:table-cell>
          <table:table-cell office:value-type="string">
            <text:p>Melee</text:p>
          </table:table-cell>
        </table:table-row>
        <table:table-row table:style-name="ro1">
          <table:table-cell office:value-type="string">
            <text:p>Bo </text:p>
          </table:table-cell>
          <table:table-cell office:value-type="string">
            <text:p>Melee</text:p>
          </table:table-cell>
        </table:table-row>
        <table:table-row table:style-name="ro1">
          <table:table-cell office:value-type="string">
            <text:p>Bo, Mk1 </text:p>
          </table:table-cell>
          <table:table-cell office:value-type="string">
            <text:p>Melee</text:p>
          </table:table-cell>
        </table:table-row>
        <table:table-row table:style-name="ro1">
          <table:table-cell office:value-type="string">
            <text:p>Bo Prime </text:p>
          </table:table-cell>
          <table:table-cell office:value-type="string">
            <text:p>Melee</text:p>
          </table:table-cell>
        </table:table-row>
        <table:table-row table:style-name="ro1">
          <table:table-cell office:value-type="string">
            <text:p>Boltace </text:p>
          </table:table-cell>
          <table:table-cell office:value-type="string">
            <text:p>Melee</text:p>
          </table:table-cell>
        </table:table-row>
        <table:table-row table:style-name="ro1">
          <table:table-cell office:value-type="string">
            <text:p>Ceramic Dagger </text:p>
          </table:table-cell>
          <table:table-cell office:value-type="string">
            <text:p>Melee</text:p>
          </table:table-cell>
        </table:table-row>
        <table:table-row table:style-name="ro1">
          <table:table-cell office:value-type="string">
            <text:p>Cronus </text:p>
          </table:table-cell>
          <table:table-cell office:value-type="string">
            <text:p>Melee</text:p>
          </table:table-cell>
        </table:table-row>
        <table:table-row table:style-name="ro1">
          <table:table-cell office:value-type="string">
            <text:p>Dakra Prime </text:p>
          </table:table-cell>
          <table:table-cell office:value-type="string">
            <text:p>Melee</text:p>
          </table:table-cell>
        </table:table-row>
        <table:table-row table:style-name="ro1">
          <table:table-cell office:value-type="string">
            <text:p>Dark Dagger </text:p>
          </table:table-cell>
          <table:table-cell office:value-type="string">
            <text:p>Melee</text:p>
          </table:table-cell>
        </table:table-row>
        <table:table-row table:style-name="ro1">
          <table:table-cell office:value-type="string">
            <text:p>Dark Sword </text:p>
          </table:table-cell>
          <table:table-cell office:value-type="string">
            <text:p>Melee</text:p>
          </table:table-cell>
        </table:table-row>
        <table:table-row table:style-name="ro1">
          <table:table-cell office:value-type="string">
            <text:p>Dex Dakra </text:p>
          </table:table-cell>
          <table:table-cell office:value-type="string">
            <text:p>Melee</text:p>
          </table:table-cell>
        </table:table-row>
        <table:table-row table:style-name="ro1">
          <table:table-cell office:value-type="string">
            <text:p>Dual Cleavers </text:p>
          </table:table-cell>
          <table:table-cell office:value-type="string">
            <text:p>Melee</text:p>
          </table:table-cell>
        </table:table-row>
        <table:table-row table:style-name="ro1">
          <table:table-cell office:value-type="string">
            <text:p>Dual Cleavers, Prisma </text:p>
          </table:table-cell>
          <table:table-cell office:value-type="string">
            <text:p>Melee</text:p>
          </table:table-cell>
        </table:table-row>
        <table:table-row table:style-name="ro1">
          <table:table-cell office:value-type="string">
            <text:p>Dual Ether </text:p>
          </table:table-cell>
          <table:table-cell office:value-type="string">
            <text:p>Melee</text:p>
          </table:table-cell>
        </table:table-row>
        <table:table-row table:style-name="ro1">
          <table:table-cell office:value-type="string">
            <text:p>Dual Heat Swords </text:p>
          </table:table-cell>
          <table:table-cell office:value-type="string">
            <text:p>Melee</text:p>
          </table:table-cell>
        </table:table-row>
        <table:table-row table:style-name="ro1">
          <table:table-cell office:value-type="string">
            <text:p>Dual Ichor </text:p>
          </table:table-cell>
          <table:table-cell office:value-type="string">
            <text:p>Melee</text:p>
          </table:table-cell>
        </table:table-row>
        <table:table-row table:style-name="ro1">
          <table:table-cell office:value-type="string">
            <text:p>Dual Kamas </text:p>
          </table:table-cell>
          <table:table-cell office:value-type="string">
            <text:p>Melee</text:p>
          </table:table-cell>
        </table:table-row>
        <table:table-row table:style-name="ro1">
          <table:table-cell office:value-type="string">
            <text:p>Dual Raza </text:p>
          </table:table-cell>
          <table:table-cell office:value-type="string">
            <text:p>Melee</text:p>
          </table:table-cell>
        </table:table-row>
        <table:table-row table:style-name="ro1">
          <table:table-cell office:value-type="string">
            <text:p>Dual Skana </text:p>
          </table:table-cell>
          <table:table-cell office:value-type="string">
            <text:p>Melee</text:p>
          </table:table-cell>
        </table:table-row>
        <table:table-row table:style-name="ro1">
          <table:table-cell office:value-type="string">
            <text:p>Dual Zoren </text:p>
          </table:table-cell>
          <table:table-cell office:value-type="string">
            <text:p>Melee</text:p>
          </table:table-cell>
        </table:table-row>
        <table:table-row table:style-name="ro1">
          <table:table-cell office:value-type="string">
            <text:p>Ether Daggers </text:p>
          </table:table-cell>
          <table:table-cell office:value-type="string">
            <text:p>Melee</text:p>
          </table:table-cell>
        </table:table-row>
        <table:table-row table:style-name="ro1">
          <table:table-cell office:value-type="string">
            <text:p>Ether Reaper </text:p>
          </table:table-cell>
          <table:table-cell office:value-type="string">
            <text:p>Melee</text:p>
          </table:table-cell>
        </table:table-row>
        <table:table-row table:style-name="ro1">
          <table:table-cell office:value-type="string">
            <text:p>Ether Sword </text:p>
          </table:table-cell>
          <table:table-cell office:value-type="string">
            <text:p>Melee</text:p>
          </table:table-cell>
        </table:table-row>
        <table:table-row table:style-name="ro1">
          <table:table-cell office:value-type="string">
            <text:p>Fang </text:p>
          </table:table-cell>
          <table:table-cell office:value-type="string">
            <text:p>Melee</text:p>
          </table:table-cell>
        </table:table-row>
        <table:table-row table:style-name="ro1">
          <table:table-cell office:value-type="string">
            <text:p>Fang Prime </text:p>
          </table:table-cell>
          <table:table-cell office:value-type="string">
            <text:p>Melee</text:p>
          </table:table-cell>
        </table:table-row>
        <table:table-row table:style-name="ro1">
          <table:table-cell office:value-type="string">
            <text:p>Fragor </text:p>
          </table:table-cell>
          <table:table-cell office:value-type="string">
            <text:p>Melee</text:p>
          </table:table-cell>
        </table:table-row>
        <table:table-row table:style-name="ro1">
          <table:table-cell office:value-type="string">
            <text:p>Furax </text:p>
          </table:table-cell>
          <table:table-cell office:value-type="string">
            <text:p>Melee</text:p>
          </table:table-cell>
        </table:table-row>
        <table:table-row table:style-name="ro1">
          <table:table-cell office:value-type="string">
            <text:p>Furax, Mk1 </text:p>
          </table:table-cell>
          <table:table-cell office:value-type="string">
            <text:p>Melee</text:p>
          </table:table-cell>
        </table:table-row>
        <table:table-row table:style-name="ro1">
          <table:table-cell office:value-type="string">
            <text:p>Galatine </text:p>
          </table:table-cell>
          <table:table-cell office:value-type="string">
            <text:p>Melee</text:p>
          </table:table-cell>
        </table:table-row>
        <table:table-row table:style-name="ro1">
          <table:table-cell office:value-type="string">
            <text:p>Glaive </text:p>
          </table:table-cell>
          <table:table-cell office:value-type="string">
            <text:p>Melee</text:p>
          </table:table-cell>
        </table:table-row>
        <table:table-row table:style-name="ro1">
          <table:table-cell office:value-type="string">
            <text:p>Glaive Prime </text:p>
          </table:table-cell>
          <table:table-cell office:value-type="string">
            <text:p>Melee</text:p>
          </table:table-cell>
        </table:table-row>
        <table:table-row table:style-name="ro1">
          <table:table-cell office:value-type="string">
            <text:p>Gram </text:p>
          </table:table-cell>
          <table:table-cell office:value-type="string">
            <text:p>Melee</text:p>
          </table:table-cell>
        </table:table-row>
        <table:table-row table:style-name="ro1">
          <table:table-cell office:value-type="string">
            <text:p>Halikar </text:p>
          </table:table-cell>
          <table:table-cell office:value-type="string">
            <text:p>Melee</text:p>
          </table:table-cell>
        </table:table-row>
        <table:table-row table:style-name="ro1">
          <table:table-cell office:value-type="string">
            <text:p>Hate </text:p>
          </table:table-cell>
          <table:table-cell office:value-type="string">
            <text:p>Melee</text:p>
          </table:table-cell>
        </table:table-row>
        <table:table-row table:style-name="ro1">
          <table:table-cell office:value-type="string">
            <text:p>Heat Dagger </text:p>
          </table:table-cell>
          <table:table-cell office:value-type="string">
            <text:p>Melee</text:p>
          </table:table-cell>
        </table:table-row>
        <table:table-row table:style-name="ro1">
          <table:table-cell office:value-type="string">
            <text:p>Heat Sword </text:p>
          </table:table-cell>
          <table:table-cell office:value-type="string">
            <text:p>Melee</text:p>
          </table:table-cell>
        </table:table-row>
        <table:table-row table:style-name="ro1">
          <table:table-cell office:value-type="string">
            <text:p>Jat Kittag </text:p>
          </table:table-cell>
          <table:table-cell office:value-type="string">
            <text:p>Melee</text:p>
          </table:table-cell>
        </table:table-row>
        <table:table-row table:style-name="ro1">
          <table:table-cell office:value-type="string">
            <text:p>Jaw Sword </text:p>
          </table:table-cell>
          <table:table-cell office:value-type="string">
            <text:p>Melee</text:p>
          </table:table-cell>
        </table:table-row>
        <table:table-row table:style-name="ro1">
          <table:table-cell office:value-type="string">
            <text:p>Kama </text:p>
          </table:table-cell>
          <table:table-cell office:value-type="string">
            <text:p>Melee</text:p>
          </table:table-cell>
        </table:table-row>
        <table:table-row table:style-name="ro1">
          <table:table-cell office:value-type="string">
            <text:p>Karyst </text:p>
          </table:table-cell>
          <table:table-cell office:value-type="string">
            <text:p>Melee</text:p>
          </table:table-cell>
        </table:table-row>
        <table:table-row table:style-name="ro1">
          <table:table-cell office:value-type="string">
            <text:p>Kestrel </text:p>
          </table:table-cell>
          <table:table-cell office:value-type="string">
            <text:p>Melee</text:p>
          </table:table-cell>
        </table:table-row>
        <table:table-row table:style-name="ro1">
          <table:table-cell office:value-type="string">
            <text:p>Kogake </text:p>
          </table:table-cell>
          <table:table-cell office:value-type="string">
            <text:p>Melee</text:p>
          </table:table-cell>
        </table:table-row>
        <table:table-row table:style-name="ro1">
          <table:table-cell office:value-type="string">
            <text:p>Kronen </text:p>
          </table:table-cell>
          <table:table-cell office:value-type="string">
            <text:p>Melee</text:p>
          </table:table-cell>
        </table:table-row>
        <table:table-row table:style-name="ro1">
          <table:table-cell office:value-type="string">
            <text:p>Lecta </text:p>
          </table:table-cell>
          <table:table-cell office:value-type="string">
            <text:p>Melee</text:p>
          </table:table-cell>
        </table:table-row>
        <table:table-row table:style-name="ro1">
          <table:table-cell office:value-type="string">
            <text:p>Machete </text:p>
          </table:table-cell>
          <table:table-cell office:value-type="string">
            <text:p>Melee</text:p>
          </table:table-cell>
        </table:table-row>
        <table:table-row table:style-name="ro1">
          <table:table-cell office:value-type="string">
            <text:p>Machete Wraith </text:p>
          </table:table-cell>
          <table:table-cell office:value-type="string">
            <text:p>Melee</text:p>
          </table:table-cell>
        </table:table-row>
        <table:table-row table:style-name="ro1">
          <table:table-cell office:value-type="string">
            <text:p>Magistar </text:p>
          </table:table-cell>
          <table:table-cell office:value-type="string">
            <text:p>Melee</text:p>
          </table:table-cell>
        </table:table-row>
        <table:table-row table:style-name="ro1">
          <table:table-cell office:value-type="string">
            <text:p>Mire </text:p>
          </table:table-cell>
          <table:table-cell office:value-type="string">
            <text:p>Melee</text:p>
          </table:table-cell>
        </table:table-row>
        <table:table-row table:style-name="ro1">
          <table:table-cell office:value-type="string">
            <text:p>Nami Skyla </text:p>
          </table:table-cell>
          <table:table-cell office:value-type="string">
            <text:p>Melee</text:p>
          </table:table-cell>
        </table:table-row>
        <table:table-row table:style-name="ro1">
          <table:table-cell office:value-type="string">
            <text:p>Nami Solo </text:p>
          </table:table-cell>
          <table:table-cell office:value-type="string">
            <text:p>Melee</text:p>
          </table:table-cell>
        </table:table-row>
        <table:table-row table:style-name="ro1">
          <table:table-cell office:value-type="string">
            <text:p>Nikana </text:p>
          </table:table-cell>
          <table:table-cell office:value-type="string">
            <text:p>Melee</text:p>
          </table:table-cell>
        </table:table-row>
        <table:table-row table:style-name="ro1">
          <table:table-cell office:value-type="string">
            <text:p>Nikana, Dragon </text:p>
          </table:table-cell>
          <table:table-cell office:value-type="string">
            <text:p>Melee</text:p>
          </table:table-cell>
        </table:table-row>
        <table:table-row table:style-name="ro1">
          <table:table-cell office:value-type="string">
            <text:p>Obex </text:p>
          </table:table-cell>
          <table:table-cell office:value-type="string">
            <text:p>Melee</text:p>
          </table:table-cell>
        </table:table-row>
        <table:table-row table:style-name="ro1">
          <table:table-cell office:value-type="string">
            <text:p>Orthos </text:p>
          </table:table-cell>
          <table:table-cell office:value-type="string">
            <text:p>Melee</text:p>
          </table:table-cell>
        </table:table-row>
        <table:table-row table:style-name="ro1">
          <table:table-cell office:value-type="string">
            <text:p>Orthos Prime </text:p>
          </table:table-cell>
          <table:table-cell office:value-type="string">
            <text:p>Melee</text:p>
          </table:table-cell>
        </table:table-row>
        <table:table-row table:style-name="ro1">
          <table:table-cell office:value-type="string">
            <text:p>Pangolin Sword </text:p>
          </table:table-cell>
          <table:table-cell office:value-type="string">
            <text:p>Melee</text:p>
          </table:table-cell>
        </table:table-row>
        <table:table-row table:style-name="ro1">
          <table:table-cell office:value-type="string">
            <text:p>Plasma Sword </text:p>
          </table:table-cell>
          <table:table-cell office:value-type="string">
            <text:p>Melee</text:p>
          </table:table-cell>
        </table:table-row>
        <table:table-row table:style-name="ro1">
          <table:table-cell office:value-type="string">
            <text:p>Prova </text:p>
          </table:table-cell>
          <table:table-cell office:value-type="string">
            <text:p>Melee</text:p>
          </table:table-cell>
        </table:table-row>
        <table:table-row table:style-name="ro1">
          <table:table-cell office:value-type="string">
            <text:p>Prova Vandal </text:p>
          </table:table-cell>
          <table:table-cell office:value-type="string">
            <text:p>Melee</text:p>
          </table:table-cell>
        </table:table-row>
        <table:table-row table:style-name="ro1">
          <table:table-cell office:value-type="string">
            <text:p>Reaper Prime </text:p>
          </table:table-cell>
          <table:table-cell office:value-type="string">
            <text:p>Melee</text:p>
          </table:table-cell>
        </table:table-row>
        <table:table-row table:style-name="ro1">
          <table:table-cell office:value-type="string">
            <text:p>Redeemer </text:p>
          </table:table-cell>
          <table:table-cell office:value-type="string">
            <text:p>Melee</text:p>
          </table:table-cell>
        </table:table-row>
        <table:table-row table:style-name="ro1">
          <table:table-cell office:value-type="string">
            <text:p>Ripkas </text:p>
          </table:table-cell>
          <table:table-cell office:value-type="string">
            <text:p>Melee</text:p>
          </table:table-cell>
        </table:table-row>
        <table:table-row table:style-name="ro1">
          <table:table-cell office:value-type="string">
            <text:p>Scindo </text:p>
          </table:table-cell>
          <table:table-cell office:value-type="string">
            <text:p>Melee</text:p>
          </table:table-cell>
        </table:table-row>
        <table:table-row table:style-name="ro1">
          <table:table-cell office:value-type="string">
            <text:p>Scindo Prime </text:p>
          </table:table-cell>
          <table:table-cell office:value-type="string">
            <text:p>Melee</text:p>
          </table:table-cell>
        </table:table-row>
        <table:table-row table:style-name="ro1">
          <table:table-cell office:value-type="string">
            <text:p>Scoliac </text:p>
          </table:table-cell>
          <table:table-cell office:value-type="string">
            <text:p>Melee</text:p>
          </table:table-cell>
        </table:table-row>
        <table:table-row table:style-name="ro1">
          <table:table-cell office:value-type="string">
            <text:p>Serro </text:p>
          </table:table-cell>
          <table:table-cell office:value-type="string">
            <text:p>Melee</text:p>
          </table:table-cell>
        </table:table-row>
        <table:table-row table:style-name="ro1">
          <table:table-cell office:value-type="string">
            <text:p>Sheev </text:p>
          </table:table-cell>
          <table:table-cell office:value-type="string">
            <text:p>Melee</text:p>
          </table:table-cell>
        </table:table-row>
        <table:table-row table:style-name="ro1">
          <table:table-cell office:value-type="string">
            <text:p>Silva &amp; Aegis </text:p>
          </table:table-cell>
          <table:table-cell office:value-type="string">
            <text:p>Melee</text:p>
          </table:table-cell>
        </table:table-row>
        <table:table-row table:style-name="ro1">
          <table:table-cell office:value-type="string">
            <text:p>Skana </text:p>
          </table:table-cell>
          <table:table-cell office:value-type="string">
            <text:p>Melee</text:p>
          </table:table-cell>
        </table:table-row>
        <table:table-row table:style-name="ro1">
          <table:table-cell office:value-type="string">
            <text:p>Skana Prime </text:p>
          </table:table-cell>
          <table:table-cell office:value-type="string">
            <text:p>Melee</text:p>
          </table:table-cell>
        </table:table-row>
        <table:table-row table:style-name="ro1">
          <table:table-cell office:value-type="string">
            <text:p>Skana, Prisma </text:p>
          </table:table-cell>
          <table:table-cell office:value-type="string">
            <text:p>Melee</text:p>
          </table:table-cell>
        </table:table-row>
        <table:table-row table:style-name="ro1">
          <table:table-cell office:value-type="string">
            <text:p>Tipedo </text:p>
          </table:table-cell>
          <table:table-cell office:value-type="string">
            <text:p>Melee</text:p>
          </table:table-cell>
        </table:table-row>
        <table:table-row table:style-name="ro1">
          <table:table-cell office:value-type="string">
            <text:p>Tonbo </text:p>
          </table:table-cell>
          <table:table-cell office:value-type="string">
            <text:p>Melee</text:p>
          </table:table-cell>
        </table:table-row>
        <table:table-row table:style-name="ro1">
          <table:table-cell office:value-type="string">
            <text:p>Venka </text:p>
          </table:table-cell>
          <table:table-cell office:value-type="string">
            <text:p>Melee</text:p>
          </table:table-cell>
        </table:table-row>
        <table:table-row table:style-name="ro1">
          <table:table-cell office:value-type="string">
            <text:p>Burst Laser </text:p>
          </table:table-cell>
          <table:table-cell office:value-type="string">
            <text:p>Sentinel</text:p>
          </table:table-cell>
        </table:table-row>
        <table:table-row table:style-name="ro1">
          <table:table-cell office:value-type="string">
            <text:p>Deconstructor </text:p>
          </table:table-cell>
          <table:table-cell office:value-type="string">
            <text:p>Sentinel</text:p>
          </table:table-cell>
        </table:table-row>
        <table:table-row table:style-name="ro1">
          <table:table-cell office:value-type="string">
            <text:p>Deth Machine Rifle </text:p>
          </table:table-cell>
          <table:table-cell office:value-type="string">
            <text:p>Sentinel</text:p>
          </table:table-cell>
        </table:table-row>
        <table:table-row table:style-name="ro1">
          <table:table-cell office:value-type="string">
            <text:p>Laser Rifle </text:p>
          </table:table-cell>
          <table:table-cell office:value-type="string">
            <text:p>Sentinel</text:p>
          </table:table-cell>
        </table:table-row>
        <table:table-row table:style-name="ro1">
          <table:table-cell office:value-type="string">
            <text:p>Prime Laser Rifle </text:p>
          </table:table-cell>
          <table:table-cell office:value-type="string">
            <text:p>Sentinel</text:p>
          </table:table-cell>
        </table:table-row>
        <table:table-row table:style-name="ro1">
          <table:table-cell office:value-type="string">
            <text:p>Stinger </text:p>
          </table:table-cell>
          <table:table-cell office:value-type="string">
            <text:p>Sentinel</text:p>
          </table:table-cell>
        </table:table-row>
        <table:table-row table:style-name="ro1">
          <table:table-cell office:value-type="string">
            <text:p>Sweeper </text:p>
          </table:table-cell>
          <table:table-cell office:value-type="string">
            <text:p>Sentinel</text:p>
          </table:table-cell>
        </table:table-row>
        <table:table-row table:style-name="ro1">
          <table:table-cell office:value-type="string">
            <text:p>Sweeper Prime </text:p>
          </table:table-cell>
          <table:table-cell office:value-type="string">
            <text:p>Sentinel</text:p>
          </table:table-cell>
        </table:table-row>
        <table:table-row table:style-name="ro1">
          <table:table-cell office:value-type="string">
            <text:p>Corvas </text:p>
          </table:table-cell>
          <table:table-cell office:value-type="string">
            <text:p>Primary_Archwing</text:p>
          </table:table-cell>
        </table:table-row>
        <table:table-row table:style-name="ro1">
          <table:table-cell office:value-type="string">
            <text:p>Dual Decurion </text:p>
          </table:table-cell>
          <table:table-cell office:value-type="string">
            <text:p>Primary_Archwing</text:p>
          </table:table-cell>
        </table:table-row>
        <table:table-row table:style-name="ro1">
          <table:table-cell office:value-type="string">
            <text:p>Fluctus </text:p>
          </table:table-cell>
          <table:table-cell office:value-type="string">
            <text:p>Primary_Archwing</text:p>
          </table:table-cell>
        </table:table-row>
        <table:table-row table:style-name="ro1">
          <table:table-cell office:value-type="string">
            <text:p>Grattler </text:p>
          </table:table-cell>
          <table:table-cell office:value-type="string">
            <text:p>Primary_Archwing</text:p>
          </table:table-cell>
        </table:table-row>
        <table:table-row table:style-name="ro1">
          <table:table-cell office:value-type="string">
            <text:p>Imperator </text:p>
          </table:table-cell>
          <table:table-cell office:value-type="string">
            <text:p>Primary_Archwing</text:p>
          </table:table-cell>
        </table:table-row>
        <table:table-row table:style-name="ro1">
          <table:table-cell office:value-type="string">
            <text:p>Imperator Vandal </text:p>
          </table:table-cell>
          <table:table-cell office:value-type="string">
            <text:p>Primary_Archwing</text:p>
          </table:table-cell>
        </table:table-row>
        <table:table-row table:style-name="ro1">
          <table:table-cell office:value-type="string">
            <text:p>Velocitus </text:p>
          </table:table-cell>
          <table:table-cell office:value-type="string">
            <text:p>Primary_Archwing</text:p>
          </table:table-cell>
        </table:table-row>
        <table:table-row table:style-name="ro1">
          <table:table-cell office:value-type="string">
            <text:p>Centaur </text:p>
          </table:table-cell>
          <table:table-cell office:value-type="string">
            <text:p>Melee_Archwing</text:p>
          </table:table-cell>
        </table:table-row>
        <table:table-row table:style-name="ro1">
          <table:table-cell office:value-type="string">
            <text:p>Knux </text:p>
          </table:table-cell>
          <table:table-cell office:value-type="string">
            <text:p>Melee_Archwing</text:p>
          </table:table-cell>
        </table:table-row>
        <table:table-row table:style-name="ro1">
          <table:table-cell office:value-type="string">
            <text:p>Onorix </text:p>
          </table:table-cell>
          <table:table-cell office:value-type="string">
            <text:p>Melee_Archwing</text:p>
          </table:table-cell>
        </table:table-row>
        <table:table-row table:style-name="ro1">
          <table:table-cell office:value-type="string">
            <text:p>Rathbone </text:p>
          </table:table-cell>
          <table:table-cell office:value-type="string">
            <text:p>Melee_Archwing</text:p>
          </table:table-cell>
        </table:table-row>
        <table:table-row table:style-name="ro1">
          <table:table-cell office:value-type="string">
            <text:p>Veritux </text:p>
          </table:table-cell>
          <table:table-cell office:value-type="string">
            <text:p>Melee_Archwing</text:p>
          </table:table-cell>
        </table:table-row>
        <table:table-row table:style-name="ro1">
          <table:table-cell office:value-type="string">
            <text:p>Prisma Veritux </text:p>
          </table:table-cell>
          <table:table-cell office:value-type="string">
            <text:p>Melee_Archwing</text:p>
          </table:table-cell>
        </table:table-row>
      </table:table>
      <table:table table:name="Comparison" table:style-name="ta1" table:print="false">
        <table:table-column table:style-name="co1" table:default-cell-style-name="Default"/>
        <table:table-column table:style-name="co2" table:default-cell-style-name="Default"/>
        <table:table-column table:style-name="co9" table:default-cell-style-name="Default"/>
        <table:table-column table:style-name="co1" table:number-columns-repeated="2" table:default-cell-style-name="Default"/>
        <table:table-row table:style-name="ro1">
          <table:table-cell/>
          <table:table-cell table:style-name="ce1" office:value-type="string">
            <text:p>Name(Auto)</text:p>
          </table:table-cell>
          <table:table-cell table:style-name="ce1" office:value-type="string">
            <text:p>Name(All)</text:p>
          </table:table-cell>
          <table:table-cell table:style-name="ce1" office:value-type="string">
            <text:p>Category</text:p>
          </table:table-cell>
          <table:table-cell table:style-name="ce1" office:value-type="string">
            <text:p>isMissing</text:p>
          </table:table-cell>
        </table:table-row>
        <table:table-row table:style-name="ro1">
          <table:table-cell/>
          <table:table-cell office:value-type="string">
            <text:p>ACRID</text:p>
          </table:table-cell>
          <table:table-cell office:value-type="string">
            <text:p>Acrid </text:p>
          </table:table-cell>
          <table:table-cell office:value-type="string">
            <text:p>Secondary</text:p>
          </table:table-cell>
          <table:table-cell table:formula="of:=IF(ISBLANK([.B2]);&quot;Missing&quot;;&quot;&quot;)">
            <text:p/>
          </table:table-cell>
        </table:table-row>
        <table:table-row table:style-name="ro1">
          <table:table-cell/>
          <table:table-cell office:value-type="string">
            <text:p>AFURIS</text:p>
          </table:table-cell>
          <table:table-cell office:value-type="string">
            <text:p>Afuris </text:p>
          </table:table-cell>
          <table:table-cell office:value-type="string">
            <text:p>Secondary</text:p>
          </table:table-cell>
          <table:table-cell/>
        </table:table-row>
        <table:table-row table:style-name="ro1">
          <table:table-cell/>
          <table:table-cell office:value-type="string">
            <text:p>AKBOLTO</text:p>
          </table:table-cell>
          <table:table-cell office:value-type="string">
            <text:p>Akbolto </text:p>
          </table:table-cell>
          <table:table-cell office:value-type="string">
            <text:p>Secondary</text:p>
          </table:table-cell>
          <table:table-cell/>
        </table:table-row>
        <table:table-row table:style-name="ro1">
          <table:table-cell/>
          <table:table-cell office:value-type="string">
            <text:p>AKBRONCO</text:p>
          </table:table-cell>
          <table:table-cell office:value-type="string">
            <text:p>Akbronco </text:p>
          </table:table-cell>
          <table:table-cell office:value-type="string">
            <text:p>Secondary</text:p>
          </table:table-cell>
          <table:table-cell/>
        </table:table-row>
        <table:table-row table:style-name="ro1">
          <table:table-cell/>
          <table:table-cell office:value-type="string">
            <text:p>AKBRONCO PRIME</text:p>
          </table:table-cell>
          <table:table-cell office:value-type="string">
            <text:p>Akbronco Prime </text:p>
          </table:table-cell>
          <table:table-cell office:value-type="string">
            <text:p>Secondary</text:p>
          </table:table-cell>
          <table:table-cell/>
        </table:table-row>
        <table:table-row table:style-name="ro1">
          <table:table-cell/>
          <table:table-cell office:value-type="string">
            <text:p>AKLATO</text:p>
          </table:table-cell>
          <table:table-cell office:value-type="string">
            <text:p>Aklato </text:p>
          </table:table-cell>
          <table:table-cell office:value-type="string">
            <text:p>Secondary</text:p>
          </table:table-cell>
          <table:table-cell/>
        </table:table-row>
        <table:table-row table:style-name="ro1">
          <table:table-cell/>
          <table:table-cell office:value-type="string">
            <text:p>AKLEX</text:p>
          </table:table-cell>
          <table:table-cell office:value-type="string">
            <text:p>Aklex </text:p>
          </table:table-cell>
          <table:table-cell office:value-type="string">
            <text:p>Secondary</text:p>
          </table:table-cell>
          <table:table-cell/>
        </table:table-row>
        <table:table-row table:style-name="ro1">
          <table:table-cell/>
          <table:table-cell office:value-type="string">
            <text:p>AKMAGNUS</text:p>
          </table:table-cell>
          <table:table-cell office:value-type="string">
            <text:p>Akmagnus </text:p>
          </table:table-cell>
          <table:table-cell office:value-type="string">
            <text:p>Secondary</text:p>
          </table:table-cell>
          <table:table-cell/>
        </table:table-row>
        <table:table-row table:style-name="ro1">
          <table:table-cell/>
          <table:table-cell office:value-type="string">
            <text:p>AKSTILETTO</text:p>
          </table:table-cell>
          <table:table-cell office:value-type="string">
            <text:p>Akstiletto </text:p>
          </table:table-cell>
          <table:table-cell office:value-type="string">
            <text:p>Secondary</text:p>
          </table:table-cell>
          <table:table-cell/>
        </table:table-row>
        <table:table-row table:style-name="ro1">
          <table:table-cell/>
          <table:table-cell office:value-type="string">
            <text:p>AKVASTO</text:p>
          </table:table-cell>
          <table:table-cell office:value-type="string">
            <text:p>Akvasto </text:p>
          </table:table-cell>
          <table:table-cell office:value-type="string">
            <text:p>Secondary</text:p>
          </table:table-cell>
          <table:table-cell/>
        </table:table-row>
        <table:table-row table:style-name="ro1">
          <table:table-cell/>
          <table:table-cell office:value-type="string">
            <text:p>AKZANI</text:p>
          </table:table-cell>
          <table:table-cell office:value-type="string">
            <text:p>Akzani </text:p>
          </table:table-cell>
          <table:table-cell office:value-type="string">
            <text:p>Secondary</text:p>
          </table:table-cell>
          <table:table-cell/>
        </table:table-row>
        <table:table-row table:style-name="ro1">
          <table:table-cell/>
          <table:table-cell office:value-type="string">
            <text:p>AMPHIS</text:p>
          </table:table-cell>
          <table:table-cell office:value-type="string">
            <text:p>Amphis </text:p>
          </table:table-cell>
          <table:table-cell office:value-type="string">
            <text:p>Melee</text:p>
          </table:table-cell>
          <table:table-cell/>
        </table:table-row>
        <table:table-row table:style-name="ro1">
          <table:table-cell/>
          <table:table-cell office:value-type="string">
            <text:p>AMPREX</text:p>
          </table:table-cell>
          <table:table-cell office:value-type="string">
            <text:p>Amprex </text:p>
          </table:table-cell>
          <table:table-cell office:value-type="string">
            <text:p>Primary</text:p>
          </table:table-cell>
          <table:table-cell/>
        </table:table-row>
        <table:table-row table:style-name="ro1">
          <table:table-cell/>
          <table:table-cell office:value-type="string">
            <text:p>ANGSTRUM</text:p>
          </table:table-cell>
          <table:table-cell office:value-type="string">
            <text:p>Angstrum </text:p>
          </table:table-cell>
          <table:table-cell office:value-type="string">
            <text:p>Secondary</text:p>
          </table:table-cell>
          <table:table-cell/>
        </table:table-row>
        <table:table-row table:style-name="ro1">
          <table:table-cell/>
          <table:table-cell office:value-type="string">
            <text:p>ANKYROS</text:p>
          </table:table-cell>
          <table:table-cell office:value-type="string">
            <text:p>Ankyros </text:p>
          </table:table-cell>
          <table:table-cell office:value-type="string">
            <text:p>Melee</text:p>
          </table:table-cell>
          <table:table-cell/>
        </table:table-row>
        <table:table-row table:style-name="ro1">
          <table:table-cell/>
          <table:table-cell office:value-type="string">
            <text:p>ANKYROS PRIME</text:p>
          </table:table-cell>
          <table:table-cell office:value-type="string">
            <text:p>Ankyros Prime </text:p>
          </table:table-cell>
          <table:table-cell office:value-type="string">
            <text:p>Melee</text:p>
          </table:table-cell>
          <table:table-cell/>
        </table:table-row>
        <table:table-row table:style-name="ro1">
          <table:table-cell/>
          <table:table-cell office:value-type="string">
            <text:p>ATTERAX</text:p>
          </table:table-cell>
          <table:table-cell office:value-type="string">
            <text:p>Atterax </text:p>
          </table:table-cell>
          <table:table-cell office:value-type="string">
            <text:p>Melee</text:p>
          </table:table-cell>
          <table:table-cell/>
        </table:table-row>
        <table:table-row table:style-name="ro1">
          <table:table-cell/>
          <table:table-cell office:value-type="string">
            <text:p>ATTICA</text:p>
          </table:table-cell>
          <table:table-cell office:value-type="string">
            <text:p>Attica </text:p>
          </table:table-cell>
          <table:table-cell office:value-type="string">
            <text:p>Primary</text:p>
          </table:table-cell>
          <table:table-cell/>
        </table:table-row>
        <table:table-row table:style-name="ro1">
          <table:table-cell/>
          <table:table-cell office:value-type="string">
            <text:p>BALLISTICA</text:p>
          </table:table-cell>
          <table:table-cell office:value-type="string">
            <text:p>Ballistica </text:p>
          </table:table-cell>
          <table:table-cell office:value-type="string">
            <text:p>Secondary</text:p>
          </table:table-cell>
          <table:table-cell/>
        </table:table-row>
        <table:table-row table:style-name="ro1">
          <table:table-cell/>
          <table:table-cell office:value-type="string">
            <text:p>BO</text:p>
          </table:table-cell>
          <table:table-cell office:value-type="string">
            <text:p>Bo </text:p>
          </table:table-cell>
          <table:table-cell office:value-type="string">
            <text:p>Melee</text:p>
          </table:table-cell>
          <table:table-cell/>
        </table:table-row>
        <table:table-row table:style-name="ro1">
          <table:table-cell/>
          <table:table-cell office:value-type="string">
            <text:p>BO PRIME</text:p>
          </table:table-cell>
          <table:table-cell office:value-type="string">
            <text:p>Bo Prime </text:p>
          </table:table-cell>
          <table:table-cell office:value-type="string">
            <text:p>Melee</text:p>
          </table:table-cell>
          <table:table-cell/>
        </table:table-row>
        <table:table-row table:style-name="ro1">
          <table:table-cell/>
          <table:table-cell office:value-type="string">
            <text:p>BOAR</text:p>
          </table:table-cell>
          <table:table-cell office:value-type="string">
            <text:p>Boar </text:p>
          </table:table-cell>
          <table:table-cell office:value-type="string">
            <text:p>Primary</text:p>
          </table:table-cell>
          <table:table-cell/>
        </table:table-row>
        <table:table-row table:style-name="ro1">
          <table:table-cell/>
          <table:table-cell office:value-type="string">
            <text:p>BOAR PRIME</text:p>
          </table:table-cell>
          <table:table-cell office:value-type="string">
            <text:p>Boar Prime </text:p>
          </table:table-cell>
          <table:table-cell office:value-type="string">
            <text:p>Primary</text:p>
          </table:table-cell>
          <table:table-cell/>
        </table:table-row>
        <table:table-row table:style-name="ro1">
          <table:table-cell/>
          <table:table-cell office:value-type="string">
            <text:p>BOLTO</text:p>
          </table:table-cell>
          <table:table-cell office:value-type="string">
            <text:p>Bolto </text:p>
          </table:table-cell>
          <table:table-cell office:value-type="string">
            <text:p>Secondary</text:p>
          </table:table-cell>
          <table:table-cell/>
        </table:table-row>
        <table:table-row table:style-name="ro1">
          <table:table-cell/>
          <table:table-cell office:value-type="string">
            <text:p>BOLTOR</text:p>
          </table:table-cell>
          <table:table-cell office:value-type="string">
            <text:p>Boltor </text:p>
          </table:table-cell>
          <table:table-cell office:value-type="string">
            <text:p>Primary</text:p>
          </table:table-cell>
          <table:table-cell/>
        </table:table-row>
        <table:table-row table:style-name="ro1">
          <table:table-cell/>
          <table:table-cell office:value-type="string">
            <text:p>BOLTOR PRIME</text:p>
          </table:table-cell>
          <table:table-cell office:value-type="string">
            <text:p>Boltor Prime </text:p>
          </table:table-cell>
          <table:table-cell office:value-type="string">
            <text:p>Primary</text:p>
          </table:table-cell>
          <table:table-cell/>
        </table:table-row>
        <table:table-row table:style-name="ro1">
          <table:table-cell/>
          <table:table-cell office:value-type="string">
            <text:p>BRAKK</text:p>
          </table:table-cell>
          <table:table-cell office:value-type="string">
            <text:p>Brakk </text:p>
          </table:table-cell>
          <table:table-cell office:value-type="string">
            <text:p>Secondary</text:p>
          </table:table-cell>
          <table:table-cell/>
        </table:table-row>
        <table:table-row table:style-name="ro1">
          <table:table-cell/>
          <table:table-cell office:value-type="string">
            <text:p>BRATON</text:p>
          </table:table-cell>
          <table:table-cell office:value-type="string">
            <text:p>Braton </text:p>
          </table:table-cell>
          <table:table-cell office:value-type="string">
            <text:p>Primary</text:p>
          </table:table-cell>
          <table:table-cell/>
        </table:table-row>
        <table:table-row table:style-name="ro1">
          <table:table-cell/>
          <table:table-cell office:value-type="string">
            <text:p>BRATON PRIME</text:p>
          </table:table-cell>
          <table:table-cell office:value-type="string">
            <text:p>Braton Prime </text:p>
          </table:table-cell>
          <table:table-cell office:value-type="string">
            <text:p>Primary</text:p>
          </table:table-cell>
          <table:table-cell/>
        </table:table-row>
        <table:table-row table:style-name="ro1">
          <table:table-cell/>
          <table:table-cell office:value-type="string">
            <text:p>BRATON VANDAL</text:p>
          </table:table-cell>
          <table:table-cell office:value-type="string">
            <text:p>Braton Vandal </text:p>
          </table:table-cell>
          <table:table-cell office:value-type="string">
            <text:p>Primary</text:p>
          </table:table-cell>
          <table:table-cell/>
        </table:table-row>
        <table:table-row table:style-name="ro1">
          <table:table-cell/>
          <table:table-cell office:value-type="string">
            <text:p>BRONCO</text:p>
          </table:table-cell>
          <table:table-cell office:value-type="string">
            <text:p>Bronco </text:p>
          </table:table-cell>
          <table:table-cell office:value-type="string">
            <text:p>Secondary</text:p>
          </table:table-cell>
          <table:table-cell/>
        </table:table-row>
        <table:table-row table:style-name="ro1">
          <table:table-cell/>
          <table:table-cell office:value-type="string">
            <text:p>BRONCO PRIME</text:p>
          </table:table-cell>
          <table:table-cell office:value-type="string">
            <text:p>Bronco Prime </text:p>
          </table:table-cell>
          <table:table-cell office:value-type="string">
            <text:p>Secondary</text:p>
          </table:table-cell>
          <table:table-cell/>
        </table:table-row>
        <table:table-row table:style-name="ro1">
          <table:table-cell/>
          <table:table-cell office:value-type="string">
            <text:p>BURST LASER</text:p>
          </table:table-cell>
          <table:table-cell office:value-type="string">
            <text:p>Burst Laser </text:p>
          </table:table-cell>
          <table:table-cell office:value-type="string">
            <text:p>Sentinel</text:p>
          </table:table-cell>
          <table:table-cell/>
        </table:table-row>
        <table:table-row table:style-name="ro1">
          <table:table-cell/>
          <table:table-cell office:value-type="string">
            <text:p>BURSTON</text:p>
          </table:table-cell>
          <table:table-cell office:value-type="string">
            <text:p>Burston </text:p>
          </table:table-cell>
          <table:table-cell office:value-type="string">
            <text:p>Primary</text:p>
          </table:table-cell>
          <table:table-cell/>
        </table:table-row>
        <table:table-row table:style-name="ro1">
          <table:table-cell/>
          <table:table-cell office:value-type="string">
            <text:p>BURSTON PRIME</text:p>
          </table:table-cell>
          <table:table-cell office:value-type="string">
            <text:p>Burston Prime </text:p>
          </table:table-cell>
          <table:table-cell office:value-type="string">
            <text:p>Primary</text:p>
          </table:table-cell>
          <table:table-cell/>
        </table:table-row>
        <table:table-row table:style-name="ro1">
          <table:table-cell/>
          <table:table-cell office:value-type="string">
            <text:p>BUZLOK</text:p>
          </table:table-cell>
          <table:table-cell office:value-type="string">
            <text:p>Buzlok </text:p>
          </table:table-cell>
          <table:table-cell office:value-type="string">
            <text:p>Primary</text:p>
          </table:table-cell>
          <table:table-cell/>
        </table:table-row>
        <table:table-row table:style-name="ro1">
          <table:table-cell/>
          <table:table-cell office:value-type="string">
            <text:p>CASTANAS</text:p>
          </table:table-cell>
          <table:table-cell office:value-type="string">
            <text:p>Castanas </text:p>
          </table:table-cell>
          <table:table-cell office:value-type="string">
            <text:p>Secondary</text:p>
          </table:table-cell>
          <table:table-cell/>
        </table:table-row>
        <table:table-row table:style-name="ro1">
          <table:table-cell/>
          <table:table-cell office:value-type="string">
            <text:p>CERAMIC DAGGER</text:p>
          </table:table-cell>
          <table:table-cell office:value-type="string">
            <text:p>Ceramic Dagger </text:p>
          </table:table-cell>
          <table:table-cell office:value-type="string">
            <text:p>Melee</text:p>
          </table:table-cell>
          <table:table-cell/>
        </table:table-row>
        <table:table-row table:style-name="ro1">
          <table:table-cell/>
          <table:table-cell office:value-type="string">
            <text:p>CERNOS</text:p>
          </table:table-cell>
          <table:table-cell office:value-type="string">
            <text:p>Cernos </text:p>
          </table:table-cell>
          <table:table-cell office:value-type="string">
            <text:p>Primary</text:p>
          </table:table-cell>
          <table:table-cell/>
        </table:table-row>
        <table:table-row table:style-name="ro1">
          <table:table-cell/>
          <table:table-cell office:value-type="string">
            <text:p>CESTRA</text:p>
          </table:table-cell>
          <table:table-cell office:value-type="string">
            <text:p>Cestra </text:p>
          </table:table-cell>
          <table:table-cell office:value-type="string">
            <text:p>Secondary</text:p>
          </table:table-cell>
          <table:table-cell/>
        </table:table-row>
        <table:table-row table:style-name="ro1">
          <table:table-cell/>
          <table:table-cell office:value-type="string">
            <text:p>CRONUS</text:p>
          </table:table-cell>
          <table:table-cell office:value-type="string">
            <text:p>Cronus </text:p>
          </table:table-cell>
          <table:table-cell office:value-type="string">
            <text:p>Melee</text:p>
          </table:table-cell>
          <table:table-cell/>
        </table:table-row>
        <table:table-row table:style-name="ro1">
          <table:table-cell/>
          <table:table-cell office:value-type="string">
            <text:p>DAKRA PRIME</text:p>
          </table:table-cell>
          <table:table-cell office:value-type="string">
            <text:p>Dakra Prime </text:p>
          </table:table-cell>
          <table:table-cell office:value-type="string">
            <text:p>Melee</text:p>
          </table:table-cell>
          <table:table-cell/>
        </table:table-row>
        <table:table-row table:style-name="ro1">
          <table:table-cell/>
          <table:table-cell office:value-type="string">
            <text:p>DARK DAGGER</text:p>
          </table:table-cell>
          <table:table-cell office:value-type="string">
            <text:p>Dark Dagger </text:p>
          </table:table-cell>
          <table:table-cell office:value-type="string">
            <text:p>Melee</text:p>
          </table:table-cell>
          <table:table-cell/>
        </table:table-row>
        <table:table-row table:style-name="ro1">
          <table:table-cell/>
          <table:table-cell office:value-type="string">
            <text:p>DARK SWORD</text:p>
          </table:table-cell>
          <table:table-cell office:value-type="string">
            <text:p>Dark Sword </text:p>
          </table:table-cell>
          <table:table-cell office:value-type="string">
            <text:p>Melee</text:p>
          </table:table-cell>
          <table:table-cell/>
        </table:table-row>
        <table:table-row table:style-name="ro1">
          <table:table-cell/>
          <table:table-cell office:value-type="string">
            <text:p>DECONSTRUCTOR</text:p>
          </table:table-cell>
          <table:table-cell office:value-type="string">
            <text:p>Deconstructor </text:p>
          </table:table-cell>
          <table:table-cell office:value-type="string">
            <text:p>Sentinel</text:p>
          </table:table-cell>
          <table:table-cell/>
        </table:table-row>
        <table:table-row table:style-name="ro1">
          <table:table-cell/>
          <table:table-cell office:value-type="string">
            <text:p>DERA</text:p>
          </table:table-cell>
          <table:table-cell office:value-type="string">
            <text:p>Dera </text:p>
          </table:table-cell>
          <table:table-cell office:value-type="string">
            <text:p>Primary</text:p>
          </table:table-cell>
          <table:table-cell/>
        </table:table-row>
        <table:table-row table:style-name="ro1">
          <table:table-cell/>
          <table:table-cell office:value-type="string">
            <text:p>DESPAIR</text:p>
          </table:table-cell>
          <table:table-cell office:value-type="string">
            <text:p>Despair </text:p>
          </table:table-cell>
          <table:table-cell office:value-type="string">
            <text:p>Secondary</text:p>
          </table:table-cell>
          <table:table-cell/>
        </table:table-row>
        <table:table-row table:style-name="ro1">
          <table:table-cell/>
          <table:table-cell office:value-type="string">
            <text:p>DETH MACHINE RIFLE</text:p>
          </table:table-cell>
          <table:table-cell office:value-type="string">
            <text:p>Deth Machine Rifle </text:p>
          </table:table-cell>
          <table:table-cell office:value-type="string">
            <text:p>Sentinel</text:p>
          </table:table-cell>
          <table:table-cell/>
        </table:table-row>
        <table:table-row table:style-name="ro1">
          <table:table-cell/>
          <table:table-cell office:value-type="string">
            <text:p>DETRON</text:p>
          </table:table-cell>
          <table:table-cell office:value-type="string">
            <text:p>Detron </text:p>
          </table:table-cell>
          <table:table-cell office:value-type="string">
            <text:p>Secondary</text:p>
          </table:table-cell>
          <table:table-cell/>
        </table:table-row>
        <table:table-row table:style-name="ro1">
          <table:table-cell/>
          <table:table-cell office:value-type="string">
            <text:p>DEX FURIS</text:p>
          </table:table-cell>
          <table:table-cell office:value-type="string">
            <text:p>Dex Furis </text:p>
          </table:table-cell>
          <table:table-cell office:value-type="string">
            <text:p>Secondary</text:p>
          </table:table-cell>
          <table:table-cell/>
        </table:table-row>
        <table:table-row table:style-name="ro1">
          <table:table-cell/>
          <table:table-cell office:value-type="string">
            <text:p>DRAGON NIKANA</text:p>
          </table:table-cell>
          <table:table-cell office:value-type="string">
            <text:p>Nikana, Dragon </text:p>
          </table:table-cell>
          <table:table-cell office:value-type="string">
            <text:p>Melee</text:p>
          </table:table-cell>
          <table:table-cell/>
        </table:table-row>
        <table:table-row table:style-name="ro1">
          <table:table-cell/>
          <table:table-cell office:value-type="string">
            <text:p>DRAKGOON</text:p>
          </table:table-cell>
          <table:table-cell office:value-type="string">
            <text:p>Drakgoon </text:p>
          </table:table-cell>
          <table:table-cell office:value-type="string">
            <text:p>Primary</text:p>
          </table:table-cell>
          <table:table-cell/>
        </table:table-row>
        <table:table-row table:style-name="ro1">
          <table:table-cell/>
          <table:table-cell office:value-type="string">
            <text:p>DREAD</text:p>
          </table:table-cell>
          <table:table-cell office:value-type="string">
            <text:p>Dread </text:p>
          </table:table-cell>
          <table:table-cell office:value-type="string">
            <text:p>Primary</text:p>
          </table:table-cell>
          <table:table-cell/>
        </table:table-row>
        <table:table-row table:style-name="ro1">
          <table:table-cell/>
          <table:table-cell office:value-type="string">
            <text:p>DUAL CESTRA</text:p>
          </table:table-cell>
          <table:table-cell office:value-type="string">
            <text:p>Dual Cestra </text:p>
          </table:table-cell>
          <table:table-cell office:value-type="string">
            <text:p>Secondary</text:p>
          </table:table-cell>
          <table:table-cell/>
        </table:table-row>
        <table:table-row table:style-name="ro1">
          <table:table-cell/>
          <table:table-cell office:value-type="string">
            <text:p>DUAL CLEAVERS</text:p>
          </table:table-cell>
          <table:table-cell office:value-type="string">
            <text:p>Dual Cleavers </text:p>
          </table:table-cell>
          <table:table-cell office:value-type="string">
            <text:p>Melee</text:p>
          </table:table-cell>
          <table:table-cell/>
        </table:table-row>
        <table:table-row table:style-name="ro1">
          <table:table-cell/>
          <table:table-cell office:value-type="string">
            <text:p>DUAL ETHER</text:p>
          </table:table-cell>
          <table:table-cell office:value-type="string">
            <text:p>Dual Ether </text:p>
          </table:table-cell>
          <table:table-cell office:value-type="string">
            <text:p>Melee</text:p>
          </table:table-cell>
          <table:table-cell/>
        </table:table-row>
        <table:table-row table:style-name="ro1">
          <table:table-cell/>
          <table:table-cell office:value-type="string">
            <text:p>DUAL HEAT SWORDS</text:p>
          </table:table-cell>
          <table:table-cell office:value-type="string">
            <text:p>Dual Heat Swords </text:p>
          </table:table-cell>
          <table:table-cell office:value-type="string">
            <text:p>Melee</text:p>
          </table:table-cell>
          <table:table-cell/>
        </table:table-row>
        <table:table-row table:style-name="ro1">
          <table:table-cell/>
          <table:table-cell office:value-type="string">
            <text:p>DUAL ICHOR</text:p>
          </table:table-cell>
          <table:table-cell office:value-type="string">
            <text:p>Dual Ichor </text:p>
          </table:table-cell>
          <table:table-cell office:value-type="string">
            <text:p>Melee</text:p>
          </table:table-cell>
          <table:table-cell/>
        </table:table-row>
        <table:table-row table:style-name="ro1">
          <table:table-cell/>
          <table:table-cell office:value-type="string">
            <text:p>DUAL KAMAS</text:p>
          </table:table-cell>
          <table:table-cell office:value-type="string">
            <text:p>Dual Kamas </text:p>
          </table:table-cell>
          <table:table-cell office:value-type="string">
            <text:p>Melee</text:p>
          </table:table-cell>
          <table:table-cell/>
        </table:table-row>
        <table:table-row table:style-name="ro1">
          <table:table-cell/>
          <table:table-cell office:value-type="string">
            <text:p>DUAL SKANA</text:p>
          </table:table-cell>
          <table:table-cell office:value-type="string">
            <text:p>Dual Skana </text:p>
          </table:table-cell>
          <table:table-cell office:value-type="string">
            <text:p>Melee</text:p>
          </table:table-cell>
          <table:table-cell/>
        </table:table-row>
        <table:table-row table:style-name="ro1">
          <table:table-cell/>
          <table:table-cell office:value-type="string">
            <text:p>DUAL ZOREN</text:p>
          </table:table-cell>
          <table:table-cell office:value-type="string">
            <text:p>Dual Zoren </text:p>
          </table:table-cell>
          <table:table-cell office:value-type="string">
            <text:p>Melee</text:p>
          </table:table-cell>
          <table:table-cell/>
        </table:table-row>
        <table:table-row table:style-name="ro1">
          <table:table-cell/>
          <table:table-cell office:value-type="string">
            <text:p>EMBOLIST</text:p>
          </table:table-cell>
          <table:table-cell office:value-type="string">
            <text:p>Embolist </text:p>
          </table:table-cell>
          <table:table-cell office:value-type="string">
            <text:p>Secondary</text:p>
          </table:table-cell>
          <table:table-cell/>
        </table:table-row>
        <table:table-row table:style-name="ro1">
          <table:table-cell/>
          <table:table-cell office:value-type="string">
            <text:p>ETHER DAGGERS</text:p>
          </table:table-cell>
          <table:table-cell office:value-type="string">
            <text:p>Ether Daggers </text:p>
          </table:table-cell>
          <table:table-cell office:value-type="string">
            <text:p>Melee</text:p>
          </table:table-cell>
          <table:table-cell/>
        </table:table-row>
        <table:table-row table:style-name="ro1">
          <table:table-cell/>
          <table:table-cell office:value-type="string">
            <text:p>ETHER REAPER</text:p>
          </table:table-cell>
          <table:table-cell office:value-type="string">
            <text:p>Ether Reaper </text:p>
          </table:table-cell>
          <table:table-cell office:value-type="string">
            <text:p>Melee</text:p>
          </table:table-cell>
          <table:table-cell/>
        </table:table-row>
        <table:table-row table:style-name="ro1">
          <table:table-cell/>
          <table:table-cell office:value-type="string">
            <text:p>ETHER SWORD</text:p>
          </table:table-cell>
          <table:table-cell office:value-type="string">
            <text:p>Ether Sword </text:p>
          </table:table-cell>
          <table:table-cell office:value-type="string">
            <text:p>Melee</text:p>
          </table:table-cell>
          <table:table-cell/>
        </table:table-row>
        <table:table-row table:style-name="ro1">
          <table:table-cell/>
          <table:table-cell office:value-type="string">
            <text:p>FANG</text:p>
          </table:table-cell>
          <table:table-cell office:value-type="string">
            <text:p>Fang </text:p>
          </table:table-cell>
          <table:table-cell office:value-type="string">
            <text:p>Melee</text:p>
          </table:table-cell>
          <table:table-cell/>
        </table:table-row>
        <table:table-row table:style-name="ro1">
          <table:table-cell/>
          <table:table-cell office:value-type="string">
            <text:p>FANG PRIME</text:p>
          </table:table-cell>
          <table:table-cell office:value-type="string">
            <text:p>Fang Prime </text:p>
          </table:table-cell>
          <table:table-cell office:value-type="string">
            <text:p>Melee</text:p>
          </table:table-cell>
          <table:table-cell/>
        </table:table-row>
        <table:table-row table:style-name="ro1">
          <table:table-cell/>
          <table:table-cell office:value-type="string">
            <text:p>FLUX RIFLE</text:p>
          </table:table-cell>
          <table:table-cell office:value-type="string">
            <text:p>Flux Rifle </text:p>
          </table:table-cell>
          <table:table-cell office:value-type="string">
            <text:p>Primary</text:p>
          </table:table-cell>
          <table:table-cell/>
        </table:table-row>
        <table:table-row table:style-name="ro1">
          <table:table-cell/>
          <table:table-cell office:value-type="string">
            <text:p>FRAGOR</text:p>
          </table:table-cell>
          <table:table-cell office:value-type="string">
            <text:p>Fragor </text:p>
          </table:table-cell>
          <table:table-cell office:value-type="string">
            <text:p>Melee</text:p>
          </table:table-cell>
          <table:table-cell/>
        </table:table-row>
        <table:table-row table:style-name="ro1">
          <table:table-cell/>
          <table:table-cell office:value-type="string">
            <text:p>FURAX</text:p>
          </table:table-cell>
          <table:table-cell office:value-type="string">
            <text:p>Furax </text:p>
          </table:table-cell>
          <table:table-cell office:value-type="string">
            <text:p>Melee</text:p>
          </table:table-cell>
          <table:table-cell/>
        </table:table-row>
        <table:table-row table:style-name="ro1">
          <table:table-cell/>
          <table:table-cell office:value-type="string">
            <text:p>FURIS</text:p>
          </table:table-cell>
          <table:table-cell office:value-type="string">
            <text:p>Furis </text:p>
          </table:table-cell>
          <table:table-cell office:value-type="string">
            <text:p>Secondary</text:p>
          </table:table-cell>
          <table:table-cell/>
        </table:table-row>
        <table:table-row table:style-name="ro1">
          <table:table-cell/>
          <table:table-cell office:value-type="string">
            <text:p>GALATINE</text:p>
          </table:table-cell>
          <table:table-cell office:value-type="string">
            <text:p>Galatine </text:p>
          </table:table-cell>
          <table:table-cell office:value-type="string">
            <text:p>Melee</text:p>
          </table:table-cell>
          <table:table-cell/>
        </table:table-row>
        <table:table-row table:style-name="ro1">
          <table:table-cell/>
          <table:table-cell office:value-type="string">
            <text:p>GLAIVE</text:p>
          </table:table-cell>
          <table:table-cell office:value-type="string">
            <text:p>Glaive </text:p>
          </table:table-cell>
          <table:table-cell office:value-type="string">
            <text:p>Melee</text:p>
          </table:table-cell>
          <table:table-cell/>
        </table:table-row>
        <table:table-row table:style-name="ro1">
          <table:table-cell/>
          <table:table-cell office:value-type="string">
            <text:p>GLAIVE PRIME</text:p>
          </table:table-cell>
          <table:table-cell office:value-type="string">
            <text:p>Glaive Prime </text:p>
          </table:table-cell>
          <table:table-cell office:value-type="string">
            <text:p>Melee</text:p>
          </table:table-cell>
          <table:table-cell/>
        </table:table-row>
        <table:table-row table:style-name="ro1">
          <table:table-cell/>
          <table:table-cell office:value-type="string">
            <text:p>GLAXION</text:p>
          </table:table-cell>
          <table:table-cell office:value-type="string">
            <text:p>Glaxion </text:p>
          </table:table-cell>
          <table:table-cell office:value-type="string">
            <text:p>Primary</text:p>
          </table:table-cell>
          <table:table-cell/>
        </table:table-row>
        <table:table-row table:style-name="ro1">
          <table:table-cell/>
          <table:table-cell office:value-type="string">
            <text:p>GORGON</text:p>
          </table:table-cell>
          <table:table-cell office:value-type="string">
            <text:p>Gorgon </text:p>
          </table:table-cell>
          <table:table-cell office:value-type="string">
            <text:p>Primary</text:p>
          </table:table-cell>
          <table:table-cell/>
        </table:table-row>
        <table:table-row table:style-name="ro1">
          <table:table-cell/>
          <table:table-cell office:value-type="string">
            <text:p>GORGON WRAITH</text:p>
          </table:table-cell>
          <table:table-cell office:value-type="string">
            <text:p>Gorgon Wraith </text:p>
          </table:table-cell>
          <table:table-cell office:value-type="string">
            <text:p>Primary</text:p>
          </table:table-cell>
          <table:table-cell/>
        </table:table-row>
        <table:table-row table:style-name="ro1">
          <table:table-cell/>
          <table:table-cell office:value-type="string">
            <text:p>GRAKATA</text:p>
          </table:table-cell>
          <table:table-cell office:value-type="string">
            <text:p>Grakata </text:p>
          </table:table-cell>
          <table:table-cell office:value-type="string">
            <text:p>Primary</text:p>
          </table:table-cell>
          <table:table-cell/>
        </table:table-row>
        <table:table-row table:style-name="ro1">
          <table:table-cell/>
          <table:table-cell office:value-type="string">
            <text:p>GRAM</text:p>
          </table:table-cell>
          <table:table-cell office:value-type="string">
            <text:p>Gram </text:p>
          </table:table-cell>
          <table:table-cell office:value-type="string">
            <text:p>Melee</text:p>
          </table:table-cell>
          <table:table-cell/>
        </table:table-row>
        <table:table-row table:style-name="ro1">
          <table:table-cell/>
          <table:table-cell office:value-type="string">
            <text:p>GRINLOK</text:p>
          </table:table-cell>
          <table:table-cell office:value-type="string">
            <text:p>Grinlok </text:p>
          </table:table-cell>
          <table:table-cell office:value-type="string">
            <text:p>Primary</text:p>
          </table:table-cell>
          <table:table-cell/>
        </table:table-row>
        <table:table-row table:style-name="ro1">
          <table:table-cell/>
          <table:table-cell office:value-type="string">
            <text:p>HALIKAR</text:p>
          </table:table-cell>
          <table:table-cell office:value-type="string">
            <text:p>Halikar </text:p>
          </table:table-cell>
          <table:table-cell office:value-type="string">
            <text:p>Melee</text:p>
          </table:table-cell>
          <table:table-cell/>
        </table:table-row>
        <table:table-row table:style-name="ro1">
          <table:table-cell/>
          <table:table-cell office:value-type="string">
            <text:p>HATE</text:p>
          </table:table-cell>
          <table:table-cell office:value-type="string">
            <text:p>Hate </text:p>
          </table:table-cell>
          <table:table-cell office:value-type="string">
            <text:p>Melee</text:p>
          </table:table-cell>
          <table:table-cell/>
        </table:table-row>
        <table:table-row table:style-name="ro1">
          <table:table-cell/>
          <table:table-cell office:value-type="string">
            <text:p>HEAT DAGGER</text:p>
          </table:table-cell>
          <table:table-cell office:value-type="string">
            <text:p>Heat Dagger </text:p>
          </table:table-cell>
          <table:table-cell office:value-type="string">
            <text:p>Melee</text:p>
          </table:table-cell>
          <table:table-cell/>
        </table:table-row>
        <table:table-row table:style-name="ro1">
          <table:table-cell/>
          <table:table-cell office:value-type="string">
            <text:p>HEAT SWORD</text:p>
          </table:table-cell>
          <table:table-cell office:value-type="string">
            <text:p>Heat Sword </text:p>
          </table:table-cell>
          <table:table-cell office:value-type="string">
            <text:p>Melee</text:p>
          </table:table-cell>
          <table:table-cell/>
        </table:table-row>
        <table:table-row table:style-name="ro1">
          <table:table-cell/>
          <table:table-cell office:value-type="string">
            <text:p>HEK</text:p>
          </table:table-cell>
          <table:table-cell office:value-type="string">
            <text:p>Hek </text:p>
          </table:table-cell>
          <table:table-cell office:value-type="string">
            <text:p>Primary</text:p>
          </table:table-cell>
          <table:table-cell/>
        </table:table-row>
        <table:table-row table:style-name="ro1">
          <table:table-cell/>
          <table:table-cell office:value-type="string">
            <text:p>HIKOU</text:p>
          </table:table-cell>
          <table:table-cell office:value-type="string">
            <text:p>Hikou </text:p>
          </table:table-cell>
          <table:table-cell office:value-type="string">
            <text:p>Secondary</text:p>
          </table:table-cell>
          <table:table-cell/>
        </table:table-row>
        <table:table-row table:style-name="ro1">
          <table:table-cell/>
          <table:table-cell office:value-type="string">
            <text:p>HIKOU PRIME</text:p>
          </table:table-cell>
          <table:table-cell office:value-type="string">
            <text:p>Hikou Prime </text:p>
          </table:table-cell>
          <table:table-cell office:value-type="string">
            <text:p>Secondary</text:p>
          </table:table-cell>
          <table:table-cell/>
        </table:table-row>
        <table:table-row table:style-name="ro1">
          <table:table-cell/>
          <table:table-cell office:value-type="string">
            <text:p>HIND</text:p>
          </table:table-cell>
          <table:table-cell office:value-type="string">
            <text:p>Hind </text:p>
          </table:table-cell>
          <table:table-cell office:value-type="string">
            <text:p>Primary</text:p>
          </table:table-cell>
          <table:table-cell/>
        </table:table-row>
        <table:table-row table:style-name="ro1">
          <table:table-cell/>
          <table:table-cell office:value-type="string">
            <text:p>IGNIS</text:p>
          </table:table-cell>
          <table:table-cell office:value-type="string">
            <text:p>Ignis </text:p>
          </table:table-cell>
          <table:table-cell office:value-type="string">
            <text:p>Primary</text:p>
          </table:table-cell>
          <table:table-cell/>
        </table:table-row>
        <table:table-row table:style-name="ro1">
          <table:table-cell/>
          <table:table-cell office:value-type="string">
            <text:p>JAT KITTAG</text:p>
          </table:table-cell>
          <table:table-cell office:value-type="string">
            <text:p>Jat Kittag </text:p>
          </table:table-cell>
          <table:table-cell office:value-type="string">
            <text:p>Melee</text:p>
          </table:table-cell>
          <table:table-cell/>
        </table:table-row>
        <table:table-row table:style-name="ro1">
          <table:table-cell/>
          <table:table-cell office:value-type="string">
            <text:p>JAW SWORD</text:p>
          </table:table-cell>
          <table:table-cell office:value-type="string">
            <text:p>Jaw Sword </text:p>
          </table:table-cell>
          <table:table-cell office:value-type="string">
            <text:p>Melee</text:p>
          </table:table-cell>
          <table:table-cell/>
        </table:table-row>
        <table:table-row table:style-name="ro1">
          <table:table-cell/>
          <table:table-cell office:value-type="string">
            <text:p>KAMA</text:p>
          </table:table-cell>
          <table:table-cell office:value-type="string">
            <text:p>Kama </text:p>
          </table:table-cell>
          <table:table-cell office:value-type="string">
            <text:p>Melee</text:p>
          </table:table-cell>
          <table:table-cell/>
        </table:table-row>
        <table:table-row table:style-name="ro1">
          <table:table-cell/>
          <table:table-cell office:value-type="string">
            <text:p>KARAK</text:p>
          </table:table-cell>
          <table:table-cell office:value-type="string">
            <text:p>Karak </text:p>
          </table:table-cell>
          <table:table-cell office:value-type="string">
            <text:p>Primary</text:p>
          </table:table-cell>
          <table:table-cell/>
        </table:table-row>
        <table:table-row table:style-name="ro1">
          <table:table-cell/>
          <table:table-cell office:value-type="string">
            <text:p>KARYST</text:p>
          </table:table-cell>
          <table:table-cell office:value-type="string">
            <text:p>Karyst </text:p>
          </table:table-cell>
          <table:table-cell office:value-type="string">
            <text:p>Melee</text:p>
          </table:table-cell>
          <table:table-cell/>
        </table:table-row>
        <table:table-row table:style-name="ro1">
          <table:table-cell/>
          <table:table-cell office:value-type="string">
            <text:p>KESTREL</text:p>
          </table:table-cell>
          <table:table-cell office:value-type="string">
            <text:p>Kestrel </text:p>
          </table:table-cell>
          <table:table-cell office:value-type="string">
            <text:p>Melee</text:p>
          </table:table-cell>
          <table:table-cell/>
        </table:table-row>
        <table:table-row table:style-name="ro1">
          <table:table-cell/>
          <table:table-cell office:value-type="string">
            <text:p>KOGAKE</text:p>
          </table:table-cell>
          <table:table-cell office:value-type="string">
            <text:p>Kogake </text:p>
          </table:table-cell>
          <table:table-cell office:value-type="string">
            <text:p>Melee</text:p>
          </table:table-cell>
          <table:table-cell/>
        </table:table-row>
        <table:table-row table:style-name="ro1">
          <table:table-cell/>
          <table:table-cell office:value-type="string">
            <text:p>KRAKEN</text:p>
          </table:table-cell>
          <table:table-cell office:value-type="string">
            <text:p>Kraken </text:p>
          </table:table-cell>
          <table:table-cell office:value-type="string">
            <text:p>Secondary</text:p>
          </table:table-cell>
          <table:table-cell/>
        </table:table-row>
        <table:table-row table:style-name="ro1">
          <table:table-cell/>
          <table:table-cell office:value-type="string">
            <text:p>KRONEN</text:p>
          </table:table-cell>
          <table:table-cell office:value-type="string">
            <text:p>Kronen </text:p>
          </table:table-cell>
          <table:table-cell office:value-type="string">
            <text:p>Melee</text:p>
          </table:table-cell>
          <table:table-cell/>
        </table:table-row>
        <table:table-row table:style-name="ro1">
          <table:table-cell/>
          <table:table-cell office:value-type="string">
            <text:p>KUNAI</text:p>
          </table:table-cell>
          <table:table-cell office:value-type="string">
            <text:p>Kunai </text:p>
          </table:table-cell>
          <table:table-cell office:value-type="string">
            <text:p>Secondary</text:p>
          </table:table-cell>
          <table:table-cell/>
        </table:table-row>
        <table:table-row table:style-name="ro1">
          <table:table-cell/>
          <table:table-cell office:value-type="string">
            <text:p>LANKA</text:p>
          </table:table-cell>
          <table:table-cell office:value-type="string">
            <text:p>Lanka </text:p>
          </table:table-cell>
          <table:table-cell office:value-type="string">
            <text:p>Primary</text:p>
          </table:table-cell>
          <table:table-cell/>
        </table:table-row>
        <table:table-row table:style-name="ro1">
          <table:table-cell/>
          <table:table-cell office:value-type="string">
            <text:p>LASER RIFLE</text:p>
          </table:table-cell>
          <table:table-cell office:value-type="string">
            <text:p>Laser Rifle </text:p>
          </table:table-cell>
          <table:table-cell office:value-type="string">
            <text:p>Sentinel</text:p>
          </table:table-cell>
          <table:table-cell/>
        </table:table-row>
        <table:table-row table:style-name="ro1">
          <table:table-cell/>
          <table:table-cell office:value-type="string">
            <text:p>LATO</text:p>
          </table:table-cell>
          <table:table-cell office:value-type="string">
            <text:p>Lato </text:p>
          </table:table-cell>
          <table:table-cell office:value-type="string">
            <text:p>Secondary</text:p>
          </table:table-cell>
          <table:table-cell/>
        </table:table-row>
        <table:table-row table:style-name="ro1">
          <table:table-cell/>
          <table:table-cell office:value-type="string">
            <text:p>LATO PRIME</text:p>
          </table:table-cell>
          <table:table-cell office:value-type="string">
            <text:p>Lato Prime </text:p>
          </table:table-cell>
          <table:table-cell office:value-type="string">
            <text:p>Secondary</text:p>
          </table:table-cell>
          <table:table-cell/>
        </table:table-row>
        <table:table-row table:style-name="ro1">
          <table:table-cell/>
          <table:table-cell office:value-type="string">
            <text:p>LATO VANDAL</text:p>
          </table:table-cell>
          <table:table-cell office:value-type="string">
            <text:p>Lato Vandal* </text:p>
          </table:table-cell>
          <table:table-cell office:value-type="string">
            <text:p>Secondary</text:p>
          </table:table-cell>
          <table:table-cell/>
        </table:table-row>
        <table:table-row table:style-name="ro1">
          <table:table-cell/>
          <table:table-cell office:value-type="string">
            <text:p>LATRON</text:p>
          </table:table-cell>
          <table:table-cell office:value-type="string">
            <text:p>Latron </text:p>
          </table:table-cell>
          <table:table-cell office:value-type="string">
            <text:p>Primary</text:p>
          </table:table-cell>
          <table:table-cell/>
        </table:table-row>
        <table:table-row table:style-name="ro1">
          <table:table-cell/>
          <table:table-cell office:value-type="string">
            <text:p>LATRON PRIME</text:p>
          </table:table-cell>
          <table:table-cell office:value-type="string">
            <text:p>Latron Prime </text:p>
          </table:table-cell>
          <table:table-cell office:value-type="string">
            <text:p>Primary</text:p>
          </table:table-cell>
          <table:table-cell/>
        </table:table-row>
        <table:table-row table:style-name="ro1">
          <table:table-cell/>
          <table:table-cell office:value-type="string">
            <text:p>LATRON WRAITH</text:p>
          </table:table-cell>
          <table:table-cell office:value-type="string">
            <text:p>Latron Wraith </text:p>
          </table:table-cell>
          <table:table-cell office:value-type="string">
            <text:p>Primary</text:p>
          </table:table-cell>
          <table:table-cell/>
        </table:table-row>
        <table:table-row table:style-name="ro1">
          <table:table-cell/>
          <table:table-cell office:value-type="string">
            <text:p>LECTA</text:p>
          </table:table-cell>
          <table:table-cell office:value-type="string">
            <text:p>Lecta </text:p>
          </table:table-cell>
          <table:table-cell office:value-type="string">
            <text:p>Melee</text:p>
          </table:table-cell>
          <table:table-cell/>
        </table:table-row>
        <table:table-row table:style-name="ro1">
          <table:table-cell/>
          <table:table-cell office:value-type="string">
            <text:p>LEX</text:p>
          </table:table-cell>
          <table:table-cell office:value-type="string">
            <text:p>Lex </text:p>
          </table:table-cell>
          <table:table-cell office:value-type="string">
            <text:p>Secondary</text:p>
          </table:table-cell>
          <table:table-cell/>
        </table:table-row>
        <table:table-row table:style-name="ro1">
          <table:table-cell/>
          <table:table-cell office:value-type="string">
            <text:p>LEX PRIME</text:p>
          </table:table-cell>
          <table:table-cell office:value-type="string">
            <text:p>Lex Prime </text:p>
          </table:table-cell>
          <table:table-cell office:value-type="string">
            <text:p>Secondary</text:p>
          </table:table-cell>
          <table:table-cell/>
        </table:table-row>
        <table:table-row table:style-name="ro1">
          <table:table-cell/>
          <table:table-cell office:value-type="string">
            <text:p>MACHETE</text:p>
          </table:table-cell>
          <table:table-cell office:value-type="string">
            <text:p>Machete </text:p>
          </table:table-cell>
          <table:table-cell office:value-type="string">
            <text:p>Melee</text:p>
          </table:table-cell>
          <table:table-cell/>
        </table:table-row>
        <table:table-row table:style-name="ro1">
          <table:table-cell/>
          <table:table-cell office:value-type="string">
            <text:p>MACHETE WRAITH</text:p>
          </table:table-cell>
          <table:table-cell office:value-type="string">
            <text:p>Machete Wraith </text:p>
          </table:table-cell>
          <table:table-cell office:value-type="string">
            <text:p>Melee</text:p>
          </table:table-cell>
          <table:table-cell/>
        </table:table-row>
        <table:table-row table:style-name="ro1">
          <table:table-cell/>
          <table:table-cell office:value-type="string">
            <text:p>MAGISTAR</text:p>
          </table:table-cell>
          <table:table-cell office:value-type="string">
            <text:p>Magistar </text:p>
          </table:table-cell>
          <table:table-cell office:value-type="string">
            <text:p>Melee</text:p>
          </table:table-cell>
          <table:table-cell/>
        </table:table-row>
        <table:table-row table:style-name="ro1">
          <table:table-cell/>
          <table:table-cell office:value-type="string">
            <text:p>MAGNUS</text:p>
          </table:table-cell>
          <table:table-cell office:value-type="string">
            <text:p>Magnus </text:p>
          </table:table-cell>
          <table:table-cell office:value-type="string">
            <text:p>Secondary</text:p>
          </table:table-cell>
          <table:table-cell/>
        </table:table-row>
        <table:table-row table:style-name="ro1">
          <table:table-cell/>
          <table:table-cell office:value-type="string">
            <text:p>MARELOK</text:p>
          </table:table-cell>
          <table:table-cell office:value-type="string">
            <text:p>Marelok </text:p>
          </table:table-cell>
          <table:table-cell office:value-type="string">
            <text:p>Secondary</text:p>
          </table:table-cell>
          <table:table-cell/>
        </table:table-row>
        <table:table-row table:style-name="ro1">
          <table:table-cell/>
          <table:table-cell office:value-type="string">
            <text:p>MIRE</text:p>
          </table:table-cell>
          <table:table-cell office:value-type="string">
            <text:p>Mire </text:p>
          </table:table-cell>
          <table:table-cell office:value-type="string">
            <text:p>Melee</text:p>
          </table:table-cell>
          <table:table-cell/>
        </table:table-row>
        <table:table-row table:style-name="ro1">
          <table:table-cell/>
          <table:table-cell office:value-type="string">
            <text:p>MITER</text:p>
          </table:table-cell>
          <table:table-cell office:value-type="string">
            <text:p>Miter </text:p>
          </table:table-cell>
          <table:table-cell office:value-type="string">
            <text:p>Primary</text:p>
          </table:table-cell>
          <table:table-cell/>
        </table:table-row>
        <table:table-row table:style-name="ro1">
          <table:table-cell/>
          <table:table-cell office:value-type="string">
            <text:p>MK1-BO</text:p>
          </table:table-cell>
          <table:table-cell office:value-type="string">
            <text:p>Bo, Mk1 </text:p>
          </table:table-cell>
          <table:table-cell office:value-type="string">
            <text:p>Melee</text:p>
          </table:table-cell>
          <table:table-cell/>
        </table:table-row>
        <table:table-row table:style-name="ro1">
          <table:table-cell/>
          <table:table-cell office:value-type="string">
            <text:p>MK1-BRATON</text:p>
          </table:table-cell>
          <table:table-cell office:value-type="string">
            <text:p>Braton Mk1 </text:p>
          </table:table-cell>
          <table:table-cell office:value-type="string">
            <text:p>Primary</text:p>
          </table:table-cell>
          <table:table-cell/>
        </table:table-row>
        <table:table-row table:style-name="ro1">
          <table:table-cell/>
          <table:table-cell office:value-type="string">
            <text:p>MK1-FURAX</text:p>
          </table:table-cell>
          <table:table-cell office:value-type="string">
            <text:p>Furax, Mk1 </text:p>
          </table:table-cell>
          <table:table-cell office:value-type="string">
            <text:p>Melee</text:p>
          </table:table-cell>
          <table:table-cell/>
        </table:table-row>
        <table:table-row table:style-name="ro1">
          <table:table-cell/>
          <table:table-cell office:value-type="string">
            <text:p>MK1-FURIS</text:p>
          </table:table-cell>
          <table:table-cell office:value-type="string">
            <text:p>Furis Mk1 </text:p>
          </table:table-cell>
          <table:table-cell office:value-type="string">
            <text:p>Secondary</text:p>
          </table:table-cell>
          <table:table-cell/>
        </table:table-row>
        <table:table-row table:style-name="ro1">
          <table:table-cell/>
          <table:table-cell office:value-type="string">
            <text:p>MK1-KUNAI</text:p>
          </table:table-cell>
          <table:table-cell office:value-type="string">
            <text:p>Kunai Mk1 </text:p>
          </table:table-cell>
          <table:table-cell office:value-type="string">
            <text:p>Secondary</text:p>
          </table:table-cell>
          <table:table-cell/>
        </table:table-row>
        <table:table-row table:style-name="ro1">
          <table:table-cell/>
          <table:table-cell office:value-type="string">
            <text:p>MK1-PARIS</text:p>
          </table:table-cell>
          <table:table-cell office:value-type="string">
            <text:p>Paris Mk1 </text:p>
          </table:table-cell>
          <table:table-cell office:value-type="string">
            <text:p>Primary</text:p>
          </table:table-cell>
          <table:table-cell/>
        </table:table-row>
        <table:table-row table:style-name="ro1">
          <table:table-cell/>
          <table:table-cell office:value-type="string">
            <text:p>MK1-STRUN</text:p>
          </table:table-cell>
          <table:table-cell office:value-type="string">
            <text:p>Strun Mk1 </text:p>
          </table:table-cell>
          <table:table-cell office:value-type="string">
            <text:p>Primary</text:p>
          </table:table-cell>
          <table:table-cell/>
        </table:table-row>
        <table:table-row table:style-name="ro1">
          <table:table-cell/>
          <table:table-cell office:value-type="string">
            <text:p>MUTALIST QUANTA</text:p>
          </table:table-cell>
          <table:table-cell office:value-type="string">
            <text:p>Mutalist Quanta </text:p>
          </table:table-cell>
          <table:table-cell office:value-type="string">
            <text:p>Primary</text:p>
          </table:table-cell>
          <table:table-cell/>
        </table:table-row>
        <table:table-row table:style-name="ro1">
          <table:table-cell/>
          <table:table-cell office:value-type="string">
            <text:p>NAMI SKYLA</text:p>
          </table:table-cell>
          <table:table-cell office:value-type="string">
            <text:p>Nami Skyla </text:p>
          </table:table-cell>
          <table:table-cell office:value-type="string">
            <text:p>Melee</text:p>
          </table:table-cell>
          <table:table-cell/>
        </table:table-row>
        <table:table-row table:style-name="ro1">
          <table:table-cell/>
          <table:table-cell office:value-type="string">
            <text:p>NAMI SOLO</text:p>
          </table:table-cell>
          <table:table-cell office:value-type="string">
            <text:p>Nami Solo </text:p>
          </table:table-cell>
          <table:table-cell office:value-type="string">
            <text:p>Melee</text:p>
          </table:table-cell>
          <table:table-cell/>
        </table:table-row>
        <table:table-row table:style-name="ro1">
          <table:table-cell/>
          <table:table-cell office:value-type="string">
            <text:p>NIKANA</text:p>
          </table:table-cell>
          <table:table-cell office:value-type="string">
            <text:p>Nikana </text:p>
          </table:table-cell>
          <table:table-cell office:value-type="string">
            <text:p>Melee</text:p>
          </table:table-cell>
          <table:table-cell/>
        </table:table-row>
        <table:table-row table:style-name="ro1">
          <table:table-cell/>
          <table:table-cell office:value-type="string">
            <text:p>NUKOR</text:p>
          </table:table-cell>
          <table:table-cell office:value-type="string">
            <text:p>Nukor </text:p>
          </table:table-cell>
          <table:table-cell office:value-type="string">
            <text:p>Secondary</text:p>
          </table:table-cell>
          <table:table-cell/>
        </table:table-row>
        <table:table-row table:style-name="ro1">
          <table:table-cell/>
          <table:table-cell office:value-type="string">
            <text:p>OBEX</text:p>
          </table:table-cell>
          <table:table-cell office:value-type="string">
            <text:p>Obex </text:p>
          </table:table-cell>
          <table:table-cell office:value-type="string">
            <text:p>Melee</text:p>
          </table:table-cell>
          <table:table-cell/>
        </table:table-row>
        <table:table-row table:style-name="ro1">
          <table:table-cell/>
          <table:table-cell office:value-type="string">
            <text:p>OGRIS</text:p>
          </table:table-cell>
          <table:table-cell office:value-type="string">
            <text:p>Ogris </text:p>
          </table:table-cell>
          <table:table-cell office:value-type="string">
            <text:p>Primary</text:p>
          </table:table-cell>
          <table:table-cell/>
        </table:table-row>
        <table:table-row table:style-name="ro1">
          <table:table-cell/>
          <table:table-cell office:value-type="string">
            <text:p>ONORIX</text:p>
          </table:table-cell>
          <table:table-cell office:value-type="string">
            <text:p>Onorix </text:p>
          </table:table-cell>
          <table:table-cell office:value-type="string">
            <text:p>Melee_Archwing</text:p>
          </table:table-cell>
          <table:table-cell/>
        </table:table-row>
        <table:table-row table:style-name="ro1">
          <table:table-cell/>
          <table:table-cell office:value-type="string">
            <text:p>OPTICOR </text:p>
          </table:table-cell>
          <table:table-cell office:value-type="string">
            <text:p>Opticor </text:p>
          </table:table-cell>
          <table:table-cell office:value-type="string">
            <text:p>Primary</text:p>
          </table:table-cell>
          <table:table-cell/>
        </table:table-row>
        <table:table-row table:style-name="ro1">
          <table:table-cell/>
          <table:table-cell office:value-type="string">
            <text:p>ORTHOS</text:p>
          </table:table-cell>
          <table:table-cell office:value-type="string">
            <text:p>Orthos </text:p>
          </table:table-cell>
          <table:table-cell office:value-type="string">
            <text:p>Melee</text:p>
          </table:table-cell>
          <table:table-cell/>
        </table:table-row>
        <table:table-row table:style-name="ro1">
          <table:table-cell/>
          <table:table-cell office:value-type="string">
            <text:p>ORTHOS PRIME</text:p>
          </table:table-cell>
          <table:table-cell office:value-type="string">
            <text:p>Orthos Prime </text:p>
          </table:table-cell>
          <table:table-cell office:value-type="string">
            <text:p>Melee</text:p>
          </table:table-cell>
          <table:table-cell/>
        </table:table-row>
        <table:table-row table:style-name="ro1">
          <table:table-cell/>
          <table:table-cell office:value-type="string">
            <text:p>PANGOLIN SWORD</text:p>
          </table:table-cell>
          <table:table-cell office:value-type="string">
            <text:p>Pangolin Sword </text:p>
          </table:table-cell>
          <table:table-cell office:value-type="string">
            <text:p>Melee</text:p>
          </table:table-cell>
          <table:table-cell/>
        </table:table-row>
        <table:table-row table:style-name="ro1">
          <table:table-cell/>
          <table:table-cell office:value-type="string">
            <text:p>PARIS</text:p>
          </table:table-cell>
          <table:table-cell office:value-type="string">
            <text:p>Paris </text:p>
          </table:table-cell>
          <table:table-cell office:value-type="string">
            <text:p>Primary</text:p>
          </table:table-cell>
          <table:table-cell/>
        </table:table-row>
        <table:table-row table:style-name="ro1">
          <table:table-cell/>
          <table:table-cell office:value-type="string">
            <text:p>PARIS PRIME</text:p>
          </table:table-cell>
          <table:table-cell office:value-type="string">
            <text:p>Paris Prime </text:p>
          </table:table-cell>
          <table:table-cell office:value-type="string">
            <text:p>Primary</text:p>
          </table:table-cell>
          <table:table-cell/>
        </table:table-row>
        <table:table-row table:style-name="ro1">
          <table:table-cell/>
          <table:table-cell office:value-type="string">
            <text:p>PENTA</text:p>
          </table:table-cell>
          <table:table-cell office:value-type="string">
            <text:p>Penta </text:p>
          </table:table-cell>
          <table:table-cell office:value-type="string">
            <text:p>Primary</text:p>
          </table:table-cell>
          <table:table-cell/>
        </table:table-row>
        <table:table-row table:style-name="ro1">
          <table:table-cell/>
          <table:table-cell office:value-type="string">
            <text:p>PHAGE</text:p>
          </table:table-cell>
          <table:table-cell office:value-type="string">
            <text:p>Phage </text:p>
          </table:table-cell>
          <table:table-cell office:value-type="string">
            <text:p>Primary</text:p>
          </table:table-cell>
          <table:table-cell/>
        </table:table-row>
        <table:table-row table:style-name="ro1">
          <table:table-cell/>
          <table:table-cell office:value-type="string">
            <text:p>PLASMA SWORD</text:p>
          </table:table-cell>
          <table:table-cell office:value-type="string">
            <text:p>Plasma Sword </text:p>
          </table:table-cell>
          <table:table-cell office:value-type="string">
            <text:p>Melee</text:p>
          </table:table-cell>
          <table:table-cell/>
        </table:table-row>
        <table:table-row table:style-name="ro1">
          <table:table-cell/>
          <table:table-cell office:value-type="string">
            <text:p>PRIME LASER RIFLE</text:p>
          </table:table-cell>
          <table:table-cell office:value-type="string">
            <text:p>Prime Laser Rifle </text:p>
          </table:table-cell>
          <table:table-cell office:value-type="string">
            <text:p>Sentinel</text:p>
          </table:table-cell>
          <table:table-cell/>
        </table:table-row>
        <table:table-row table:style-name="ro1">
          <table:table-cell/>
          <table:table-cell office:value-type="string">
            <text:p>PROVA</text:p>
          </table:table-cell>
          <table:table-cell office:value-type="string">
            <text:p>Prova </text:p>
          </table:table-cell>
          <table:table-cell office:value-type="string">
            <text:p>Melee</text:p>
          </table:table-cell>
          <table:table-cell/>
        </table:table-row>
        <table:table-row table:style-name="ro1">
          <table:table-cell/>
          <table:table-cell office:value-type="string">
            <text:p>PROVA VANDAL</text:p>
          </table:table-cell>
          <table:table-cell office:value-type="string">
            <text:p>Prova Vandal </text:p>
          </table:table-cell>
          <table:table-cell office:value-type="string">
            <text:p>Melee</text:p>
          </table:table-cell>
          <table:table-cell/>
        </table:table-row>
        <table:table-row table:style-name="ro1">
          <table:table-cell/>
          <table:table-cell office:value-type="string">
            <text:p>PYRANA</text:p>
          </table:table-cell>
          <table:table-cell office:value-type="string">
            <text:p>Pyrana </text:p>
          </table:table-cell>
          <table:table-cell office:value-type="string">
            <text:p>Secondary</text:p>
          </table:table-cell>
          <table:table-cell/>
        </table:table-row>
        <table:table-row table:style-name="ro1">
          <table:table-cell/>
          <table:table-cell office:value-type="string">
            <text:p>QUANTA</text:p>
          </table:table-cell>
          <table:table-cell office:value-type="string">
            <text:p>Quanta </text:p>
          </table:table-cell>
          <table:table-cell office:value-type="string">
            <text:p>Primary</text:p>
          </table:table-cell>
          <table:table-cell/>
        </table:table-row>
        <table:table-row table:style-name="ro1">
          <table:table-cell/>
          <table:table-cell office:value-type="string">
            <text:p>REAPER PRIME</text:p>
          </table:table-cell>
          <table:table-cell office:value-type="string">
            <text:p>Reaper Prime </text:p>
          </table:table-cell>
          <table:table-cell office:value-type="string">
            <text:p>Melee</text:p>
          </table:table-cell>
          <table:table-cell/>
        </table:table-row>
        <table:table-row table:style-name="ro1">
          <table:table-cell/>
          <table:table-cell office:value-type="string">
            <text:p>SCINDO</text:p>
          </table:table-cell>
          <table:table-cell office:value-type="string">
            <text:p>Scindo </text:p>
          </table:table-cell>
          <table:table-cell office:value-type="string">
            <text:p>Melee</text:p>
          </table:table-cell>
          <table:table-cell/>
        </table:table-row>
        <table:table-row table:style-name="ro1">
          <table:table-cell/>
          <table:table-cell office:value-type="string">
            <text:p>SCINDO PRIME</text:p>
          </table:table-cell>
          <table:table-cell office:value-type="string">
            <text:p>Scindo Prime </text:p>
          </table:table-cell>
          <table:table-cell office:value-type="string">
            <text:p>Melee</text:p>
          </table:table-cell>
          <table:table-cell/>
        </table:table-row>
        <table:table-row table:style-name="ro1">
          <table:table-cell/>
          <table:table-cell office:value-type="string">
            <text:p>SCOLIAC</text:p>
          </table:table-cell>
          <table:table-cell office:value-type="string">
            <text:p>Scoliac </text:p>
          </table:table-cell>
          <table:table-cell office:value-type="string">
            <text:p>Melee</text:p>
          </table:table-cell>
          <table:table-cell/>
        </table:table-row>
        <table:table-row table:style-name="ro1">
          <table:table-cell/>
          <table:table-cell office:value-type="string">
            <text:p>SEER</text:p>
          </table:table-cell>
          <table:table-cell office:value-type="string">
            <text:p>Seer </text:p>
          </table:table-cell>
          <table:table-cell office:value-type="string">
            <text:p>Secondary</text:p>
          </table:table-cell>
          <table:table-cell/>
        </table:table-row>
        <table:table-row table:style-name="ro1">
          <table:table-cell/>
          <table:table-cell office:value-type="string">
            <text:p>SERRO</text:p>
          </table:table-cell>
          <table:table-cell office:value-type="string">
            <text:p>Serro </text:p>
          </table:table-cell>
          <table:table-cell office:value-type="string">
            <text:p>Melee</text:p>
          </table:table-cell>
          <table:table-cell/>
        </table:table-row>
        <table:table-row table:style-name="ro1">
          <table:table-cell/>
          <table:table-cell office:value-type="string">
            <text:p>SHEEV</text:p>
          </table:table-cell>
          <table:table-cell office:value-type="string">
            <text:p>Sheev </text:p>
          </table:table-cell>
          <table:table-cell office:value-type="string">
            <text:p>Melee</text:p>
          </table:table-cell>
          <table:table-cell/>
        </table:table-row>
        <table:table-row table:style-name="ro1">
          <table:table-cell/>
          <table:table-cell office:value-type="string">
            <text:p>SICARUS</text:p>
          </table:table-cell>
          <table:table-cell office:value-type="string">
            <text:p>Sicarus </text:p>
          </table:table-cell>
          <table:table-cell office:value-type="string">
            <text:p>Secondary</text:p>
          </table:table-cell>
          <table:table-cell/>
        </table:table-row>
        <table:table-row table:style-name="ro1">
          <table:table-cell/>
          <table:table-cell office:value-type="string">
            <text:p>SICARUS PRIME</text:p>
          </table:table-cell>
          <table:table-cell office:value-type="string">
            <text:p>Sicarus Prime </text:p>
          </table:table-cell>
          <table:table-cell office:value-type="string">
            <text:p>Secondary</text:p>
          </table:table-cell>
          <table:table-cell/>
        </table:table-row>
        <table:table-row table:style-name="ro1">
          <table:table-cell/>
          <table:table-cell office:value-type="string">
            <text:p>SILVA &amp; AEGIS</text:p>
          </table:table-cell>
          <table:table-cell office:value-type="string">
            <text:p>Silva &amp; Aegis </text:p>
          </table:table-cell>
          <table:table-cell office:value-type="string">
            <text:p>Melee</text:p>
          </table:table-cell>
          <table:table-cell/>
        </table:table-row>
        <table:table-row table:style-name="ro1">
          <table:table-cell/>
          <table:table-cell office:value-type="string">
            <text:p>SKANA</text:p>
          </table:table-cell>
          <table:table-cell office:value-type="string">
            <text:p>Skana </text:p>
          </table:table-cell>
          <table:table-cell office:value-type="string">
            <text:p>Melee</text:p>
          </table:table-cell>
          <table:table-cell/>
        </table:table-row>
        <table:table-row table:style-name="ro1">
          <table:table-cell/>
          <table:table-cell office:value-type="string">
            <text:p>SKANA PRIME</text:p>
          </table:table-cell>
          <table:table-cell office:value-type="string">
            <text:p>Skana Prime </text:p>
          </table:table-cell>
          <table:table-cell office:value-type="string">
            <text:p>Melee</text:p>
          </table:table-cell>
          <table:table-cell/>
        </table:table-row>
        <table:table-row table:style-name="ro1">
          <table:table-cell/>
          <table:table-cell office:value-type="string">
            <text:p>SNIPETRON</text:p>
          </table:table-cell>
          <table:table-cell office:value-type="string">
            <text:p>Snipetron </text:p>
          </table:table-cell>
          <table:table-cell office:value-type="string">
            <text:p>Primary</text:p>
          </table:table-cell>
          <table:table-cell/>
        </table:table-row>
        <table:table-row table:style-name="ro1">
          <table:table-cell/>
          <table:table-cell office:value-type="string">
            <text:p>SNIPETRON VANDAL</text:p>
          </table:table-cell>
          <table:table-cell office:value-type="string">
            <text:p>Snipetron Vandal </text:p>
          </table:table-cell>
          <table:table-cell office:value-type="string">
            <text:p>Primary</text:p>
          </table:table-cell>
          <table:table-cell/>
        </table:table-row>
        <table:table-row table:style-name="ro1">
          <table:table-cell/>
          <table:table-cell office:value-type="string">
            <text:p>SOBEK</text:p>
          </table:table-cell>
          <table:table-cell office:value-type="string">
            <text:p>Sobek </text:p>
          </table:table-cell>
          <table:table-cell office:value-type="string">
            <text:p>Primary</text:p>
          </table:table-cell>
          <table:table-cell/>
        </table:table-row>
        <table:table-row table:style-name="ro1">
          <table:table-cell/>
          <table:table-cell office:value-type="string">
            <text:p>SOMA</text:p>
          </table:table-cell>
          <table:table-cell office:value-type="string">
            <text:p>Soma </text:p>
          </table:table-cell>
          <table:table-cell office:value-type="string">
            <text:p>Primary</text:p>
          </table:table-cell>
          <table:table-cell/>
        </table:table-row>
        <table:table-row table:style-name="ro1">
          <table:table-cell/>
          <table:table-cell office:value-type="string">
            <text:p>SPECTRA</text:p>
          </table:table-cell>
          <table:table-cell office:value-type="string">
            <text:p>Spectra </text:p>
          </table:table-cell>
          <table:table-cell office:value-type="string">
            <text:p>Secondary</text:p>
          </table:table-cell>
          <table:table-cell/>
        </table:table-row>
        <table:table-row table:style-name="ro1">
          <table:table-cell/>
          <table:table-cell office:value-type="string">
            <text:p>STINGER</text:p>
          </table:table-cell>
          <table:table-cell office:value-type="string">
            <text:p>Stinger </text:p>
          </table:table-cell>
          <table:table-cell office:value-type="string">
            <text:p>Sentinel</text:p>
          </table:table-cell>
          <table:table-cell/>
        </table:table-row>
        <table:table-row table:style-name="ro1">
          <table:table-cell/>
          <table:table-cell office:value-type="string">
            <text:p>STRUN</text:p>
          </table:table-cell>
          <table:table-cell office:value-type="string">
            <text:p>Strun </text:p>
          </table:table-cell>
          <table:table-cell office:value-type="string">
            <text:p>Primary</text:p>
          </table:table-cell>
          <table:table-cell/>
        </table:table-row>
        <table:table-row table:style-name="ro1">
          <table:table-cell/>
          <table:table-cell office:value-type="string">
            <text:p>STRUN WRAITH</text:p>
          </table:table-cell>
          <table:table-cell office:value-type="string">
            <text:p>Strun Wraith </text:p>
          </table:table-cell>
          <table:table-cell office:value-type="string">
            <text:p>Primary</text:p>
          </table:table-cell>
          <table:table-cell/>
        </table:table-row>
        <table:table-row table:style-name="ro1">
          <table:table-cell/>
          <table:table-cell office:value-type="string">
            <text:p>STUG</text:p>
          </table:table-cell>
          <table:table-cell office:value-type="string">
            <text:p>Stug </text:p>
          </table:table-cell>
          <table:table-cell office:value-type="string">
            <text:p>Secondary</text:p>
          </table:table-cell>
          <table:table-cell/>
        </table:table-row>
        <table:table-row table:style-name="ro1">
          <table:table-cell/>
          <table:table-cell office:value-type="string">
            <text:p>SUPRA</text:p>
          </table:table-cell>
          <table:table-cell office:value-type="string">
            <text:p>Supra </text:p>
          </table:table-cell>
          <table:table-cell office:value-type="string">
            <text:p>Primary</text:p>
          </table:table-cell>
          <table:table-cell/>
        </table:table-row>
        <table:table-row table:style-name="ro1">
          <table:table-cell/>
          <table:table-cell office:value-type="string">
            <text:p>SWEEPER</text:p>
          </table:table-cell>
          <table:table-cell office:value-type="string">
            <text:p>Sweeper </text:p>
          </table:table-cell>
          <table:table-cell office:value-type="string">
            <text:p>Sentinel</text:p>
          </table:table-cell>
          <table:table-cell/>
        </table:table-row>
        <table:table-row table:style-name="ro1">
          <table:table-cell/>
          <table:table-cell office:value-type="string">
            <text:p>SYBARIS</text:p>
          </table:table-cell>
          <table:table-cell office:value-type="string">
            <text:p>Sybaris </text:p>
          </table:table-cell>
          <table:table-cell office:value-type="string">
            <text:p>Primary</text:p>
          </table:table-cell>
          <table:table-cell/>
        </table:table-row>
        <table:table-row table:style-name="ro1">
          <table:table-cell/>
          <table:table-cell office:value-type="string">
            <text:p>SYNAPSE</text:p>
          </table:table-cell>
          <table:table-cell office:value-type="string">
            <text:p>Synapse </text:p>
          </table:table-cell>
          <table:table-cell office:value-type="string">
            <text:p>Primary</text:p>
          </table:table-cell>
          <table:table-cell/>
        </table:table-row>
        <table:table-row table:style-name="ro1">
          <table:table-cell/>
          <table:table-cell office:value-type="string">
            <text:p>TETRA</text:p>
          </table:table-cell>
          <table:table-cell office:value-type="string">
            <text:p>Tetra </text:p>
          </table:table-cell>
          <table:table-cell office:value-type="string">
            <text:p>Primary</text:p>
          </table:table-cell>
          <table:table-cell/>
        </table:table-row>
        <table:table-row table:style-name="ro1">
          <table:table-cell/>
          <table:table-cell office:value-type="string">
            <text:p>TIBERON</text:p>
          </table:table-cell>
          <table:table-cell office:value-type="string">
            <text:p>Tiberon </text:p>
          </table:table-cell>
          <table:table-cell office:value-type="string">
            <text:p>Primary</text:p>
          </table:table-cell>
          <table:table-cell/>
        </table:table-row>
        <table:table-row table:style-name="ro1">
          <table:table-cell/>
          <table:table-cell office:value-type="string">
            <text:p>TIGRIS</text:p>
          </table:table-cell>
          <table:table-cell office:value-type="string">
            <text:p>Tigris </text:p>
          </table:table-cell>
          <table:table-cell office:value-type="string">
            <text:p>Primary</text:p>
          </table:table-cell>
          <table:table-cell/>
        </table:table-row>
        <table:table-row table:style-name="ro1">
          <table:table-cell/>
          <table:table-cell office:value-type="string">
            <text:p>TORID</text:p>
          </table:table-cell>
          <table:table-cell office:value-type="string">
            <text:p>Torid </text:p>
          </table:table-cell>
          <table:table-cell office:value-type="string">
            <text:p>Primary</text:p>
          </table:table-cell>
          <table:table-cell/>
        </table:table-row>
        <table:table-row table:style-name="ro1">
          <table:table-cell/>
          <table:table-cell office:value-type="string">
            <text:p>TWIN GREMLINS</text:p>
          </table:table-cell>
          <table:table-cell office:value-type="string">
            <text:p>Twin Gremlins </text:p>
          </table:table-cell>
          <table:table-cell office:value-type="string">
            <text:p>Secondary</text:p>
          </table:table-cell>
          <table:table-cell/>
        </table:table-row>
        <table:table-row table:style-name="ro1">
          <table:table-cell/>
          <table:table-cell office:value-type="string">
            <text:p>TWIN VIPERS</text:p>
          </table:table-cell>
          <table:table-cell office:value-type="string">
            <text:p>Twin Vipers </text:p>
          </table:table-cell>
          <table:table-cell office:value-type="string">
            <text:p>Secondary</text:p>
          </table:table-cell>
          <table:table-cell/>
        </table:table-row>
        <table:table-row table:style-name="ro1">
          <table:table-cell/>
          <table:table-cell office:value-type="string">
            <text:p>TYSIS</text:p>
          </table:table-cell>
          <table:table-cell office:value-type="string">
            <text:p>Tysis </text:p>
          </table:table-cell>
          <table:table-cell office:value-type="string">
            <text:p>Secondary</text:p>
          </table:table-cell>
          <table:table-cell/>
        </table:table-row>
        <table:table-row table:style-name="ro1">
          <table:table-cell/>
          <table:table-cell office:value-type="string">
            <text:p>VASTO</text:p>
          </table:table-cell>
          <table:table-cell office:value-type="string">
            <text:p>Vasto </text:p>
          </table:table-cell>
          <table:table-cell office:value-type="string">
            <text:p>Secondary</text:p>
          </table:table-cell>
          <table:table-cell/>
        </table:table-row>
        <table:table-row table:style-name="ro1">
          <table:table-cell/>
          <table:table-cell office:value-type="string">
            <text:p>VECTIS</text:p>
          </table:table-cell>
          <table:table-cell office:value-type="string">
            <text:p>Vectis </text:p>
          </table:table-cell>
          <table:table-cell office:value-type="string">
            <text:p>Primary</text:p>
          </table:table-cell>
          <table:table-cell/>
        </table:table-row>
        <table:table-row table:style-name="ro1">
          <table:table-cell/>
          <table:table-cell office:value-type="string">
            <text:p>VENKA</text:p>
          </table:table-cell>
          <table:table-cell office:value-type="string">
            <text:p>Venka </text:p>
          </table:table-cell>
          <table:table-cell office:value-type="string">
            <text:p>Melee</text:p>
          </table:table-cell>
          <table:table-cell/>
        </table:table-row>
        <table:table-row table:style-name="ro1">
          <table:table-cell/>
          <table:table-cell office:value-type="string">
            <text:p>VERITUX</text:p>
          </table:table-cell>
          <table:table-cell office:value-type="string">
            <text:p>Veritux </text:p>
          </table:table-cell>
          <table:table-cell office:value-type="string">
            <text:p>Melee_Archwing</text:p>
          </table:table-cell>
          <table:table-cell/>
        </table:table-row>
        <table:table-row table:style-name="ro1">
          <table:table-cell/>
          <table:table-cell office:value-type="string">
            <text:p>VIPER</text:p>
          </table:table-cell>
          <table:table-cell office:value-type="string">
            <text:p>Viper </text:p>
          </table:table-cell>
          <table:table-cell office:value-type="string">
            <text:p>Secondary</text:p>
          </table:table-cell>
          <table:table-cell/>
        </table:table-row>
        <table:table-row table:style-name="ro1">
          <table:table-cell/>
          <table:table-cell office:value-type="string">
            <text:p>VULKAR</text:p>
          </table:table-cell>
          <table:table-cell office:value-type="string">
            <text:p>Vulkar </text:p>
          </table:table-cell>
          <table:table-cell office:value-type="string">
            <text:p>Primary</text:p>
          </table:table-cell>
          <table:table-cell/>
        </table:table-row>
        <table:table-row table:style-name="ro1">
          <table:table-cell/>
          <table:table-cell office:value-type="string">
            <text:p>WRAITH TWIN VIPERS</text:p>
          </table:table-cell>
          <table:table-cell office:value-type="string">
            <text:p>Twin Vipers Wraith </text:p>
          </table:table-cell>
          <table:table-cell office:value-type="string">
            <text:p>Secondary</text:p>
          </table:table-cell>
          <table:table-cell/>
        </table:table-row>
        <table:table-row table:style-name="ro1">
          <table:table-cell/>
          <table:table-cell table:style-name="ce1"/>
          <table:table-cell office:value-type="string">
            <text:p>Ack &amp; Brunt </text:p>
          </table:table-cell>
          <table:table-cell office:value-type="string">
            <text:p>Melee</text:p>
          </table:table-cell>
          <table:table-cell/>
        </table:table-row>
        <table:table-row table:style-name="ro1">
          <table:table-cell table:number-columns-repeated="2"/>
          <table:table-cell office:value-type="string">
            <text:p>AkBolto Telos </text:p>
          </table:table-cell>
          <table:table-cell office:value-type="string">
            <text:p>Secondary</text:p>
          </table:table-cell>
          <table:table-cell/>
        </table:table-row>
        <table:table-row table:style-name="ro1">
          <table:table-cell table:number-columns-repeated="2"/>
          <table:table-cell office:value-type="string">
            <text:p>AkJagara </text:p>
          </table:table-cell>
          <table:table-cell office:value-type="string">
            <text:p>Secondary</text:p>
          </table:table-cell>
          <table:table-cell/>
        </table:table-row>
        <table:table-row table:style-name="ro1">
          <table:table-cell table:number-columns-repeated="2"/>
          <table:table-cell office:value-type="string">
            <text:p>Aksomati </text:p>
          </table:table-cell>
          <table:table-cell office:value-type="string">
            <text:p>Secondary</text:p>
          </table:table-cell>
          <table:table-cell/>
        </table:table-row>
        <table:table-row table:style-name="ro1">
          <table:table-cell table:number-columns-repeated="2"/>
          <table:table-cell office:value-type="string">
            <text:p>Anku </text:p>
          </table:table-cell>
          <table:table-cell office:value-type="string">
            <text:p>Melee</text:p>
          </table:table-cell>
          <table:table-cell/>
        </table:table-row>
        <table:table-row table:style-name="ro1">
          <table:table-cell table:number-columns-repeated="2"/>
          <table:table-cell office:value-type="string">
            <text:p>Atomos </text:p>
          </table:table-cell>
          <table:table-cell office:value-type="string">
            <text:p>Secondary</text:p>
          </table:table-cell>
          <table:table-cell/>
        </table:table-row>
        <table:table-row table:style-name="ro1">
          <table:table-cell table:number-columns-repeated="2"/>
          <table:table-cell office:value-type="string">
            <text:p>Balistica, Rakta </text:p>
          </table:table-cell>
          <table:table-cell office:value-type="string">
            <text:p>Secondary</text:p>
          </table:table-cell>
          <table:table-cell/>
        </table:table-row>
        <table:table-row table:style-name="ro1">
          <table:table-cell table:number-columns-repeated="2"/>
          <table:table-cell office:value-type="string">
            <text:p>Boltace </text:p>
          </table:table-cell>
          <table:table-cell office:value-type="string">
            <text:p>Melee</text:p>
          </table:table-cell>
          <table:table-cell/>
        </table:table-row>
        <table:table-row table:style-name="ro1">
          <table:table-cell table:number-columns-repeated="2"/>
          <table:table-cell office:value-type="string">
            <text:p>Castanas Sancti </text:p>
          </table:table-cell>
          <table:table-cell office:value-type="string">
            <text:p>Secondary</text:p>
          </table:table-cell>
          <table:table-cell/>
        </table:table-row>
        <table:table-row table:style-name="ro1">
          <table:table-cell table:number-columns-repeated="2"/>
          <table:table-cell office:value-type="string">
            <text:p>Centaur </text:p>
          </table:table-cell>
          <table:table-cell office:value-type="string">
            <text:p>Melee_Archwing</text:p>
          </table:table-cell>
          <table:table-cell/>
        </table:table-row>
        <table:table-row table:style-name="ro1">
          <table:table-cell table:number-columns-repeated="2"/>
          <table:table-cell office:value-type="string">
            <text:p>Corvas </text:p>
          </table:table-cell>
          <table:table-cell office:value-type="string">
            <text:p>Primary_Archwing</text:p>
          </table:table-cell>
          <table:table-cell/>
        </table:table-row>
        <table:table-row table:style-name="ro1">
          <table:table-cell table:number-columns-repeated="2"/>
          <table:table-cell office:value-type="string">
            <text:p>Daikyu </text:p>
          </table:table-cell>
          <table:table-cell office:value-type="string">
            <text:p>Primary</text:p>
          </table:table-cell>
          <table:table-cell/>
        </table:table-row>
        <table:table-row table:style-name="ro1">
          <table:table-cell table:number-columns-repeated="2"/>
          <table:table-cell office:value-type="string">
            <text:p>Dera Vandal </text:p>
          </table:table-cell>
          <table:table-cell office:value-type="string">
            <text:p>Primary</text:p>
          </table:table-cell>
          <table:table-cell/>
        </table:table-row>
        <table:table-row table:style-name="ro1">
          <table:table-cell table:number-columns-repeated="2"/>
          <table:table-cell office:value-type="string">
            <text:p>Detron Mara </text:p>
          </table:table-cell>
          <table:table-cell office:value-type="string">
            <text:p>Secondary</text:p>
          </table:table-cell>
          <table:table-cell/>
        </table:table-row>
        <table:table-row table:style-name="ro1">
          <table:table-cell table:number-columns-repeated="2"/>
          <table:table-cell office:value-type="string">
            <text:p>Dex Dakra </text:p>
          </table:table-cell>
          <table:table-cell office:value-type="string">
            <text:p>Melee</text:p>
          </table:table-cell>
          <table:table-cell/>
        </table:table-row>
        <table:table-row table:style-name="ro1">
          <table:table-cell table:number-columns-repeated="2"/>
          <table:table-cell office:value-type="string">
            <text:p>Dual Cestra Secura </text:p>
          </table:table-cell>
          <table:table-cell office:value-type="string">
            <text:p>Secondary</text:p>
          </table:table-cell>
          <table:table-cell/>
        </table:table-row>
        <table:table-row table:style-name="ro1">
          <table:table-cell table:number-columns-repeated="2"/>
          <table:table-cell office:value-type="string">
            <text:p>Dual Cleavers, Prisma </text:p>
          </table:table-cell>
          <table:table-cell office:value-type="string">
            <text:p>Melee</text:p>
          </table:table-cell>
          <table:table-cell/>
        </table:table-row>
        <table:table-row table:style-name="ro1">
          <table:table-cell table:number-columns-repeated="2"/>
          <table:table-cell office:value-type="string">
            <text:p>Dual Decurion </text:p>
          </table:table-cell>
          <table:table-cell office:value-type="string">
            <text:p>Primary_Archwing</text:p>
          </table:table-cell>
          <table:table-cell/>
        </table:table-row>
        <table:table-row table:style-name="ro1">
          <table:table-cell table:number-columns-repeated="2"/>
          <table:table-cell office:value-type="string">
            <text:p>Dual Raza </text:p>
          </table:table-cell>
          <table:table-cell office:value-type="string">
            <text:p>Melee</text:p>
          </table:table-cell>
          <table:table-cell/>
        </table:table-row>
        <table:table-row table:style-name="ro1">
          <table:table-cell table:number-columns-repeated="2"/>
          <table:table-cell office:value-type="string">
            <text:p>Fluctus </text:p>
          </table:table-cell>
          <table:table-cell office:value-type="string">
            <text:p>Primary_Archwing</text:p>
          </table:table-cell>
          <table:table-cell/>
        </table:table-row>
        <table:table-row table:style-name="ro1">
          <table:table-cell table:number-columns-repeated="2"/>
          <table:table-cell office:value-type="string">
            <text:p>Gammacor </text:p>
          </table:table-cell>
          <table:table-cell office:value-type="string">
            <text:p>Secondary</text:p>
          </table:table-cell>
          <table:table-cell/>
        </table:table-row>
        <table:table-row table:style-name="ro1">
          <table:table-cell table:number-columns-repeated="2"/>
          <table:table-cell office:value-type="string">
            <text:p>Gammacor Synoid </text:p>
          </table:table-cell>
          <table:table-cell office:value-type="string">
            <text:p>Secondary</text:p>
          </table:table-cell>
          <table:table-cell/>
        </table:table-row>
        <table:table-row table:style-name="ro1">
          <table:table-cell table:number-columns-repeated="2"/>
          <table:table-cell office:value-type="string">
            <text:p>Gorgon Prisma </text:p>
          </table:table-cell>
          <table:table-cell office:value-type="string">
            <text:p>Primary</text:p>
          </table:table-cell>
          <table:table-cell/>
        </table:table-row>
        <table:table-row table:style-name="ro1">
          <table:table-cell table:number-columns-repeated="2"/>
          <table:table-cell office:value-type="string">
            <text:p>Grakata Prisma </text:p>
          </table:table-cell>
          <table:table-cell office:value-type="string">
            <text:p>Primary</text:p>
          </table:table-cell>
          <table:table-cell/>
        </table:table-row>
        <table:table-row table:style-name="ro1">
          <table:table-cell table:number-columns-repeated="2"/>
          <table:table-cell office:value-type="string">
            <text:p>Grattler </text:p>
          </table:table-cell>
          <table:table-cell office:value-type="string">
            <text:p>Primary_Archwing</text:p>
          </table:table-cell>
          <table:table-cell/>
        </table:table-row>
        <table:table-row table:style-name="ro1">
          <table:table-cell table:number-columns-repeated="2"/>
          <table:table-cell office:value-type="string">
            <text:p>Harpak </text:p>
          </table:table-cell>
          <table:table-cell office:value-type="string">
            <text:p>Primary</text:p>
          </table:table-cell>
          <table:table-cell/>
        </table:table-row>
        <table:table-row table:style-name="ro1">
          <table:table-cell table:number-columns-repeated="2"/>
          <table:table-cell office:value-type="string">
            <text:p>Imperator </text:p>
          </table:table-cell>
          <table:table-cell office:value-type="string">
            <text:p>Primary_Archwing</text:p>
          </table:table-cell>
          <table:table-cell/>
        </table:table-row>
        <table:table-row table:style-name="ro1">
          <table:table-cell table:number-columns-repeated="2"/>
          <table:table-cell office:value-type="string">
            <text:p>Imperator Vandal </text:p>
          </table:table-cell>
          <table:table-cell office:value-type="string">
            <text:p>Primary_Archwing</text:p>
          </table:table-cell>
          <table:table-cell/>
        </table:table-row>
        <table:table-row table:style-name="ro1">
          <table:table-cell table:number-columns-repeated="2"/>
          <table:table-cell office:value-type="string">
            <text:p>Karak Wraith </text:p>
          </table:table-cell>
          <table:table-cell office:value-type="string">
            <text:p>Primary</text:p>
          </table:table-cell>
          <table:table-cell/>
        </table:table-row>
        <table:table-row table:style-name="ro1">
          <table:table-cell table:number-columns-repeated="2"/>
          <table:table-cell office:value-type="string">
            <text:p>Knux </text:p>
          </table:table-cell>
          <table:table-cell office:value-type="string">
            <text:p>Melee_Archwing</text:p>
          </table:table-cell>
          <table:table-cell/>
        </table:table-row>
        <table:table-row table:style-name="ro1">
          <table:table-cell table:number-columns-repeated="2"/>
          <table:table-cell office:value-type="string">
            <text:p>Kohm </text:p>
          </table:table-cell>
          <table:table-cell office:value-type="string">
            <text:p>Primary</text:p>
          </table:table-cell>
          <table:table-cell/>
        </table:table-row>
        <table:table-row table:style-name="ro1">
          <table:table-cell table:number-columns-repeated="2"/>
          <table:table-cell office:value-type="string">
            <text:p>Kohmak </text:p>
          </table:table-cell>
          <table:table-cell office:value-type="string">
            <text:p>Secondary</text:p>
          </table:table-cell>
          <table:table-cell/>
        </table:table-row>
        <table:table-row table:style-name="ro1">
          <table:table-cell table:number-columns-repeated="2"/>
          <table:table-cell office:value-type="string">
            <text:p>Kulstar </text:p>
          </table:table-cell>
          <table:table-cell office:value-type="string">
            <text:p>Secondary</text:p>
          </table:table-cell>
          <table:table-cell/>
        </table:table-row>
        <table:table-row table:style-name="ro1">
          <table:table-cell table:number-columns-repeated="2"/>
          <table:table-cell office:value-type="string">
            <text:p>Marelok Vaykor </text:p>
          </table:table-cell>
          <table:table-cell office:value-type="string">
            <text:p>Secondary</text:p>
          </table:table-cell>
          <table:table-cell/>
        </table:table-row>
        <table:table-row table:style-name="ro1">
          <table:table-cell table:number-columns-repeated="2"/>
          <table:table-cell office:value-type="string">
            <text:p>Panthera </text:p>
          </table:table-cell>
          <table:table-cell office:value-type="string">
            <text:p>Primary</text:p>
          </table:table-cell>
          <table:table-cell/>
        </table:table-row>
        <table:table-row table:style-name="ro1">
          <table:table-cell table:number-columns-repeated="2"/>
          <table:table-cell office:value-type="string">
            <text:p>Paracyst </text:p>
          </table:table-cell>
          <table:table-cell office:value-type="string">
            <text:p>Primary</text:p>
          </table:table-cell>
          <table:table-cell/>
        </table:table-row>
        <table:table-row table:style-name="ro1">
          <table:table-cell table:number-columns-repeated="2"/>
          <table:table-cell office:value-type="string">
            <text:p>Prisma Veritux </text:p>
          </table:table-cell>
          <table:table-cell office:value-type="string">
            <text:p>Melee_Archwing</text:p>
          </table:table-cell>
          <table:table-cell/>
        </table:table-row>
        <table:table-row table:style-name="ro1">
          <table:table-cell table:number-columns-repeated="2"/>
          <table:table-cell office:value-type="string">
            <text:p>Quanta Vandal </text:p>
          </table:table-cell>
          <table:table-cell office:value-type="string">
            <text:p>Primary</text:p>
          </table:table-cell>
          <table:table-cell/>
        </table:table-row>
        <table:table-row table:style-name="ro1">
          <table:table-cell table:number-columns-repeated="2"/>
          <table:table-cell office:value-type="string">
            <text:p>Rathbone </text:p>
          </table:table-cell>
          <table:table-cell office:value-type="string">
            <text:p>Melee_Archwing</text:p>
          </table:table-cell>
          <table:table-cell/>
        </table:table-row>
        <table:table-row table:style-name="ro1">
          <table:table-cell table:number-columns-repeated="2"/>
          <table:table-cell office:value-type="string">
            <text:p>Redeemer </text:p>
          </table:table-cell>
          <table:table-cell office:value-type="string">
            <text:p>Melee</text:p>
          </table:table-cell>
          <table:table-cell/>
        </table:table-row>
        <table:table-row table:style-name="ro1">
          <table:table-cell table:number-columns-repeated="2"/>
          <table:table-cell office:value-type="string">
            <text:p>Ripkas </text:p>
          </table:table-cell>
          <table:table-cell office:value-type="string">
            <text:p>Melee</text:p>
          </table:table-cell>
          <table:table-cell/>
        </table:table-row>
        <table:table-row table:style-name="ro1">
          <table:table-cell table:number-columns-repeated="2"/>
          <table:table-cell office:value-type="string">
            <text:p>Simulor </text:p>
          </table:table-cell>
          <table:table-cell office:value-type="string">
            <text:p>Primary</text:p>
          </table:table-cell>
          <table:table-cell/>
        </table:table-row>
        <table:table-row table:style-name="ro1">
          <table:table-cell table:number-columns-repeated="2"/>
          <table:table-cell office:value-type="string">
            <text:p>Skana, Prisma </text:p>
          </table:table-cell>
          <table:table-cell office:value-type="string">
            <text:p>Melee</text:p>
          </table:table-cell>
          <table:table-cell/>
        </table:table-row>
        <table:table-row table:style-name="ro1">
          <table:table-cell table:number-columns-repeated="2"/>
          <table:table-cell office:value-type="string">
            <text:p>Soma Prime </text:p>
          </table:table-cell>
          <table:table-cell office:value-type="string">
            <text:p>Primary</text:p>
          </table:table-cell>
          <table:table-cell/>
        </table:table-row>
        <table:table-row table:style-name="ro1">
          <table:table-cell table:number-columns-repeated="2"/>
          <table:table-cell office:value-type="string">
            <text:p>Sweeper Prime </text:p>
          </table:table-cell>
          <table:table-cell office:value-type="string">
            <text:p>Sentinel</text:p>
          </table:table-cell>
          <table:table-cell/>
        </table:table-row>
        <table:table-row table:style-name="ro1">
          <table:table-cell table:number-columns-repeated="2"/>
          <table:table-cell office:value-type="string">
            <text:p>Tetra Prisma </text:p>
          </table:table-cell>
          <table:table-cell office:value-type="string">
            <text:p>Primary</text:p>
          </table:table-cell>
          <table:table-cell/>
        </table:table-row>
        <table:table-row table:style-name="ro1">
          <table:table-cell table:number-columns-repeated="2"/>
          <table:table-cell office:value-type="string">
            <text:p>Tipedo </text:p>
          </table:table-cell>
          <table:table-cell office:value-type="string">
            <text:p>Melee</text:p>
          </table:table-cell>
          <table:table-cell/>
        </table:table-row>
        <table:table-row table:style-name="ro1">
          <table:table-cell table:number-columns-repeated="2"/>
          <table:table-cell office:value-type="string">
            <text:p>Tonbo </text:p>
          </table:table-cell>
          <table:table-cell office:value-type="string">
            <text:p>Melee</text:p>
          </table:table-cell>
          <table:table-cell/>
        </table:table-row>
        <table:table-row table:style-name="ro1">
          <table:table-cell table:number-columns-repeated="2"/>
          <table:table-cell office:value-type="string">
            <text:p>Tonkor </text:p>
          </table:table-cell>
          <table:table-cell office:value-type="string">
            <text:p>Primary</text:p>
          </table:table-cell>
          <table:table-cell/>
        </table:table-row>
        <table:table-row table:style-name="ro1">
          <table:table-cell table:number-columns-repeated="2"/>
          <table:table-cell office:value-type="string">
            <text:p>Twin Grakatas </text:p>
          </table:table-cell>
          <table:table-cell office:value-type="string">
            <text:p>Secondary</text:p>
          </table:table-cell>
          <table:table-cell/>
        </table:table-row>
        <table:table-row table:style-name="ro1">
          <table:table-cell table:number-columns-repeated="2"/>
          <table:table-cell office:value-type="string">
            <text:p>Vasto Prime </text:p>
          </table:table-cell>
          <table:table-cell office:value-type="string">
            <text:p>Secondary</text:p>
          </table:table-cell>
          <table:table-cell/>
        </table:table-row>
        <table:table-row table:style-name="ro1">
          <table:table-cell table:number-columns-repeated="2"/>
          <table:table-cell office:value-type="string">
            <text:p>Vectis Prime </text:p>
          </table:table-cell>
          <table:table-cell office:value-type="string">
            <text:p>Primary</text:p>
          </table:table-cell>
          <table:table-cell/>
        </table:table-row>
        <table:table-row table:style-name="ro1">
          <table:table-cell table:number-columns-repeated="2"/>
          <table:table-cell office:value-type="string">
            <text:p>Velocitus </text:p>
          </table:table-cell>
          <table:table-cell office:value-type="string">
            <text:p>Primary_Archwing</text:p>
          </table:table-cell>
          <table:table-cell/>
        </table:table-row>
      </table:table>
      <table:table table:name="HandParsed" table:style-name="ta1" table:print="false">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number-columns-repeated="1015" table:default-cell-style-name="Default"/>
        <table:table-row table:style-name="ro1">
          <table:table-cell table:style-name="ce1" office:value-type="string">
            <text:p>Name_Local</text:p>
          </table:table-cell>
          <table:table-cell table:style-name="ce1" office:value-type="string">
            <text:p>Name_Internal_Header</text:p>
          </table:table-cell>
          <table:table-cell table:style-name="ce1" office:value-type="string">
            <text:p>NameInternal</text:p>
          </table:table-cell>
          <table:table-cell table:style-name="ce1" office:value-type="string">
            <text:p>Description</text:p>
          </table:table-cell>
          <table:table-cell table:style-name="ce1" office:value-type="string">
            <text:p>PackageName_Stats</text:p>
          </table:table-cell>
          <table:table-cell table:style-name="ce1" office:value-type="string">
            <text:p>PackageName_Market</text:p>
          </table:table-cell>
          <table:table-cell table:style-name="ce1" office:value-type="string">
            <text:p>PackageName_Blueprint</text:p>
          </table:table-cell>
          <table:table-cell/>
          <table:table-cell table:style-name="ce1" office:value-type="string">
            <text:p>(WeapType)</text:p>
          </table:table-cell>
          <table:table-cell table:number-columns-repeated="1015"/>
        </table:table-row>
        <table:table-row table:style-name="ro1">
          <table:table-cell table:style-name="ce2" office:value-type="string">
            <text:p>Pappy_LotusSniperRifle</text:p>
          </table:table-cell>
          <table:table-cell table:style-name="ce2" office:value-type="string">
            <text:p>/Lotus/Weapons/Tenno/Rifle/</text:p>
          </table:table-cell>
          <table:table-cell table:style-name="ce2" office:value-type="string">
            <text:p>LotusSniperRifle</text:p>
          </table:table-cell>
          <table:table-cell table:style-name="ce2" office:value-type="string">
            <text:p>Ancestor Class</text:p>
          </table:table-cell>
          <table:table-cell table:style-name="ce2" office:value-type="string">
            <text:p>/Lotus/Weapons/Tenno/Rifle/LotusSniperRifle</text:p>
          </table:table-cell>
          <table:table-cell table:style-name="ce2" office:value-type="string">
            <text:p>/Lotus/StoreItems/Weapons/Tenno/Rifle/BratonPrime</text:p>
          </table:table-cell>
          <table:table-cell office:value-type="string">
            <text:p>/Lotus/Types/Recipes/Weapons/BratonPrimeBlueprint</text:p>
          </table:table-cell>
          <table:table-cell table:style-name="ce2"/>
          <table:table-cell table:style-name="ce2" office:value-type="string">
            <text:p>Internal</text:p>
          </table:table-cell>
          <table:table-cell table:style-name="ce2" table:number-columns-repeated="1015"/>
        </table:table-row>
        <table:table-row table:style-name="ro1">
          <table:table-cell table:style-name="ce2" office:value-type="string">
            <text:p>Pappy_LotusRifle</text:p>
          </table:table-cell>
          <table:table-cell table:style-name="ce2"/>
          <table:table-cell table:style-name="ce2" office:value-type="string">
            <text:p>LotusRifle</text:p>
          </table:table-cell>
          <table:table-cell table:style-name="ce2" office:value-type="string">
            <text:p>Ancestor Class</text:p>
          </table:table-cell>
          <table:table-cell table:style-name="ce2" table:number-columns-repeated="1020"/>
        </table:table-row>
        <table:table-row table:style-name="ro1">
          <table:table-cell office:value-type="string">
            <text:p>Ack &amp; Brunt </text:p>
          </table:table-cell>
          <table:table-cell table:number-columns-repeated="7"/>
          <table:table-cell office:value-type="string">
            <text:p>Melee</text:p>
          </table:table-cell>
          <table:table-cell table:number-columns-repeated="1015"/>
        </table:table-row>
        <table:table-row table:style-name="ro1">
          <table:table-cell office:value-type="string">
            <text:p>Anku </text:p>
          </table:table-cell>
          <table:table-cell table:number-columns-repeated="7"/>
          <table:table-cell office:value-type="string">
            <text:p>Melee</text:p>
          </table:table-cell>
          <table:table-cell table:number-columns-repeated="1015"/>
        </table:table-row>
        <table:table-row table:style-name="ro1">
          <table:table-cell office:value-type="string">
            <text:p>Boltace </text:p>
          </table:table-cell>
          <table:table-cell table:number-columns-repeated="7"/>
          <table:table-cell office:value-type="string">
            <text:p>Melee</text:p>
          </table:table-cell>
          <table:table-cell table:number-columns-repeated="1015"/>
        </table:table-row>
        <table:table-row table:style-name="ro1">
          <table:table-cell office:value-type="string">
            <text:p>Dex Dakra </text:p>
          </table:table-cell>
          <table:table-cell table:number-columns-repeated="7"/>
          <table:table-cell office:value-type="string">
            <text:p>Melee</text:p>
          </table:table-cell>
          <table:table-cell table:number-columns-repeated="1015"/>
        </table:table-row>
        <table:table-row table:style-name="ro1">
          <table:table-cell office:value-type="string">
            <text:p>Dual Cleavers, Prisma </text:p>
          </table:table-cell>
          <table:table-cell table:number-columns-repeated="7"/>
          <table:table-cell office:value-type="string">
            <text:p>Melee</text:p>
          </table:table-cell>
          <table:table-cell table:number-columns-repeated="1015"/>
        </table:table-row>
        <table:table-row table:style-name="ro1">
          <table:table-cell office:value-type="string">
            <text:p>Dual Raza </text:p>
          </table:table-cell>
          <table:table-cell table:number-columns-repeated="7"/>
          <table:table-cell office:value-type="string">
            <text:p>Melee</text:p>
          </table:table-cell>
          <table:table-cell table:number-columns-repeated="1015"/>
        </table:table-row>
        <table:table-row table:style-name="ro1">
          <table:table-cell office:value-type="string">
            <text:p>Redeemer </text:p>
          </table:table-cell>
          <table:table-cell table:number-columns-repeated="7"/>
          <table:table-cell office:value-type="string">
            <text:p>Melee</text:p>
          </table:table-cell>
          <table:table-cell table:number-columns-repeated="1015"/>
        </table:table-row>
        <table:table-row table:style-name="ro1">
          <table:table-cell office:value-type="string">
            <text:p>Ripkas </text:p>
          </table:table-cell>
          <table:table-cell table:number-columns-repeated="7"/>
          <table:table-cell office:value-type="string">
            <text:p>Melee</text:p>
          </table:table-cell>
          <table:table-cell table:number-columns-repeated="1015"/>
        </table:table-row>
        <table:table-row table:style-name="ro1">
          <table:table-cell office:value-type="string">
            <text:p>Skana, Prisma </text:p>
          </table:table-cell>
          <table:table-cell table:number-columns-repeated="7"/>
          <table:table-cell office:value-type="string">
            <text:p>Melee</text:p>
          </table:table-cell>
          <table:table-cell table:number-columns-repeated="1015"/>
        </table:table-row>
        <table:table-row table:style-name="ro1">
          <table:table-cell office:value-type="string">
            <text:p>Tipedo </text:p>
          </table:table-cell>
          <table:table-cell table:number-columns-repeated="7"/>
          <table:table-cell office:value-type="string">
            <text:p>Melee</text:p>
          </table:table-cell>
          <table:table-cell table:number-columns-repeated="1015"/>
        </table:table-row>
        <table:table-row table:style-name="ro1">
          <table:table-cell office:value-type="string">
            <text:p>Tonbo </text:p>
          </table:table-cell>
          <table:table-cell table:number-columns-repeated="7"/>
          <table:table-cell office:value-type="string">
            <text:p>Melee</text:p>
          </table:table-cell>
          <table:table-cell table:number-columns-repeated="1015"/>
        </table:table-row>
        <table:table-row table:style-name="ro1">
          <table:table-cell office:value-type="string">
            <text:p>Centaur </text:p>
          </table:table-cell>
          <table:table-cell table:number-columns-repeated="7"/>
          <table:table-cell office:value-type="string">
            <text:p>Melee_Archwing</text:p>
          </table:table-cell>
          <table:table-cell table:number-columns-repeated="1015"/>
        </table:table-row>
        <table:table-row table:style-name="ro1">
          <table:table-cell office:value-type="string">
            <text:p>Knux </text:p>
          </table:table-cell>
          <table:table-cell table:number-columns-repeated="7"/>
          <table:table-cell office:value-type="string">
            <text:p>Melee_Archwing</text:p>
          </table:table-cell>
          <table:table-cell table:number-columns-repeated="1015"/>
        </table:table-row>
        <table:table-row table:style-name="ro1">
          <table:table-cell office:value-type="string">
            <text:p>Prisma Veritux </text:p>
          </table:table-cell>
          <table:table-cell table:number-columns-repeated="7"/>
          <table:table-cell office:value-type="string">
            <text:p>Melee_Archwing</text:p>
          </table:table-cell>
          <table:table-cell table:number-columns-repeated="1015"/>
        </table:table-row>
        <table:table-row table:style-name="ro1">
          <table:table-cell office:value-type="string">
            <text:p>Rathbone </text:p>
          </table:table-cell>
          <table:table-cell table:number-columns-repeated="7"/>
          <table:table-cell office:value-type="string">
            <text:p>Melee_Archwing</text:p>
          </table:table-cell>
          <table:table-cell table:number-columns-repeated="1015"/>
        </table:table-row>
        <table:table-row table:style-name="ro1">
          <table:table-cell office:value-type="string">
            <text:p>Daikyu </text:p>
          </table:table-cell>
          <table:table-cell table:number-columns-repeated="7"/>
          <table:table-cell office:value-type="string">
            <text:p>Primary</text:p>
          </table:table-cell>
          <table:table-cell table:number-columns-repeated="1015"/>
        </table:table-row>
        <table:table-row table:style-name="ro1">
          <table:table-cell office:value-type="string">
            <text:p>Dera Vandal </text:p>
          </table:table-cell>
          <table:table-cell table:number-columns-repeated="7"/>
          <table:table-cell office:value-type="string">
            <text:p>Primary</text:p>
          </table:table-cell>
          <table:table-cell table:number-columns-repeated="1015"/>
        </table:table-row>
        <table:table-row table:style-name="ro1">
          <table:table-cell office:value-type="string">
            <text:p>Gorgon Prisma </text:p>
          </table:table-cell>
          <table:table-cell table:number-columns-repeated="7"/>
          <table:table-cell office:value-type="string">
            <text:p>Primary</text:p>
          </table:table-cell>
          <table:table-cell table:number-columns-repeated="1015"/>
        </table:table-row>
        <table:table-row table:style-name="ro1">
          <table:table-cell office:value-type="string">
            <text:p>Grakata Prisma </text:p>
          </table:table-cell>
          <table:table-cell table:number-columns-repeated="7"/>
          <table:table-cell office:value-type="string">
            <text:p>Primary</text:p>
          </table:table-cell>
          <table:table-cell table:number-columns-repeated="1015"/>
        </table:table-row>
        <table:table-row table:style-name="ro1">
          <table:table-cell office:value-type="string">
            <text:p>Harpak </text:p>
          </table:table-cell>
          <table:table-cell table:number-columns-repeated="7"/>
          <table:table-cell office:value-type="string">
            <text:p>Primary</text:p>
          </table:table-cell>
          <table:table-cell table:number-columns-repeated="1015"/>
        </table:table-row>
        <table:table-row table:style-name="ro1">
          <table:table-cell office:value-type="string">
            <text:p>Karak Wraith </text:p>
          </table:table-cell>
          <table:table-cell table:number-columns-repeated="7"/>
          <table:table-cell office:value-type="string">
            <text:p>Primary</text:p>
          </table:table-cell>
          <table:table-cell table:number-columns-repeated="1015"/>
        </table:table-row>
        <table:table-row table:style-name="ro1">
          <table:table-cell office:value-type="string">
            <text:p>Kohm </text:p>
          </table:table-cell>
          <table:table-cell table:number-columns-repeated="7"/>
          <table:table-cell office:value-type="string">
            <text:p>Primary</text:p>
          </table:table-cell>
          <table:table-cell table:number-columns-repeated="1015"/>
        </table:table-row>
        <table:table-row table:style-name="ro1">
          <table:table-cell office:value-type="string">
            <text:p>Panthera </text:p>
          </table:table-cell>
          <table:table-cell table:number-columns-repeated="7"/>
          <table:table-cell office:value-type="string">
            <text:p>Primary</text:p>
          </table:table-cell>
          <table:table-cell table:number-columns-repeated="1015"/>
        </table:table-row>
        <table:table-row table:style-name="ro1">
          <table:table-cell office:value-type="string">
            <text:p>Paracyst </text:p>
          </table:table-cell>
          <table:table-cell table:number-columns-repeated="7"/>
          <table:table-cell office:value-type="string">
            <text:p>Primary</text:p>
          </table:table-cell>
          <table:table-cell table:number-columns-repeated="1015"/>
        </table:table-row>
        <table:table-row table:style-name="ro1">
          <table:table-cell office:value-type="string">
            <text:p>Quanta Vandal </text:p>
          </table:table-cell>
          <table:table-cell table:number-columns-repeated="7"/>
          <table:table-cell office:value-type="string">
            <text:p>Primary</text:p>
          </table:table-cell>
          <table:table-cell table:number-columns-repeated="1015"/>
        </table:table-row>
        <table:table-row table:style-name="ro1">
          <table:table-cell office:value-type="string">
            <text:p>Simulor </text:p>
          </table:table-cell>
          <table:table-cell table:number-columns-repeated="7"/>
          <table:table-cell office:value-type="string">
            <text:p>Primary</text:p>
          </table:table-cell>
          <table:table-cell table:number-columns-repeated="1015"/>
        </table:table-row>
        <table:table-row table:style-name="ro1">
          <table:table-cell office:value-type="string">
            <text:p>Soma Prime </text:p>
          </table:table-cell>
          <table:table-cell table:number-columns-repeated="7"/>
          <table:table-cell office:value-type="string">
            <text:p>Primary</text:p>
          </table:table-cell>
          <table:table-cell table:number-columns-repeated="1015"/>
        </table:table-row>
        <table:table-row table:style-name="ro1">
          <table:table-cell office:value-type="string">
            <text:p>Tetra Prisma </text:p>
          </table:table-cell>
          <table:table-cell table:number-columns-repeated="7"/>
          <table:table-cell office:value-type="string">
            <text:p>Primary</text:p>
          </table:table-cell>
          <table:table-cell table:number-columns-repeated="1015"/>
        </table:table-row>
        <table:table-row table:style-name="ro1">
          <table:table-cell office:value-type="string">
            <text:p>Tonkor </text:p>
          </table:table-cell>
          <table:table-cell table:number-columns-repeated="7"/>
          <table:table-cell office:value-type="string">
            <text:p>Primary</text:p>
          </table:table-cell>
          <table:table-cell table:number-columns-repeated="1015"/>
        </table:table-row>
        <table:table-row table:style-name="ro1">
          <table:table-cell office:value-type="string">
            <text:p>Vectis Prime </text:p>
          </table:table-cell>
          <table:table-cell table:number-columns-repeated="7"/>
          <table:table-cell office:value-type="string">
            <text:p>Primary</text:p>
          </table:table-cell>
          <table:table-cell table:number-columns-repeated="1015"/>
        </table:table-row>
        <table:table-row table:style-name="ro1">
          <table:table-cell office:value-type="string">
            <text:p>Corvas </text:p>
          </table:table-cell>
          <table:table-cell table:number-columns-repeated="7"/>
          <table:table-cell office:value-type="string">
            <text:p>Primary_Archwing</text:p>
          </table:table-cell>
          <table:table-cell table:number-columns-repeated="1015"/>
        </table:table-row>
        <table:table-row table:style-name="ro1">
          <table:table-cell office:value-type="string">
            <text:p>Dual Decurion </text:p>
          </table:table-cell>
          <table:table-cell table:number-columns-repeated="7"/>
          <table:table-cell office:value-type="string">
            <text:p>Primary_Archwing</text:p>
          </table:table-cell>
          <table:table-cell table:number-columns-repeated="1015"/>
        </table:table-row>
        <table:table-row table:style-name="ro1">
          <table:table-cell office:value-type="string">
            <text:p>Fluctus </text:p>
          </table:table-cell>
          <table:table-cell table:number-columns-repeated="7"/>
          <table:table-cell office:value-type="string">
            <text:p>Primary_Archwing</text:p>
          </table:table-cell>
          <table:table-cell table:number-columns-repeated="1015"/>
        </table:table-row>
        <table:table-row table:style-name="ro1">
          <table:table-cell office:value-type="string">
            <text:p>Grattler </text:p>
          </table:table-cell>
          <table:table-cell table:number-columns-repeated="7"/>
          <table:table-cell office:value-type="string">
            <text:p>Primary_Archwing</text:p>
          </table:table-cell>
          <table:table-cell table:number-columns-repeated="1015"/>
        </table:table-row>
        <table:table-row table:style-name="ro1">
          <table:table-cell office:value-type="string">
            <text:p>Imperator </text:p>
          </table:table-cell>
          <table:table-cell table:number-columns-repeated="7"/>
          <table:table-cell office:value-type="string">
            <text:p>Primary_Archwing</text:p>
          </table:table-cell>
          <table:table-cell table:number-columns-repeated="1015"/>
        </table:table-row>
        <table:table-row table:style-name="ro1">
          <table:table-cell office:value-type="string">
            <text:p>Imperator Vandal </text:p>
          </table:table-cell>
          <table:table-cell table:number-columns-repeated="7"/>
          <table:table-cell office:value-type="string">
            <text:p>Primary_Archwing</text:p>
          </table:table-cell>
          <table:table-cell table:number-columns-repeated="1015"/>
        </table:table-row>
        <table:table-row table:style-name="ro1">
          <table:table-cell office:value-type="string">
            <text:p>Velocitus </text:p>
          </table:table-cell>
          <table:table-cell table:number-columns-repeated="7"/>
          <table:table-cell office:value-type="string">
            <text:p>Primary_Archwing</text:p>
          </table:table-cell>
          <table:table-cell table:number-columns-repeated="1015"/>
        </table:table-row>
        <table:table-row table:style-name="ro1">
          <table:table-cell office:value-type="string">
            <text:p>AkBolto Telos </text:p>
          </table:table-cell>
          <table:table-cell table:number-columns-repeated="7"/>
          <table:table-cell office:value-type="string">
            <text:p>Secondary</text:p>
          </table:table-cell>
          <table:table-cell table:number-columns-repeated="1015"/>
        </table:table-row>
        <table:table-row table:style-name="ro1">
          <table:table-cell office:value-type="string">
            <text:p>AkJagara </text:p>
          </table:table-cell>
          <table:table-cell table:number-columns-repeated="7"/>
          <table:table-cell office:value-type="string">
            <text:p>Secondary</text:p>
          </table:table-cell>
          <table:table-cell table:number-columns-repeated="1015"/>
        </table:table-row>
        <table:table-row table:style-name="ro1">
          <table:table-cell office:value-type="string">
            <text:p>Aksomati </text:p>
          </table:table-cell>
          <table:table-cell table:number-columns-repeated="7"/>
          <table:table-cell office:value-type="string">
            <text:p>Secondary</text:p>
          </table:table-cell>
          <table:table-cell table:number-columns-repeated="1015"/>
        </table:table-row>
        <table:table-row table:style-name="ro1">
          <table:table-cell office:value-type="string">
            <text:p>Atomos </text:p>
          </table:table-cell>
          <table:table-cell table:number-columns-repeated="7"/>
          <table:table-cell office:value-type="string">
            <text:p>Secondary</text:p>
          </table:table-cell>
          <table:table-cell table:number-columns-repeated="1015"/>
        </table:table-row>
        <table:table-row table:style-name="ro1">
          <table:table-cell office:value-type="string">
            <text:p>Balistica, Rakta </text:p>
          </table:table-cell>
          <table:table-cell table:number-columns-repeated="7"/>
          <table:table-cell office:value-type="string">
            <text:p>Secondary</text:p>
          </table:table-cell>
          <table:table-cell table:number-columns-repeated="1015"/>
        </table:table-row>
        <table:table-row table:style-name="ro1">
          <table:table-cell office:value-type="string">
            <text:p>Castanas Sancti </text:p>
          </table:table-cell>
          <table:table-cell table:number-columns-repeated="7"/>
          <table:table-cell office:value-type="string">
            <text:p>Secondary</text:p>
          </table:table-cell>
          <table:table-cell table:number-columns-repeated="1015"/>
        </table:table-row>
        <table:table-row table:style-name="ro1">
          <table:table-cell office:value-type="string">
            <text:p>Detron Mara </text:p>
          </table:table-cell>
          <table:table-cell table:number-columns-repeated="7"/>
          <table:table-cell office:value-type="string">
            <text:p>Secondary</text:p>
          </table:table-cell>
          <table:table-cell table:number-columns-repeated="1015"/>
        </table:table-row>
        <table:table-row table:style-name="ro1">
          <table:table-cell office:value-type="string">
            <text:p>Dual Cestra Secura </text:p>
          </table:table-cell>
          <table:table-cell table:number-columns-repeated="7"/>
          <table:table-cell office:value-type="string">
            <text:p>Secondary</text:p>
          </table:table-cell>
          <table:table-cell table:number-columns-repeated="1015"/>
        </table:table-row>
        <table:table-row table:style-name="ro1">
          <table:table-cell office:value-type="string">
            <text:p>Gammacor </text:p>
          </table:table-cell>
          <table:table-cell table:number-columns-repeated="7"/>
          <table:table-cell office:value-type="string">
            <text:p>Secondary</text:p>
          </table:table-cell>
          <table:table-cell table:number-columns-repeated="1015"/>
        </table:table-row>
        <table:table-row table:style-name="ro1">
          <table:table-cell office:value-type="string">
            <text:p>Gammacor Synoid </text:p>
          </table:table-cell>
          <table:table-cell table:number-columns-repeated="7"/>
          <table:table-cell office:value-type="string">
            <text:p>Secondary</text:p>
          </table:table-cell>
          <table:table-cell table:number-columns-repeated="1015"/>
        </table:table-row>
        <table:table-row table:style-name="ro1">
          <table:table-cell office:value-type="string">
            <text:p>Kohmak </text:p>
          </table:table-cell>
          <table:table-cell table:number-columns-repeated="7"/>
          <table:table-cell office:value-type="string">
            <text:p>Secondary</text:p>
          </table:table-cell>
          <table:table-cell table:number-columns-repeated="1015"/>
        </table:table-row>
        <table:table-row table:style-name="ro1">
          <table:table-cell office:value-type="string">
            <text:p>Kulstar </text:p>
          </table:table-cell>
          <table:table-cell table:number-columns-repeated="7"/>
          <table:table-cell office:value-type="string">
            <text:p>Secondary</text:p>
          </table:table-cell>
          <table:table-cell table:number-columns-repeated="1015"/>
        </table:table-row>
        <table:table-row table:style-name="ro1">
          <table:table-cell office:value-type="string">
            <text:p>Marelok Vaykor </text:p>
          </table:table-cell>
          <table:table-cell table:number-columns-repeated="7"/>
          <table:table-cell office:value-type="string">
            <text:p>Secondary</text:p>
          </table:table-cell>
          <table:table-cell table:number-columns-repeated="1015"/>
        </table:table-row>
        <table:table-row table:style-name="ro1">
          <table:table-cell office:value-type="string">
            <text:p>Twin Grakatas </text:p>
          </table:table-cell>
          <table:table-cell table:number-columns-repeated="7"/>
          <table:table-cell office:value-type="string">
            <text:p>Secondary</text:p>
          </table:table-cell>
          <table:table-cell table:number-columns-repeated="1015"/>
        </table:table-row>
        <table:table-row table:style-name="ro1">
          <table:table-cell office:value-type="string">
            <text:p>Vasto Prime </text:p>
          </table:table-cell>
          <table:table-cell table:number-columns-repeated="7"/>
          <table:table-cell office:value-type="string">
            <text:p>Secondary</text:p>
          </table:table-cell>
          <table:table-cell table:number-columns-repeated="1015"/>
        </table:table-row>
        <table:table-row table:style-name="ro1">
          <table:table-cell office:value-type="string">
            <text:p>Sweeper Prime </text:p>
          </table:table-cell>
          <table:table-cell table:number-columns-repeated="7"/>
          <table:table-cell office:value-type="string">
            <text:p>Sentinel</text:p>
          </table:table-cell>
          <table:table-cell table:number-columns-repeated="1015"/>
        </table:table-row>
      </table:table>
      <table:table table:name="Debuggery" table:style-name="ta1" table:print="false">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 table:default-cell-style-name="Default"/>
        <table:table-column table:style-name="co20" table:default-cell-style-name="ce4"/>
        <table:table-column table:style-name="co21" table:default-cell-style-name="Default"/>
        <table:table-column table:style-name="co18"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3" table:default-cell-style-name="Default"/>
        <table:table-column table:style-name="co21"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2" table:default-cell-style-name="Default"/>
        <table:table-column table:style-name="co36" table:default-cell-style-name="Default"/>
        <table:table-column table:style-name="co37" table:default-cell-style-name="Default"/>
        <table:table-column table:style-name="co33" table:default-cell-style-name="Default"/>
        <table:table-column table:style-name="co38" table:default-cell-style-name="Default"/>
        <table:table-column table:style-name="co39" table:default-cell-style-name="Default"/>
        <table:table-column table:style-name="co33"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21"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 table:number-columns-repeated="980" table:default-cell-style-name="Default"/>
        <table:table-row table:style-name="ro1">
          <table:table-cell table:style-name="ce1" office:value-type="string">
            <text:p>Internal Name</text:p>
          </table:table-cell>
          <table:table-cell table:style-name="ce1" office:value-type="string">
            <text:p>Package Directory</text:p>
          </table:table-cell>
          <table:table-cell table:style-name="ce1" office:value-type="string">
            <text:p>Localization Tag - Name</text:p>
          </table:table-cell>
          <table:table-cell table:style-name="ce1" office:value-type="string">
            <text:p>Localized Name</text:p>
          </table:table-cell>
          <table:table-cell table:style-name="ce1" office:value-type="string">
            <text:p>Localization Tag - Description</text:p>
          </table:table-cell>
          <table:table-cell table:style-name="ce1" office:value-type="string">
            <text:p>Localized Description</text:p>
          </table:table-cell>
          <table:table-cell table:style-name="ce3" office:value-type="string">
            <text:p>Mastery Rank Required</text:p>
          </table:table-cell>
          <table:table-cell table:style-name="ce1" office:value-type="string">
            <text:p>Weapon Slot</text:p>
          </table:table-cell>
          <table:table-cell table:style-name="ce1" office:value-type="string">
            <text:p>Trigger Type</text:p>
          </table:table-cell>
          <table:table-cell table:style-name="ce1" office:value-type="string">
            <text:p>FlightSpeedMin</text:p>
          </table:table-cell>
          <table:table-cell table:style-name="ce1" office:value-type="string">
            <text:p>FlightSpeedMax</text:p>
          </table:table-cell>
          <table:table-cell table:style-name="ce1" office:value-type="string">
            <text:p>ChargedFlightSpeedMin</text:p>
          </table:table-cell>
          <table:table-cell table:style-name="ce1" office:value-type="string">
            <text:p>ChargedFlightSpeedMax</text:p>
          </table:table-cell>
          <table:table-cell table:style-name="ce1" office:value-type="string">
            <text:p>Equip Time</text:p>
          </table:table-cell>
          <table:table-cell table:style-name="ce1" office:value-type="string">
            <text:p>Pulls Per Minute</text:p>
          </table:table-cell>
          <table:table-cell table:style-name="ce1" office:value-type="string">
            <text:p>Charge Time</text:p>
          </table:table-cell>
          <table:table-cell table:style-name="ce1" office:value-type="string">
            <text:p>Pellets Per Pull</text:p>
          </table:table-cell>
          <table:table-cell table:style-name="ce1" office:value-type="string">
            <text:p>Ammo Consumed Per Pull</text:p>
          </table:table-cell>
          <table:table-cell table:style-name="ce1" office:value-type="string">
            <text:p>Ammo Type</text:p>
          </table:table-cell>
          <table:table-cell table:style-name="ce1" office:value-type="string">
            <text:p>Magazine Size</text:p>
          </table:table-cell>
          <table:table-cell table:style-name="ce1" office:value-type="string">
            <text:p>Extra Ammo</text:p>
          </table:table-cell>
          <table:table-cell table:style-name="ce1" office:value-type="string">
            <text:p>Reload Time</text:p>
          </table:table-cell>
          <table:table-cell table:style-name="ce1" office:value-type="string">
            <text:p>Damage Type</text:p>
          </table:table-cell>
          <table:table-cell table:style-name="ce1" office:value-type="string">
            <text:p>Damage Proportions</text:p>
          </table:table-cell>
          <table:table-cell table:style-name="ce1" office:value-type="string">
            <text:p>Base Damage</text:p>
          </table:table-cell>
          <table:table-cell table:style-name="ce1" office:value-type="string">
            <text:p>Proc Chance</text:p>
          </table:table-cell>
          <table:table-cell table:style-name="ce1" office:value-type="string">
            <text:p>Forced Procs</text:p>
          </table:table-cell>
          <table:table-cell table:style-name="ce1" office:value-type="string">
            <text:p>Forced Death Procs</text:p>
          </table:table-cell>
          <table:table-cell table:style-name="ce1" office:value-type="string">
            <text:p>Hit Type</text:p>
          </table:table-cell>
          <table:table-cell table:style-name="ce1" office:value-type="string">
            <text:p>Proc Extra Time</text:p>
          </table:table-cell>
          <table:table-cell table:style-name="ce1" office:value-type="string">
            <text:p>Critical Chance</text:p>
          </table:table-cell>
          <table:table-cell table:style-name="ce1" office:value-type="string">
            <text:p>Critical Multiplier</text:p>
          </table:table-cell>
          <table:table-cell table:style-name="ce1" office:value-type="string">
            <text:p>Default Polarities</text:p>
          </table:table-cell>
          <table:table-cell table:style-name="ce1" office:value-type="string">
            <text:p>Compatibility Tags</text:p>
          </table:table-cell>
          <table:table-cell table:style-name="ce1" office:value-type="string">
            <text:p>Premium Price for Pre-Built</text:p>
          </table:table-cell>
          <table:table-cell table:style-name="ce1" office:value-type="string">
            <text:p>Selling Price for Pre-Built</text:p>
          </table:table-cell>
          <table:table-cell table:style-name="ce1" office:value-type="string">
            <text:p>Market Mode</text:p>
          </table:table-cell>
          <table:table-cell table:style-name="ce1" office:value-type="string">
            <text:p>Blueprint Price</text:p>
          </table:table-cell>
          <table:table-cell table:style-name="ce1" office:value-type="string">
            <text:p>Recipe Ingredients</text:p>
          </table:table-cell>
          <table:table-cell table:style-name="ce1" office:value-type="string">
            <text:p>Blueprint Construction Price</text:p>
          </table:table-cell>
          <table:table-cell table:style-name="ce1" office:value-type="string">
            <text:p>Selling Price for Blueprint</text:p>
          </table:table-cell>
          <table:table-cell table:style-name="ce1" office:value-type="string">
            <text:p>isBlueprintConsumed</text:p>
          </table:table-cell>
          <table:table-cell table:style-name="ce1" office:value-type="string">
            <text:p>Build Time for Blueprint</text:p>
          </table:table-cell>
          <table:table-cell table:style-name="ce1" office:value-type="string">
            <text:p>Premium Price to skip Blueprint's Build Time</text:p>
          </table:table-cell>
          <table:table-cell table:style-name="ce1" table:number-columns-repeated="980"/>
        </table:table-row>
        <table:table-row table:style-name="ro1">
          <table:table-cell office:value-type="string">
            <text:p>ShotgunVandal</text:p>
          </table:table-cell>
          <table:table-cell office:value-type="string">
            <text:p>/Lotus/Weapons/Tenno/Shotgun/</text:p>
          </table:table-cell>
          <table:table-cell office:value-type="string">
            <text:p>VAPID</text:p>
          </table:table-cell>
          <table:table-cell office:value-type="string">
            <text:p>STRUN WRAITH</text:p>
          </table:table-cell>
          <table:table-cell office:value-type="string">
            <text:p>VAPID</text:p>
          </table:table-cell>
          <table:table-cell office:value-type="string">
            <text:p>A different take on a familiar shotgun, the Strun Wraith features unique styling.</text:p>
          </table:table-cell>
          <table:table-cell office:value-type="float" office:value="0">
            <text:p>0</text:p>
          </table:table-cell>
          <table:table-cell office:value-type="string">
            <text:p>PRIM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150">
            <text:p>150</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Shotgun</text:p>
          </table:table-cell>
          <table:table-cell office:value-type="float" office:value="8">
            <text:p>8</text:p>
          </table:table-cell>
          <table:table-cell office:value-type="string">
            <text:p>120: inferred</text:p>
          </table:table-cell>
          <table:table-cell office:value-type="float" office:value="1.5">
            <text:p>1.5</text:p>
          </table:table-cell>
          <table:table-cell office:value-type="string">
            <text:p>DT_PHYSICAL</text:p>
          </table:table-cell>
          <table:table-cell office:value-type="string">
            <text:p>0.64999998~0.15000001~0.20000005~0.0~0.0~0.0~0.0~0.0~0.0~0.0~0.0~0.0~0.0~0.0~0.0~0.0</text:p>
          </table:table-cell>
          <table:table-cell office:value-type="float" office:value="25">
            <text:p>25</text:p>
          </table:table-cell>
          <table:table-cell office:value-type="float" office:value="0.40000001">
            <text:p>0.4</text:p>
          </table:table-cell>
          <table:table-cell table:number-columns-repeated="2"/>
          <table:table-cell office:value-type="string">
            <text:p>null</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UNIVERSAL~UNIVERSAL~UNIVERSAL~UNIVERSAL~UNIVERSAL~UNIVERSAL~UNIVERSAL~TACTIC</text:p>
          </table:table-cell>
          <table:table-cell table:number-columns-repeated="11" office:value-type="string">
            <text:p>VAPID</text:p>
          </table:table-cell>
          <table:table-cell table:number-columns-repeated="980"/>
        </table:table-row>
        <table:table-row table:style-name="ro1">
          <table:table-cell office:value-type="string">
            <text:p>Shotgun</text:p>
          </table:table-cell>
          <table:table-cell office:value-type="string">
            <text:p>/Lotus/Weapons/Tenno/Shotgun/</text:p>
          </table:table-cell>
          <table:table-cell office:value-type="string">
            <text:p>VAPID</text:p>
          </table:table-cell>
          <table:table-cell office:value-type="string">
            <text:p>STRUN</text:p>
          </table:table-cell>
          <table:table-cell office:value-type="string">
            <text:p>VAPID</text:p>
          </table:table-cell>
          <table:table-cell office:value-type="string">
            <text:p>The Strun is a standard shotgun. Reliable, versatile and deadly.</text:p>
          </table:table-cell>
          <table:table-cell office:value-type="float" office:value="0">
            <text:p>0</text:p>
          </table:table-cell>
          <table:table-cell office:value-type="string">
            <text:p>PRIM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150">
            <text:p>150</text:p>
          </table:table-cell>
          <table:table-cell office:value-type="float" office:value="-1">
            <text:p>-1</text:p>
          </table:table-cell>
          <table:table-cell office:value-type="float" office:value="12">
            <text:p>12</text:p>
          </table:table-cell>
          <table:table-cell office:value-type="float" office:value="1">
            <text:p>1</text:p>
          </table:table-cell>
          <table:table-cell office:value-type="string">
            <text:p>Shotgun</text:p>
          </table:table-cell>
          <table:table-cell office:value-type="float" office:value="0">
            <text:p>0</text:p>
          </table:table-cell>
          <table:table-cell office:value-type="string">
            <text:p>120: inferred</text:p>
          </table:table-cell>
          <table:table-cell office:value-type="float" office:value="1">
            <text:p>1</text:p>
          </table:table-cell>
          <table:table-cell office:value-type="string">
            <text:p>DT_PHYSICAL</text:p>
          </table:table-cell>
          <table:table-cell office:value-type="string">
            <text:p>0.55000001~0.15000001~0.29999995~0.0~0.0~0.0~0.0~0.0~0.0~0.0~0.0~0.0~0.0~0.0~0.0~0.0</text:p>
          </table:table-cell>
          <table:table-cell office:value-type="float" office:value="25">
            <text:p>25</text:p>
          </table:table-cell>
          <table:table-cell office:value-type="float" office:value="0.2">
            <text:p>0.2</text:p>
          </table:table-cell>
          <table:table-cell table:number-columns-repeated="2"/>
          <table:table-cell office:value-type="string">
            <text:p>null</text:p>
          </table:table-cell>
          <table:table-cell office:value-type="float" office:value="0">
            <text:p>0</text:p>
          </table:table-cell>
          <table:table-cell office:value-type="float" office:value="0.075000003">
            <text:p>0.08</text:p>
          </table:table-cell>
          <table:table-cell office:value-type="float" office:value="1.5">
            <text:p>1.5</text:p>
          </table:table-cell>
          <table:table-cell office:value-type="string">
            <text:p>UNIVERSAL~UNIVERSAL~UNIVERSAL~UNIVERSAL~UNIVERSAL~UNIVERSAL~UNIVERSAL~TACTIC</text:p>
          </table:table-cell>
          <table:table-cell table:number-columns-repeated="11" office:value-type="string">
            <text:p>VAPID</text:p>
          </table:table-cell>
          <table:table-cell table:number-columns-repeated="980"/>
        </table:table-row>
        <table:table-row table:style-name="ro1">
          <table:table-cell office:value-type="string">
            <text:p>QuadShotgun</text:p>
          </table:table-cell>
          <table:table-cell office:value-type="string">
            <text:p>/Lotus/Weapons/Tenno/Shotgun/</text:p>
          </table:table-cell>
          <table:table-cell office:value-type="string">
            <text:p>VAPID</text:p>
          </table:table-cell>
          <table:table-cell office:value-type="string">
            <text:p>HEK</text:p>
          </table:table-cell>
          <table:table-cell office:value-type="string">
            <text:p>VAPID</text:p>
          </table:table-cell>
          <table:table-cell office:value-type="string">
            <text:p>The Hek is a powerful shotgun that fires its shots with a tight spread, making it efficient at medium range as long as its strong recoil is properly managed.</text:p>
          </table:table-cell>
          <table:table-cell office:value-type="float" office:value="0">
            <text:p>0</text:p>
          </table:table-cell>
          <table:table-cell office:value-type="string">
            <text:p>PRIM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130">
            <text:p>130</text:p>
          </table:table-cell>
          <table:table-cell office:value-type="float" office:value="-1">
            <text:p>-1</text:p>
          </table:table-cell>
          <table:table-cell office:value-type="float" office:value="7">
            <text:p>7</text:p>
          </table:table-cell>
          <table:table-cell office:value-type="float" office:value="1">
            <text:p>1</text:p>
          </table:table-cell>
          <table:table-cell office:value-type="string">
            <text:p>Shotgun</text:p>
          </table:table-cell>
          <table:table-cell office:value-type="float" office:value="4">
            <text:p>4</text:p>
          </table:table-cell>
          <table:table-cell office:value-type="string">
            <text:p>120: inferred</text:p>
          </table:table-cell>
          <table:table-cell office:value-type="float" office:value="2">
            <text:p>2</text:p>
          </table:table-cell>
          <table:table-cell office:value-type="string">
            <text:p>DT_PHYSICAL</text:p>
          </table:table-cell>
          <table:table-cell office:value-type="string">
            <text:p>0.15000001~0.64999998~0.20000005~0.0~0.0~0.0~0.0~0.0~0.0~0.0~0.0~0.0~0.0~0.0~0.0~0.0</text:p>
          </table:table-cell>
          <table:table-cell office:value-type="float" office:value="30">
            <text:p>30</text:p>
          </table:table-cell>
          <table:table-cell office:value-type="float" office:value="0.25">
            <text:p>0.25</text:p>
          </table:table-cell>
          <table:table-cell table:number-columns-repeated="2"/>
          <table:table-cell office:value-type="string">
            <text:p>null</text:p>
          </table:table-cell>
          <table:table-cell office:value-type="float" office:value="0">
            <text:p>0</text:p>
          </table:table-cell>
          <table:table-cell office:value-type="float" office:value="0.1">
            <text:p>0.1</text:p>
          </table:table-cell>
          <table:table-cell office:value-type="float" office:value="2">
            <text:p>2</text:p>
          </table:table-cell>
          <table:table-cell table:number-columns-repeated="2" office:value-type="string">
            <text:p>VAPID</text:p>
          </table:table-cell>
          <table:table-cell office:value-type="float" office:value="225">
            <text:p>225</text:p>
          </table:table-cell>
          <table:table-cell office:value-type="string">
            <text:p>VAPID</text:p>
          </table:table-cell>
          <table:table-cell office:value-type="string">
            <text:p>VISIBLE</text:p>
          </table:table-cell>
          <table:table-cell office:value-type="float" office:value="25000">
            <text:p>25000</text:p>
          </table:table-cell>
          <table:table-cell office:value-type="string">
            <text:p>{/Lotus/Types/Items/MiscItems/Neurod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PrimeBoar</text:p>
          </table:table-cell>
          <table:table-cell office:value-type="string">
            <text:p>/Lotus/Weapons/Tenno/Shotgun/</text:p>
          </table:table-cell>
          <table:table-cell office:value-type="string">
            <text:p>VAPID</text:p>
          </table:table-cell>
          <table:table-cell office:value-type="string">
            <text:p>BOAR PRIME</text:p>
          </table:table-cell>
          <table:table-cell office:value-type="string">
            <text:p>VAPID</text:p>
          </table:table-cell>
          <table:table-cell office:value-type="string">
            <text:p>One of the finest examples of Tenno craftsmanship, the Boar Prime offers a higher fire rate and clip size with a slight decrease in per-shot damage.</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280">
            <text:p>280</text:p>
          </table:table-cell>
          <table:table-cell office:value-type="float" office:value="-1">
            <text:p>-1</text:p>
          </table:table-cell>
          <table:table-cell office:value-type="float" office:value="8">
            <text:p>8</text:p>
          </table:table-cell>
          <table:table-cell office:value-type="float" office:value="1">
            <text:p>1</text:p>
          </table:table-cell>
          <table:table-cell office:value-type="string">
            <text:p>Shotgun</text:p>
          </table:table-cell>
          <table:table-cell office:value-type="float" office:value="20">
            <text:p>20</text:p>
          </table:table-cell>
          <table:table-cell office:value-type="string">
            <text:p>120: inferred</text:p>
          </table:table-cell>
          <table:table-cell office:value-type="float" office:value="2.75">
            <text:p>2.75</text:p>
          </table:table-cell>
          <table:table-cell office:value-type="string">
            <text:p>DT_PHYSICAL</text:p>
          </table:table-cell>
          <table:table-cell office:value-type="string">
            <text:p>0.64999998~0.15000001~0.20000005~0.0~0.0~0.0~0.0~0.0~0.0~0.0~0.0~0.0~0.0~0.0~0.0~0.0</text:p>
          </table:table-cell>
          <table:table-cell office:value-type="float" office:value="23">
            <text:p>23</text:p>
          </table:table-cell>
          <table:table-cell office:value-type="float" office:value="0.30000001">
            <text:p>0.3</text:p>
          </table:table-cell>
          <table:table-cell table:number-columns-repeated="2"/>
          <table:table-cell office:value-type="string">
            <text:p>null</text:p>
          </table:table-cell>
          <table:table-cell office:value-type="float" office:value="0">
            <text:p>0</text:p>
          </table:table-cell>
          <table:table-cell office:value-type="float" office:value="0.15000001">
            <text:p>0.15</text:p>
          </table:table-cell>
          <table:table-cell office:value-type="float" office:value="2">
            <text:p>2</text:p>
          </table:table-cell>
          <table:table-cell table:number-columns-repeated="12" office:value-type="string">
            <text:p>VAPID</text:p>
          </table:table-cell>
          <table:table-cell table:number-columns-repeated="980"/>
        </table:table-row>
        <table:table-row table:style-name="ro1">
          <table:table-cell office:value-type="string">
            <text:p>FullAutoShotgun</text:p>
          </table:table-cell>
          <table:table-cell office:value-type="string">
            <text:p>/Lotus/Weapons/Tenno/Shotgun/</text:p>
          </table:table-cell>
          <table:table-cell office:value-type="string">
            <text:p>VAPID</text:p>
          </table:table-cell>
          <table:table-cell office:value-type="string">
            <text:p>BOAR</text:p>
          </table:table-cell>
          <table:table-cell office:value-type="string">
            <text:p>VAPID</text:p>
          </table:table-cell>
          <table:table-cell office:value-type="string">
            <text:p>A shotgun with low accuracy and strong recoil, but able to deliver its payload in full-auto. The Boar is best used at close range.</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250">
            <text:p>250</text:p>
          </table:table-cell>
          <table:table-cell office:value-type="float" office:value="-1">
            <text:p>-1</text:p>
          </table:table-cell>
          <table:table-cell office:value-type="float" office:value="8">
            <text:p>8</text:p>
          </table:table-cell>
          <table:table-cell office:value-type="float" office:value="1">
            <text:p>1</text:p>
          </table:table-cell>
          <table:table-cell office:value-type="string">
            <text:p>Shotgun</text:p>
          </table:table-cell>
          <table:table-cell office:value-type="float" office:value="20">
            <text:p>20</text:p>
          </table:table-cell>
          <table:table-cell office:value-type="string">
            <text:p>120: inferred</text:p>
          </table:table-cell>
          <table:table-cell office:value-type="float" office:value="3">
            <text:p>3</text:p>
          </table:table-cell>
          <table:table-cell office:value-type="string">
            <text:p>DT_PHYSICAL</text:p>
          </table:table-cell>
          <table:table-cell office:value-type="string">
            <text:p>0.55000001~0.15000001~0.29999995~0.0~0.0~0.0~0.0~0.0~0.0~0.0~0.0~0.0~0.0~0.0~0.0~0.0</text:p>
          </table:table-cell>
          <table:table-cell office:value-type="float" office:value="22">
            <text:p>22</text:p>
          </table:table-cell>
          <table:table-cell office:value-type="float" office:value="0.2">
            <text:p>0.2</text:p>
          </table:table-cell>
          <table:table-cell table:number-columns-repeated="2"/>
          <table:table-cell office:value-type="string">
            <text:p>null</text:p>
          </table:table-cell>
          <table:table-cell office:value-type="float" office:value="0">
            <text:p>0</text:p>
          </table:table-cell>
          <table:table-cell office:value-type="float" office:value="0.1">
            <text:p>0.1</text:p>
          </table:table-cell>
          <table:table-cell office:value-type="float" office:value="1.5">
            <text:p>1.5</text:p>
          </table:table-cell>
          <table:table-cell table:number-columns-repeated="2"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DoubleBarrelShotgun</text:p>
          </table:table-cell>
          <table:table-cell office:value-type="string">
            <text:p>/Lotus/Weapons/Tenno/Shotgun/</text:p>
          </table:table-cell>
          <table:table-cell office:value-type="string">
            <text:p>VAPID</text:p>
          </table:table-cell>
          <table:table-cell office:value-type="string">
            <text:p>SOBEK</text:p>
          </table:table-cell>
          <table:table-cell office:value-type="string">
            <text:p>VAPID</text:p>
          </table:table-cell>
          <table:table-cell office:value-type="string">
            <text:p>Sobek is a rapid-firing Grineer shotgun that has reduced damage per shot but boasts extra large clip capacity.</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150">
            <text:p>150</text:p>
          </table:table-cell>
          <table:table-cell office:value-type="float" office:value="-1">
            <text:p>-1</text:p>
          </table:table-cell>
          <table:table-cell office:value-type="float" office:value="5">
            <text:p>5</text:p>
          </table:table-cell>
          <table:table-cell office:value-type="float" office:value="1">
            <text:p>1</text:p>
          </table:table-cell>
          <table:table-cell office:value-type="string">
            <text:p>Shotgun</text:p>
          </table:table-cell>
          <table:table-cell office:value-type="float" office:value="20">
            <text:p>20</text:p>
          </table:table-cell>
          <table:table-cell office:value-type="float" office:value="240">
            <text:p>240</text:p>
          </table:table-cell>
          <table:table-cell office:value-type="float" office:value="4">
            <text:p>4</text:p>
          </table:table-cell>
          <table:table-cell office:value-type="string">
            <text:p>DT_PHYSICAL</text:p>
          </table:table-cell>
          <table:table-cell office:value-type="string">
            <text:p>0.75~0.125~0.125~0.0~0.0~0.0~0.0~0.0~0.0~0.0~0.0~0.0~0.0~0.0~0.0~0.0</text:p>
          </table:table-cell>
          <table:table-cell office:value-type="float" office:value="70">
            <text:p>70</text:p>
          </table:table-cell>
          <table:table-cell office:value-type="float" office:value="0.15000001">
            <text:p>0.15</text:p>
          </table:table-cell>
          <table:table-cell table:number-columns-repeated="2"/>
          <table:table-cell office:value-type="string">
            <text:p>null</text:p>
          </table:table-cell>
          <table:table-cell office:value-type="float" office:value="0">
            <text:p>0</text:p>
          </table:table-cell>
          <table:table-cell office:value-type="float" office:value="0.1">
            <text:p>0.1</text:p>
          </table:table-cell>
          <table:table-cell office:value-type="float" office:value="2">
            <text:p>2</text:p>
          </table:table-cell>
          <table:table-cell table:number-columns-repeated="2" office:value-type="string">
            <text:p>VAPID</text:p>
          </table:table-cell>
          <table:table-cell office:value-type="float" office:value="225">
            <text:p>225</text:p>
          </table:table-cell>
          <table:table-cell office:value-type="string">
            <text:p>VAPID</text:p>
          </table:table-cell>
          <table:table-cell office:value-type="string">
            <text:p>VISIBLE</text:p>
          </table:table-cell>
          <table:table-cell office:value-type="float" office:value="25000">
            <text:p>25000</text:p>
          </table:table-cell>
          <table:table-cell office:value-type="string">
            <text:p>{/Lotus/Types/Items/MiscItems/Neurod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TennoAR</text:p>
          </table:table-cell>
          <table:table-cell office:value-type="string">
            <text:p>/Lotus/Weapons/Tenno/Rifle/</text:p>
          </table:table-cell>
          <table:table-cell office:value-type="string">
            <text:p>VAPID</text:p>
          </table:table-cell>
          <table:table-cell office:value-type="string">
            <text:p>SOMA</text:p>
          </table:table-cell>
          <table:table-cell office:value-type="string">
            <text:p>VAPID</text:p>
          </table:table-cell>
          <table:table-cell office:value-type="string">
            <text:p>Accuracy coupled with a massive clip makes the Soma assault rifle a formidable weapon.</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4" office:value-type="float" office:value="-69">
            <text:p>-69</text:p>
          </table:table-cell>
          <table:table-cell office:value-type="float" office:value="1.1">
            <text:p>1.1</text:p>
          </table:table-cell>
          <table:table-cell office:value-type="float" office:value="900">
            <text:p>9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100">
            <text:p>100</text:p>
          </table:table-cell>
          <table:table-cell office:value-type="string">
            <text:p>540: inferred</text:p>
          </table:table-cell>
          <table:table-cell office:value-type="float" office:value="3">
            <text:p>3</text:p>
          </table:table-cell>
          <table:table-cell office:value-type="string">
            <text:p>DT_PHYSICAL</text:p>
          </table:table-cell>
          <table:table-cell office:value-type="string">
            <text:p>0.1~0.40000001~0.5~0.0~0.0~0.0~0.0~0.0~0.0~0.0~0.0~0.0~0.0~0.0~0.0~0.0</text:p>
          </table:table-cell>
          <table:table-cell office:value-type="float" office:value="10">
            <text:p>10</text:p>
          </table:table-cell>
          <table:table-cell office:value-type="float" office:value="0.07">
            <text:p>0.07</text:p>
          </table:table-cell>
          <table:table-cell table:number-columns-repeated="2"/>
          <table:table-cell office:value-type="string">
            <text:p>DHT_NONE</text:p>
          </table:table-cell>
          <table:table-cell office:value-type="float" office:value="0">
            <text:p>0</text:p>
          </table:table-cell>
          <table:table-cell office:value-type="float" office:value="0.30000001">
            <text:p>0.3</text:p>
          </table:table-cell>
          <table:table-cell office:value-type="float" office:value="3">
            <text:p>3</text:p>
          </table:table-cell>
          <table:table-cell office:value-type="string">
            <text:p>UNIVERSAL~ATTACK~ATTACK~UNIVERSAL~UNIVERSAL~UNIVERSAL~UNIVERSAL~UNIVERSAL</text:p>
          </table:table-cell>
          <table:table-cell office:value-type="string">
            <text:p>VAPID</text:p>
          </table:table-cell>
          <table:table-cell office:value-type="float" office:value="265">
            <text:p>265</text:p>
          </table:table-cell>
          <table:table-cell office:value-type="string">
            <text:p>VAPID</text:p>
          </table:table-cell>
          <table:table-cell office:value-type="string">
            <text:p>VISIBLE</text:p>
          </table:table-cell>
          <table:table-cell office:value-type="float" office:value="50000">
            <text:p>50000</text:p>
          </table:table-cell>
          <table:table-cell office:value-type="string">
            <text:p>{/Lotus/Types/Items/MiscItems/Morphic~MiscItems~-1}</text:p>
          </table:table-cell>
          <table:table-cell office:value-type="float" office:value="15000">
            <text:p>15000</text:p>
          </table:table-cell>
          <table:table-cell table:number-columns-repeated="4" office:value-type="string">
            <text:p>VAPID</text:p>
          </table:table-cell>
          <table:table-cell table:number-columns-repeated="980"/>
        </table:table-row>
        <table:table-row table:style-name="ro1">
          <table:table-cell office:value-type="string">
            <text:p>SemiAutoRifle</text:p>
          </table:table-cell>
          <table:table-cell office:value-type="string">
            <text:p>/Lotus/Weapons/Tenno/Rifle/</text:p>
          </table:table-cell>
          <table:table-cell office:value-type="string">
            <text:p>VAPID</text:p>
          </table:table-cell>
          <table:table-cell office:value-type="string">
            <text:p>LATRON</text:p>
          </table:table-cell>
          <table:table-cell office:value-type="string">
            <text:p>VAPID</text:p>
          </table:table-cell>
          <table:table-cell office:value-type="string">
            <text:p>The Latron is a highly efficient rifle that performs well at medium and at long range, its accuracy making it a deadly weapon in the hands of skilled marksmen.</text:p>
          </table:table-cell>
          <table:table-cell office:value-type="float" office:value="0">
            <text:p>0</text:p>
          </table:table-cell>
          <table:table-cell office:value-type="string">
            <text:p>PRIMARY</text:p>
          </table:table-cell>
          <table:table-cell office:value-type="string">
            <text:p>ERROR</text:p>
          </table:table-cell>
          <table:table-cell table:number-columns-repeated="4" office:value-type="float" office:value="-69">
            <text:p>-69</text:p>
          </table:table-cell>
          <table:table-cell office:value-type="float" office:value="1.1">
            <text:p>1.1</text:p>
          </table:table-cell>
          <table:table-cell office:value-type="float" office:value="250">
            <text:p>25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15">
            <text:p>15</text:p>
          </table:table-cell>
          <table:table-cell office:value-type="string">
            <text:p>540: inferred</text:p>
          </table:table-cell>
          <table:table-cell office:value-type="float" office:value="2.4000001">
            <text:p>2.4</text:p>
          </table:table-cell>
          <table:table-cell office:value-type="string">
            <text:p>DT_PHYSICAL</text:p>
          </table:table-cell>
          <table:table-cell office:value-type="string">
            <text:p>0.15000001~0.69999999~0.14999998~0.0~0.0~0.0~0.0~0.0~0.0~0.0~0.0~0.0~0.0~0.0~0.0~0.0</text:p>
          </table:table-cell>
          <table:table-cell office:value-type="float" office:value="55">
            <text:p>5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ATTACK</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Rifle</text:p>
          </table:table-cell>
          <table:table-cell office:value-type="string">
            <text:p>/Lotus/Weapons/Tenno/Rifle/</text:p>
          </table:table-cell>
          <table:table-cell office:value-type="string">
            <text:p>VAPID</text:p>
          </table:table-cell>
          <table:table-cell office:value-type="string">
            <text:p>BRATON</text:p>
          </table:table-cell>
          <table:table-cell office:value-type="string">
            <text:p>VAPID</text:p>
          </table:table-cell>
          <table:table-cell office:value-type="string">
            <text:p>The Braton's high rate of fire and accuracy make it a favorite among the Tenno.</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4" office:value-type="float" office:value="-69">
            <text:p>-69</text:p>
          </table:table-cell>
          <table:table-cell office:value-type="float" office:value="1.1">
            <text:p>1.1</text:p>
          </table:table-cell>
          <table:table-cell office:value-type="float" office:value="525">
            <text:p>525</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45">
            <text:p>45</text:p>
          </table:table-cell>
          <table:table-cell office:value-type="string">
            <text:p>540: inferred</text:p>
          </table:table-cell>
          <table:table-cell office:value-type="float" office:value="2">
            <text:p>2</text:p>
          </table:table-cell>
          <table:table-cell office:value-type="string">
            <text:p>DT_PHYSICAL</text:p>
          </table:table-cell>
          <table:table-cell office:value-type="string">
            <text:p>0.33000001~0.33000001~0.33999997~0.0~0.0~0.0~0.0~0.0~0.0~0.0~0.0~0.0~0.0~0.0~0.0~0.0</text:p>
          </table:table-cell>
          <table:table-cell office:value-type="float" office:value="20">
            <text:p>20</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1.5">
            <text:p>1.5</text:p>
          </table:table-cell>
          <table:table-cell table:number-columns-repeated="12" office:value-type="string">
            <text:p>VAPID</text:p>
          </table:table-cell>
          <table:table-cell table:number-columns-repeated="980"/>
        </table:table-row>
        <table:table-row table:style-name="ro1">
          <table:table-cell office:value-type="string">
            <text:p>LatronPrime</text:p>
          </table:table-cell>
          <table:table-cell office:value-type="string">
            <text:p>/Lotus/Weapons/Tenno/Rifle/</text:p>
          </table:table-cell>
          <table:table-cell office:value-type="string">
            <text:p>VAPID</text:p>
          </table:table-cell>
          <table:table-cell office:value-type="string">
            <text:p>criticalChance</text:p>
          </table:table-cell>
          <table:table-cell office:value-type="string">
            <text:p>VAPID</text:p>
          </table:table-cell>
          <table:table-cell office:value-type="string">
            <text:p>The ornamental Latron Prime exploits ancient Orokin technology to get a slight damage increase over the standard Latron.</text:p>
          </table:table-cell>
          <table:table-cell office:value-type="float" office:value="0">
            <text:p>0</text:p>
          </table:table-cell>
          <table:table-cell office:value-type="string">
            <text:p>PRIMARY</text:p>
          </table:table-cell>
          <table:table-cell office:value-type="string">
            <text:p>ERROR</text:p>
          </table:table-cell>
          <table:table-cell table:number-columns-repeated="4" office:value-type="float" office:value="-69">
            <text:p>-69</text:p>
          </table:table-cell>
          <table:table-cell office:value-type="float" office:value="1.1">
            <text:p>1.1</text:p>
          </table:table-cell>
          <table:table-cell office:value-type="float" office:value="250">
            <text:p>25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15">
            <text:p>15</text:p>
          </table:table-cell>
          <table:table-cell office:value-type="string">
            <text:p>540: inferred</text:p>
          </table:table-cell>
          <table:table-cell office:value-type="float" office:value="2.4000001">
            <text:p>2.4</text:p>
          </table:table-cell>
          <table:table-cell office:value-type="string">
            <text:p>DT_PHYSICAL</text:p>
          </table:table-cell>
          <table:table-cell office:value-type="string">
            <text:p>0.1~0.80000001~0.099999964~0.0~0.0~0.0~0.0~0.0~0.0~0.0~0.0~0.0~0.0~0.0~0.0~0.0</text:p>
          </table:table-cell>
          <table:table-cell office:value-type="float" office:value="85">
            <text:p>85</text:p>
          </table:table-cell>
          <table:table-cell office:value-type="float" office:value="0.25">
            <text:p>0.2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2.5">
            <text:p>2.5</text:p>
          </table:table-cell>
          <table:table-cell office:value-type="string">
            <text:p>UNIVERSAL~UNIVERSAL~UNIVERSAL~UNIVERSAL~UNIVERSAL~UNIVERSAL~TACTIC~ATTACK</text:p>
          </table:table-cell>
          <table:table-cell office:value-type="string">
            <text:p>VAPID</text:p>
          </table:table-cell>
          <table:table-cell office:value-type="float" office:value="10000000">
            <text:p>10000000</text:p>
          </table:table-cell>
          <table:table-cell table:number-columns-repeated="9" office:value-type="string">
            <text:p>VAPID</text:p>
          </table:table-cell>
          <table:table-cell table:number-columns-repeated="980"/>
        </table:table-row>
        <table:table-row table:style-name="ro1">
          <table:table-cell office:value-type="string">
            <text:p>HeavyRifle</text:p>
          </table:table-cell>
          <table:table-cell office:value-type="string">
            <text:p>/Lotus/Weapons/Tenno/Rifle/</text:p>
          </table:table-cell>
          <table:table-cell office:value-type="string">
            <text:p>VAPID</text:p>
          </table:table-cell>
          <table:table-cell office:value-type="string">
            <text:p>GORGON</text:p>
          </table:table-cell>
          <table:table-cell office:value-type="string">
            <text:p>VAPID</text:p>
          </table:table-cell>
          <table:table-cell office:value-type="string">
            <text:p>The Gorgon sports a large clip that allows it to provide suppressing fire and sustain a high damage rate over a long time. Its high fire rate is only achieved following a short wind-up cycle.</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4" office:value-type="float" office:value="-69">
            <text:p>-69</text:p>
          </table:table-cell>
          <table:table-cell office:value-type="float" office:value="1.1">
            <text:p>1.1</text:p>
          </table:table-cell>
          <table:table-cell office:value-type="float" office:value="750">
            <text:p>75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90">
            <text:p>90</text:p>
          </table:table-cell>
          <table:table-cell office:value-type="string">
            <text:p>540: inferred</text:p>
          </table:table-cell>
          <table:table-cell office:value-type="float" office:value="4.1999998">
            <text:p>4.2</text:p>
          </table:table-cell>
          <table:table-cell office:value-type="string">
            <text:p>DT_PHYSICAL</text:p>
          </table:table-cell>
          <table:table-cell office:value-type="string">
            <text:p>0.75~0.15000001~0.10000002~0.0~0.0~0.0~0.0~0.0~0.0~0.0~0.0~0.0~0.0~0.0~0.0~0.0</text:p>
          </table:table-cell>
          <table:table-cell office:value-type="float" office:value="25">
            <text:p>25</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1.5">
            <text:p>1.5</text:p>
          </table:table-cell>
          <table:table-cell table:number-columns-repeated="2"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BurstRifle</text:p>
          </table:table-cell>
          <table:table-cell office:value-type="string">
            <text:p>/Lotus/Weapons/Tenno/Rifle/</text:p>
          </table:table-cell>
          <table:table-cell office:value-type="string">
            <text:p>VAPID</text:p>
          </table:table-cell>
          <table:table-cell office:value-type="string">
            <text:p>BURSTON</text:p>
          </table:table-cell>
          <table:table-cell office:value-type="string">
            <text:p>VAPID</text:p>
          </table:table-cell>
          <table:table-cell office:value-type="string">
            <text:p>The Burston fires 3-round bursts, which provides a balance between the lethality of automatic rifles and the accuracy of semi-automatic rifles.</text:p>
          </table:table-cell>
          <table:table-cell office:value-type="float" office:value="0">
            <text:p>0</text:p>
          </table:table-cell>
          <table:table-cell office:value-type="string">
            <text:p>PRIMARY</text:p>
          </table:table-cell>
          <table:table-cell office:value-type="string">
            <text:p>BURST</text:p>
          </table:table-cell>
          <table:table-cell table:number-columns-repeated="4" office:value-type="float" office:value="-69">
            <text:p>-69</text:p>
          </table:table-cell>
          <table:table-cell office:value-type="float" office:value="1.1">
            <text:p>1.1</text:p>
          </table:table-cell>
          <table:table-cell office:value-type="float" office:value="300">
            <text:p>3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45">
            <text:p>45</text:p>
          </table:table-cell>
          <table:table-cell office:value-type="string">
            <text:p>540: inferred</text:p>
          </table:table-cell>
          <table:table-cell office:value-type="float" office:value="2">
            <text:p>2</text:p>
          </table:table-cell>
          <table:table-cell office:value-type="string">
            <text:p>DT_PHYSICAL</text:p>
          </table:table-cell>
          <table:table-cell office:value-type="string">
            <text:p>0.33333299~0.33333299~0.33333403~0.0~0.0~0.0~0.0~0.0~0.0~0.0~0.0~0.0~0.0~0.0~0.0~0.0</text:p>
          </table:table-cell>
          <table:table-cell office:value-type="float" office:value="30">
            <text:p>3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ATTACK</text:p>
          </table:table-cell>
          <table:table-cell office:value-type="string">
            <text:p>VAPID</text:p>
          </table:table-cell>
          <table:table-cell office:value-type="float" office:value="120">
            <text:p>120</text:p>
          </table:table-cell>
          <table:table-cell table:number-columns-repeated="9" office:value-type="string">
            <text:p>VAPID</text:p>
          </table:table-cell>
          <table:table-cell table:number-columns-repeated="980"/>
        </table:table-row>
        <table:table-row table:style-name="ro1">
          <table:table-cell office:value-type="string">
            <text:p>BratonPrime</text:p>
          </table:table-cell>
          <table:table-cell office:value-type="string">
            <text:p>/Lotus/Weapons/Tenno/Rifle/</text:p>
          </table:table-cell>
          <table:table-cell office:value-type="string">
            <text:p>VAPID</text:p>
          </table:table-cell>
          <table:table-cell office:value-type="string">
            <text:p>BRATON PRIME</text:p>
          </table:table-cell>
          <table:table-cell office:value-type="string">
            <text:p>VAPID</text:p>
          </table:table-cell>
          <table:table-cell office:value-type="string">
            <text:p>A classic Orokin weapon, Braton Prime features modified damage levels and a larger magazine over the standard model.</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4" office:value-type="float" office:value="-69">
            <text:p>-69</text:p>
          </table:table-cell>
          <table:table-cell office:value-type="float" office:value="1.1">
            <text:p>1.1</text:p>
          </table:table-cell>
          <table:table-cell office:value-type="float" office:value="575">
            <text:p>575</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75">
            <text:p>75</text:p>
          </table:table-cell>
          <table:table-cell office:value-type="float" office:value="375">
            <text:p>375</text:p>
          </table:table-cell>
          <table:table-cell office:value-type="float" office:value="2.1500001">
            <text:p>2.15</text:p>
          </table:table-cell>
          <table:table-cell office:value-type="string">
            <text:p>DT_PHYSICAL</text:p>
          </table:table-cell>
          <table:table-cell office:value-type="string">
            <text:p>0.050000001~0.34999999~0.60000002~0.0~0.0~0.0~0.0~0.0~0.0~0.0~0.0~0.0~0.0~0.0~0.0~0.0</text:p>
          </table:table-cell>
          <table:table-cell office:value-type="float" office:value="35">
            <text:p>35</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table:number-columns-repeated="12" office:value-type="string">
            <text:p>VAPID</text:p>
          </table:table-cell>
          <table:table-cell table:number-columns-repeated="980"/>
        </table:table-row>
        <table:table-row table:style-name="ro1">
          <table:table-cell office:value-type="string">
            <text:p>BoltoRifle</text:p>
          </table:table-cell>
          <table:table-cell office:value-type="string">
            <text:p>/Lotus/Weapons/Tenno/Rifle/</text:p>
          </table:table-cell>
          <table:table-cell office:value-type="string">
            <text:p>VAPID</text:p>
          </table:table-cell>
          <table:table-cell office:value-type="string">
            <text:p>BOLTOR</text:p>
          </table:table-cell>
          <table:table-cell office:value-type="string">
            <text:p>VAPID</text:p>
          </table:table-cell>
          <table:table-cell office:value-type="string">
            <text:p>The Boltor fires slow, heavy bolts that are capable of impaling enemies to walls.</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1">
            <text:p>1.1</text:p>
          </table:table-cell>
          <table:table-cell office:value-type="float" office:value="525">
            <text:p>525</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60">
            <text:p>60</text:p>
          </table:table-cell>
          <table:table-cell office:value-type="string">
            <text:p>540: inferred</text:p>
          </table:table-cell>
          <table:table-cell office:value-type="float" office:value="2.5999999">
            <text:p>2.6</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UNIVERSAL~UNIVERSAL~UNIVERSAL~UNIVERSAL~UNIVERSAL~UNIVERSAL~UNIVERSAL~DEFENSE</text:p>
          </table:table-cell>
          <table:table-cell office:value-type="string">
            <text:p>PROJECTILE</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3">
          <table:table-cell office:value-type="string">
            <text:p>TnoPrmryXbowWeapon</text:p>
          </table:table-cell>
          <table:table-cell office:value-type="string">
            <text:p>/Lotus/Weapons/Tenno/LongGuns/TnoPrmryXbow/</text:p>
          </table:table-cell>
          <table:table-cell office:value-type="string">
            <text:p>VAPID</text:p>
          </table:table-cell>
          <table:table-cell office:value-type="string">
            <text:p>ATTICA</text:p>
          </table:table-cell>
          <table:table-cell office:value-type="string">
            <text:p>VAPID</text:p>
          </table:table-cell>
          <table:table-cell office:value-type="string">
            <text:p>Quickly fire off a volley of deadly bolts with the Attica repeating crossbow. </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1">
            <text:p>1.1</text:p>
          </table:table-cell>
          <table:table-cell office:value-type="float" office:value="200">
            <text:p>2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16">
            <text:p>16</text:p>
          </table:table-cell>
          <table:table-cell office:value-type="string">
            <text:p>540: inferred</text:p>
          </table:table-cell>
          <table:table-cell office:value-type="float" office:value="2.8299999">
            <text:p>2.83</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ATTACK</text:p>
          </table:table-cell>
          <table:table-cell office:value-type="string">
            <text:p>PROJECTILE</text:p>
          </table:table-cell>
          <table:table-cell office:value-type="float" office:value="125">
            <text:p>125</text:p>
          </table:table-cell>
          <table:table-cell table:number-columns-repeated="9" office:value-type="string">
            <text:p>VAPID</text:p>
          </table:table-cell>
          <table:table-cell table:number-columns-repeated="980"/>
        </table:table-row>
        <table:table-row table:style-name="ro1">
          <table:table-cell office:value-type="string">
            <text:p>TnoLeverActionRifle</text:p>
          </table:table-cell>
          <table:table-cell office:value-type="string">
            <text:p>/Lotus/Weapons/Tenno/LongGuns/TnoLeverAction/</text:p>
          </table:table-cell>
          <table:table-cell office:value-type="string">
            <text:p>VAPID</text:p>
          </table:table-cell>
          <table:table-cell office:value-type="string">
            <text:p>SYBARIS</text:p>
          </table:table-cell>
          <table:table-cell office:value-type="string">
            <text:p>VAPID</text:p>
          </table:table-cell>
          <table:table-cell office:value-type="string">
            <text:p>This Tenno crafted, lever action rifle, is equal parts elegance and executioner.</text:p>
          </table:table-cell>
          <table:table-cell office:value-type="float" office:value="0">
            <text:p>0</text:p>
          </table:table-cell>
          <table:table-cell office:value-type="string">
            <text:p>PRIMARY</text:p>
          </table:table-cell>
          <table:table-cell office:value-type="string">
            <text:p>BURST</text:p>
          </table:table-cell>
          <table:table-cell table:number-columns-repeated="4" office:value-type="float" office:value="-69">
            <text:p>-69</text:p>
          </table:table-cell>
          <table:table-cell office:value-type="float" office:value="1.1">
            <text:p>1.1</text:p>
          </table:table-cell>
          <table:table-cell office:value-type="float" office:value="200">
            <text:p>2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10">
            <text:p>10</text:p>
          </table:table-cell>
          <table:table-cell office:value-type="string">
            <text:p>540: inferred</text:p>
          </table:table-cell>
          <table:table-cell office:value-type="float" office:value="2">
            <text:p>2</text:p>
          </table:table-cell>
          <table:table-cell office:value-type="string">
            <text:p>DT_PHYSICAL</text:p>
          </table:table-cell>
          <table:table-cell office:value-type="string">
            <text:p>0.33000001~0.33000001~0.33999997~0.0~0.0~0.0~0.0~0.0~0.0~0.0~0.0~0.0~0.0~0.0~0.0~0.0</text:p>
          </table:table-cell>
          <table:table-cell office:value-type="float" office:value="70">
            <text:p>7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2">
            <text:p>2</text:p>
          </table:table-cell>
          <table:table-cell table:number-columns-repeated="2"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3">
          <table:table-cell office:value-type="string">
            <text:p>PrimeBoltor</text:p>
          </table:table-cell>
          <table:table-cell office:value-type="string">
            <text:p>/Lotus/Weapons/Tenno/LongGuns/PrimeBoltor/</text:p>
          </table:table-cell>
          <table:table-cell office:value-type="string">
            <text:p>VAPID</text:p>
          </table:table-cell>
          <table:table-cell office:value-type="string">
            <text:p>BOLTOR PRIME</text:p>
          </table:table-cell>
          <table:table-cell office:value-type="string">
            <text:p>VAPID</text:p>
          </table:table-cell>
          <table:table-cell office:value-type="string">
            <text:p>Fires Orokin designed bolts that are faster and sharper but with reduced range.</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1">
            <text:p>1.1</text:p>
          </table:table-cell>
          <table:table-cell office:value-type="float" office:value="600">
            <text:p>6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60">
            <text:p>60</text:p>
          </table:table-cell>
          <table:table-cell office:value-type="string">
            <text:p>540: inferred</text:p>
          </table:table-cell>
          <table:table-cell office:value-type="float" office:value="2.4000001">
            <text:p>2.4</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ATTACK~UNIVERSAL~UNIVERSAL~UNIVERSAL~UNIVERSAL~UNIVERSAL~UNIVERSAL~DEFENSE</text:p>
          </table:table-cell>
          <table:table-cell office:value-type="string">
            <text:p>PROJECTILE</text:p>
          </table:table-cell>
          <table:table-cell table:number-columns-repeated="10" office:value-type="string">
            <text:p>VAPID</text:p>
          </table:table-cell>
          <table:table-cell table:number-columns-repeated="980"/>
        </table:table-row>
        <table:table-row table:style-name="ro3">
          <table:table-cell office:value-type="string">
            <text:p>DrakeRifle</text:p>
          </table:table-cell>
          <table:table-cell office:value-type="string">
            <text:p>/Lotus/Weapons/Tenno/LongGuns/DrakeRifle/</text:p>
          </table:table-cell>
          <table:table-cell office:value-type="string">
            <text:p>VAPID</text:p>
          </table:table-cell>
          <table:table-cell office:value-type="string">
            <text:p>TIBERON</text:p>
          </table:table-cell>
          <table:table-cell office:value-type="string">
            <text:p>VAPID</text:p>
          </table:table-cell>
          <table:table-cell office:value-type="string">
            <text:p>Forged by a master gunsmith, this Tenno burst rifle will strike down targets with swift precision.</text:p>
          </table:table-cell>
          <table:table-cell office:value-type="float" office:value="0">
            <text:p>0</text:p>
          </table:table-cell>
          <table:table-cell office:value-type="string">
            <text:p>PRIMARY</text:p>
          </table:table-cell>
          <table:table-cell office:value-type="string">
            <text:p>BURST</text:p>
          </table:table-cell>
          <table:table-cell table:number-columns-repeated="4" office:value-type="float" office:value="-69">
            <text:p>-69</text:p>
          </table:table-cell>
          <table:table-cell office:value-type="float" office:value="1.1">
            <text:p>1.1</text:p>
          </table:table-cell>
          <table:table-cell office:value-type="float" office:value="400">
            <text:p>4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30">
            <text:p>30</text:p>
          </table:table-cell>
          <table:table-cell office:value-type="string">
            <text:p>540: inferred</text:p>
          </table:table-cell>
          <table:table-cell office:value-type="float" office:value="2.26">
            <text:p>2.26</text:p>
          </table:table-cell>
          <table:table-cell office:value-type="string">
            <text:p>DT_PHYSICAL</text:p>
          </table:table-cell>
          <table:table-cell office:value-type="string">
            <text:p>0.25~0.5~0.25~0.0~0.0~0.0~0.0~0.0~0.0~0.0~0.0~0.0~0.0~0.0~0.0~0.0</text:p>
          </table:table-cell>
          <table:table-cell office:value-type="float" office:value="60">
            <text:p>60</text:p>
          </table:table-cell>
          <table:table-cell office:value-type="float" office:value="0.025">
            <text:p>0.03</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UNIVERSAL~UNIVERSAL~UNIVERSAL~UNIVERSAL~UNIVERSAL~UNIVERSAL~UNIVERSAL~ATTACK</text:p>
          </table:table-cell>
          <table:table-cell office:value-type="string">
            <text:p>VAPID</text:p>
          </table:table-cell>
          <table:table-cell office:value-type="float" office:value="225">
            <text:p>22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Weapons/Tenno/Rifle/SemiAutoRifle~LongGun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3">
          <table:table-cell office:value-type="string">
            <text:p>TennoDoubleBarrelShotgun</text:p>
          </table:table-cell>
          <table:table-cell office:value-type="string">
            <text:p>/Lotus/Weapons/Tenno/LongGuns/DoubleBarrelShotgun/</text:p>
          </table:table-cell>
          <table:table-cell office:value-type="string">
            <text:p>VAPID</text:p>
          </table:table-cell>
          <table:table-cell office:value-type="string">
            <text:p>TIGRIS</text:p>
          </table:table-cell>
          <table:table-cell office:value-type="string">
            <text:p>VAPID</text:p>
          </table:table-cell>
          <table:table-cell office:value-type="string">
            <text:p>The double-barreled Tigris shotgun fires two bursts in rapid succession, easily taking down the toughest prey.</text:p>
          </table:table-cell>
          <table:table-cell office:value-type="float" office:value="0">
            <text:p>0</text:p>
          </table:table-cell>
          <table:table-cell office:value-type="string">
            <text:p>PRIM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120">
            <text:p>120</text:p>
          </table:table-cell>
          <table:table-cell office:value-type="float" office:value="-1">
            <text:p>-1</text:p>
          </table:table-cell>
          <table:table-cell office:value-type="float" office:value="5">
            <text:p>5</text:p>
          </table:table-cell>
          <table:table-cell office:value-type="float" office:value="1">
            <text:p>1</text:p>
          </table:table-cell>
          <table:table-cell office:value-type="string">
            <text:p>Shotgun</text:p>
          </table:table-cell>
          <table:table-cell office:value-type="float" office:value="2">
            <text:p>2</text:p>
          </table:table-cell>
          <table:table-cell office:value-type="string">
            <text:p>120: inferred</text:p>
          </table:table-cell>
          <table:table-cell office:value-type="float" office:value="1.8">
            <text:p>1.8</text:p>
          </table:table-cell>
          <table:table-cell office:value-type="string">
            <text:p>DT_PHYSICAL</text:p>
          </table:table-cell>
          <table:table-cell office:value-type="string">
            <text:p>0.1~0.1~0.80000001~0.0~0.0~0.0~0.0~0.0~0.0~0.0~0.0~0.0~0.0~0.0~0.0~0.0</text:p>
          </table:table-cell>
          <table:table-cell office:value-type="float" office:value="210">
            <text:p>210</text:p>
          </table:table-cell>
          <table:table-cell office:value-type="float" office:value="0.25">
            <text:p>0.25</text:p>
          </table:table-cell>
          <table:table-cell table:number-columns-repeated="2"/>
          <table:table-cell office:value-type="string">
            <text:p>null</text:p>
          </table:table-cell>
          <table:table-cell office:value-type="float" office:value="0">
            <text:p>0</text:p>
          </table:table-cell>
          <table:table-cell office:value-type="float" office:value="0.050000001">
            <text:p>0.05</text:p>
          </table:table-cell>
          <table:table-cell office:value-type="float" office:value="2">
            <text:p>2</text:p>
          </table:table-cell>
          <table:table-cell table:number-columns-repeated="2" office:value-type="string">
            <text:p>VAPID</text:p>
          </table:table-cell>
          <table:table-cell office:value-type="float" office:value="150">
            <text:p>150</text:p>
          </table:table-cell>
          <table:table-cell office:value-type="string">
            <text:p>VAPID</text:p>
          </table:table-cell>
          <table:table-cell office:value-type="string">
            <text:p>VISIBLE</text:p>
          </table:table-cell>
          <table:table-cell office:value-type="float" office:value="40000">
            <text:p>40000</text:p>
          </table:table-cell>
          <table:table-cell office:value-type="string">
            <text:p>{/Lotus/Types/Items/MiscItems/OrokinCell~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3">
          <table:table-cell office:value-type="string">
            <text:p>StalkerBow</text:p>
          </table:table-cell>
          <table:table-cell office:value-type="string">
            <text:p>/Lotus/Weapons/Tenno/Bows/</text:p>
          </table:table-cell>
          <table:table-cell office:value-type="string">
            <text:p>VAPID</text:p>
          </table:table-cell>
          <table:table-cell office:value-type="string">
            <text:p>DREAD</text:p>
          </table:table-cell>
          <table:table-cell office:value-type="string">
            <text:p>VAPID</text:p>
          </table:table-cell>
          <table:table-cell office:value-type="string">
            <text:p>Dread is the calling card of The Stalker. It fires arrows that can decapitate.</text:p>
          </table:table-cell>
          <table:table-cell office:value-type="float" office:value="0">
            <text:p>0</text:p>
          </table:table-cell>
          <table:table-cell office:value-type="string">
            <text:p>PRIMARY</text:p>
          </table:table-cell>
          <table:table-cell office:value-type="string">
            <text:p>CHARGED</text:p>
          </table:table-cell>
          <table:table-cell table:number-columns-repeated="4" office:value-type="float" office:value="0">
            <text:p>0</text:p>
          </table:table-cell>
          <table:table-cell office:value-type="float" office:value="1.1">
            <text:p>1.1</text:p>
          </table:table-cell>
          <table:table-cell office:value-type="float" office:value="60">
            <text:p>60</text:p>
          </table:table-cell>
          <table:table-cell table:number-columns-repeated="3" office:value-type="float" office:value="1">
            <text:p>1</text:p>
          </table:table-cell>
          <table:table-cell office:value-type="string">
            <text:p>Special</text:p>
          </table:table-cell>
          <table:table-cell office:value-type="float" office:value="1">
            <text:p>1</text:p>
          </table:table-cell>
          <table:table-cell office:value-type="string">
            <text:p>72: inferred</text:p>
          </table:table-cell>
          <table:table-cell office:value-type="float" office:value="0.69999999">
            <text:p>0.7</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2">
            <text:p>0.2</text:p>
          </table:table-cell>
          <table:table-cell office:value-type="float" office:value="1.5">
            <text:p>1.5</text:p>
          </table:table-cell>
          <table:table-cell office:value-type="string">
            <text:p>UNIVERSAL~UNIVERSAL~UNIVERSAL~UNIVERSAL~UNIVERSAL~UNIVERSAL~ATTACK~ATTACK</text:p>
          </table:table-cell>
          <table:table-cell office:value-type="string">
            <text:p>PROJECTILE</text:p>
          </table:table-cell>
          <table:table-cell office:value-type="float" office:value="300">
            <text:p>300</text:p>
          </table:table-cell>
          <table:table-cell table:number-columns-repeated="9" office:value-type="string">
            <text:p>VAPID</text:p>
          </table:table-cell>
          <table:table-cell table:number-columns-repeated="980"/>
        </table:table-row>
        <table:table-row table:style-name="ro3">
          <table:table-cell office:value-type="string">
            <text:p>PrimeHuntingBow</text:p>
          </table:table-cell>
          <table:table-cell office:value-type="string">
            <text:p>/Lotus/Weapons/Tenno/Bows/</text:p>
          </table:table-cell>
          <table:table-cell office:value-type="string">
            <text:p>VAPID</text:p>
          </table:table-cell>
          <table:table-cell office:value-type="string">
            <text:p>PARIS PRIME</text:p>
          </table:table-cell>
          <table:table-cell office:value-type="string">
            <text:p>VAPID</text:p>
          </table:table-cell>
          <table:table-cell office:value-type="string">
            <text:p>Discovered deep inside an ancient Orokin derelict, the Paris Prime increases the kinetic energy of any bolt it fires, dealing more damage than its more common counterpart.</text:p>
          </table:table-cell>
          <table:table-cell office:value-type="float" office:value="0">
            <text:p>0</text:p>
          </table:table-cell>
          <table:table-cell office:value-type="string">
            <text:p>PRIMARY</text:p>
          </table:table-cell>
          <table:table-cell office:value-type="string">
            <text:p>CHARGED</text:p>
          </table:table-cell>
          <table:table-cell table:number-columns-repeated="4" office:value-type="float" office:value="0">
            <text:p>0</text:p>
          </table:table-cell>
          <table:table-cell office:value-type="float" office:value="1.1">
            <text:p>1.1</text:p>
          </table:table-cell>
          <table:table-cell office:value-type="float" office:value="60">
            <text:p>60</text:p>
          </table:table-cell>
          <table:table-cell table:number-columns-repeated="3" office:value-type="float" office:value="1">
            <text:p>1</text:p>
          </table:table-cell>
          <table:table-cell office:value-type="string">
            <text:p>Special</text:p>
          </table:table-cell>
          <table:table-cell office:value-type="float" office:value="1">
            <text:p>1</text:p>
          </table:table-cell>
          <table:table-cell office:value-type="string">
            <text:p>72: inferred</text:p>
          </table:table-cell>
          <table:table-cell office:value-type="float" office:value="0.69999999">
            <text:p>0.7</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2">
            <text:p>0.2</text:p>
          </table:table-cell>
          <table:table-cell office:value-type="float" office:value="1.5">
            <text:p>1.5</text:p>
          </table:table-cell>
          <table:table-cell office:value-type="string">
            <text:p>UNIVERSAL~UNIVERSAL~UNIVERSAL~UNIVERSAL~UNIVERSAL~UNIVERSAL~TACTIC~ATTACK</text:p>
          </table:table-cell>
          <table:table-cell office:value-type="string">
            <text:p>PROJECTILE</text:p>
          </table:table-cell>
          <table:table-cell table:number-columns-repeated="10" office:value-type="string">
            <text:p>VAPID</text:p>
          </table:table-cell>
          <table:table-cell table:number-columns-repeated="980"/>
        </table:table-row>
        <table:table-row table:style-name="ro3">
          <table:table-cell office:value-type="string">
            <text:p>HuntingBow</text:p>
          </table:table-cell>
          <table:table-cell office:value-type="string">
            <text:p>/Lotus/Weapons/Tenno/Bows/</text:p>
          </table:table-cell>
          <table:table-cell office:value-type="string">
            <text:p>VAPID</text:p>
          </table:table-cell>
          <table:table-cell office:value-type="string">
            <text:p>PARIS</text:p>
          </table:table-cell>
          <table:table-cell office:value-type="string">
            <text:p>VAPID</text:p>
          </table:table-cell>
          <table:table-cell office:value-type="string">
            <text:p>Based on one of the world's oldest weapon designs, this Tenno-crafted weapon can be used both in stealth and in open combat. The Paris uses a chargeable magnetic field to launch arrows capable of impaling enemies to walls.</text:p>
          </table:table-cell>
          <table:table-cell office:value-type="float" office:value="0">
            <text:p>0</text:p>
          </table:table-cell>
          <table:table-cell office:value-type="string">
            <text:p>PRIMARY</text:p>
          </table:table-cell>
          <table:table-cell office:value-type="string">
            <text:p>CHARGED</text:p>
          </table:table-cell>
          <table:table-cell table:number-columns-repeated="4" office:value-type="float" office:value="0">
            <text:p>0</text:p>
          </table:table-cell>
          <table:table-cell office:value-type="float" office:value="1.1">
            <text:p>1.1</text:p>
          </table:table-cell>
          <table:table-cell office:value-type="float" office:value="60">
            <text:p>60</text:p>
          </table:table-cell>
          <table:table-cell table:number-columns-repeated="3" office:value-type="float" office:value="1">
            <text:p>1</text:p>
          </table:table-cell>
          <table:table-cell office:value-type="string">
            <text:p>Special</text:p>
          </table:table-cell>
          <table:table-cell office:value-type="float" office:value="1">
            <text:p>1</text:p>
          </table:table-cell>
          <table:table-cell office:value-type="string">
            <text:p>72: inferred</text:p>
          </table:table-cell>
          <table:table-cell office:value-type="float" office:value="0.64999998">
            <text:p>0.6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2">
            <text:p>0.2</text:p>
          </table:table-cell>
          <table:table-cell office:value-type="float" office:value="1.5">
            <text:p>1.5</text:p>
          </table:table-cell>
          <table:table-cell office:value-type="string">
            <text:p>UNIVERSAL~UNIVERSAL~UNIVERSAL~UNIVERSAL~UNIVERSAL~UNIVERSAL~UNIVERSAL~TACTIC</text:p>
          </table:table-cell>
          <table:table-cell office:value-type="string">
            <text:p>PROJECTILE</text:p>
          </table:table-cell>
          <table:table-cell office:value-type="float" office:value="225">
            <text:p>22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Morphic~MiscItems~-1}</text:p>
          </table:table-cell>
          <table:table-cell office:value-type="float" office:value="15000">
            <text:p>15000</text:p>
          </table:table-cell>
          <table:table-cell table:number-columns-repeated="4" office:value-type="string">
            <text:p>VAPID</text:p>
          </table:table-cell>
          <table:table-cell table:number-columns-repeated="980"/>
        </table:table-row>
        <table:table-row table:style-name="ro3">
          <table:table-cell office:value-type="string">
            <text:p>AntlerBow</text:p>
          </table:table-cell>
          <table:table-cell office:value-type="string">
            <text:p>/Lotus/Weapons/Tenno/Bows/AntlerBow/</text:p>
          </table:table-cell>
          <table:table-cell office:value-type="string">
            <text:p>VAPID</text:p>
          </table:table-cell>
          <table:table-cell office:value-type="string">
            <text:p>CERNOS</text:p>
          </table:table-cell>
          <table:table-cell office:value-type="string">
            <text:p>VAPID</text:p>
          </table:table-cell>
          <table:table-cell office:value-type="string">
            <text:p>Evoking the design of ancient bows, the high impact Cernos is perfect for hunting down highly shielded enemies.</text:p>
          </table:table-cell>
          <table:table-cell office:value-type="float" office:value="0">
            <text:p>0</text:p>
          </table:table-cell>
          <table:table-cell office:value-type="string">
            <text:p>PRIMARY</text:p>
          </table:table-cell>
          <table:table-cell office:value-type="string">
            <text:p>CHARGED</text:p>
          </table:table-cell>
          <table:table-cell table:number-columns-repeated="4" office:value-type="float" office:value="0">
            <text:p>0</text:p>
          </table:table-cell>
          <table:table-cell office:value-type="float" office:value="1.1">
            <text:p>1.1</text:p>
          </table:table-cell>
          <table:table-cell office:value-type="float" office:value="60">
            <text:p>60</text:p>
          </table:table-cell>
          <table:table-cell table:number-columns-repeated="3" office:value-type="float" office:value="1">
            <text:p>1</text:p>
          </table:table-cell>
          <table:table-cell office:value-type="string">
            <text:p>Special</text:p>
          </table:table-cell>
          <table:table-cell office:value-type="float" office:value="1">
            <text:p>1</text:p>
          </table:table-cell>
          <table:table-cell office:value-type="string">
            <text:p>72: inferred</text:p>
          </table:table-cell>
          <table:table-cell office:value-type="float" office:value="0.60000002">
            <text:p>0.6</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2">
            <text:p>0.2</text:p>
          </table:table-cell>
          <table:table-cell office:value-type="float" office:value="1.5">
            <text:p>1.5</text:p>
          </table:table-cell>
          <table:table-cell office:value-type="string">
            <text:p>UNIVERSAL~UNIVERSAL~UNIVERSAL~UNIVERSAL~UNIVERSAL~UNIVERSAL~UNIVERSAL~ATTACK</text:p>
          </table:table-cell>
          <table:table-cell office:value-type="string">
            <text:p>PROJECTILE</text:p>
          </table:table-cell>
          <table:table-cell office:value-type="float" office:value="225">
            <text:p>22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Gallium~MiscItems~-1}</text:p>
          </table:table-cell>
          <table:table-cell office:value-type="float" office:value="15000">
            <text:p>15000</text:p>
          </table:table-cell>
          <table:table-cell table:number-columns-repeated="4" office:value-type="string">
            <text:p>VAPID</text:p>
          </table:table-cell>
          <table:table-cell table:number-columns-repeated="980"/>
        </table:table-row>
        <table:table-row table:style-name="ro1">
          <table:table-cell office:value-type="string">
            <text:p>MK1Strun</text:p>
          </table:table-cell>
          <table:table-cell office:value-type="string">
            <text:p>/Lotus/Weapons/MK1Series/</text:p>
          </table:table-cell>
          <table:table-cell office:value-type="string">
            <text:p>VAPID</text:p>
          </table:table-cell>
          <table:table-cell office:value-type="string">
            <text:p>MK1-STRUN</text:p>
          </table:table-cell>
          <table:table-cell office:value-type="string">
            <text:p>VAPID</text:p>
          </table:table-cell>
          <table:table-cell office:value-type="string">
            <text:p>The Strun is a standard shotgun. Reliable, versatile and deadly.</text:p>
          </table:table-cell>
          <table:table-cell office:value-type="float" office:value="0">
            <text:p>0</text:p>
          </table:table-cell>
          <table:table-cell office:value-type="string">
            <text:p>PRIM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125">
            <text:p>125</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Shotgun</text:p>
          </table:table-cell>
          <table:table-cell office:value-type="float" office:value="0">
            <text:p>0</text:p>
          </table:table-cell>
          <table:table-cell office:value-type="string">
            <text:p>120: inferred</text:p>
          </table:table-cell>
          <table:table-cell office:value-type="float" office:value="2">
            <text:p>2</text:p>
          </table:table-cell>
          <table:table-cell office:value-type="string">
            <text:p>DT_PHYSICAL</text:p>
          </table:table-cell>
          <table:table-cell office:value-type="string">
            <text:p>0.55000001~0.15000001~0.29999995~0.0~0.0~0.0~0.0~0.0~0.0~0.0~0.0~0.0~0.0~0.0~0.0~0.0</text:p>
          </table:table-cell>
          <table:table-cell office:value-type="float" office:value="18">
            <text:p>18</text:p>
          </table:table-cell>
          <table:table-cell office:value-type="float" office:value="0.2">
            <text:p>0.2</text:p>
          </table:table-cell>
          <table:table-cell table:number-columns-repeated="2"/>
          <table:table-cell office:value-type="string">
            <text:p>null</text:p>
          </table:table-cell>
          <table:table-cell office:value-type="float" office:value="0">
            <text:p>0</text:p>
          </table:table-cell>
          <table:table-cell office:value-type="float" office:value="0.075000003">
            <text:p>0.08</text:p>
          </table:table-cell>
          <table:table-cell office:value-type="float" office:value="2">
            <text:p>2</text:p>
          </table:table-cell>
          <table:table-cell office:value-type="string">
            <text:p>UNIVERSAL~UNIVERSAL~UNIVERSAL~UNIVERSAL~UNIVERSAL~UNIVERSAL~UNIVERSAL~TACTIC</text:p>
          </table:table-cell>
          <table:table-cell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InfestedRifle</text:p>
          </table:table-cell>
          <table:table-cell office:value-type="string">
            <text:p>/Lotus/Weapons/Infested/LongGuns/</text:p>
          </table:table-cell>
          <table:table-cell office:value-type="string">
            <text:p>VAPID</text:p>
          </table:table-cell>
          <table:table-cell office:value-type="string">
            <text:p>SYNAPSE</text:p>
          </table:table-cell>
          <table:table-cell office:value-type="string">
            <text:p>VAPID</text:p>
          </table:table-cell>
          <table:table-cell office:value-type="string">
            <text:p>Powered by a bio-chemical reaction, the infested Synapse rifle fries its targets with a steady stream of electricity.</text:p>
          </table:table-cell>
          <table:table-cell office:value-type="float" office:value="0">
            <text:p>0</text:p>
          </table:table-cell>
          <table:table-cell office:value-type="string">
            <text:p>PRIMARY</text:p>
          </table:table-cell>
          <table:table-cell office:value-type="string">
            <text:p>CONTINUOUS</text:p>
          </table:table-cell>
          <table:table-cell table:number-columns-repeated="4" office:value-type="float" office:value="-69">
            <text:p>-69</text:p>
          </table:table-cell>
          <table:table-cell office:value-type="float" office:value="1.1">
            <text:p>1.1</text:p>
          </table:table-cell>
          <table:table-cell office:value-type="float" office:value="800">
            <text:p>800</text:p>
          </table:table-cell>
          <table:table-cell office:value-type="float" office:value="-1">
            <text:p>-1</text:p>
          </table:table-cell>
          <table:table-cell office:value-type="float" office:value="1">
            <text:p>1</text:p>
          </table:table-cell>
          <table:table-cell office:value-type="float" office:value="10">
            <text:p>10</text:p>
          </table:table-cell>
          <table:table-cell office:value-type="string">
            <text:p>Rifle</text:p>
          </table:table-cell>
          <table:table-cell office:value-type="float" office:value="100">
            <text:p>100</text:p>
          </table:table-cell>
          <table:table-cell office:value-type="string">
            <text:p>540: inferred</text:p>
          </table:table-cell>
          <table:table-cell office:value-type="float" office:value="1.5">
            <text:p>1.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5">
            <text:p>0.5</text:p>
          </table:table-cell>
          <table:table-cell office:value-type="float" office:value="2">
            <text:p>2</text:p>
          </table:table-cell>
          <table:table-cell office:value-type="string">
            <text:p>VAPID</text:p>
          </table:table-cell>
          <table:table-cell office:value-type="string">
            <text:p>BEAM</text:p>
          </table:table-cell>
          <table:table-cell table:number-columns-repeated="10" office:value-type="string">
            <text:p>VAPID</text:p>
          </table:table-cell>
          <table:table-cell table:number-columns-repeated="980"/>
        </table:table-row>
        <table:table-row table:style-name="ro1">
          <table:table-cell office:value-type="string">
            <text:p>InfestedShotgun</text:p>
          </table:table-cell>
          <table:table-cell office:value-type="string">
            <text:p>/Lotus/Weapons/Infested/LongGuns/Tentacluster/</text:p>
          </table:table-cell>
          <table:table-cell office:value-type="string">
            <text:p>VAPID</text:p>
          </table:table-cell>
          <table:table-cell office:value-type="string">
            <text:p>PHAGE</text:p>
          </table:table-cell>
          <table:table-cell office:value-type="string">
            <text:p>VAPID</text:p>
          </table:table-cell>
          <table:table-cell office:value-type="string">
            <text:p>Fires seven beams of continuous biochemical energy which instantly corrode any surface they contact.</text:p>
          </table:table-cell>
          <table:table-cell office:value-type="float" office:value="0">
            <text:p>0</text:p>
          </table:table-cell>
          <table:table-cell office:value-type="string">
            <text:p>PRIMARY</text:p>
          </table:table-cell>
          <table:table-cell office:value-type="string">
            <text:p>CONTINUOUS</text:p>
          </table:table-cell>
          <table:table-cell table:number-columns-repeated="4" office:value-type="float" office:value="-69">
            <text:p>-69</text:p>
          </table:table-cell>
          <table:table-cell office:value-type="float" office:value="-1">
            <text:p>-1</text:p>
          </table:table-cell>
          <table:table-cell office:value-type="float" office:value="500">
            <text:p>500</text:p>
          </table:table-cell>
          <table:table-cell office:value-type="float" office:value="-1">
            <text:p>-1</text:p>
          </table:table-cell>
          <table:table-cell office:value-type="float" office:value="6">
            <text:p>6</text:p>
          </table:table-cell>
          <table:table-cell office:value-type="float" office:value="1">
            <text:p>1</text:p>
          </table:table-cell>
          <table:table-cell office:value-type="string">
            <text:p>Shotgun</text:p>
          </table:table-cell>
          <table:table-cell office:value-type="float" office:value="40">
            <text:p>40</text:p>
          </table:table-cell>
          <table:table-cell office:value-type="string">
            <text:p>120: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TACTIC</text:p>
          </table:table-cell>
          <table:table-cell office:value-type="string">
            <text:p>BEAM</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InfCrpShockSwarmRifle</text:p>
          </table:table-cell>
          <table:table-cell office:value-type="string">
            <text:p>/Lotus/Weapons/Infested/LongGuns/InfCrpShockSwarm/</text:p>
          </table:table-cell>
          <table:table-cell office:value-type="string">
            <text:p>VAPID</text:p>
          </table:table-cell>
          <table:table-cell office:value-type="string">
            <text:p>MUTALIST QUANTA</text:p>
          </table:table-cell>
          <table:table-cell office:value-type="string">
            <text:p>VAPID</text:p>
          </table:table-cell>
          <table:table-cell office:value-type="string">
            <text:p>A bizarre union of Corpus technology and Infested biology, this automatic rifle can also deploy an irradiated airborne infested mass. Further field testing is required to fully understand the potential of this weapon.</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1">
            <text:p>1.1</text:p>
          </table:table-cell>
          <table:table-cell office:value-type="float" office:value="600">
            <text:p>6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60">
            <text:p>60</text:p>
          </table:table-cell>
          <table:table-cell office:value-type="string">
            <text:p>540: inferred</text:p>
          </table:table-cell>
          <table:table-cell office:value-type="float" office:value="3">
            <text:p>3</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table:number-columns-repeated="2" office:value-type="float" office:value="0">
            <text:p>0</text:p>
          </table:table-cell>
          <table:table-cell office:value-type="float" office:value="2">
            <text:p>2</text:p>
          </table:table-cell>
          <table:table-cell office:value-type="string">
            <text:p>UNIVERSAL~UNIVERSAL~UNIVERSAL~UNIVERSAL~UNIVERSAL~UNIVERSAL~UNIVERSAL~DEFENSE</text:p>
          </table:table-cell>
          <table:table-cell office:value-type="string">
            <text:p>PROJECTILE</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GrnGorgSniperRifle</text:p>
          </table:table-cell>
          <table:table-cell office:value-type="string">
            <text:p>/Lotus/Weapons/Grineer/LongGuns/GrnGorgSniperRifle/</text:p>
          </table:table-cell>
          <table:table-cell office:value-type="string">
            <text:p>VAPID</text:p>
          </table:table-cell>
          <table:table-cell office:value-type="string">
            <text:p>BUZLOK</text:p>
          </table:table-cell>
          <table:table-cell office:value-type="string">
            <text:p>VAPID</text:p>
          </table:table-cell>
          <table:table-cell office:value-type="string">
            <text:p>Mark your targets and then unleash a barrage of bullets, the Buzlok's homing rounds always find the enemy.</text:p>
          </table:table-cell>
          <table:table-cell office:value-type="float" office:value="0">
            <text:p>0</text:p>
          </table:table-cell>
          <table:table-cell office:value-type="string">
            <text:p>PRIMARY</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375">
            <text:p>375</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75">
            <text:p>75</text:p>
          </table:table-cell>
          <table:table-cell office:value-type="string">
            <text:p>540: inferred</text:p>
          </table:table-cell>
          <table:table-cell office:value-type="float" office:value="3">
            <text:p>3</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2">
            <text:p>0.2</text:p>
          </table:table-cell>
          <table:table-cell office:value-type="float" office:value="1.5">
            <text:p>1.5</text:p>
          </table:table-cell>
          <table:table-cell office:value-type="string">
            <text:p>VAPID</text:p>
          </table:table-cell>
          <table:table-cell office:value-type="string">
            <text:p>PROJECTILE</text:p>
          </table:table-cell>
          <table:table-cell office:value-type="float" office:value="250">
            <text:p>250</text:p>
          </table:table-cell>
          <table:table-cell table:number-columns-repeated="9" office:value-type="string">
            <text:p>VAPID</text:p>
          </table:table-cell>
          <table:table-cell table:number-columns-repeated="980"/>
        </table:table-row>
        <table:table-row table:style-name="ro1">
          <table:table-cell office:value-type="string">
            <text:p>SawBladeGun</text:p>
          </table:table-cell>
          <table:table-cell office:value-type="string">
            <text:p>/Lotus/Weapons/Grineer/LongGuns/GrineerSawbladeGun/</text:p>
          </table:table-cell>
          <table:table-cell office:value-type="string">
            <text:p>VAPID</text:p>
          </table:table-cell>
          <table:table-cell office:value-type="string">
            <text:p>MITER</text:p>
          </table:table-cell>
          <table:table-cell office:value-type="string">
            <text:p>VAPID</text:p>
          </table:table-cell>
          <table:table-cell office:value-type="string">
            <text:p>The MITER launches high velocity saw blades, tearing apart anyone unfortunate enough to be in their path.</text:p>
          </table:table-cell>
          <table:table-cell office:value-type="float" office:value="0">
            <text:p>0</text:p>
          </table:table-cell>
          <table:table-cell office:value-type="string">
            <text:p>PRIMARY</text:p>
          </table:table-cell>
          <table:table-cell office:value-type="string">
            <text:p>CHARGED</text:p>
          </table:table-cell>
          <table:table-cell table:number-columns-repeated="4" office:value-type="float" office:value="0">
            <text:p>0</text:p>
          </table:table-cell>
          <table:table-cell office:value-type="float" office:value="-1">
            <text:p>-1</text:p>
          </table:table-cell>
          <table:table-cell office:value-type="float" office:value="150">
            <text:p>150</text:p>
          </table:table-cell>
          <table:table-cell office:value-type="float" office:value="1.5">
            <text:p>1.5</text:p>
          </table:table-cell>
          <table:table-cell table:number-columns-repeated="2" office:value-type="float" office:value="1">
            <text:p>1</text:p>
          </table:table-cell>
          <table:table-cell office:value-type="string">
            <text:p>Special</text:p>
          </table:table-cell>
          <table:table-cell office:value-type="float" office:value="20">
            <text:p>20</text:p>
          </table:table-cell>
          <table:table-cell office:value-type="string">
            <text:p>72: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UNIVERSAL~UNIVERSAL~TACTIC~UNIVERSAL~UNIVERSAL~UNIVERSAL~UNIVERSAL~UNIVERSAL</text:p>
          </table:table-cell>
          <table:table-cell office:value-type="string">
            <text:p>PROJECTILE</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GrineerM16Rifle</text:p>
          </table:table-cell>
          <table:table-cell office:value-type="string">
            <text:p>/Lotus/Weapons/Grineer/LongGuns/GrineerM16Homage/</text:p>
          </table:table-cell>
          <table:table-cell office:value-type="string">
            <text:p>VAPID</text:p>
          </table:table-cell>
          <table:table-cell office:value-type="string">
            <text:p>KARAK</text:p>
          </table:table-cell>
          <table:table-cell office:value-type="string">
            <text:p>VAPID</text:p>
          </table:table-cell>
          <table:table-cell office:value-type="string">
            <text:p>Solid, dependable and deadly. The Karak is a standard issue rifle in many Grineer platoons.</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4" office:value-type="float" office:value="-69">
            <text:p>-69</text:p>
          </table:table-cell>
          <table:table-cell office:value-type="float" office:value="1.1">
            <text:p>1.1</text:p>
          </table:table-cell>
          <table:table-cell office:value-type="float" office:value="700">
            <text:p>7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30">
            <text:p>30</text:p>
          </table:table-cell>
          <table:table-cell office:value-type="string">
            <text:p>540: inferred</text:p>
          </table:table-cell>
          <table:table-cell office:value-type="float" office:value="2">
            <text:p>2</text:p>
          </table:table-cell>
          <table:table-cell office:value-type="string">
            <text:p>DT_PHYSICAL</text:p>
          </table:table-cell>
          <table:table-cell office:value-type="string">
            <text:p>0.44999999~0.30000001~0.25~0.0~0.0~0.0~0.0~0.0~0.0~0.0~0.0~0.0~0.0~0.0~0.0~0.0</text:p>
          </table:table-cell>
          <table:table-cell office:value-type="float" office:value="27">
            <text:p>27</text:p>
          </table:table-cell>
          <table:table-cell office:value-type="float" office:value="0.075000003">
            <text:p>0.08</text:p>
          </table:table-cell>
          <table:table-cell table:number-columns-repeated="2"/>
          <table:table-cell office:value-type="string">
            <text:p>DHT_NONE</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ATTACK~UNIVERSAL~UNIVERSAL~UNIVERSAL~UNIVERSAL~UNIVERSAL~UNIVERSAL~UNIVERSAL</text:p>
          </table:table-cell>
          <table:table-cell office:value-type="string">
            <text:p>VAPID</text:p>
          </table:table-cell>
          <table:table-cell office:value-type="float" office:value="125">
            <text:p>125</text:p>
          </table:table-cell>
          <table:table-cell office:value-type="string">
            <text:p>VAPID</text:p>
          </table:table-cell>
          <table:table-cell office:value-type="string">
            <text:p>VISIBLE</text:p>
          </table:table-cell>
          <table:table-cell office:value-type="float" office:value="30000">
            <text:p>30000</text:p>
          </table:table-cell>
          <table:table-cell office:value-type="string">
            <text:p>{/Lotus/Types/Items/MiscItems/Neurode~MiscItems~-1}</text:p>
          </table:table-cell>
          <table:table-cell office:value-type="float" office:value="30000">
            <text:p>30000</text:p>
          </table:table-cell>
          <table:table-cell table:number-columns-repeated="4" office:value-type="string">
            <text:p>VAPID</text:p>
          </table:table-cell>
          <table:table-cell table:number-columns-repeated="980"/>
        </table:table-row>
        <table:table-row table:style-name="ro1">
          <table:table-cell office:value-type="string">
            <text:p>GLARifle</text:p>
          </table:table-cell>
          <table:table-cell office:value-type="string">
            <text:p>/Lotus/Weapons/Grineer/LongGuns/GrineerLeverActionRifle/</text:p>
          </table:table-cell>
          <table:table-cell office:value-type="string">
            <text:p>VAPID</text:p>
          </table:table-cell>
          <table:table-cell office:value-type="string">
            <text:p>GRINLOK</text:p>
          </table:table-cell>
          <table:table-cell office:value-type="string">
            <text:p>VAPID</text:p>
          </table:table-cell>
          <table:table-cell office:value-type="string">
            <text:p>With pinpoint accuracy, the Grinlok lever-action repeating rifle can easily find the soft spot on any target.</text:p>
          </table:table-cell>
          <table:table-cell office:value-type="float" office:value="0">
            <text:p>0</text:p>
          </table:table-cell>
          <table:table-cell office:value-type="string">
            <text:p>PRIMARY</text:p>
          </table:table-cell>
          <table:table-cell office:value-type="string">
            <text:p>ERROR</text:p>
          </table:table-cell>
          <table:table-cell table:number-columns-repeated="4" office:value-type="float" office:value="-69">
            <text:p>-69</text:p>
          </table:table-cell>
          <table:table-cell office:value-type="float" office:value="1.1">
            <text:p>1.1</text:p>
          </table:table-cell>
          <table:table-cell office:value-type="float" office:value="100">
            <text:p>1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0">
            <text:p>0</text:p>
          </table:table-cell>
          <table:table-cell office:value-type="string">
            <text:p>540: inferred</text:p>
          </table:table-cell>
          <table:table-cell office:value-type="float" office:value="2.0999999">
            <text:p>2.1</text:p>
          </table:table-cell>
          <table:table-cell office:value-type="string">
            <text:p>DT_PHYSICAL</text:p>
          </table:table-cell>
          <table:table-cell office:value-type="string">
            <text:p>0.5~0.1~0.39999998~0.0~0.0~0.0~0.0~0.0~0.0~0.0~0.0~0.0~0.0~0.0~0.0~0.0</text:p>
          </table:table-cell>
          <table:table-cell office:value-type="float" office:value="120">
            <text:p>120</text:p>
          </table:table-cell>
          <table:table-cell office:value-type="float" office:value="0.34999999">
            <text:p>0.3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ATTACK~UNIVERSAL~UNIVERSAL~UNIVERSAL~UNIVERSAL~UNIVERSAL~UNIVERSAL~UNIVERSAL</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FlakCannon</text:p>
          </table:table-cell>
          <table:table-cell office:value-type="string">
            <text:p>/Lotus/Weapons/Grineer/LongGuns/GrineerFlakCannon/</text:p>
          </table:table-cell>
          <table:table-cell office:value-type="string">
            <text:p>VAPID</text:p>
          </table:table-cell>
          <table:table-cell office:value-type="string">
            <text:p>DRAKGOON</text:p>
          </table:table-cell>
          <table:table-cell office:value-type="string">
            <text:p>VAPID</text:p>
          </table:table-cell>
          <table:table-cell office:value-type="string">
            <text:p>The Drakgoon flak cannon sends volleys of intensely hot shrapnel ricocheting around the room. Can be fired in wide or concentrated bursts.</text:p>
          </table:table-cell>
          <table:table-cell office:value-type="float" office:value="0">
            <text:p>0</text:p>
          </table:table-cell>
          <table:table-cell office:value-type="string">
            <text:p>PRIMARY</text:p>
          </table:table-cell>
          <table:table-cell office:value-type="string">
            <text:p>CHARGED</text:p>
          </table:table-cell>
          <table:table-cell table:number-columns-repeated="4" office:value-type="float" office:value="0">
            <text:p>0</text:p>
          </table:table-cell>
          <table:table-cell office:value-type="float" office:value="-1">
            <text:p>-1</text:p>
          </table:table-cell>
          <table:table-cell office:value-type="float" office:value="200">
            <text:p>200</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Shotgun</text:p>
          </table:table-cell>
          <table:table-cell office:value-type="float" office:value="7">
            <text:p>7</text:p>
          </table:table-cell>
          <table:table-cell office:value-type="string">
            <text:p>120: inferred</text:p>
          </table:table-cell>
          <table:table-cell office:value-type="float" office:value="2.3">
            <text:p>2.3</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1">
            <text:p>0.1</text:p>
          </table:table-cell>
          <table:table-cell office:value-type="float" office:value="1.5">
            <text:p>1.5</text:p>
          </table:table-cell>
          <table:table-cell office:value-type="string">
            <text:p>VAPID</text:p>
          </table:table-cell>
          <table:table-cell office:value-type="string">
            <text:p>PROJECTILE</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GrnAssaultRifle</text:p>
          </table:table-cell>
          <table:table-cell office:value-type="string">
            <text:p>/Lotus/Weapons/Grineer/LongGuns/GrineerAssaultRifle/</text:p>
          </table:table-cell>
          <table:table-cell office:value-type="string">
            <text:p>VAPID</text:p>
          </table:table-cell>
          <table:table-cell office:value-type="string">
            <text:p>GRAKATA</text:p>
          </table:table-cell>
          <table:table-cell office:value-type="string">
            <text:p>VAPID</text:p>
          </table:table-cell>
          <table:table-cell office:value-type="string">
            <text:p>Equipped with a huge magazine and impressive fire rate, the Grakata is the preferred weapon of Grineer Lancers.</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4" office:value-type="float" office:value="-69">
            <text:p>-69</text:p>
          </table:table-cell>
          <table:table-cell office:value-type="float" office:value="1.1">
            <text:p>1.1</text:p>
          </table:table-cell>
          <table:table-cell office:value-type="float" office:value="1200">
            <text:p>12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60">
            <text:p>60</text:p>
          </table:table-cell>
          <table:table-cell office:value-type="float" office:value="750">
            <text:p>750</text:p>
          </table:table-cell>
          <table:table-cell office:value-type="float" office:value="2.3699999">
            <text:p>2.37</text:p>
          </table:table-cell>
          <table:table-cell office:value-type="string">
            <text:p>DT_PHYSICAL</text:p>
          </table:table-cell>
          <table:table-cell office:value-type="string">
            <text:p>0.40000001~0.33333299~0.26666701~0.0~0.0~0.0~0.0~0.0~0.0~0.0~0.0~0.0~0.0~0.0~0.0~0.0</text:p>
          </table:table-cell>
          <table:table-cell office:value-type="float" office:value="11">
            <text:p>11</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2">
            <text:p>2</text:p>
          </table:table-cell>
          <table:table-cell table:number-columns-repeated="2" office:value-type="string">
            <text:p>VAPID</text:p>
          </table:table-cell>
          <table:table-cell office:value-type="float" office:value="125">
            <text:p>125</text:p>
          </table:table-cell>
          <table:table-cell office:value-type="string">
            <text:p>VAPID</text:p>
          </table:table-cell>
          <table:table-cell office:value-type="string">
            <text:p>VISIBLE</text:p>
          </table:table-cell>
          <table:table-cell office:value-type="float" office:value="15000">
            <text:p>15000</text:p>
          </table:table-cell>
          <table:table-cell office:value-type="string">
            <text:p>{/Lotus/Types/Items/MiscItems/Neurod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GrnBurstRifle</text:p>
          </table:table-cell>
          <table:table-cell office:value-type="string">
            <text:p>/Lotus/Weapons/Grineer/LongGuns/BurstRifle/</text:p>
          </table:table-cell>
          <table:table-cell office:value-type="string">
            <text:p>VAPID</text:p>
          </table:table-cell>
          <table:table-cell office:value-type="string">
            <text:p>HIND</text:p>
          </table:table-cell>
          <table:table-cell office:value-type="string">
            <text:p>VAPID</text:p>
          </table:table-cell>
          <table:table-cell office:value-type="string">
            <text:p>A powerful mid-range rifle used by Grineer shock troops, the Hind fires in five round bursts.</text:p>
          </table:table-cell>
          <table:table-cell office:value-type="float" office:value="0">
            <text:p>0</text:p>
          </table:table-cell>
          <table:table-cell office:value-type="string">
            <text:p>PRIMARY</text:p>
          </table:table-cell>
          <table:table-cell office:value-type="string">
            <text:p>BURST</text:p>
          </table:table-cell>
          <table:table-cell table:number-columns-repeated="4" office:value-type="float" office:value="-69">
            <text:p>-69</text:p>
          </table:table-cell>
          <table:table-cell office:value-type="float" office:value="1.1">
            <text:p>1.1</text:p>
          </table:table-cell>
          <table:table-cell office:value-type="float" office:value="300">
            <text:p>3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65">
            <text:p>65</text:p>
          </table:table-cell>
          <table:table-cell office:value-type="string">
            <text:p>540: inferred</text:p>
          </table:table-cell>
          <table:table-cell office:value-type="float" office:value="2">
            <text:p>2</text:p>
          </table:table-cell>
          <table:table-cell office:value-type="string">
            <text:p>DT_PHYSICAL</text:p>
          </table:table-cell>
          <table:table-cell office:value-type="string">
            <text:p>0.25~0.25~0.5~0.0~0.0~0.0~0.0~0.0~0.0~0.0~0.0~0.0~0.0~0.0~0.0~0.0</text:p>
          </table:table-cell>
          <table:table-cell office:value-type="float" office:value="30">
            <text:p>3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ATTACK</text:p>
          </table:table-cell>
          <table:table-cell office:value-type="string">
            <text:p>VAPID</text:p>
          </table:table-cell>
          <table:table-cell office:value-type="float" office:value="225">
            <text:p>225</text:p>
          </table:table-cell>
          <table:table-cell office:value-type="string">
            <text:p>VAPID</text:p>
          </table:table-cell>
          <table:table-cell office:value-type="string">
            <text:p>VISIBLE</text:p>
          </table:table-cell>
          <table:table-cell office:value-type="float" office:value="40000">
            <text:p>40000</text:p>
          </table:table-cell>
          <table:table-cell office:value-type="string">
            <text:p>{/Lotus/Types/Items/MiscItems/Neurod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GrenadeLauncher</text:p>
          </table:table-cell>
          <table:table-cell office:value-type="string">
            <text:p>/Lotus/Weapons/Corpus/LongGuns/GrenadeLauncher/</text:p>
          </table:table-cell>
          <table:table-cell office:value-type="string">
            <text:p>VAPID</text:p>
          </table:table-cell>
          <table:table-cell office:value-type="string">
            <text:p>PENTA</text:p>
          </table:table-cell>
          <table:table-cell office:value-type="string">
            <text:p>VAPID</text:p>
          </table:table-cell>
          <table:table-cell office:value-type="string">
            <text:p>The Penta Launcher fires up to five grenades that can be remotely triggered at just the right moment.</text:p>
          </table:table-cell>
          <table:table-cell office:value-type="float" office:value="0">
            <text:p>0</text:p>
          </table:table-cell>
          <table:table-cell office:value-type="string">
            <text:p>PRIMARY</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0.40000001">
            <text:p>0.4</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Special</text:p>
          </table:table-cell>
          <table:table-cell office:value-type="float" office:value="5">
            <text:p>5</text:p>
          </table:table-cell>
          <table:table-cell office:value-type="float" office:value="20">
            <text:p>20</text:p>
          </table:table-cell>
          <table:table-cell office:value-type="float" office:value="2.5">
            <text:p>2.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table:number-columns-repeated="2" office:value-type="float" office:value="0">
            <text:p>0</text:p>
          </table:table-cell>
          <table:table-cell office:value-type="float" office:value="2">
            <text:p>2</text:p>
          </table:table-cell>
          <table:table-cell office:value-type="string">
            <text:p>VAPID</text:p>
          </table:table-cell>
          <table:table-cell office:value-type="string">
            <text:p>PROJECTILE</text:p>
          </table:table-cell>
          <table:table-cell office:value-type="float" office:value="150">
            <text:p>150</text:p>
          </table:table-cell>
          <table:table-cell office:value-type="string">
            <text:p>VAPID</text:p>
          </table:table-cell>
          <table:table-cell office:value-type="string">
            <text:p>VISIBLE</text:p>
          </table:table-cell>
          <table:table-cell office:value-type="float" office:value="30000">
            <text:p>30000</text:p>
          </table:table-cell>
          <table:table-cell office:value-type="string">
            <text:p>{/Lotus/Types/Items/MiscItems/ControlModul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CrpShockRifle</text:p>
          </table:table-cell>
          <table:table-cell office:value-type="string">
            <text:p>/Lotus/Weapons/Corpus/LongGuns/CrpShockRifle/</text:p>
          </table:table-cell>
          <table:table-cell office:value-type="string">
            <text:p>VAPID</text:p>
          </table:table-cell>
          <table:table-cell office:value-type="string">
            <text:p>QUANTA</text:p>
          </table:table-cell>
          <table:table-cell office:value-type="string">
            <text:p>VAPID</text:p>
          </table:table-cell>
          <table:table-cell office:value-type="string">
            <text:p>This weapon was designed to assist with the excavation of mineral deposits from large asteroids, but has been adapted for military purposes.</text:p>
          </table:table-cell>
          <table:table-cell office:value-type="float" office:value="0">
            <text:p>0</text:p>
          </table:table-cell>
          <table:table-cell office:value-type="string">
            <text:p>PRIMARY</text:p>
          </table:table-cell>
          <table:table-cell office:value-type="string">
            <text:p>CONTINUOUS</text:p>
          </table:table-cell>
          <table:table-cell table:number-columns-repeated="2" office:value-type="float" office:value="0">
            <text:p>0</text:p>
          </table:table-cell>
          <table:table-cell table:number-columns-repeated="2" office:value-type="float" office:value="-69">
            <text:p>-69</text:p>
          </table:table-cell>
          <table:table-cell office:value-type="float" office:value="1.1">
            <text:p>1.1</text:p>
          </table:table-cell>
          <table:table-cell office:value-type="float" office:value="60">
            <text:p>6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Rifle</text:p>
          </table:table-cell>
          <table:table-cell office:value-type="float" office:value="60">
            <text:p>60</text:p>
          </table:table-cell>
          <table:table-cell office:value-type="string">
            <text:p>540: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DEFENSE</text:p>
          </table:table-cell>
          <table:table-cell office:value-type="string">
            <text:p>PROJECTILE~BEAM</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CrpFreezeRayRifle</text:p>
          </table:table-cell>
          <table:table-cell office:value-type="string">
            <text:p>/Lotus/Weapons/Corpus/LongGuns/CrpFreezeRay/</text:p>
          </table:table-cell>
          <table:table-cell office:value-type="string">
            <text:p>VAPID</text:p>
          </table:table-cell>
          <table:table-cell office:value-type="string">
            <text:p>GLAXION</text:p>
          </table:table-cell>
          <table:table-cell office:value-type="string">
            <text:p>VAPID</text:p>
          </table:table-cell>
          <table:table-cell office:value-type="string">
            <text:p>Fires a photon beam that halts molecular vibrations, causing instant and painful freezing.</text:p>
          </table:table-cell>
          <table:table-cell office:value-type="float" office:value="0">
            <text:p>0</text:p>
          </table:table-cell>
          <table:table-cell office:value-type="string">
            <text:p>PRIMARY</text:p>
          </table:table-cell>
          <table:table-cell office:value-type="string">
            <text:p>CONTINUOUS</text:p>
          </table:table-cell>
          <table:table-cell table:number-columns-repeated="4" office:value-type="float" office:value="-69">
            <text:p>-69</text:p>
          </table:table-cell>
          <table:table-cell office:value-type="float" office:value="1.1">
            <text:p>1.1</text:p>
          </table:table-cell>
          <table:table-cell office:value-type="float" office:value="1000">
            <text:p>1000</text:p>
          </table:table-cell>
          <table:table-cell office:value-type="float" office:value="-1">
            <text:p>-1</text:p>
          </table:table-cell>
          <table:table-cell office:value-type="float" office:value="1">
            <text:p>1</text:p>
          </table:table-cell>
          <table:table-cell office:value-type="float" office:value="20">
            <text:p>20</text:p>
          </table:table-cell>
          <table:table-cell office:value-type="string">
            <text:p>Rifle</text:p>
          </table:table-cell>
          <table:table-cell office:value-type="float" office:value="300">
            <text:p>300</text:p>
          </table:table-cell>
          <table:table-cell office:value-type="float" office:value="1500">
            <text:p>1500</text:p>
          </table:table-cell>
          <table:table-cell office:value-type="float" office:value="1.5">
            <text:p>1.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VAPID</text:p>
          </table:table-cell>
          <table:table-cell office:value-type="string">
            <text:p>BEAM</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CrpBFG</text:p>
          </table:table-cell>
          <table:table-cell office:value-type="string">
            <text:p>/Lotus/Weapons/Corpus/LongGuns/CrpBFG/</text:p>
          </table:table-cell>
          <table:table-cell office:value-type="string">
            <text:p>VAPID</text:p>
          </table:table-cell>
          <table:table-cell office:value-type="string">
            <text:p>OPTICOR </text:p>
          </table:table-cell>
          <table:table-cell office:value-type="string">
            <text:p>VAPID</text:p>
          </table:table-cell>
          <table:table-cell office:value-type="string">
            <text:p>Once charged this Corpus laser cannon dispatches a devastating blast of light energy.</text:p>
          </table:table-cell>
          <table:table-cell office:value-type="float" office:value="0">
            <text:p>0</text:p>
          </table:table-cell>
          <table:table-cell office:value-type="string">
            <text:p>PRIMARY</text:p>
          </table:table-cell>
          <table:table-cell office:value-type="string">
            <text:p>CHARGED_CONTINUOUS</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2.5">
            <text:p>2.5</text:p>
          </table:table-cell>
          <table:table-cell table:number-columns-repeated="2" office:value-type="float" office:value="1">
            <text:p>1</text:p>
          </table:table-cell>
          <table:table-cell office:value-type="string">
            <text:p>Rifle</text:p>
          </table:table-cell>
          <table:table-cell office:value-type="float" office:value="5">
            <text:p>5</text:p>
          </table:table-cell>
          <table:table-cell office:value-type="string">
            <text:p>540: inferred</text:p>
          </table:table-cell>
          <table:table-cell office:value-type="float" office:value="2">
            <text:p>2</text:p>
          </table:table-cell>
          <table:table-cell office:value-type="string">
            <text:p>DT_PHYSICAL</text:p>
          </table:table-cell>
          <table:table-cell office:value-type="string">
            <text:p>0.1~0.85000002~0.049999952~0.0~0.0~0.0~0.0~0.0~0.0~0.0~0.0~0.0~0.0~0.0~0.0~0.0</text:p>
          </table:table-cell>
          <table:table-cell office:value-type="float" office:value="500">
            <text:p>500</text:p>
          </table:table-cell>
          <table:table-cell office:value-type="float" office:value="0.15000001">
            <text:p>0.15</text:p>
          </table:table-cell>
          <table:table-cell table:number-columns-repeated="2"/>
          <table:table-cell office:value-type="string">
            <text:p>null</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ATTACK~UNIVERSAL~UNIVERSAL~UNIVERSAL~UNIVERSAL~UNIVERSAL~UNIVERSAL~UNIVERSAL</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CorpusUMP</text:p>
          </table:table-cell>
          <table:table-cell office:value-type="string">
            <text:p>/Lotus/Weapons/Corpus/LongGuns/CorpusUMP/</text:p>
          </table:table-cell>
          <table:table-cell office:value-type="string">
            <text:p>VAPID</text:p>
          </table:table-cell>
          <table:table-cell office:value-type="string">
            <text:p>TETRA</text:p>
          </table:table-cell>
          <table:table-cell office:value-type="string">
            <text:p>VAPID</text:p>
          </table:table-cell>
          <table:table-cell office:value-type="string">
            <text:p>Drawing from its huge quad-chambered clip, the Tetra is capable of unleashing a sustained barrage of lethal energy bolts.</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1">
            <text:p>1.1</text:p>
          </table:table-cell>
          <table:table-cell office:value-type="float" office:value="400">
            <text:p>4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60">
            <text:p>60</text:p>
          </table:table-cell>
          <table:table-cell office:value-type="string">
            <text:p>540: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VAPID</text:p>
          </table:table-cell>
          <table:table-cell office:value-type="string">
            <text:p>PROJECTILE</text:p>
          </table:table-cell>
          <table:table-cell office:value-type="float" office:value="175">
            <text:p>175</text:p>
          </table:table-cell>
          <table:table-cell office:value-type="string">
            <text:p>VAPID</text:p>
          </table:table-cell>
          <table:table-cell office:value-type="string">
            <text:p>VISIBLE</text:p>
          </table:table-cell>
          <table:table-cell office:value-type="float" office:value="30000">
            <text:p>30000</text:p>
          </table:table-cell>
          <table:table-cell office:value-type="string">
            <text:p>{/Lotus/Types/Items/MiscItems/ControlModule~MiscItems~-1}</text:p>
          </table:table-cell>
          <table:table-cell office:value-type="float" office:value="30000">
            <text:p>30000</text:p>
          </table:table-cell>
          <table:table-cell table:number-columns-repeated="4" office:value-type="string">
            <text:p>VAPID</text:p>
          </table:table-cell>
          <table:table-cell table:number-columns-repeated="980"/>
        </table:table-row>
        <table:table-row table:style-name="ro1">
          <table:table-cell office:value-type="string">
            <text:p>ChainLightningRifle</text:p>
          </table:table-cell>
          <table:table-cell office:value-type="string">
            <text:p>/Lotus/Weapons/Corpus/LongGuns/ChainLightningGun/</text:p>
          </table:table-cell>
          <table:table-cell office:value-type="string">
            <text:p>VAPID</text:p>
          </table:table-cell>
          <table:table-cell office:value-type="string">
            <text:p>AMPREX</text:p>
          </table:table-cell>
          <table:table-cell office:value-type="string">
            <text:p>VAPID</text:p>
          </table:table-cell>
          <table:table-cell office:value-type="string">
            <text:p>The Amprex rifle fires a continuous beam of high voltage electricity that arcs among nearby enemies. This weapon excels at crowd control.</text:p>
          </table:table-cell>
          <table:table-cell office:value-type="float" office:value="0">
            <text:p>0</text:p>
          </table:table-cell>
          <table:table-cell office:value-type="string">
            <text:p>PRIMARY</text:p>
          </table:table-cell>
          <table:table-cell office:value-type="string">
            <text:p>CONTINUOUS</text:p>
          </table:table-cell>
          <table:table-cell table:number-columns-repeated="4" office:value-type="float" office:value="-69">
            <text:p>-69</text:p>
          </table:table-cell>
          <table:table-cell office:value-type="float" office:value="1.1">
            <text:p>1.1</text:p>
          </table:table-cell>
          <table:table-cell office:value-type="float" office:value="800">
            <text:p>800</text:p>
          </table:table-cell>
          <table:table-cell office:value-type="float" office:value="-1">
            <text:p>-1</text:p>
          </table:table-cell>
          <table:table-cell office:value-type="float" office:value="1">
            <text:p>1</text:p>
          </table:table-cell>
          <table:table-cell office:value-type="float" office:value="20">
            <text:p>20</text:p>
          </table:table-cell>
          <table:table-cell office:value-type="string">
            <text:p>Rifle</text:p>
          </table:table-cell>
          <table:table-cell office:value-type="float" office:value="100">
            <text:p>100</text:p>
          </table:table-cell>
          <table:table-cell office:value-type="string">
            <text:p>540: inferred</text:p>
          </table:table-cell>
          <table:table-cell office:value-type="float" office:value="2.6600001">
            <text:p>2.66</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5">
            <text:p>0.5</text:p>
          </table:table-cell>
          <table:table-cell office:value-type="float" office:value="2">
            <text:p>2</text:p>
          </table:table-cell>
          <table:table-cell office:value-type="string">
            <text:p>VAPID</text:p>
          </table:table-cell>
          <table:table-cell office:value-type="string">
            <text:p>BEAM</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EnergyRifle</text:p>
          </table:table-cell>
          <table:table-cell office:value-type="string">
            <text:p>/Lotus/Weapons/ClanTech/Energy/</text:p>
          </table:table-cell>
          <table:table-cell office:value-type="string">
            <text:p>VAPID</text:p>
          </table:table-cell>
          <table:table-cell office:value-type="string">
            <text:p>DERA</text:p>
          </table:table-cell>
          <table:table-cell office:value-type="string">
            <text:p>VAPID</text:p>
          </table:table-cell>
          <table:table-cell office:value-type="string">
            <text:p>The DERA is a repeater that fires super-heated plasma.</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1">
            <text:p>1.1</text:p>
          </table:table-cell>
          <table:table-cell office:value-type="float" office:value="675">
            <text:p>675</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45">
            <text:p>45</text:p>
          </table:table-cell>
          <table:table-cell office:value-type="string">
            <text:p>540: inferred</text:p>
          </table:table-cell>
          <table:table-cell office:value-type="float" office:value="2.3699999">
            <text:p>2.37</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VAPID</text:p>
          </table:table-cell>
          <table:table-cell office:value-type="string">
            <text:p>PROJECTILE</text:p>
          </table:table-cell>
          <table:table-cell table:number-columns-repeated="10" office:value-type="string">
            <text:p>VAPID</text:p>
          </table:table-cell>
          <table:table-cell table:number-columns-repeated="980"/>
        </table:table-row>
        <table:table-row table:style-name="ro1">
          <table:table-cell office:value-type="string">
            <text:p>CrpLaserRifle</text:p>
          </table:table-cell>
          <table:table-cell office:value-type="string">
            <text:p>/Lotus/Weapons/ClanTech/Energy/</text:p>
          </table:table-cell>
          <table:table-cell office:value-type="string">
            <text:p>VAPID</text:p>
          </table:table-cell>
          <table:table-cell office:value-type="string">
            <text:p>FLUX RIFLE</text:p>
          </table:table-cell>
          <table:table-cell office:value-type="string">
            <text:p>VAPID</text:p>
          </table:table-cell>
          <table:table-cell office:value-type="string">
            <text:p>Laser Rifle with Corpus safe-guards removed.</text:p>
          </table:table-cell>
          <table:table-cell office:value-type="float" office:value="0">
            <text:p>0</text:p>
          </table:table-cell>
          <table:table-cell office:value-type="string">
            <text:p>PRIMARY</text:p>
          </table:table-cell>
          <table:table-cell office:value-type="string">
            <text:p>CONTINUOUS</text:p>
          </table:table-cell>
          <table:table-cell table:number-columns-repeated="4" office:value-type="float" office:value="-69">
            <text:p>-69</text:p>
          </table:table-cell>
          <table:table-cell office:value-type="float" office:value="1.1">
            <text:p>1.1</text:p>
          </table:table-cell>
          <table:table-cell office:value-type="float" office:value="750">
            <text:p>750</text:p>
          </table:table-cell>
          <table:table-cell office:value-type="float" office:value="-1">
            <text:p>-1</text:p>
          </table:table-cell>
          <table:table-cell office:value-type="float" office:value="1">
            <text:p>1</text:p>
          </table:table-cell>
          <table:table-cell office:value-type="float" office:value="10">
            <text:p>10</text:p>
          </table:table-cell>
          <table:table-cell office:value-type="string">
            <text:p>Rifle</text:p>
          </table:table-cell>
          <table:table-cell office:value-type="float" office:value="200">
            <text:p>200</text:p>
          </table:table-cell>
          <table:table-cell office:value-type="float" office:value="600">
            <text:p>600</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VAPID</text:p>
          </table:table-cell>
          <table:table-cell office:value-type="string">
            <text:p>BEAM</text:p>
          </table:table-cell>
          <table:table-cell table:number-columns-repeated="10" office:value-type="string">
            <text:p>VAPID</text:p>
          </table:table-cell>
          <table:table-cell table:number-columns-repeated="980"/>
        </table:table-row>
        <table:table-row table:style-name="ro1">
          <table:table-cell office:value-type="string">
            <text:p>CrpHeavyRifle</text:p>
          </table:table-cell>
          <table:table-cell office:value-type="string">
            <text:p>/Lotus/Weapons/ClanTech/Energy/</text:p>
          </table:table-cell>
          <table:table-cell office:value-type="string">
            <text:p>VAPID</text:p>
          </table:table-cell>
          <table:table-cell office:value-type="string">
            <text:p>SUPRA</text:p>
          </table:table-cell>
          <table:table-cell office:value-type="string">
            <text:p>VAPID</text:p>
          </table:table-cell>
          <table:table-cell office:value-type="string">
            <text:p>The SUPRA is a heavy laser gun with a short wind up time.</text:p>
          </table:table-cell>
          <table:table-cell office:value-type="float" office:value="0">
            <text:p>0</text:p>
          </table:table-cell>
          <table:table-cell office:value-type="string">
            <text:p>PRIM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1">
            <text:p>1.1</text:p>
          </table:table-cell>
          <table:table-cell office:value-type="float" office:value="750">
            <text:p>75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180">
            <text:p>180</text:p>
          </table:table-cell>
          <table:table-cell office:value-type="float" office:value="1080">
            <text:p>1080</text:p>
          </table:table-cell>
          <table:table-cell office:value-type="float" office:value="3">
            <text:p>3</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VAPID</text:p>
          </table:table-cell>
          <table:table-cell office:value-type="string">
            <text:p>PROJECTILE</text:p>
          </table:table-cell>
          <table:table-cell table:number-columns-repeated="10" office:value-type="string">
            <text:p>VAPID</text:p>
          </table:table-cell>
          <table:table-cell table:number-columns-repeated="980"/>
        </table:table-row>
        <table:table-row table:style-name="ro1">
          <table:table-cell office:value-type="string">
            <text:p>RocketLauncher</text:p>
          </table:table-cell>
          <table:table-cell office:value-type="string">
            <text:p>/Lotus/Weapons/ClanTech/Chemical/</text:p>
          </table:table-cell>
          <table:table-cell office:value-type="string">
            <text:p>VAPID</text:p>
          </table:table-cell>
          <table:table-cell office:value-type="string">
            <text:p>OGRIS</text:p>
          </table:table-cell>
          <table:table-cell office:value-type="string">
            <text:p>VAPID</text:p>
          </table:table-cell>
          <table:table-cell office:value-type="string">
            <text:p>OGRIS fires detonite-infused casings.</text:p>
          </table:table-cell>
          <table:table-cell office:value-type="float" office:value="0">
            <text:p>0</text:p>
          </table:table-cell>
          <table:table-cell office:value-type="string">
            <text:p>PRIMARY</text:p>
          </table:table-cell>
          <table:table-cell office:value-type="string">
            <text:p>CHARGED</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60">
            <text:p>60</text:p>
          </table:table-cell>
          <table:table-cell office:value-type="float" office:value="1.5">
            <text:p>1.5</text:p>
          </table:table-cell>
          <table:table-cell table:number-columns-repeated="2" office:value-type="float" office:value="1">
            <text:p>1</text:p>
          </table:table-cell>
          <table:table-cell office:value-type="string">
            <text:p>Special</text:p>
          </table:table-cell>
          <table:table-cell office:value-type="float" office:value="5">
            <text:p>5</text:p>
          </table:table-cell>
          <table:table-cell office:value-type="float" office:value="20">
            <text:p>20</text:p>
          </table:table-cell>
          <table:table-cell office:value-type="float" office:value="2.5">
            <text:p>2.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table:number-columns-repeated="2" office:value-type="float" office:value="0">
            <text:p>0</text:p>
          </table:table-cell>
          <table:table-cell office:value-type="float" office:value="2">
            <text:p>2</text:p>
          </table:table-cell>
          <table:table-cell office:value-type="string">
            <text:p>VAPID</text:p>
          </table:table-cell>
          <table:table-cell office:value-type="string">
            <text:p>PROJECTILE</text:p>
          </table:table-cell>
          <table:table-cell table:number-columns-repeated="10" office:value-type="string">
            <text:p>VAPID</text:p>
          </table:table-cell>
          <table:table-cell table:number-columns-repeated="980"/>
        </table:table-row>
        <table:table-row table:style-name="ro1">
          <table:table-cell office:value-type="string">
            <text:p>FlameThrower</text:p>
          </table:table-cell>
          <table:table-cell office:value-type="string">
            <text:p>/Lotus/Weapons/ClanTech/Chemical/</text:p>
          </table:table-cell>
          <table:table-cell office:value-type="string">
            <text:p>VAPID</text:p>
          </table:table-cell>
          <table:table-cell office:value-type="string">
            <text:p>IGNIS</text:p>
          </table:table-cell>
          <table:table-cell office:value-type="string">
            <text:p>VAPID</text:p>
          </table:table-cell>
          <table:table-cell office:value-type="string">
            <text:p>IGNIS produces a stream of intense heat.</text:p>
          </table:table-cell>
          <table:table-cell office:value-type="float" office:value="0">
            <text:p>0</text:p>
          </table:table-cell>
          <table:table-cell office:value-type="string">
            <text:p>PRIMARY</text:p>
          </table:table-cell>
          <table:table-cell office:value-type="string">
            <text:p>CONTINUOUS</text:p>
          </table:table-cell>
          <table:table-cell table:number-columns-repeated="4" office:value-type="float" office:value="-69">
            <text:p>-69</text:p>
          </table:table-cell>
          <table:table-cell office:value-type="float" office:value="1.1">
            <text:p>1.1</text:p>
          </table:table-cell>
          <table:table-cell office:value-type="float" office:value="700">
            <text:p>700</text:p>
          </table:table-cell>
          <table:table-cell office:value-type="float" office:value="-1">
            <text:p>-1</text:p>
          </table:table-cell>
          <table:table-cell office:value-type="float" office:value="1">
            <text:p>1</text:p>
          </table:table-cell>
          <table:table-cell office:value-type="float" office:value="10">
            <text:p>10</text:p>
          </table:table-cell>
          <table:table-cell office:value-type="string">
            <text:p>Rifle</text:p>
          </table:table-cell>
          <table:table-cell office:value-type="float" office:value="100">
            <text:p>100</text:p>
          </table:table-cell>
          <table:table-cell office:value-type="string">
            <text:p>540: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VAPID</text:p>
          </table:table-cell>
          <table:table-cell office:value-type="string">
            <text:p>BEAM</text:p>
          </table:table-cell>
          <table:table-cell table:number-columns-repeated="10" office:value-type="string">
            <text:p>VAPID</text:p>
          </table:table-cell>
          <table:table-cell table:number-columns-repeated="980"/>
        </table:table-row>
        <table:table-row table:style-name="ro1">
          <table:table-cell office:value-type="string">
            <text:p>BioWeapon</text:p>
          </table:table-cell>
          <table:table-cell office:value-type="string">
            <text:p>/Lotus/Weapons/ClanTech/Bio/</text:p>
          </table:table-cell>
          <table:table-cell office:value-type="string">
            <text:p>VAPID</text:p>
          </table:table-cell>
          <table:table-cell office:value-type="string">
            <text:p>TORID</text:p>
          </table:table-cell>
          <table:table-cell office:value-type="string">
            <text:p>VAPID</text:p>
          </table:table-cell>
          <table:table-cell office:value-type="string">
            <text:p>TORID lobs a toxic payload.</text:p>
          </table:table-cell>
          <table:table-cell office:value-type="float" office:value="0">
            <text:p>0</text:p>
          </table:table-cell>
          <table:table-cell office:value-type="string">
            <text:p>PRIMARY</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Special</text:p>
          </table:table-cell>
          <table:table-cell office:value-type="float" office:value="5">
            <text:p>5</text:p>
          </table:table-cell>
          <table:table-cell office:value-type="float" office:value="60">
            <text:p>60</text:p>
          </table:table-cell>
          <table:table-cell office:value-type="float" office:value="3">
            <text:p>3</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table:number-columns-repeated="2" office:value-type="float" office:value="0">
            <text:p>0</text:p>
          </table:table-cell>
          <table:table-cell office:value-type="float" office:value="2">
            <text:p>2</text:p>
          </table:table-cell>
          <table:table-cell office:value-type="string">
            <text:p>VAPID</text:p>
          </table:table-cell>
          <table:table-cell office:value-type="string">
            <text:p>PROJECTILE</text:p>
          </table:table-cell>
          <table:table-cell table:number-columns-repeated="10" office:value-type="string">
            <text:p>VAPID</text:p>
          </table:table-cell>
          <table:table-cell table:number-columns-repeated="980"/>
        </table:table-row>
        <table:table-row table:style-name="ro1">
          <table:table-cell office:value-type="string">
            <text:p>TennoStars</text:p>
          </table:table-cell>
          <table:table-cell office:value-type="string">
            <text:p>/Lotus/Weapons/Tenno/ThrowingWeapons/</text:p>
          </table:table-cell>
          <table:table-cell office:value-type="string">
            <text:p>VAPID</text:p>
          </table:table-cell>
          <table:table-cell office:value-type="string">
            <text:p>HIKOU</text:p>
          </table:table-cell>
          <table:table-cell office:value-type="string">
            <text:p>VAPID</text:p>
          </table:table-cell>
          <table:table-cell office:value-type="string">
            <text:p>As an alternative to Kunai, these Tenno throwing stars do less damage but they come with expanded ammo capacity and a higher rate of fire.</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400">
            <text:p>4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20">
            <text:p>20</text:p>
          </table:table-cell>
          <table:table-cell office:value-type="string">
            <text:p>210: inferred</text:p>
          </table:table-cell>
          <table:table-cell office:value-type="float" office:value="0.75">
            <text:p>0.7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ATTACK~ATTACK</text:p>
          </table:table-cell>
          <table:table-cell office:value-type="string">
            <text:p>PROJECTILE~THROWN</text:p>
          </table:table-cell>
          <table:table-cell office:value-type="float" office:value="225">
            <text:p>225</text:p>
          </table:table-cell>
          <table:table-cell office:value-type="string">
            <text:p>VAPID</text:p>
          </table:table-cell>
          <table:table-cell office:value-type="string">
            <text:p>VISIBLE</text:p>
          </table:table-cell>
          <table:table-cell office:value-type="float" office:value="15000">
            <text:p>15000</text:p>
          </table:table-cell>
          <table:table-cell office:value-type="string">
            <text:p>{/Lotus/Types/Items/MiscItems/Morphic~MiscItems~-1}</text:p>
          </table:table-cell>
          <table:table-cell office:value-type="float" office:value="15000">
            <text:p>15000</text:p>
          </table:table-cell>
          <table:table-cell table:number-columns-repeated="4" office:value-type="string">
            <text:p>VAPID</text:p>
          </table:table-cell>
          <table:table-cell table:number-columns-repeated="980"/>
        </table:table-row>
        <table:table-row table:style-name="ro1">
          <table:table-cell office:value-type="string">
            <text:p>StalkerKunai</text:p>
          </table:table-cell>
          <table:table-cell office:value-type="string">
            <text:p>/Lotus/Weapons/Tenno/ThrowingWeapons/</text:p>
          </table:table-cell>
          <table:table-cell office:value-type="string">
            <text:p>VAPID</text:p>
          </table:table-cell>
          <table:table-cell office:value-type="string">
            <text:p>DESPAIR</text:p>
          </table:table-cell>
          <table:table-cell office:value-type="string">
            <text:p>VAPID</text:p>
          </table:table-cell>
          <table:table-cell office:value-type="string">
            <text:p>Used by The Stalker, Despair throwing blades have a mono-filament edge, sharp enough to penetrate a Warframe.</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200">
            <text:p>2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0">
            <text:p>10</text:p>
          </table:table-cell>
          <table:table-cell office:value-type="string">
            <text:p>210: inferred</text:p>
          </table:table-cell>
          <table:table-cell office:value-type="float" office:value="0.75">
            <text:p>0.7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ATTACK~ATTACK</text:p>
          </table:table-cell>
          <table:table-cell office:value-type="string">
            <text:p>PROJECTILE~THROWN</text:p>
          </table:table-cell>
          <table:table-cell office:value-type="float" office:value="250">
            <text:p>250</text:p>
          </table:table-cell>
          <table:table-cell table:number-columns-repeated="9" office:value-type="string">
            <text:p>VAPID</text:p>
          </table:table-cell>
          <table:table-cell table:number-columns-repeated="980"/>
        </table:table-row>
        <table:table-row table:style-name="ro1">
          <table:table-cell office:value-type="string">
            <text:p>Kunai</text:p>
          </table:table-cell>
          <table:table-cell office:value-type="string">
            <text:p>/Lotus/Weapons/Tenno/ThrowingWeapons/</text:p>
          </table:table-cell>
          <table:table-cell office:value-type="string">
            <text:p>VAPID</text:p>
          </table:table-cell>
          <table:table-cell office:value-type="string">
            <text:p>KUNAI</text:p>
          </table:table-cell>
          <table:table-cell office:value-type="string">
            <text:p>VAPID</text:p>
          </table:table-cell>
          <table:table-cell office:value-type="string">
            <text:p>Kunai throwing daggers offer a silent alternative to the traditional side arm. Perfect for assassins.</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200">
            <text:p>2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0">
            <text:p>10</text:p>
          </table:table-cell>
          <table:table-cell office:value-type="string">
            <text:p>210: inferred</text:p>
          </table:table-cell>
          <table:table-cell office:value-type="float" office:value="0.75">
            <text:p>0.7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ATTACK~ATTACK</text:p>
          </table:table-cell>
          <table:table-cell office:value-type="string">
            <text:p>PROJECTILE~THROWN</text:p>
          </table:table-cell>
          <table:table-cell office:value-type="float" office:value="175">
            <text:p>175</text:p>
          </table:table-cell>
          <table:table-cell office:value-type="string">
            <text:p>VAPID</text:p>
          </table:table-cell>
          <table:table-cell office:value-type="string">
            <text:p>VISIBLE</text:p>
          </table:table-cell>
          <table:table-cell office:value-type="float" office:value="15000">
            <text:p>15000</text:p>
          </table:table-cell>
          <table:table-cell office:value-type="string">
            <text:p>{/Lotus/Types/Items/MiscItems/Morphic~MiscItems~-1}</text:p>
          </table:table-cell>
          <table:table-cell office:value-type="float" office:value="15000">
            <text:p>15000</text:p>
          </table:table-cell>
          <table:table-cell table:number-columns-repeated="4" office:value-type="string">
            <text:p>VAPID</text:p>
          </table:table-cell>
          <table:table-cell table:number-columns-repeated="980"/>
        </table:table-row>
        <table:table-row table:style-name="ro1">
          <table:table-cell office:value-type="string">
            <text:p>StickyBombs</text:p>
          </table:table-cell>
          <table:table-cell office:value-type="string">
            <text:p>/Lotus/Weapons/Tenno/ThrowingWeapons/StickyBomb/</text:p>
          </table:table-cell>
          <table:table-cell office:value-type="string">
            <text:p>VAPID</text:p>
          </table:table-cell>
          <table:table-cell office:value-type="string">
            <text:p>CASTANAS</text:p>
          </table:table-cell>
          <table:table-cell office:value-type="string">
            <text:p>VAPID</text:p>
          </table:table-cell>
          <table:table-cell office:value-type="string">
            <text:p>The remotely triggered Castanas quietly deliver a lethal dose of electricity to unsuspecting enemies.</text:p>
          </table:table-cell>
          <table:table-cell office:value-type="float" office:value="0">
            <text:p>0</text:p>
          </table:table-cell>
          <table:table-cell office:value-type="string">
            <text:p>SECONDARY</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300">
            <text:p>300</text:p>
          </table:table-cell>
          <table:table-cell office:value-type="float" office:value="-1">
            <text:p>-1</text:p>
          </table:table-cell>
          <table:table-cell table:number-columns-repeated="2" office:value-type="float" office:value="1">
            <text:p>1</text:p>
          </table:table-cell>
          <table:table-cell office:value-type="string">
            <text:p>Special</text:p>
          </table:table-cell>
          <table:table-cell office:value-type="float" office:value="2">
            <text:p>2</text:p>
          </table:table-cell>
          <table:table-cell office:value-type="float" office:value="30">
            <text:p>30</text:p>
          </table:table-cell>
          <table:table-cell office:value-type="float" office:value="1">
            <text:p>1</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ATTACK~ATTACK</text:p>
          </table:table-cell>
          <table:table-cell office:value-type="string">
            <text:p>PROJECTILE</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TennoUzi</text:p>
          </table:table-cell>
          <table:table-cell office:value-type="string">
            <text:p>/Lotus/Weapons/Tenno/Pistols/TennoUzi/</text:p>
          </table:table-cell>
          <table:table-cell office:value-type="string">
            <text:p>VAPID</text:p>
          </table:table-cell>
          <table:table-cell office:value-type="string">
            <text:p>AKSTILETTO</text:p>
          </table:table-cell>
          <table:table-cell office:value-type="string">
            <text:p>VAPID</text:p>
          </table:table-cell>
          <table:table-cell office:value-type="string">
            <text:p>These diminutive rapid-fire Stiletto machine-pistols are just the right size to be akimbo style without sacrificing accuracy.</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600">
            <text:p>6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28">
            <text:p>28</text:p>
          </table:table-cell>
          <table:table-cell office:value-type="string">
            <text:p>210: inferred</text:p>
          </table:table-cell>
          <table:table-cell office:value-type="float" office:value="1.1">
            <text:p>1.1</text:p>
          </table:table-cell>
          <table:table-cell office:value-type="string">
            <text:p>DT_PHYSICAL</text:p>
          </table:table-cell>
          <table:table-cell office:value-type="string">
            <text:p>0.60000002~0.1~0.29999995~0.0~0.0~0.0~0.0~0.0~0.0~0.0~0.0~0.0~0.0~0.0~0.0~0.0</text:p>
          </table:table-cell>
          <table:table-cell office:value-type="float" office:value="18">
            <text:p>18</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1.5">
            <text:p>1.5</text:p>
          </table:table-cell>
          <table:table-cell office:value-type="string">
            <text:p>UNIVERSAL~UNIVERSAL~UNIVERSAL~UNIVERSAL~UNIVERSAL~UNIVERSAL~UNIVERSAL~TACTIC</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TennoHandShotgun</text:p>
          </table:table-cell>
          <table:table-cell office:value-type="string">
            <text:p>/Lotus/Weapons/Tenno/Pistols/SawnOffShotgun/</text:p>
          </table:table-cell>
          <table:table-cell office:value-type="string">
            <text:p>VAPID</text:p>
          </table:table-cell>
          <table:table-cell office:value-type="string">
            <text:p>PYRANA</text:p>
          </table:table-cell>
          <table:table-cell office:value-type="string">
            <text:p>VAPID</text:p>
          </table:table-cell>
          <table:table-cell office:value-type="string">
            <text:p>Chew through the enemy with this vicious automatic hand shotgun.</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250">
            <text:p>250</text:p>
          </table:table-cell>
          <table:table-cell office:value-type="float" office:value="-1">
            <text:p>-1</text:p>
          </table:table-cell>
          <table:table-cell office:value-type="float" office:value="12">
            <text:p>12</text:p>
          </table:table-cell>
          <table:table-cell office:value-type="float" office:value="1">
            <text:p>1</text:p>
          </table:table-cell>
          <table:table-cell office:value-type="string">
            <text:p>Pistol</text:p>
          </table:table-cell>
          <table:table-cell office:value-type="float" office:value="5">
            <text:p>5</text:p>
          </table:table-cell>
          <table:table-cell office:value-type="string">
            <text:p>210: inferred</text:p>
          </table:table-cell>
          <table:table-cell office:value-type="float" office:value="2">
            <text:p>2</text:p>
          </table:table-cell>
          <table:table-cell office:value-type="string">
            <text:p>DT_PHYSICAL</text:p>
          </table:table-cell>
          <table:table-cell office:value-type="string">
            <text:p>0.1~0.1~0.80000001~0.0~0.0~0.0~0.0~0.0~0.0~0.0~0.0~0.0~0.0~0.0~0.0~0.0</text:p>
          </table:table-cell>
          <table:table-cell office:value-type="float" office:value="9">
            <text:p>9</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table:number-columns-repeated="2" office:value-type="string">
            <text:p>VAPID</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PrimeSicarusPistol</text:p>
          </table:table-cell>
          <table:table-cell office:value-type="string">
            <text:p>/Lotus/Weapons/Tenno/Pistols/PrimeSicarus/</text:p>
          </table:table-cell>
          <table:table-cell office:value-type="string">
            <text:p>VAPID</text:p>
          </table:table-cell>
          <table:table-cell office:value-type="string">
            <text:p>criticalChance</text:p>
          </table:table-cell>
          <table:table-cell office:value-type="string">
            <text:p>VAPID</text:p>
          </table:table-cell>
          <table:table-cell office:value-type="string">
            <text:p>The Sicarus Prime is an ornamental firearm that fires rounds in rapid bursts, providing a balance between the lethality of auto-pistols and the accuracy of semi-automatic pistols.</text:p>
          </table:table-cell>
          <table:table-cell office:value-type="float" office:value="0">
            <text:p>0</text:p>
          </table:table-cell>
          <table:table-cell office:value-type="string">
            <text:p>SECONDARY</text:p>
          </table:table-cell>
          <table:table-cell office:value-type="string">
            <text:p>BURST</text:p>
          </table:table-cell>
          <table:table-cell table:number-columns-repeated="4" office:value-type="float" office:value="-69">
            <text:p>-69</text:p>
          </table:table-cell>
          <table:table-cell office:value-type="float" office:value="-1">
            <text:p>-1</text:p>
          </table:table-cell>
          <table:table-cell office:value-type="float" office:value="300">
            <text:p>3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21">
            <text:p>21</text:p>
          </table:table-cell>
          <table:table-cell office:value-type="string">
            <text:p>210: inferred</text:p>
          </table:table-cell>
          <table:table-cell office:value-type="float" office:value="2">
            <text:p>2</text:p>
          </table:table-cell>
          <table:table-cell office:value-type="string">
            <text:p>DT_PHYSICAL</text:p>
          </table:table-cell>
          <table:table-cell office:value-type="string">
            <text:p>0.40000001~0.30000001~0.29999995~0.0~0.0~0.0~0.0~0.0~0.0~0.0~0.0~0.0~0.0~0.0~0.0~0.0</text:p>
          </table:table-cell>
          <table:table-cell office:value-type="float" office:value="32">
            <text:p>32</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1.5">
            <text:p>1.5</text:p>
          </table:table-cell>
          <table:table-cell office:value-type="string">
            <text:p>UNIVERSAL~UNIVERSAL~UNIVERSAL~UNIVERSAL~UNIVERSAL~UNIVERSAL~UNIVERSAL~ATTACK</text:p>
          </table:table-cell>
          <table:table-cell table:number-columns-repeated="11" office:value-type="string">
            <text:p>VAPID</text:p>
          </table:table-cell>
          <table:table-cell table:number-columns-repeated="980"/>
        </table:table-row>
        <table:table-row table:style-name="ro1">
          <table:table-cell office:value-type="string">
            <text:p>Magnum</text:p>
          </table:table-cell>
          <table:table-cell office:value-type="string">
            <text:p>/Lotus/Weapons/Tenno/Pistols/Magnum/</text:p>
          </table:table-cell>
          <table:table-cell office:value-type="string">
            <text:p>VAPID</text:p>
          </table:table-cell>
          <table:table-cell office:value-type="string">
            <text:p>MAGNUS</text:p>
          </table:table-cell>
          <table:table-cell office:value-type="string">
            <text:p>VAPID</text:p>
          </table:table-cell>
          <table:table-cell office:value-type="string">
            <text:p>The versatile Magnus revolver is a lethal sidearm for any Tenno.</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350">
            <text:p>35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8">
            <text:p>8</text:p>
          </table:table-cell>
          <table:table-cell office:value-type="string">
            <text:p>210: inferred</text:p>
          </table:table-cell>
          <table:table-cell office:value-type="float" office:value="2">
            <text:p>2</text:p>
          </table:table-cell>
          <table:table-cell office:value-type="string">
            <text:p>DT_PHYSICAL</text:p>
          </table:table-cell>
          <table:table-cell office:value-type="string">
            <text:p>0.44999999~0.27500001~0.27499998~0.0~0.0~0.0~0.0~0.0~0.0~0.0~0.0~0.0~0.0~0.0~0.0~0.0</text:p>
          </table:table-cell>
          <table:table-cell office:value-type="float" office:value="45">
            <text:p>45</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office:value-type="string">
            <text:p>UNIVERSAL~UNIVERSAL~UNIVERSAL~UNIVERSAL~UNIVERSAL~UNIVERSAL~UNIVERSAL~ATTACK</text:p>
          </table:table-cell>
          <table:table-cell office:value-type="string">
            <text:p>VAPID</text:p>
          </table:table-cell>
          <table:table-cell office:value-type="float" office:value="125">
            <text:p>12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OrokinCell~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HarlequinPistols</text:p>
          </table:table-cell>
          <table:table-cell office:value-type="string">
            <text:p>/Lotus/Weapons/Tenno/Pistols/HarlequinGun/</text:p>
          </table:table-cell>
          <table:table-cell office:value-type="string">
            <text:p>VAPID</text:p>
          </table:table-cell>
          <table:table-cell office:value-type="string">
            <text:p>AKZANI</text:p>
          </table:table-cell>
          <table:table-cell office:value-type="string">
            <text:p>VAPID</text:p>
          </table:table-cell>
          <table:table-cell office:value-type="string">
            <text:p>The choice weapon of Mirage, these fast-firing dual pistols deliver a deadly performance.</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1200">
            <text:p>12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00">
            <text:p>100</text:p>
          </table:table-cell>
          <table:table-cell office:value-type="float" office:value="400">
            <text:p>400</text:p>
          </table:table-cell>
          <table:table-cell office:value-type="float" office:value="2">
            <text:p>2</text:p>
          </table:table-cell>
          <table:table-cell office:value-type="string">
            <text:p>DT_PHYSICAL</text:p>
          </table:table-cell>
          <table:table-cell office:value-type="string">
            <text:p>0.15000001~0.69999999~0.14999998~0.0~0.0~0.0~0.0~0.0~0.0~0.0~0.0~0.0~0.0~0.0~0.0~0.0</text:p>
          </table:table-cell>
          <table:table-cell office:value-type="float" office:value="13">
            <text:p>13</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UNIVERSAL~UNIVERSAL~UNIVERSAL~UNIVERSAL~UNIVERSAL~UNIVERSAL~UNIVERSAL~TACTIC</text:p>
          </table:table-cell>
          <table:table-cell office:value-type="string">
            <text:p>VAPID</text:p>
          </table:table-cell>
          <table:table-cell office:value-type="float" office:value="225">
            <text:p>22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Salvage~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DexFuris</text:p>
          </table:table-cell>
          <table:table-cell office:value-type="string">
            <text:p>/Lotus/Weapons/Tenno/Pistols/DexFuris/</text:p>
          </table:table-cell>
          <table:table-cell office:value-type="string">
            <text:p>VAPID</text:p>
          </table:table-cell>
          <table:table-cell office:value-type="string">
            <text:p>DEX FURIS</text:p>
          </table:table-cell>
          <table:table-cell office:value-type="string">
            <text:p>VAPID</text:p>
          </table:table-cell>
          <table:table-cell office:value-type="string">
            <text:p>A gift from the Lotus to commemorate the anniversary of the first Tenno waking from Cryo stasis.</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1200">
            <text:p>12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00">
            <text:p>100</text:p>
          </table:table-cell>
          <table:table-cell office:value-type="string">
            <text:p>210: inferred</text:p>
          </table:table-cell>
          <table:table-cell office:value-type="float" office:value="2">
            <text:p>2</text:p>
          </table:table-cell>
          <table:table-cell office:value-type="string">
            <text:p>DT_PHYSICAL</text:p>
          </table:table-cell>
          <table:table-cell office:value-type="string">
            <text:p>0.15000001~0.69999999~0.14999998~0.0~0.0~0.0~0.0~0.0~0.0~0.0~0.0~0.0~0.0~0.0~0.0~0.0</text:p>
          </table:table-cell>
          <table:table-cell office:value-type="float" office:value="15">
            <text:p>15</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075000003">
            <text:p>0.08</text:p>
          </table:table-cell>
          <table:table-cell office:value-type="float" office:value="2">
            <text:p>2</text:p>
          </table:table-cell>
          <table:table-cell office:value-type="string">
            <text:p>UNIVERSAL~UNIVERSAL~UNIVERSAL~UNIVERSAL~UNIVERSAL~UNIVERSAL~UNIVERSAL~TACTIC</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AutoCrossBow</text:p>
          </table:table-cell>
          <table:table-cell office:value-type="string">
            <text:p>/Lotus/Weapons/Tenno/Pistols/AutomaticHandCrossbow/</text:p>
          </table:table-cell>
          <table:table-cell office:value-type="string">
            <text:p>VAPID</text:p>
          </table:table-cell>
          <table:table-cell office:value-type="string">
            <text:p>BALLISTICA</text:p>
          </table:table-cell>
          <table:table-cell office:value-type="string">
            <text:p>VAPID</text:p>
          </table:table-cell>
          <table:table-cell office:value-type="string">
            <text:p>The Ballistica crossbow features a unique dual firing mechanism. Choose between a four bolt volley or a deadly accurate charged shot.</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0">
            <text:p>0</text:p>
          </table:table-cell>
          <table:table-cell office:value-type="float" office:value="-1">
            <text:p>-1</text:p>
          </table:table-cell>
          <table:table-cell office:value-type="float" office:value="200">
            <text:p>200</text:p>
          </table:table-cell>
          <table:table-cell table:number-columns-repeated="3" office:value-type="float" office:value="1">
            <text:p>1</text:p>
          </table:table-cell>
          <table:table-cell office:value-type="string">
            <text:p>Pistol</text:p>
          </table:table-cell>
          <table:table-cell office:value-type="float" office:value="16">
            <text:p>16</text:p>
          </table:table-cell>
          <table:table-cell office:value-type="string">
            <text:p>210: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table:number-columns-repeated="2" office:value-type="float" office:value="0">
            <text:p>0</text:p>
          </table:table-cell>
          <table:table-cell office:value-type="float" office:value="2">
            <text:p>2</text:p>
          </table:table-cell>
          <table:table-cell office:value-type="string">
            <text:p>UNIVERSAL~UNIVERSAL~UNIVERSAL~UNIVERSAL~UNIVERSAL~UNIVERSAL~UNIVERSAL~DEFENSE</text:p>
          </table:table-cell>
          <table:table-cell office:value-type="string">
            <text:p>PROJECTILE</text:p>
          </table:table-cell>
          <table:table-cell office:value-type="float" office:value="240">
            <text:p>240</text:p>
          </table:table-cell>
          <table:table-cell office:value-type="string">
            <text:p>VAPID</text:p>
          </table:table-cell>
          <table:table-cell office:value-type="string">
            <text:p>VISIBLE</text:p>
          </table:table-cell>
          <table:table-cell office:value-type="float" office:value="40000">
            <text:p>40000</text:p>
          </table:table-cell>
          <table:table-cell office:value-type="string">
            <text:p>{/Lotus/Types/Items/MiscItems/Neurod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RevolverPistol</text:p>
          </table:table-cell>
          <table:table-cell office:value-type="string">
            <text:p>/Lotus/Weapons/Tenno/Pistol/</text:p>
          </table:table-cell>
          <table:table-cell office:value-type="string">
            <text:p>VAPID</text:p>
          </table:table-cell>
          <table:table-cell office:value-type="string">
            <text:p>VASTO</text:p>
          </table:table-cell>
          <table:table-cell office:value-type="string">
            <text:p>VAPID</text:p>
          </table:table-cell>
          <table:table-cell office:value-type="string">
            <text:p>Steady and reliable, the Vasto revolver combines speed and power for a classic gunslinger feel.</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300">
            <text:p>3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0">
            <text:p>0</text:p>
          </table:table-cell>
          <table:table-cell office:value-type="string">
            <text:p>210: inferred</text:p>
          </table:table-cell>
          <table:table-cell office:value-type="float" office:value="1">
            <text:p>1</text:p>
          </table:table-cell>
          <table:table-cell office:value-type="string">
            <text:p>DT_PHYSICAL</text:p>
          </table:table-cell>
          <table:table-cell office:value-type="string">
            <text:p>0.25~0.25~0.5~0.0~0.0~0.0~0.0~0.0~0.0~0.0~0.0~0.0~0.0~0.0~0.0~0.0</text:p>
          </table:table-cell>
          <table:table-cell office:value-type="float" office:value="50">
            <text:p>50</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1.5">
            <text:p>1.5</text:p>
          </table:table-cell>
          <table:table-cell office:value-type="string">
            <text:p>UNIVERSAL~UNIVERSAL~UNIVERSAL~UNIVERSAL~UNIVERSAL~UNIVERSAL~UNIVERSAL~ATTACK</text:p>
          </table:table-cell>
          <table:table-cell office:value-type="string">
            <text:p>VAPID</text:p>
          </table:table-cell>
          <table:table-cell office:value-type="float" office:value="190">
            <text:p>190</text:p>
          </table:table-cell>
          <table:table-cell office:value-type="string">
            <text:p>VAPID</text:p>
          </table:table-cell>
          <table:table-cell office:value-type="string">
            <text:p>VISIBLE</text:p>
          </table:table-cell>
          <table:table-cell office:value-type="float" office:value="30000">
            <text:p>30000</text:p>
          </table:table-cell>
          <table:table-cell office:value-type="string">
            <text:p>{/Lotus/Types/Items/MiscItems/Neurode~MiscItems~-1}</text:p>
          </table:table-cell>
          <table:table-cell office:value-type="float" office:value="30000">
            <text:p>30000</text:p>
          </table:table-cell>
          <table:table-cell table:number-columns-repeated="4" office:value-type="string">
            <text:p>VAPID</text:p>
          </table:table-cell>
          <table:table-cell table:number-columns-repeated="980"/>
        </table:table-row>
        <table:table-row table:style-name="ro1">
          <table:table-cell office:value-type="string">
            <text:p>Pistol</text:p>
          </table:table-cell>
          <table:table-cell office:value-type="string">
            <text:p>/Lotus/Weapons/Tenno/Pistol/</text:p>
          </table:table-cell>
          <table:table-cell office:value-type="string">
            <text:p>VAPID</text:p>
          </table:table-cell>
          <table:table-cell office:value-type="string">
            <text:p>LATO</text:p>
          </table:table-cell>
          <table:table-cell office:value-type="string">
            <text:p>VAPID</text:p>
          </table:table-cell>
          <table:table-cell office:value-type="string">
            <text:p>The Lato is a highly accurate pistol used by the Tenno everywhere.</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400">
            <text:p>4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5">
            <text:p>15</text:p>
          </table:table-cell>
          <table:table-cell office:value-type="string">
            <text:p>210: inferred</text:p>
          </table:table-cell>
          <table:table-cell office:value-type="float" office:value="1">
            <text:p>1</text:p>
          </table:table-cell>
          <table:table-cell office:value-type="string">
            <text:p>DT_PHYSICAL</text:p>
          </table:table-cell>
          <table:table-cell office:value-type="string">
            <text:p>0.25~0.25~0.5~0.0~0.0~0.0~0.0~0.0~0.0~0.0~0.0~0.0~0.0~0.0~0.0~0.0</text:p>
          </table:table-cell>
          <table:table-cell office:value-type="float" office:value="18">
            <text:p>18</text:p>
          </table:table-cell>
          <table:table-cell office:value-type="float" office:value="0.0099999998">
            <text:p>0.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75">
            <text:p>1.75</text:p>
          </table:table-cell>
          <table:table-cell table:number-columns-repeated="2"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LatoPrime</text:p>
          </table:table-cell>
          <table:table-cell office:value-type="string">
            <text:p>/Lotus/Weapons/Tenno/Pistol/</text:p>
          </table:table-cell>
          <table:table-cell office:value-type="string">
            <text:p>VAPID</text:p>
          </table:table-cell>
          <table:table-cell office:value-type="string">
            <text:p>LATO PRIME</text:p>
          </table:table-cell>
          <table:table-cell office:value-type="string">
            <text:p>VAPID</text:p>
          </table:table-cell>
          <table:table-cell office:value-type="string">
            <text:p>The Lato is a highly accurate pistol used by the Tenno everywhere. Prime model offers slightly increased damage.</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400">
            <text:p>4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5">
            <text:p>15</text:p>
          </table:table-cell>
          <table:table-cell office:value-type="string">
            <text:p>210: inferred</text:p>
          </table:table-cell>
          <table:table-cell office:value-type="float" office:value="1">
            <text:p>1</text:p>
          </table:table-cell>
          <table:table-cell office:value-type="string">
            <text:p>DT_PHYSICAL</text:p>
          </table:table-cell>
          <table:table-cell office:value-type="string">
            <text:p>0.1~0.2~0.69999999~0.0~0.0~0.0~0.0~0.0~0.0~0.0~0.0~0.0~0.0~0.0~0.0~0.0</text:p>
          </table:table-cell>
          <table:table-cell office:value-type="float" office:value="22">
            <text:p>22</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UNIVERSAL~UNIVERSAL~UNIVERSAL~UNIVERSAL~UNIVERSAL~UNIVERSAL~TACTIC~ATTACK</text:p>
          </table:table-cell>
          <table:table-cell office:value-type="string">
            <text:p>VAPID</text:p>
          </table:table-cell>
          <table:table-cell office:value-type="float" office:value="10000000">
            <text:p>10000000</text:p>
          </table:table-cell>
          <table:table-cell table:number-columns-repeated="9" office:value-type="string">
            <text:p>VAPID</text:p>
          </table:table-cell>
          <table:table-cell table:number-columns-repeated="980"/>
        </table:table-row>
        <table:table-row table:style-name="ro1">
          <table:table-cell office:value-type="string">
            <text:p>HeavyPistol</text:p>
          </table:table-cell>
          <table:table-cell office:value-type="string">
            <text:p>/Lotus/Weapons/Tenno/Pistol/</text:p>
          </table:table-cell>
          <table:table-cell office:value-type="string">
            <text:p>VAPID</text:p>
          </table:table-cell>
          <table:table-cell office:value-type="string">
            <text:p>LEX</text:p>
          </table:table-cell>
          <table:table-cell office:value-type="string">
            <text:p>VAPID</text:p>
          </table:table-cell>
          <table:table-cell office:value-type="string">
            <text:p>The Lex is a powerful, accurate pistol that has a low fire rate and clip size. Very efficient at long range.</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5">
            <text:p>65</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0">
            <text:p>0</text:p>
          </table:table-cell>
          <table:table-cell office:value-type="string">
            <text:p>210: inferred</text:p>
          </table:table-cell>
          <table:table-cell office:value-type="float" office:value="2.3499999">
            <text:p>2.35</text:p>
          </table:table-cell>
          <table:table-cell office:value-type="string">
            <text:p>DT_PHYSICAL</text:p>
          </table:table-cell>
          <table:table-cell office:value-type="string">
            <text:p>0.1~0.80000001~0.099999964~0.0~0.0~0.0~0.0~0.0~0.0~0.0~0.0~0.0~0.0~0.0~0.0~0.0</text:p>
          </table:table-cell>
          <table:table-cell office:value-type="float" office:value="70">
            <text:p>7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UNIVERSAL~UNIVERSAL~UNIVERSAL~UNIVERSAL~UNIVERSAL~UNIVERSAL~UNIVERSAL~ATTACK</text:p>
          </table:table-cell>
          <table:table-cell table:number-columns-repeated="11" office:value-type="string">
            <text:p>VAPID</text:p>
          </table:table-cell>
          <table:table-cell table:number-columns-repeated="980"/>
        </table:table-row>
        <table:table-row table:style-name="ro1">
          <table:table-cell office:value-type="string">
            <text:p>HandShotGun</text:p>
          </table:table-cell>
          <table:table-cell office:value-type="string">
            <text:p>/Lotus/Weapons/Tenno/Pistol/</text:p>
          </table:table-cell>
          <table:table-cell office:value-type="string">
            <text:p>VAPID</text:p>
          </table:table-cell>
          <table:table-cell office:value-type="string">
            <text:p>BRONCO</text:p>
          </table:table-cell>
          <table:table-cell office:value-type="string">
            <text:p>VAPID</text:p>
          </table:table-cell>
          <table:table-cell office:value-type="string">
            <text:p>The Bronco is a small-scale shotgun that can be wielded with one hand. Only effective at close range, it has a limited clip size.</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300">
            <text:p>300</text:p>
          </table:table-cell>
          <table:table-cell office:value-type="float" office:value="-1">
            <text:p>-1</text:p>
          </table:table-cell>
          <table:table-cell office:value-type="float" office:value="7">
            <text:p>7</text:p>
          </table:table-cell>
          <table:table-cell office:value-type="float" office:value="1">
            <text:p>1</text:p>
          </table:table-cell>
          <table:table-cell office:value-type="string">
            <text:p>Pistol</text:p>
          </table:table-cell>
          <table:table-cell office:value-type="float" office:value="2">
            <text:p>2</text:p>
          </table:table-cell>
          <table:table-cell office:value-type="string">
            <text:p>210: inferred</text:p>
          </table:table-cell>
          <table:table-cell office:value-type="float" office:value="1.05">
            <text:p>1.05</text:p>
          </table:table-cell>
          <table:table-cell office:value-type="string">
            <text:p>DT_PHYSICAL</text:p>
          </table:table-cell>
          <table:table-cell office:value-type="string">
            <text:p>0.80000001~0.1~0.099999964~0.0~0.0~0.0~0.0~0.0~0.0~0.0~0.0~0.0~0.0~0.0~0.0~0.0</text:p>
          </table:table-cell>
          <table:table-cell office:value-type="float" office:value="15">
            <text:p>15</text:p>
          </table:table-cell>
          <table:table-cell office:value-type="float" office:value="0.14">
            <text:p>0.14</text:p>
          </table:table-cell>
          <table:table-cell table:number-columns-repeated="2"/>
          <table:table-cell office:value-type="string">
            <text:p>DHT_NONE</text:p>
          </table:table-cell>
          <table:table-cell office:value-type="float" office:value="0">
            <text:p>0</text:p>
          </table:table-cell>
          <table:table-cell office:value-type="float" office:value="0.025">
            <text:p>0.03</text:p>
          </table:table-cell>
          <table:table-cell office:value-type="float" office:value="2">
            <text:p>2</text:p>
          </table:table-cell>
          <table:table-cell table:number-columns-repeated="2" office:value-type="string">
            <text:p>VAPID</text:p>
          </table:table-cell>
          <table:table-cell office:value-type="float" office:value="190">
            <text:p>190</text:p>
          </table:table-cell>
          <table:table-cell table:number-columns-repeated="9" office:value-type="string">
            <text:p>VAPID</text:p>
          </table:table-cell>
          <table:table-cell table:number-columns-repeated="980"/>
        </table:table-row>
        <table:table-row table:style-name="ro1">
          <table:table-cell office:value-type="string">
            <text:p>CrossBow</text:p>
          </table:table-cell>
          <table:table-cell office:value-type="string">
            <text:p>/Lotus/Weapons/Tenno/Pistol/</text:p>
          </table:table-cell>
          <table:table-cell office:value-type="string">
            <text:p>VAPID</text:p>
          </table:table-cell>
          <table:table-cell office:value-type="string">
            <text:p>BOLTO</text:p>
          </table:table-cell>
          <table:table-cell office:value-type="string">
            <text:p>VAPID</text:p>
          </table:table-cell>
          <table:table-cell office:value-type="string">
            <text:p>The Bolto fires slow, heavy bolts that are capable of impaling enemies to walls.</text:p>
          </table:table-cell>
          <table:table-cell office:value-type="float" office:value="0">
            <text:p>0</text:p>
          </table:table-cell>
          <table:table-cell office:value-type="string">
            <text:p>SECONDARY</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410">
            <text:p>41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5">
            <text:p>15</text:p>
          </table:table-cell>
          <table:table-cell office:value-type="string">
            <text:p>210: inferred</text:p>
          </table:table-cell>
          <table:table-cell office:value-type="float" office:value="1.3">
            <text:p>1.3</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UNIVERSAL~UNIVERSAL~UNIVERSAL~UNIVERSAL~UNIVERSAL~UNIVERSAL~UNIVERSAL~DEFENSE</text:p>
          </table:table-cell>
          <table:table-cell office:value-type="string">
            <text:p>PROJECTILE</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BurstPistol</text:p>
          </table:table-cell>
          <table:table-cell office:value-type="string">
            <text:p>/Lotus/Weapons/Tenno/Pistol/</text:p>
          </table:table-cell>
          <table:table-cell office:value-type="string">
            <text:p>VAPID</text:p>
          </table:table-cell>
          <table:table-cell office:value-type="string">
            <text:p>SICARUS</text:p>
          </table:table-cell>
          <table:table-cell office:value-type="string">
            <text:p>VAPID</text:p>
          </table:table-cell>
          <table:table-cell office:value-type="string">
            <text:p>The Sicarus fires 3-round bursts, which provides a balance between the lethality of auto-pistols and the accuracy of semi-automatic pistols.</text:p>
          </table:table-cell>
          <table:table-cell office:value-type="float" office:value="0">
            <text:p>0</text:p>
          </table:table-cell>
          <table:table-cell office:value-type="string">
            <text:p>SECONDARY</text:p>
          </table:table-cell>
          <table:table-cell office:value-type="string">
            <text:p>BURST</text:p>
          </table:table-cell>
          <table:table-cell table:number-columns-repeated="4" office:value-type="float" office:value="-69">
            <text:p>-69</text:p>
          </table:table-cell>
          <table:table-cell office:value-type="float" office:value="-1">
            <text:p>-1</text:p>
          </table:table-cell>
          <table:table-cell office:value-type="float" office:value="210">
            <text:p>21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5">
            <text:p>15</text:p>
          </table:table-cell>
          <table:table-cell office:value-type="string">
            <text:p>210: inferred</text:p>
          </table:table-cell>
          <table:table-cell office:value-type="float" office:value="2">
            <text:p>2</text:p>
          </table:table-cell>
          <table:table-cell office:value-type="string">
            <text:p>DT_PHYSICAL</text:p>
          </table:table-cell>
          <table:table-cell office:value-type="string">
            <text:p>0.69999999~0.15000001~0.14999998~0.0~0.0~0.0~0.0~0.0~0.0~0.0~0.0~0.0~0.0~0.0~0.0~0.0</text:p>
          </table:table-cell>
          <table:table-cell office:value-type="float" office:value="30">
            <text:p>30</text:p>
          </table:table-cell>
          <table:table-cell office:value-type="float" office:value="0.025">
            <text:p>0.03</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ATTACK</text:p>
          </table:table-cell>
          <table:table-cell table:number-columns-repeated="11" office:value-type="string">
            <text:p>VAPID</text:p>
          </table:table-cell>
          <table:table-cell table:number-columns-repeated="980"/>
        </table:table-row>
        <table:table-row table:style-name="ro1">
          <table:table-cell office:value-type="string">
            <text:p>BroncoPrime</text:p>
          </table:table-cell>
          <table:table-cell office:value-type="string">
            <text:p>/Lotus/Weapons/Tenno/Pistol/</text:p>
          </table:table-cell>
          <table:table-cell office:value-type="string">
            <text:p>VAPID</text:p>
          </table:table-cell>
          <table:table-cell office:value-type="string">
            <text:p>BRONCO PRIME</text:p>
          </table:table-cell>
          <table:table-cell office:value-type="string">
            <text:p>VAPID</text:p>
          </table:table-cell>
          <table:table-cell office:value-type="string">
            <text:p>Infused with rare Orokin alloys, the Bronco Prime is a highly efficient weapon, trading an increased clip size and damage for a lower rate of fire.</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250">
            <text:p>250</text:p>
          </table:table-cell>
          <table:table-cell office:value-type="float" office:value="-1">
            <text:p>-1</text:p>
          </table:table-cell>
          <table:table-cell office:value-type="float" office:value="7">
            <text:p>7</text:p>
          </table:table-cell>
          <table:table-cell office:value-type="float" office:value="1">
            <text:p>1</text:p>
          </table:table-cell>
          <table:table-cell office:value-type="string">
            <text:p>Pistol</text:p>
          </table:table-cell>
          <table:table-cell office:value-type="float" office:value="4">
            <text:p>4</text:p>
          </table:table-cell>
          <table:table-cell office:value-type="string">
            <text:p>210: inferred</text:p>
          </table:table-cell>
          <table:table-cell office:value-type="float" office:value="2">
            <text:p>2</text:p>
          </table:table-cell>
          <table:table-cell office:value-type="string">
            <text:p>DT_PHYSICAL</text:p>
          </table:table-cell>
          <table:table-cell office:value-type="string">
            <text:p>0.80000001~0.1~0.099999964~0.0~0.0~0.0~0.0~0.0~0.0~0.0~0.0~0.0~0.0~0.0~0.0~0.0</text:p>
          </table:table-cell>
          <table:table-cell office:value-type="float" office:value="20">
            <text:p>20</text:p>
          </table:table-cell>
          <table:table-cell office:value-type="float" office:value="0.175">
            <text:p>0.18</text:p>
          </table:table-cell>
          <table:table-cell table:number-columns-repeated="2"/>
          <table:table-cell office:value-type="string">
            <text:p>DHT_NONE</text:p>
          </table:table-cell>
          <table:table-cell office:value-type="float" office:value="0">
            <text:p>0</text:p>
          </table:table-cell>
          <table:table-cell office:value-type="float" office:value="0.025">
            <text:p>0.03</text:p>
          </table:table-cell>
          <table:table-cell office:value-type="float" office:value="1.5">
            <text:p>1.5</text:p>
          </table:table-cell>
          <table:table-cell table:number-columns-repeated="12" office:value-type="string">
            <text:p>VAPID</text:p>
          </table:table-cell>
          <table:table-cell table:number-columns-repeated="980"/>
        </table:table-row>
        <table:table-row table:style-name="ro1">
          <table:table-cell office:value-type="string">
            <text:p>AutoPistol</text:p>
          </table:table-cell>
          <table:table-cell office:value-type="string">
            <text:p>/Lotus/Weapons/Tenno/Pistol/</text:p>
          </table:table-cell>
          <table:table-cell office:value-type="string">
            <text:p>VAPID</text:p>
          </table:table-cell>
          <table:table-cell office:value-type="string">
            <text:p>FURIS</text:p>
          </table:table-cell>
          <table:table-cell office:value-type="string">
            <text:p>VAPID</text:p>
          </table:table-cell>
          <table:table-cell office:value-type="string">
            <text:p>The Furis delivers a high damage output in a short time frame thanks to its high rate of fire.</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600">
            <text:p>6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35">
            <text:p>35</text:p>
          </table:table-cell>
          <table:table-cell office:value-type="string">
            <text:p>210: inferred</text:p>
          </table:table-cell>
          <table:table-cell office:value-type="float" office:value="1.4">
            <text:p>1.4</text:p>
          </table:table-cell>
          <table:table-cell office:value-type="string">
            <text:p>DT_PHYSICAL</text:p>
          </table:table-cell>
          <table:table-cell office:value-type="string">
            <text:p>0.15000001~0.69999999~0.14999998~0.0~0.0~0.0~0.0~0.0~0.0~0.0~0.0~0.0~0.0~0.0~0.0~0.0</text:p>
          </table:table-cell>
          <table:table-cell office:value-type="float" office:value="15">
            <text:p>15</text:p>
          </table:table-cell>
          <table:table-cell office:value-type="float" office:value="0.0099999998">
            <text:p>0.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UNIVERSAL~UNIVERSAL~UNIVERSAL~UNIVERSAL~UNIVERSAL~UNIVERSAL~UNIVERSAL~TACTIC</text:p>
          </table:table-cell>
          <table:table-cell office:value-type="string">
            <text:p>VAPID</text:p>
          </table:table-cell>
          <table:table-cell office:value-type="float" office:value="120">
            <text:p>120</text:p>
          </table:table-cell>
          <table:table-cell table:number-columns-repeated="9" office:value-type="string">
            <text:p>VAPID</text:p>
          </table:table-cell>
          <table:table-cell table:number-columns-repeated="980"/>
        </table:table-row>
        <table:table-row table:style-name="ro3">
          <table:table-cell office:value-type="string">
            <text:p>DualVastos</text:p>
          </table:table-cell>
          <table:table-cell office:value-type="string">
            <text:p>/Lotus/Weapons/Tenno/Akimbo/</text:p>
          </table:table-cell>
          <table:table-cell office:value-type="string">
            <text:p>VAPID</text:p>
          </table:table-cell>
          <table:table-cell office:value-type="string">
            <text:p>AKVASTO</text:p>
          </table:table-cell>
          <table:table-cell office:value-type="string">
            <text:p>VAPID</text:p>
          </table:table-cell>
          <table:table-cell office:value-type="string">
            <text:p>Vasto revolvers equipped in each hand.</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0">
            <text:p>6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2">
            <text:p>12</text:p>
          </table:table-cell>
          <table:table-cell office:value-type="string">
            <text:p>210: inferred</text:p>
          </table:table-cell>
          <table:table-cell office:value-type="float" office:value="1.75">
            <text:p>1.75</text:p>
          </table:table-cell>
          <table:table-cell office:value-type="string">
            <text:p>DT_PHYSICAL</text:p>
          </table:table-cell>
          <table:table-cell office:value-type="string">
            <text:p>0.25~0.25~0.5~0.0~0.0~0.0~0.0~0.0~0.0~0.0~0.0~0.0~0.0~0.0~0.0~0.0</text:p>
          </table:table-cell>
          <table:table-cell office:value-type="float" office:value="50">
            <text:p>50</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1.5">
            <text:p>1.5</text:p>
          </table:table-cell>
          <table:table-cell table:number-columns-repeated="2" office:value-type="string">
            <text:p>VAPID</text:p>
          </table:table-cell>
          <table:table-cell office:value-type="float" office:value="220">
            <text:p>220</text:p>
          </table:table-cell>
          <table:table-cell office:value-type="string">
            <text:p>VAPID</text:p>
          </table:table-cell>
          <table:table-cell office:value-type="string">
            <text:p>VISIBLE</text:p>
          </table:table-cell>
          <table:table-cell office:value-type="float" office:value="50000">
            <text:p>50000</text:p>
          </table:table-cell>
          <table:table-cell office:value-type="string">
            <text:p>{/Lotus/Weapons/Tenno/Pistol/RevolverPistol~Pistol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3">
          <table:table-cell office:value-type="string">
            <text:p>DualMagnus</text:p>
          </table:table-cell>
          <table:table-cell office:value-type="string">
            <text:p>/Lotus/Weapons/Tenno/Akimbo/</text:p>
          </table:table-cell>
          <table:table-cell office:value-type="string">
            <text:p>VAPID</text:p>
          </table:table-cell>
          <table:table-cell office:value-type="string">
            <text:p>AKMAGNUS</text:p>
          </table:table-cell>
          <table:table-cell office:value-type="string">
            <text:p>VAPID</text:p>
          </table:table-cell>
          <table:table-cell office:value-type="string">
            <text:p>Twice the ammo and twice the stopping power of a single Magnus.</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0">
            <text:p>5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6">
            <text:p>16</text:p>
          </table:table-cell>
          <table:table-cell office:value-type="string">
            <text:p>210: inferred</text:p>
          </table:table-cell>
          <table:table-cell office:value-type="float" office:value="3">
            <text:p>3</text:p>
          </table:table-cell>
          <table:table-cell office:value-type="string">
            <text:p>DT_PHYSICAL</text:p>
          </table:table-cell>
          <table:table-cell office:value-type="string">
            <text:p>0.44999999~0.27500001~0.27499998~0.0~0.0~0.0~0.0~0.0~0.0~0.0~0.0~0.0~0.0~0.0~0.0~0.0</text:p>
          </table:table-cell>
          <table:table-cell office:value-type="float" office:value="45">
            <text:p>45</text:p>
          </table:table-cell>
          <table:table-cell office:value-type="float" office:value="0.25">
            <text:p>0.25</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2">
            <text:p>2</text:p>
          </table:table-cell>
          <table:table-cell table:number-columns-repeated="2" office:value-type="string">
            <text:p>VAPID</text:p>
          </table:table-cell>
          <table:table-cell office:value-type="float" office:value="220">
            <text:p>220</text:p>
          </table:table-cell>
          <table:table-cell office:value-type="string">
            <text:p>VAPID</text:p>
          </table:table-cell>
          <table:table-cell office:value-type="string">
            <text:p>VISIBLE</text:p>
          </table:table-cell>
          <table:table-cell office:value-type="float" office:value="50000">
            <text:p>50000</text:p>
          </table:table-cell>
          <table:table-cell office:value-type="string">
            <text:p>{/Lotus/Weapons/Tenno/Pistols/Magnum/Magnum~Pistol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AkimboViperPistols</text:p>
          </table:table-cell>
          <table:table-cell office:value-type="string">
            <text:p>/Lotus/Weapons/Tenno/Akimbo/</text:p>
          </table:table-cell>
          <table:table-cell office:value-type="string">
            <text:p>VAPID</text:p>
          </table:table-cell>
          <table:table-cell office:value-type="string">
            <text:p>TWIN VIPERS</text:p>
          </table:table-cell>
          <table:table-cell office:value-type="string">
            <text:p>VAPID</text:p>
          </table:table-cell>
          <table:table-cell office:value-type="string">
            <text:p>A Viper equipped in each hand.</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1500">
            <text:p>15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28">
            <text:p>28</text:p>
          </table:table-cell>
          <table:table-cell office:value-type="string">
            <text:p>210: inferred</text:p>
          </table:table-cell>
          <table:table-cell office:value-type="float" office:value="2">
            <text:p>2</text:p>
          </table:table-cell>
          <table:table-cell office:value-type="string">
            <text:p>DT_PHYSICAL</text:p>
          </table:table-cell>
          <table:table-cell office:value-type="string">
            <text:p>0.60000002~0.1~0.29999995~0.0~0.0~0.0~0.0~0.0~0.0~0.0~0.0~0.0~0.0~0.0~0.0~0.0</text:p>
          </table:table-cell>
          <table:table-cell office:value-type="float" office:value="16">
            <text:p>16</text:p>
          </table:table-cell>
          <table:table-cell office:value-type="float" office:value="0.0099999998">
            <text:p>0.01</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1.5">
            <text:p>1.5</text:p>
          </table:table-cell>
          <table:table-cell office:value-type="string">
            <text:p>UNIVERSAL~UNIVERSAL~UNIVERSAL~UNIVERSAL~UNIVERSAL~UNIVERSAL~UNIVERSAL~TACTIC</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AkimboShotGun</text:p>
          </table:table-cell>
          <table:table-cell office:value-type="string">
            <text:p>/Lotus/Weapons/Tenno/Akimbo/</text:p>
          </table:table-cell>
          <table:table-cell office:value-type="string">
            <text:p>VAPID</text:p>
          </table:table-cell>
          <table:table-cell office:value-type="string">
            <text:p>AKBRONCO</text:p>
          </table:table-cell>
          <table:table-cell office:value-type="string">
            <text:p>VAPID</text:p>
          </table:table-cell>
          <table:table-cell office:value-type="string">
            <text:p>A Bronco equipped in each hand.</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0">
            <text:p>500</text:p>
          </table:table-cell>
          <table:table-cell office:value-type="float" office:value="-1">
            <text:p>-1</text:p>
          </table:table-cell>
          <table:table-cell office:value-type="float" office:value="7">
            <text:p>7</text:p>
          </table:table-cell>
          <table:table-cell office:value-type="float" office:value="1">
            <text:p>1</text:p>
          </table:table-cell>
          <table:table-cell office:value-type="string">
            <text:p>Pistol</text:p>
          </table:table-cell>
          <table:table-cell office:value-type="float" office:value="4">
            <text:p>4</text:p>
          </table:table-cell>
          <table:table-cell office:value-type="string">
            <text:p>210: inferred</text:p>
          </table:table-cell>
          <table:table-cell office:value-type="float" office:value="2.25">
            <text:p>2.25</text:p>
          </table:table-cell>
          <table:table-cell office:value-type="string">
            <text:p>DT_PHYSICAL</text:p>
          </table:table-cell>
          <table:table-cell office:value-type="string">
            <text:p>0.80000001~0.1~0.099999964~0.0~0.0~0.0~0.0~0.0~0.0~0.0~0.0~0.0~0.0~0.0~0.0~0.0</text:p>
          </table:table-cell>
          <table:table-cell office:value-type="float" office:value="15">
            <text:p>15</text:p>
          </table:table-cell>
          <table:table-cell office:value-type="float" office:value="0.14">
            <text:p>0.14</text:p>
          </table:table-cell>
          <table:table-cell table:number-columns-repeated="2"/>
          <table:table-cell office:value-type="string">
            <text:p>DHT_NONE</text:p>
          </table:table-cell>
          <table:table-cell office:value-type="float" office:value="0">
            <text:p>0</text:p>
          </table:table-cell>
          <table:table-cell office:value-type="float" office:value="0.025">
            <text:p>0.03</text:p>
          </table:table-cell>
          <table:table-cell office:value-type="float" office:value="2">
            <text:p>2</text:p>
          </table:table-cell>
          <table:table-cell office:value-type="string">
            <text:p>UNIVERSAL~UNIVERSAL~UNIVERSAL~UNIVERSAL~UNIVERSAL~UNIVERSAL~UNIVERSAL~ATTACK</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AkimboPistol</text:p>
          </table:table-cell>
          <table:table-cell office:value-type="string">
            <text:p>/Lotus/Weapons/Tenno/Akimbo/</text:p>
          </table:table-cell>
          <table:table-cell office:value-type="string">
            <text:p>VAPID</text:p>
          </table:table-cell>
          <table:table-cell office:value-type="string">
            <text:p>AKLATO</text:p>
          </table:table-cell>
          <table:table-cell office:value-type="string">
            <text:p>VAPID</text:p>
          </table:table-cell>
          <table:table-cell office:value-type="string">
            <text:p>A Lato equipped in each hand. Twice the clip size and fire rate, but reload time is doubled and accuracy is lowered.</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0">
            <text:p>5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30">
            <text:p>30</text:p>
          </table:table-cell>
          <table:table-cell office:value-type="string">
            <text:p>210: inferred</text:p>
          </table:table-cell>
          <table:table-cell office:value-type="float" office:value="2.4000001">
            <text:p>2.4</text:p>
          </table:table-cell>
          <table:table-cell office:value-type="string">
            <text:p>DT_PHYSICAL</text:p>
          </table:table-cell>
          <table:table-cell office:value-type="string">
            <text:p>0.15000001~0.25~0.60000002~0.0~0.0~0.0~0.0~0.0~0.0~0.0~0.0~0.0~0.0~0.0~0.0~0.0</text:p>
          </table:table-cell>
          <table:table-cell office:value-type="float" office:value="18">
            <text:p>18</text:p>
          </table:table-cell>
          <table:table-cell office:value-type="float" office:value="0.0099999998">
            <text:p>0.01</text:p>
          </table:table-cell>
          <table:table-cell table:number-columns-repeated="2"/>
          <table:table-cell office:value-type="string">
            <text:p>DHT_NONE</text:p>
          </table:table-cell>
          <table:table-cell office:value-type="float" office:value="0">
            <text:p>0</text:p>
          </table:table-cell>
          <table:table-cell office:value-type="float" office:value="0.025">
            <text:p>0.03</text:p>
          </table:table-cell>
          <table:table-cell office:value-type="float" office:value="1.5">
            <text:p>1.5</text:p>
          </table:table-cell>
          <table:table-cell table:number-columns-repeated="12" office:value-type="string">
            <text:p>VAPID</text:p>
          </table:table-cell>
          <table:table-cell table:number-columns-repeated="980"/>
        </table:table-row>
        <table:table-row table:style-name="ro3">
          <table:table-cell office:value-type="string">
            <text:p>AkimboBolto</text:p>
          </table:table-cell>
          <table:table-cell office:value-type="string">
            <text:p>/Lotus/Weapons/Tenno/Akimbo/</text:p>
          </table:table-cell>
          <table:table-cell office:value-type="string">
            <text:p>VAPID</text:p>
          </table:table-cell>
          <table:table-cell office:value-type="string">
            <text:p>AKBOLTO</text:p>
          </table:table-cell>
          <table:table-cell office:value-type="string">
            <text:p>VAPID</text:p>
          </table:table-cell>
          <table:table-cell office:value-type="string">
            <text:p>A Bolto equipped in each hand. Twice the clip size and fire rate, but reload time is doubled and accuracy is lowered.</text:p>
          </table:table-cell>
          <table:table-cell office:value-type="float" office:value="0">
            <text:p>0</text:p>
          </table:table-cell>
          <table:table-cell office:value-type="string">
            <text:p>SECONDARY</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600">
            <text:p>6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30">
            <text:p>30</text:p>
          </table:table-cell>
          <table:table-cell office:value-type="string">
            <text:p>210: inferred</text:p>
          </table:table-cell>
          <table:table-cell office:value-type="float" office:value="2.5999999">
            <text:p>2.6</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UNIVERSAL~UNIVERSAL~UNIVERSAL~UNIVERSAL~UNIVERSAL~UNIVERSAL~UNIVERSAL~DEFENSE</text:p>
          </table:table-cell>
          <table:table-cell office:value-type="string">
            <text:p>PROJECTILE</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AkimboAutoPistols</text:p>
          </table:table-cell>
          <table:table-cell office:value-type="string">
            <text:p>/Lotus/Weapons/Tenno/Akimbo/</text:p>
          </table:table-cell>
          <table:table-cell office:value-type="string">
            <text:p>VAPID</text:p>
          </table:table-cell>
          <table:table-cell office:value-type="string">
            <text:p>AFURIS</text:p>
          </table:table-cell>
          <table:table-cell office:value-type="string">
            <text:p>VAPID</text:p>
          </table:table-cell>
          <table:table-cell office:value-type="string">
            <text:p>Furis pistols equipped in each hand. Twice the clip size and fire rate, but reload time is doubled and accuracy is lowered.</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1200">
            <text:p>12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70">
            <text:p>70</text:p>
          </table:table-cell>
          <table:table-cell office:value-type="string">
            <text:p>210: inferred</text:p>
          </table:table-cell>
          <table:table-cell office:value-type="float" office:value="2.8">
            <text:p>2.8</text:p>
          </table:table-cell>
          <table:table-cell office:value-type="string">
            <text:p>DT_PHYSICAL</text:p>
          </table:table-cell>
          <table:table-cell office:value-type="string">
            <text:p>0.15000001~0.69999999~0.14999998~0.0~0.0~0.0~0.0~0.0~0.0~0.0~0.0~0.0~0.0~0.0~0.0~0.0</text:p>
          </table:table-cell>
          <table:table-cell office:value-type="float" office:value="15">
            <text:p>15</text:p>
          </table:table-cell>
          <table:table-cell office:value-type="float" office:value="0.0099999998">
            <text:p>0.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UNIVERSAL~UNIVERSAL~UNIVERSAL~UNIVERSAL~UNIVERSAL~UNIVERSAL~UNIVERSAL~TACTIC</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AkLexPistols</text:p>
          </table:table-cell>
          <table:table-cell office:value-type="string">
            <text:p>/Lotus/Weapons/Tenno/Akimbo/</text:p>
          </table:table-cell>
          <table:table-cell office:value-type="string">
            <text:p>VAPID</text:p>
          </table:table-cell>
          <table:table-cell office:value-type="string">
            <text:p>AKLEX</text:p>
          </table:table-cell>
          <table:table-cell office:value-type="string">
            <text:p>VAPID</text:p>
          </table:table-cell>
          <table:table-cell office:value-type="string">
            <text:p>Dual Lex pistols double the amount of high caliber lead you can throw at the enemy, but accuracy and reload time suffer.</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120">
            <text:p>12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2">
            <text:p>12</text:p>
          </table:table-cell>
          <table:table-cell office:value-type="string">
            <text:p>210: inferred</text:p>
          </table:table-cell>
          <table:table-cell office:value-type="float" office:value="3">
            <text:p>3</text:p>
          </table:table-cell>
          <table:table-cell office:value-type="string">
            <text:p>DT_PHYSICAL</text:p>
          </table:table-cell>
          <table:table-cell office:value-type="string">
            <text:p>0.1~0.80000001~0.099999964~0.0~0.0~0.0~0.0~0.0~0.0~0.0~0.0~0.0~0.0~0.0~0.0~0.0</text:p>
          </table:table-cell>
          <table:table-cell office:value-type="float" office:value="70">
            <text:p>70</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table:number-columns-repeated="2" office:value-type="string">
            <text:p>VAPID</text:p>
          </table:table-cell>
          <table:table-cell office:value-type="float" office:value="190">
            <text:p>190</text:p>
          </table:table-cell>
          <table:table-cell table:number-columns-repeated="9" office:value-type="string">
            <text:p>VAPID</text:p>
          </table:table-cell>
          <table:table-cell table:number-columns-repeated="980"/>
        </table:table-row>
        <table:table-row table:style-name="ro1">
          <table:table-cell office:value-type="string">
            <text:p>MK1Kunai</text:p>
          </table:table-cell>
          <table:table-cell office:value-type="string">
            <text:p>/Lotus/Weapons/MK1Series/</text:p>
          </table:table-cell>
          <table:table-cell office:value-type="string">
            <text:p>VAPID</text:p>
          </table:table-cell>
          <table:table-cell office:value-type="string">
            <text:p>MK1-KUNAI</text:p>
          </table:table-cell>
          <table:table-cell office:value-type="string">
            <text:p>VAPID</text:p>
          </table:table-cell>
          <table:table-cell office:value-type="string">
            <text:p>The MK1-Kunai is the standard issue throwing knives for all Tenno.</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200">
            <text:p>2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0">
            <text:p>10</text:p>
          </table:table-cell>
          <table:table-cell office:value-type="string">
            <text:p>210: inferred</text:p>
          </table:table-cell>
          <table:table-cell office:value-type="float" office:value="0.75">
            <text:p>0.7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ATTACK~ATTACK</text:p>
          </table:table-cell>
          <table:table-cell office:value-type="string">
            <text:p>PROJECTILE~THROWN</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InfestedPistol</text:p>
          </table:table-cell>
          <table:table-cell office:value-type="string">
            <text:p>/Lotus/Weapons/Infested/Pistols/</text:p>
          </table:table-cell>
          <table:table-cell office:value-type="string">
            <text:p>VAPID</text:p>
          </table:table-cell>
          <table:table-cell office:value-type="string">
            <text:p>EMBOLIST</text:p>
          </table:table-cell>
          <table:table-cell office:value-type="string">
            <text:p>VAPID</text:p>
          </table:table-cell>
          <table:table-cell office:value-type="string">
            <text:p>A living weapon, the infested Embolist pistol kills its victims with an acidic venomous gas.</text:p>
          </table:table-cell>
          <table:table-cell office:value-type="float" office:value="0">
            <text:p>0</text:p>
          </table:table-cell>
          <table:table-cell office:value-type="string">
            <text:p>SECONDARY</text:p>
          </table:table-cell>
          <table:table-cell office:value-type="string">
            <text:p>CONTINUOUS</text:p>
          </table:table-cell>
          <table:table-cell table:number-columns-repeated="4" office:value-type="float" office:value="-69">
            <text:p>-69</text:p>
          </table:table-cell>
          <table:table-cell office:value-type="float" office:value="1.1">
            <text:p>1.1</text:p>
          </table:table-cell>
          <table:table-cell office:value-type="float" office:value="100">
            <text:p>100</text:p>
          </table:table-cell>
          <table:table-cell office:value-type="float" office:value="-1">
            <text:p>-1</text:p>
          </table:table-cell>
          <table:table-cell office:value-type="float" office:value="1">
            <text:p>1</text:p>
          </table:table-cell>
          <table:table-cell office:value-type="float" office:value="10">
            <text:p>10</text:p>
          </table:table-cell>
          <table:table-cell office:value-type="string">
            <text:p>Pistol</text:p>
          </table:table-cell>
          <table:table-cell office:value-type="float" office:value="100">
            <text:p>100</text:p>
          </table:table-cell>
          <table:table-cell office:value-type="string">
            <text:p>210: inferred</text:p>
          </table:table-cell>
          <table:table-cell office:value-type="float" office:value="1.5">
            <text:p>1.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2">
            <text:p>2</text:p>
          </table:table-cell>
          <table:table-cell office:value-type="string">
            <text:p>UNIVERSAL~UNIVERSAL~UNIVERSAL~UNIVERSAL~UNIVERSAL~TACTIC~UNIVERSAL~UNIVERSAL</text:p>
          </table:table-cell>
          <table:table-cell office:value-type="string">
            <text:p>BEAM</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InfestedDartPistol</text:p>
          </table:table-cell>
          <table:table-cell office:value-type="string">
            <text:p>/Lotus/Weapons/Infested/Pistols/InfestedDartPistol/</text:p>
          </table:table-cell>
          <table:table-cell office:value-type="string">
            <text:p>VAPID</text:p>
          </table:table-cell>
          <table:table-cell office:value-type="string">
            <text:p>TYSIS</text:p>
          </table:table-cell>
          <table:table-cell office:value-type="string">
            <text:p>VAPID</text:p>
          </table:table-cell>
          <table:table-cell office:value-type="string">
            <text:p>The Tysis pistol spits out caustic darts that corrode their victims from within.</text:p>
          </table:table-cell>
          <table:table-cell office:value-type="float" office:value="0">
            <text:p>0</text:p>
          </table:table-cell>
          <table:table-cell office:value-type="string">
            <text:p>SECONDARY</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150">
            <text:p>15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5">
            <text:p>15</text:p>
          </table:table-cell>
          <table:table-cell office:value-type="string">
            <text:p>210: inferred</text:p>
          </table:table-cell>
          <table:table-cell office:value-type="float" office:value="1.2">
            <text:p>1.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VAPID</text:p>
          </table:table-cell>
          <table:table-cell office:value-type="string">
            <text:p>PROJECTILE</text:p>
          </table:table-cell>
          <table:table-cell office:value-type="float" office:value="120">
            <text:p>120</text:p>
          </table:table-cell>
          <table:table-cell office:value-type="string">
            <text:p>VAPID</text:p>
          </table:table-cell>
          <table:table-cell office:value-type="string">
            <text:p>VISIBLE</text:p>
          </table:table-cell>
          <table:table-cell office:value-type="float" office:value="30000">
            <text:p>30000</text:p>
          </table:table-cell>
          <table:table-cell office:value-type="string">
            <text:p>{/Lotus/Types/Items/MiscItems/Neurode~MiscItems~-1}</text:p>
          </table:table-cell>
          <table:table-cell office:value-type="float" office:value="30000">
            <text:p>30000</text:p>
          </table:table-cell>
          <table:table-cell table:number-columns-repeated="4" office:value-type="string">
            <text:p>VAPID</text:p>
          </table:table-cell>
          <table:table-cell table:number-columns-repeated="980"/>
        </table:table-row>
        <table:table-row table:style-name="ro1">
          <table:table-cell office:value-type="string">
            <text:p>GrnMicrowavePistol</text:p>
          </table:table-cell>
          <table:table-cell office:value-type="string">
            <text:p>/Lotus/Weapons/Grineer/Pistols/GrineerMicrowavegun/</text:p>
          </table:table-cell>
          <table:table-cell office:value-type="string">
            <text:p>VAPID</text:p>
          </table:table-cell>
          <table:table-cell office:value-type="string">
            <text:p>NUKOR</text:p>
          </table:table-cell>
          <table:table-cell office:value-type="string">
            <text:p>VAPID</text:p>
          </table:table-cell>
          <table:table-cell office:value-type="string">
            <text:p>Creates and focuses a high-frequency field of microwaves, literally cooking the target from within.</text:p>
          </table:table-cell>
          <table:table-cell office:value-type="float" office:value="0">
            <text:p>0</text:p>
          </table:table-cell>
          <table:table-cell office:value-type="string">
            <text:p>SECONDARY</text:p>
          </table:table-cell>
          <table:table-cell office:value-type="string">
            <text:p>CONTINUOUS</text:p>
          </table:table-cell>
          <table:table-cell table:number-columns-repeated="4" office:value-type="float" office:value="-69">
            <text:p>-69</text:p>
          </table:table-cell>
          <table:table-cell office:value-type="float" office:value="1.1">
            <text:p>1.1</text:p>
          </table:table-cell>
          <table:table-cell office:value-type="float" office:value="400">
            <text:p>400</text:p>
          </table:table-cell>
          <table:table-cell office:value-type="float" office:value="-1">
            <text:p>-1</text:p>
          </table:table-cell>
          <table:table-cell office:value-type="float" office:value="1">
            <text:p>1</text:p>
          </table:table-cell>
          <table:table-cell office:value-type="float" office:value="5">
            <text:p>5</text:p>
          </table:table-cell>
          <table:table-cell office:value-type="string">
            <text:p>Pistol</text:p>
          </table:table-cell>
          <table:table-cell office:value-type="float" office:value="50">
            <text:p>50</text:p>
          </table:table-cell>
          <table:table-cell office:value-type="string">
            <text:p>210: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099999998">
            <text:p>0.01</text:p>
          </table:table-cell>
          <table:table-cell office:value-type="float" office:value="4">
            <text:p>4</text:p>
          </table:table-cell>
          <table:table-cell office:value-type="string">
            <text:p>VAPID</text:p>
          </table:table-cell>
          <table:table-cell office:value-type="string">
            <text:p>BEAM</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GLAPistol</text:p>
          </table:table-cell>
          <table:table-cell office:value-type="string">
            <text:p>/Lotus/Weapons/Grineer/Pistols/GrineerLeverActionPistol/</text:p>
          </table:table-cell>
          <table:table-cell office:value-type="string">
            <text:p>VAPID</text:p>
          </table:table-cell>
          <table:table-cell office:value-type="string">
            <text:p>MARELOK</text:p>
          </table:table-cell>
          <table:table-cell office:value-type="string">
            <text:p>VAPID</text:p>
          </table:table-cell>
          <table:table-cell office:value-type="string">
            <text:p>The Marelok combines the stopping power of a rifle with the portability of a pistol.</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120">
            <text:p>12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0">
            <text:p>0</text:p>
          </table:table-cell>
          <table:table-cell office:value-type="string">
            <text:p>210: inferred</text:p>
          </table:table-cell>
          <table:table-cell office:value-type="float" office:value="1.6670001">
            <text:p>1.67</text:p>
          </table:table-cell>
          <table:table-cell office:value-type="string">
            <text:p>DT_PHYSICAL</text:p>
          </table:table-cell>
          <table:table-cell office:value-type="string">
            <text:p>0.5~0.1~0.39999998~0.0~0.0~0.0~0.0~0.0~0.0~0.0~0.0~0.0~0.0~0.0~0.0~0.0</text:p>
          </table:table-cell>
          <table:table-cell office:value-type="float" office:value="160">
            <text:p>160</text:p>
          </table:table-cell>
          <table:table-cell office:value-type="float" office:value="0.30000001">
            <text:p>0.3</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1.5">
            <text:p>1.5</text:p>
          </table:table-cell>
          <table:table-cell office:value-type="string">
            <text:p>UNIVERSAL~UNIVERSAL~UNIVERSAL~UNIVERSAL~UNIVERSAL~UNIVERSAL~UNIVERSAL~ATTACK</text:p>
          </table:table-cell>
          <table:table-cell office:value-type="string">
            <text:p>VAPID</text:p>
          </table:table-cell>
          <table:table-cell office:value-type="float" office:value="125">
            <text:p>125</text:p>
          </table:table-cell>
          <table:table-cell table:number-columns-repeated="9" office:value-type="string">
            <text:p>VAPID</text:p>
          </table:table-cell>
          <table:table-cell table:number-columns-repeated="980"/>
        </table:table-row>
        <table:table-row table:style-name="ro1">
          <table:table-cell office:value-type="string">
            <text:p>GrineerHandCannon</text:p>
          </table:table-cell>
          <table:table-cell office:value-type="string">
            <text:p>/Lotus/Weapons/Grineer/Pistols/GrineerHandShotgun/</text:p>
          </table:table-cell>
          <table:table-cell office:value-type="string">
            <text:p>VAPID</text:p>
          </table:table-cell>
          <table:table-cell office:value-type="string">
            <text:p>BRAKK</text:p>
          </table:table-cell>
          <table:table-cell office:value-type="string">
            <text:p>VAPID</text:p>
          </table:table-cell>
          <table:table-cell office:value-type="string">
            <text:p>Simple but powerful. The semi-automatic Brakk hand cannon delivers a lot of punch in a small package.</text:p>
          </table:table-cell>
          <table:table-cell office:value-type="float" office:value="0">
            <text:p>0</text:p>
          </table:table-cell>
          <table:table-cell office:value-type="string">
            <text:p>SECONDARY</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300">
            <text:p>300</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Pistol</text:p>
          </table:table-cell>
          <table:table-cell office:value-type="float" office:value="5">
            <text:p>5</text:p>
          </table:table-cell>
          <table:table-cell office:value-type="string">
            <text:p>210: inferred</text:p>
          </table:table-cell>
          <table:table-cell office:value-type="float" office:value="1.05">
            <text:p>1.05</text:p>
          </table:table-cell>
          <table:table-cell office:value-type="string">
            <text:p>DT_PHYSICAL</text:p>
          </table:table-cell>
          <table:table-cell office:value-type="string">
            <text:p>0.44999999~0.25~0.30000001~0.0~0.0~0.0~0.0~0.0~0.0~0.0~0.0~0.0~0.0~0.0~0.0~0.0</text:p>
          </table:table-cell>
          <table:table-cell office:value-type="float" office:value="15">
            <text:p>1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ATTACK~TACTIC~UNIVERSAL~UNIVERSAL~UNIVERSAL~UNIVERSAL~UNIVERSAL~UNIVERSAL</text:p>
          </table:table-cell>
          <table:table-cell table:number-columns-repeated="11" office:value-type="string">
            <text:p>VAPID</text:p>
          </table:table-cell>
          <table:table-cell table:number-columns-repeated="980"/>
        </table:table-row>
        <table:table-row table:style-name="ro1">
          <table:table-cell office:value-type="string">
            <text:p>GrineerGooGun</text:p>
          </table:table-cell>
          <table:table-cell office:value-type="string">
            <text:p>/Lotus/Weapons/Grineer/Pistols/GrineerCrossbow/</text:p>
          </table:table-cell>
          <table:table-cell office:value-type="string">
            <text:p>VAPID</text:p>
          </table:table-cell>
          <table:table-cell office:value-type="string">
            <text:p>STUG</text:p>
          </table:table-cell>
          <table:table-cell office:value-type="string">
            <text:p>VAPID</text:p>
          </table:table-cell>
          <table:table-cell office:value-type="string">
            <text:p>Firing a sticky, toxic, explosive compound, the Stug Gel Gun offers multiple ejection modes, delivering maximum damage in all situations.</text:p>
          </table:table-cell>
          <table:table-cell office:value-type="float" office:value="0">
            <text:p>0</text:p>
          </table:table-cell>
          <table:table-cell office:value-type="string">
            <text:p>SECONDARY</text:p>
          </table:table-cell>
          <table:table-cell office:value-type="string">
            <text:p>CHARGED</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500">
            <text:p>500</text:p>
          </table:table-cell>
          <table:table-cell office:value-type="float" office:value="3">
            <text:p>3</text:p>
          </table:table-cell>
          <table:table-cell table:number-columns-repeated="2" office:value-type="float" office:value="1">
            <text:p>1</text:p>
          </table:table-cell>
          <table:table-cell office:value-type="string">
            <text:p>Pistol</text:p>
          </table:table-cell>
          <table:table-cell office:value-type="float" office:value="20">
            <text:p>20</text:p>
          </table:table-cell>
          <table:table-cell office:value-type="string">
            <text:p>210: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table:number-columns-repeated="2" office:value-type="float" office:value="0">
            <text:p>0</text:p>
          </table:table-cell>
          <table:table-cell office:value-type="float" office:value="2">
            <text:p>2</text:p>
          </table:table-cell>
          <table:table-cell office:value-type="string">
            <text:p>UNIVERSAL~UNIVERSAL~UNIVERSAL~UNIVERSAL~UNIVERSAL~UNIVERSAL~UNIVERSAL~DEFENSE</text:p>
          </table:table-cell>
          <table:table-cell office:value-type="string">
            <text:p>PROJECTILE</text:p>
          </table:table-cell>
          <table:table-cell office:value-type="float" office:value="120">
            <text:p>120</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Neurode~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GrnHeavyPistol</text:p>
          </table:table-cell>
          <table:table-cell office:value-type="string">
            <text:p>/Lotus/Weapons/Grineer/GrineerPistol/</text:p>
          </table:table-cell>
          <table:table-cell office:value-type="string">
            <text:p>VAPID</text:p>
          </table:table-cell>
          <table:table-cell office:value-type="string">
            <text:p>KRAKEN</text:p>
          </table:table-cell>
          <table:table-cell office:value-type="string">
            <text:p>VAPID</text:p>
          </table:table-cell>
          <table:table-cell office:value-type="string">
            <text:p>The Kraken is a heavy pistol of Grineer design that fires quick two shots <text:s/>with a single pull of the trigger. Skilled marksmen will appreciate the value in this deadly accurate weapon.</text:p>
          </table:table-cell>
          <table:table-cell office:value-type="float" office:value="0">
            <text:p>0</text:p>
          </table:table-cell>
          <table:table-cell office:value-type="string">
            <text:p>SECONDARY</text:p>
          </table:table-cell>
          <table:table-cell office:value-type="string">
            <text:p>BURST</text:p>
          </table:table-cell>
          <table:table-cell table:number-columns-repeated="4" office:value-type="float" office:value="-69">
            <text:p>-69</text:p>
          </table:table-cell>
          <table:table-cell office:value-type="float" office:value="-1">
            <text:p>-1</text:p>
          </table:table-cell>
          <table:table-cell office:value-type="float" office:value="170">
            <text:p>17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4">
            <text:p>14</text:p>
          </table:table-cell>
          <table:table-cell office:value-type="string">
            <text:p>210: inferred</text:p>
          </table:table-cell>
          <table:table-cell office:value-type="float" office:value="2.45">
            <text:p>2.45</text:p>
          </table:table-cell>
          <table:table-cell office:value-type="string">
            <text:p>DT_PHYSICAL</text:p>
          </table:table-cell>
          <table:table-cell office:value-type="string">
            <text:p>0.75~0.125~0.125~0.0~0.0~0.0~0.0~0.0~0.0~0.0~0.0~0.0~0.0~0.0~0.0~0.0</text:p>
          </table:table-cell>
          <table:table-cell office:value-type="float" office:value="45">
            <text:p>4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2">
            <text:p>2</text:p>
          </table:table-cell>
          <table:table-cell table:number-columns-repeated="2" office:value-type="string">
            <text:p>VAPID</text:p>
          </table:table-cell>
          <table:table-cell office:value-type="float" office:value="120">
            <text:p>120</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Neurod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GrineerLightPistol</text:p>
          </table:table-cell>
          <table:table-cell office:value-type="string">
            <text:p>/Lotus/Weapons/Grineer/GrineerPistol/</text:p>
          </table:table-cell>
          <table:table-cell office:value-type="string">
            <text:p>VAPID</text:p>
          </table:table-cell>
          <table:table-cell office:value-type="string">
            <text:p>VIPER</text:p>
          </table:table-cell>
          <table:table-cell office:value-type="string">
            <text:p>VAPID</text:p>
          </table:table-cell>
          <table:table-cell office:value-type="string">
            <text:p>A full-auto pistol known as the most compact and lightweight weapon of the Grineer arsenal. Though it has a small clip size, the Viper has a very high fire rate and ultra-fast reload times thanks to a simplified magazine design.</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863">
            <text:p>863</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4">
            <text:p>14</text:p>
          </table:table-cell>
          <table:table-cell office:value-type="string">
            <text:p>210: inferred</text:p>
          </table:table-cell>
          <table:table-cell office:value-type="float" office:value="1.1">
            <text:p>1.1</text:p>
          </table:table-cell>
          <table:table-cell office:value-type="string">
            <text:p>DT_PHYSICAL</text:p>
          </table:table-cell>
          <table:table-cell office:value-type="string">
            <text:p>0.60000002~0.1~0.29999995~0.0~0.0~0.0~0.0~0.0~0.0~0.0~0.0~0.0~0.0~0.0~0.0~0.0</text:p>
          </table:table-cell>
          <table:table-cell office:value-type="float" office:value="16">
            <text:p>16</text:p>
          </table:table-cell>
          <table:table-cell office:value-type="float" office:value="0.0099999998">
            <text:p>0.01</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1.5">
            <text:p>1.5</text:p>
          </table:table-cell>
          <table:table-cell office:value-type="string">
            <text:p>UNIVERSAL~UNIVERSAL~UNIVERSAL~UNIVERSAL~UNIVERSAL~UNIVERSAL~UNIVERSAL~TACTIC</text:p>
          </table:table-cell>
          <table:table-cell office:value-type="string">
            <text:p>VAPID</text:p>
          </table:table-cell>
          <table:table-cell office:value-type="float" office:value="75">
            <text:p>7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Morphic~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GrineerAkimboPistol</text:p>
          </table:table-cell>
          <table:table-cell office:value-type="string">
            <text:p>/Lotus/Weapons/Grineer/GrineerPistol/</text:p>
          </table:table-cell>
          <table:table-cell office:value-type="string">
            <text:p>VAPID</text:p>
          </table:table-cell>
          <table:table-cell office:value-type="string">
            <text:p>TWIN GREMLINS</text:p>
          </table:table-cell>
          <table:table-cell office:value-type="string">
            <text:p>VAPID</text:p>
          </table:table-cell>
          <table:table-cell office:value-type="string">
            <text:p>Designed as a pair, these Grineer sidearms fire projectiles at a slower rate but with greater force and accuracy.</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300">
            <text:p>3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30">
            <text:p>30</text:p>
          </table:table-cell>
          <table:table-cell office:value-type="string">
            <text:p>210: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2">
            <text:p>2</text:p>
          </table:table-cell>
          <table:table-cell office:value-type="string">
            <text:p>UNIVERSAL~UNIVERSAL~ATTACK~UNIVERSAL~UNIVERSAL~UNIVERSAL~UNIVERSAL~UNIVERSAL</text:p>
          </table:table-cell>
          <table:table-cell office:value-type="string">
            <text:p>PROJECTILE</text:p>
          </table:table-cell>
          <table:table-cell office:value-type="float" office:value="190">
            <text:p>190</text:p>
          </table:table-cell>
          <table:table-cell table:number-columns-repeated="9" office:value-type="string">
            <text:p>VAPID</text:p>
          </table:table-cell>
          <table:table-cell table:number-columns-repeated="980"/>
        </table:table-row>
        <table:table-row table:style-name="ro1">
          <table:table-cell office:value-type="string">
            <text:p>CorpusHandRocketLauncher</text:p>
          </table:table-cell>
          <table:table-cell office:value-type="string">
            <text:p>/Lotus/Weapons/Corpus/Pistols/CrpHandRL/</text:p>
          </table:table-cell>
          <table:table-cell office:value-type="string">
            <text:p>VAPID</text:p>
          </table:table-cell>
          <table:table-cell office:value-type="string">
            <text:p>ANGSTRUM</text:p>
          </table:table-cell>
          <table:table-cell office:value-type="string">
            <text:p>VAPID</text:p>
          </table:table-cell>
          <table:table-cell office:value-type="string">
            <text:p>Capable of firing multiple rockets at once, the Angstrum is a handheld instrument of destruction.</text:p>
          </table:table-cell>
          <table:table-cell office:value-type="float" office:value="0">
            <text:p>0</text:p>
          </table:table-cell>
          <table:table-cell office:value-type="string">
            <text:p>SECONDARY</text:p>
          </table:table-cell>
          <table:table-cell office:value-type="string">
            <text:p>CHARGED</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120">
            <text:p>120</text:p>
          </table:table-cell>
          <table:table-cell office:value-type="float" office:value="0.5">
            <text:p>0.5</text:p>
          </table:table-cell>
          <table:table-cell table:number-columns-repeated="2" office:value-type="float" office:value="1">
            <text:p>1</text:p>
          </table:table-cell>
          <table:table-cell office:value-type="string">
            <text:p>Special</text:p>
          </table:table-cell>
          <table:table-cell office:value-type="float" office:value="3">
            <text:p>3</text:p>
          </table:table-cell>
          <table:table-cell office:value-type="float" office:value="30">
            <text:p>30</text:p>
          </table:table-cell>
          <table:table-cell office:value-type="float" office:value="2.5">
            <text:p>2.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UNIVERSAL~UNIVERSAL~UNIVERSAL~UNIVERSAL~UNIVERSAL~UNIVERSAL~UNIVERSAL~DEFENSE</text:p>
          </table:table-cell>
          <table:table-cell office:value-type="string">
            <text:p>PROJECTILE</text:p>
          </table:table-cell>
          <table:table-cell office:value-type="float" office:value="190">
            <text:p>190</text:p>
          </table:table-cell>
          <table:table-cell office:value-type="string">
            <text:p>VAPID</text:p>
          </table:table-cell>
          <table:table-cell office:value-type="string">
            <text:p>VISIBLE</text:p>
          </table:table-cell>
          <table:table-cell office:value-type="float" office:value="25000">
            <text:p>25000</text:p>
          </table:table-cell>
          <table:table-cell office:value-type="string">
            <text:p>{/Lotus/Types/Items/MiscItems/AlloyPlat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DualCorpusMinigun</text:p>
          </table:table-cell>
          <table:table-cell office:value-type="string">
            <text:p>/Lotus/Weapons/Corpus/Pistols/CorpusMinigun/</text:p>
          </table:table-cell>
          <table:table-cell office:value-type="string">
            <text:p>VAPID</text:p>
          </table:table-cell>
          <table:table-cell office:value-type="string">
            <text:p>DUAL CESTRA</text:p>
          </table:table-cell>
          <table:table-cell office:value-type="string">
            <text:p>VAPID</text:p>
          </table:table-cell>
          <table:table-cell office:value-type="string">
            <text:p>Wield two Cestras to unleash a dual torrent of high energy bolts.</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750">
            <text:p>75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00">
            <text:p>100</text:p>
          </table:table-cell>
          <table:table-cell office:value-type="string">
            <text:p>210: inferred</text:p>
          </table:table-cell>
          <table:table-cell office:value-type="float" office:value="3.5">
            <text:p>3.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1">
            <text:p>0.1</text:p>
          </table:table-cell>
          <table:table-cell office:value-type="float" office:value="1.5">
            <text:p>1.5</text:p>
          </table:table-cell>
          <table:table-cell office:value-type="string">
            <text:p>ATTACK~UNIVERSAL~UNIVERSAL~UNIVERSAL~UNIVERSAL~UNIVERSAL~UNIVERSAL~UNIVERSAL</text:p>
          </table:table-cell>
          <table:table-cell office:value-type="string">
            <text:p>PROJECTILE</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CorpusMinigun</text:p>
          </table:table-cell>
          <table:table-cell office:value-type="string">
            <text:p>/Lotus/Weapons/Corpus/Pistols/CorpusMinigun/</text:p>
          </table:table-cell>
          <table:table-cell office:value-type="string">
            <text:p>VAPID</text:p>
          </table:table-cell>
          <table:table-cell office:value-type="string">
            <text:p>CESTRA</text:p>
          </table:table-cell>
          <table:table-cell office:value-type="string">
            <text:p>VAPID</text:p>
          </table:table-cell>
          <table:table-cell office:value-type="string">
            <text:p>Compact and deadly, the Cestra discharges bolts of energy at an increasingly rapid rate.</text:p>
          </table:table-cell>
          <table:table-cell office:value-type="float" office:value="0">
            <text:p>0</text:p>
          </table:table-cell>
          <table:table-cell office:value-type="string">
            <text:p>SECONDARY</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500">
            <text:p>5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60">
            <text:p>60</text:p>
          </table:table-cell>
          <table:table-cell office:value-type="string">
            <text:p>210: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1">
            <text:p>0.1</text:p>
          </table:table-cell>
          <table:table-cell office:value-type="float" office:value="1.5">
            <text:p>1.5</text:p>
          </table:table-cell>
          <table:table-cell office:value-type="string">
            <text:p>VAPID</text:p>
          </table:table-cell>
          <table:table-cell office:value-type="string">
            <text:p>PROJECTILE</text:p>
          </table:table-cell>
          <table:table-cell office:value-type="float" office:value="175">
            <text:p>17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Neurod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CorpusHandCannon</text:p>
          </table:table-cell>
          <table:table-cell office:value-type="string">
            <text:p>/Lotus/Weapons/Corpus/Pistols/CorpusHandShotgun/</text:p>
          </table:table-cell>
          <table:table-cell office:value-type="string">
            <text:p>VAPID</text:p>
          </table:table-cell>
          <table:table-cell office:value-type="string">
            <text:p>DETRON</text:p>
          </table:table-cell>
          <table:table-cell office:value-type="string">
            <text:p>VAPID</text:p>
          </table:table-cell>
          <table:table-cell office:value-type="string">
            <text:p>The sleek lines of the Detron conceal its ferocious nature. The hand cannon's semi-automatic action takes down enemies with speed and efficiency.</text:p>
          </table:table-cell>
          <table:table-cell office:value-type="float" office:value="0">
            <text:p>0</text:p>
          </table:table-cell>
          <table:table-cell office:value-type="string">
            <text:p>SECONDARY</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200">
            <text:p>200</text:p>
          </table:table-cell>
          <table:table-cell office:value-type="float" office:value="-1">
            <text:p>-1</text:p>
          </table:table-cell>
          <table:table-cell office:value-type="float" office:value="7">
            <text:p>7</text:p>
          </table:table-cell>
          <table:table-cell office:value-type="float" office:value="1">
            <text:p>1</text:p>
          </table:table-cell>
          <table:table-cell office:value-type="string">
            <text:p>Pistol</text:p>
          </table:table-cell>
          <table:table-cell office:value-type="float" office:value="5">
            <text:p>5</text:p>
          </table:table-cell>
          <table:table-cell office:value-type="string">
            <text:p>210: inferred</text:p>
          </table:table-cell>
          <table:table-cell office:value-type="float" office:value="1.05">
            <text:p>1.0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1">
            <text:p>0.1</text:p>
          </table:table-cell>
          <table:table-cell office:value-type="float" office:value="1.5">
            <text:p>1.5</text:p>
          </table:table-cell>
          <table:table-cell office:value-type="string">
            <text:p>VAPID</text:p>
          </table:table-cell>
          <table:table-cell office:value-type="string">
            <text:p>PROJECTILE</text:p>
          </table:table-cell>
          <table:table-cell table:number-columns-repeated="10" office:value-type="string">
            <text:p>VAPID</text:p>
          </table:table-cell>
          <table:table-cell table:number-columns-repeated="980"/>
        </table:table-row>
        <table:table-row table:style-name="ro1">
          <table:table-cell office:value-type="string">
            <text:p>CrpLaserPistol</text:p>
          </table:table-cell>
          <table:table-cell office:value-type="string">
            <text:p>/Lotus/Weapons/ClanTech/Energy/</text:p>
          </table:table-cell>
          <table:table-cell office:value-type="string">
            <text:p>VAPID</text:p>
          </table:table-cell>
          <table:table-cell office:value-type="string">
            <text:p>SPECTRA</text:p>
          </table:table-cell>
          <table:table-cell office:value-type="string">
            <text:p>VAPID</text:p>
          </table:table-cell>
          <table:table-cell office:value-type="string">
            <text:p>While its intended design is for deep space construction, the concentrated laser beam of the Spectra is highly effective against organic and synthetic enemies.</text:p>
          </table:table-cell>
          <table:table-cell office:value-type="float" office:value="0">
            <text:p>0</text:p>
          </table:table-cell>
          <table:table-cell office:value-type="string">
            <text:p>SECONDARY</text:p>
          </table:table-cell>
          <table:table-cell office:value-type="string">
            <text:p>CONTINUOUS</text:p>
          </table:table-cell>
          <table:table-cell table:number-columns-repeated="4" office:value-type="float" office:value="-69">
            <text:p>-69</text:p>
          </table:table-cell>
          <table:table-cell office:value-type="float" office:value="1.1">
            <text:p>1.1</text:p>
          </table:table-cell>
          <table:table-cell office:value-type="float" office:value="350">
            <text:p>350</text:p>
          </table:table-cell>
          <table:table-cell office:value-type="float" office:value="-1">
            <text:p>-1</text:p>
          </table:table-cell>
          <table:table-cell office:value-type="float" office:value="1">
            <text:p>1</text:p>
          </table:table-cell>
          <table:table-cell office:value-type="float" office:value="5">
            <text:p>5</text:p>
          </table:table-cell>
          <table:table-cell office:value-type="string">
            <text:p>Pistol</text:p>
          </table:table-cell>
          <table:table-cell office:value-type="float" office:value="80">
            <text:p>80</text:p>
          </table:table-cell>
          <table:table-cell office:value-type="float" office:value="360">
            <text:p>360</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VAPID</text:p>
          </table:table-cell>
          <table:table-cell office:value-type="string">
            <text:p>BEAM</text:p>
          </table:table-cell>
          <table:table-cell table:number-columns-repeated="10" office:value-type="string">
            <text:p>VAPID</text:p>
          </table:table-cell>
          <table:table-cell table:number-columns-repeated="980"/>
        </table:table-row>
        <table:table-row table:style-name="ro1">
          <table:table-cell office:value-type="string">
            <text:p>AcidDartPistol</text:p>
          </table:table-cell>
          <table:table-cell office:value-type="string">
            <text:p>/Lotus/Weapons/ClanTech/Bio/</text:p>
          </table:table-cell>
          <table:table-cell office:value-type="string">
            <text:p>VAPID</text:p>
          </table:table-cell>
          <table:table-cell office:value-type="string">
            <text:p>ACRID</text:p>
          </table:table-cell>
          <table:table-cell office:value-type="string">
            <text:p>VAPID</text:p>
          </table:table-cell>
          <table:table-cell office:value-type="string">
            <text:p>ACRID fires an acidic-infused needle.</text:p>
          </table:table-cell>
          <table:table-cell office:value-type="float" office:value="0">
            <text:p>0</text:p>
          </table:table-cell>
          <table:table-cell office:value-type="string">
            <text:p>SECONDARY</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400">
            <text:p>4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15">
            <text:p>15</text:p>
          </table:table-cell>
          <table:table-cell office:value-type="string">
            <text:p>210: inferred</text:p>
          </table:table-cell>
          <table:table-cell office:value-type="float" office:value="1.2">
            <text:p>1.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VAPID</text:p>
          </table:table-cell>
          <table:table-cell office:value-type="string">
            <text:p>PROJECTILE</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PrimeHikou</text:p>
          </table:table-cell>
          <table:table-cell office:value-type="string">
            <text:p>/Lotus/Weapons/Tenno/ThrowingWeapons/PrimeThrowingStar/</text:p>
          </table:table-cell>
          <table:table-cell office:value-type="string">
            <text:p>VAPID</text:p>
          </table:table-cell>
          <table:table-cell office:value-type="string">
            <text:p>HIKOU PRIME</text:p>
          </table:table-cell>
          <table:table-cell office:value-type="string">
            <text:p>VAPID</text:p>
          </table:table-cell>
          <table:table-cell office:value-type="string">
            <text:p>As deadly as any bullet without the associated noise or commotion.</text:p>
          </table:table-cell>
          <table:table-cell office:value-type="float" office:value="0">
            <text:p>0</text:p>
          </table:table-cell>
          <table:table-cell office:value-type="string">
            <text:p>VAPID</text:p>
          </table:table-cell>
          <table:table-cell office:value-type="string">
            <text:p>AUTOMATIC</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350">
            <text:p>35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26">
            <text:p>26</text:p>
          </table:table-cell>
          <table:table-cell office:value-type="string">
            <text:p>210: inferred</text:p>
          </table:table-cell>
          <table:table-cell office:value-type="float" office:value="0.5">
            <text:p>0.5</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VAPID</text:p>
          </table:table-cell>
          <table:table-cell office:value-type="string">
            <text:p>PROJECTILE~THROWN</text:p>
          </table:table-cell>
          <table:table-cell office:value-type="float" office:value="10000">
            <text:p>10000</text:p>
          </table:table-cell>
          <table:table-cell table:number-columns-repeated="9" office:value-type="string">
            <text:p>VAPID</text:p>
          </table:table-cell>
          <table:table-cell table:number-columns-repeated="980"/>
        </table:table-row>
        <table:table-row table:style-name="ro1">
          <table:table-cell office:value-type="string">
            <text:p>VandalSniperRifle</text:p>
          </table:table-cell>
          <table:table-cell office:value-type="string">
            <text:p>/Lotus/Weapons/Tenno/Rifle/</text:p>
          </table:table-cell>
          <table:table-cell office:value-type="string">
            <text:p>VAPID</text:p>
          </table:table-cell>
          <table:table-cell office:value-type="string">
            <text:p>SNIPETRON VANDAL</text:p>
          </table:table-cell>
          <table:table-cell office:value-type="string">
            <text:p>VAPID</text:p>
          </table:table-cell>
          <table:table-cell office:value-type="string">
            <text:p>A customized version of the elusive Snipetron, with metallic finish and Lotus decal.</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90">
            <text:p>90</text:p>
          </table:table-cell>
          <table:table-cell office:value-type="float" office:value="-1">
            <text:p>-1</text:p>
          </table:table-cell>
          <table:table-cell table:number-columns-repeated="2" office:value-type="float" office:value="1">
            <text:p>1</text:p>
          </table:table-cell>
          <table:table-cell office:value-type="string">
            <text:p>Special</text:p>
          </table:table-cell>
          <table:table-cell office:value-type="float" office:value="6">
            <text:p>6</text:p>
          </table:table-cell>
          <table:table-cell office:value-type="string">
            <text:p>72: inferred</text:p>
          </table:table-cell>
          <table:table-cell office:value-type="float" office:value="2">
            <text:p>2</text:p>
          </table:table-cell>
          <table:table-cell office:value-type="string">
            <text:p>DT_PHYSICAL</text:p>
          </table:table-cell>
          <table:table-cell office:value-type="string">
            <text:p>0.050000001~0.89999998~0.050000012~0.0~0.0~0.0~0.0~0.0~0.0~0.0~0.0~0.0~0.0~0.0~0.0~0.0</text:p>
          </table:table-cell>
          <table:table-cell office:value-type="float" office:value="150">
            <text:p>150</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2">
            <text:p>2</text:p>
          </table:table-cell>
          <table:table-cell table:number-columns-repeated="12" office:value-type="string">
            <text:p>VAPID</text:p>
          </table:table-cell>
          <table:table-cell table:number-columns-repeated="980"/>
        </table:table-row>
        <table:table-row table:style-name="ro1">
          <table:table-cell office:value-type="string">
            <text:p>VIPRifle</text:p>
          </table:table-cell>
          <table:table-cell office:value-type="string">
            <text:p>/Lotus/Weapons/Tenno/Rifle/</text:p>
          </table:table-cell>
          <table:table-cell office:value-type="string">
            <text:p>VAPID</text:p>
          </table:table-cell>
          <table:table-cell office:value-type="string">
            <text:p>BRATON VANDAL</text:p>
          </table:table-cell>
          <table:table-cell office:value-type="string">
            <text:p>VAPID</text:p>
          </table:table-cell>
          <table:table-cell office:value-type="string">
            <text:p>A special version of the standard Braton rifle with a slower fire rate but offering higher accuracy and damage values. The Braton Vandal has been customized by the Tenno with a blue-green metallic finish and Lotus branding on the grips.</text:p>
          </table:table-cell>
          <table:table-cell office:value-type="float" office:value="0">
            <text:p>0</text:p>
          </table:table-cell>
          <table:table-cell office:value-type="string">
            <text:p>VAPID</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450">
            <text:p>45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50">
            <text:p>50</text:p>
          </table:table-cell>
          <table:table-cell office:value-type="float" office:value="350">
            <text:p>350</text:p>
          </table:table-cell>
          <table:table-cell office:value-type="float" office:value="1.75">
            <text:p>1.75</text:p>
          </table:table-cell>
          <table:table-cell office:value-type="string">
            <text:p>DT_PHYSICAL</text:p>
          </table:table-cell>
          <table:table-cell office:value-type="string">
            <text:p>0.34999999~0.050000001~0.60000002~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ATTACK</text:p>
          </table:table-cell>
          <table:table-cell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TennoSniperRifle</text:p>
          </table:table-cell>
          <table:table-cell office:value-type="string">
            <text:p>/Lotus/Weapons/Tenno/Rifle/</text:p>
          </table:table-cell>
          <table:table-cell office:value-type="string">
            <text:p>VAPID</text:p>
          </table:table-cell>
          <table:table-cell office:value-type="string">
            <text:p>VECTIS</text:p>
          </table:table-cell>
          <table:table-cell office:value-type="string">
            <text:p>VAPID</text:p>
          </table:table-cell>
          <table:table-cell office:value-type="string">
            <text:p>A classic Tenno sniper rifle, the Vectis is ideal for ranged takedown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90">
            <text:p>90</text:p>
          </table:table-cell>
          <table:table-cell office:value-type="float" office:value="-1">
            <text:p>-1</text:p>
          </table:table-cell>
          <table:table-cell table:number-columns-repeated="2" office:value-type="float" office:value="1">
            <text:p>1</text:p>
          </table:table-cell>
          <table:table-cell office:value-type="string">
            <text:p>Special</text:p>
          </table:table-cell>
          <table:table-cell office:value-type="float" office:value="0">
            <text:p>0</text:p>
          </table:table-cell>
          <table:table-cell office:value-type="string">
            <text:p>72: inferred</text:p>
          </table:table-cell>
          <table:table-cell office:value-type="float" office:value="0.85000002">
            <text:p>0.85</text:p>
          </table:table-cell>
          <table:table-cell office:value-type="string">
            <text:p>DT_PHYSICAL</text:p>
          </table:table-cell>
          <table:table-cell office:value-type="string">
            <text:p>0.40000001~0.34999999~0.25~0.0~0.0~0.0~0.0~0.0~0.0~0.0~0.0~0.0~0.0~0.0~0.0~0.0</text:p>
          </table:table-cell>
          <table:table-cell office:value-type="float" office:value="225">
            <text:p>225</text:p>
          </table:table-cell>
          <table:table-cell office:value-type="float" office:value="0.30000001">
            <text:p>0.3</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2">
            <text:p>2</text:p>
          </table:table-cell>
          <table:table-cell table:number-columns-repeated="4" office:value-type="string">
            <text:p>VAPID</text:p>
          </table:table-cell>
          <table:table-cell office:value-type="string">
            <text:p>VISIBLE</text:p>
          </table:table-cell>
          <table:table-cell office:value-type="float" office:value="40000">
            <text:p>40000</text:p>
          </table:table-cell>
          <table:table-cell office:value-type="string">
            <text:p>{/Lotus/Types/Items/MiscItems/Neurode~MiscItems~-1}</text:p>
          </table:table-cell>
          <table:table-cell office:value-type="float" office:value="25000">
            <text:p>25000</text:p>
          </table:table-cell>
          <table:table-cell table:number-columns-repeated="4" office:value-type="string">
            <text:p>VAPID</text:p>
          </table:table-cell>
          <table:table-cell table:number-columns-repeated="980"/>
        </table:table-row>
        <table:table-row table:style-name="ro1">
          <table:table-cell office:value-type="string">
            <text:p>StartingRifle</text:p>
          </table:table-cell>
          <table:table-cell office:value-type="string">
            <text:p>/Lotus/Weapons/Tenno/Rifle/</text:p>
          </table:table-cell>
          <table:table-cell office:value-type="string">
            <text:p>VAPID</text:p>
          </table:table-cell>
          <table:table-cell office:value-type="string">
            <text:p>MK1-BRATON</text:p>
          </table:table-cell>
          <table:table-cell office:value-type="string">
            <text:p>VAPID</text:p>
          </table:table-cell>
          <table:table-cell office:value-type="string">
            <text:p>The MK1-Braton is the standard issue rifle for all Tenno. A versatile weapon that can be customized to support a wide variety of play styles.</text:p>
          </table:table-cell>
          <table:table-cell office:value-type="float" office:value="0">
            <text:p>0</text:p>
          </table:table-cell>
          <table:table-cell office:value-type="string">
            <text:p>VAPID</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450">
            <text:p>45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60">
            <text:p>60</text:p>
          </table:table-cell>
          <table:table-cell office:value-type="string">
            <text:p>540: inferred</text:p>
          </table:table-cell>
          <table:table-cell office:value-type="float" office:value="2">
            <text:p>2</text:p>
          </table:table-cell>
          <table:table-cell office:value-type="string">
            <text:p>DT_PHYSICAL</text:p>
          </table:table-cell>
          <table:table-cell office:value-type="string">
            <text:p>0.25~0.25~0.5~0.0~0.0~0.0~0.0~0.0~0.0~0.0~0.0~0.0~0.0~0.0~0.0~0.0</text:p>
          </table:table-cell>
          <table:table-cell office:value-type="float" office:value="18">
            <text:p>18</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079999998">
            <text:p>0.08</text:p>
          </table:table-cell>
          <table:table-cell office:value-type="float" office:value="1.5">
            <text:p>1.5</text:p>
          </table:table-cell>
          <table:table-cell table:number-columns-repeated="2"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SniperRifle</text:p>
          </table:table-cell>
          <table:table-cell office:value-type="string">
            <text:p>/Lotus/Weapons/Tenno/Rifle/</text:p>
          </table:table-cell>
          <table:table-cell office:value-type="string">
            <text:p>VAPID</text:p>
          </table:table-cell>
          <table:table-cell office:value-type="string">
            <text:p>SNIPETRON</text:p>
          </table:table-cell>
          <table:table-cell office:value-type="string">
            <text:p>VAPID</text:p>
          </table:table-cell>
          <table:table-cell office:value-type="string">
            <text:p>Manufactured by the Corpus, the Snipetron is a powerful and accurate rifle that sports optical zoom capabilities. Perfect for long range engagement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90">
            <text:p>90</text:p>
          </table:table-cell>
          <table:table-cell office:value-type="float" office:value="-1">
            <text:p>-1</text:p>
          </table:table-cell>
          <table:table-cell table:number-columns-repeated="2" office:value-type="float" office:value="1">
            <text:p>1</text:p>
          </table:table-cell>
          <table:table-cell office:value-type="string">
            <text:p>Special</text:p>
          </table:table-cell>
          <table:table-cell office:value-type="float" office:value="0">
            <text:p>0</text:p>
          </table:table-cell>
          <table:table-cell office:value-type="string">
            <text:p>72: inferred</text:p>
          </table:table-cell>
          <table:table-cell office:value-type="float" office:value="3.5">
            <text:p>3.5</text:p>
          </table:table-cell>
          <table:table-cell office:value-type="string">
            <text:p>DT_PHYSICAL</text:p>
          </table:table-cell>
          <table:table-cell office:value-type="string">
            <text:p>0.1~0.80000001~0.099999964~0.0~0.0~0.0~0.0~0.0~0.0~0.0~0.0~0.0~0.0~0.0~0.0~0.0</text:p>
          </table:table-cell>
          <table:table-cell office:value-type="float" office:value="125">
            <text:p>12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1.5">
            <text:p>1.5</text:p>
          </table:table-cell>
          <table:table-cell office:value-type="string">
            <text:p>UNIVERSAL~UNIVERSAL~UNIVERSAL~UNIVERSAL~UNIVERSAL~UNIVERSAL~UNIVERSAL~ATTACK</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PrimeLex</text:p>
          </table:table-cell>
          <table:table-cell office:value-type="string">
            <text:p>/Lotus/Weapons/Tenno/Pistols/PrimeLex/</text:p>
          </table:table-cell>
          <table:table-cell office:value-type="string">
            <text:p>VAPID</text:p>
          </table:table-cell>
          <table:table-cell office:value-type="string">
            <text:p>LEX PRIME</text:p>
          </table:table-cell>
          <table:table-cell office:value-type="string">
            <text:p>VAPID</text:p>
          </table:table-cell>
          <table:table-cell office:value-type="string">
            <text:p>The Lex Prime is a powerful, accurate pistol that has a low fire rate and clip size. Very efficient at long rang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125">
            <text:p>125</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8">
            <text:p>8</text:p>
          </table:table-cell>
          <table:table-cell office:value-type="string">
            <text:p>210: inferred</text:p>
          </table:table-cell>
          <table:table-cell office:value-type="float" office:value="2.3499999">
            <text:p>2.35</text:p>
          </table:table-cell>
          <table:table-cell office:value-type="string">
            <text:p>DT_PHYSICAL</text:p>
          </table:table-cell>
          <table:table-cell office:value-type="string">
            <text:p>0.1~0.80000001~0.099999964~0.0~0.0~0.0~0.0~0.0~0.0~0.0~0.0~0.0~0.0~0.0~0.0~0.0</text:p>
          </table:table-cell>
          <table:table-cell office:value-type="float" office:value="150">
            <text:p>150</text:p>
          </table:table-cell>
          <table:table-cell office:value-type="float" office:value="0.25">
            <text:p>0.25</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2">
            <text:p>2</text:p>
          </table:table-cell>
          <table:table-cell table:number-columns-repeated="12" office:value-type="string">
            <text:p>VAPID</text:p>
          </table:table-cell>
          <table:table-cell table:number-columns-repeated="980"/>
        </table:table-row>
        <table:table-row table:style-name="ro1">
          <table:table-cell office:value-type="string">
            <text:p>LatoVandal</text:p>
          </table:table-cell>
          <table:table-cell office:value-type="string">
            <text:p>/Lotus/Weapons/Tenno/Pistol/</text:p>
          </table:table-cell>
          <table:table-cell office:value-type="string">
            <text:p>VAPID</text:p>
          </table:table-cell>
          <table:table-cell office:value-type="string">
            <text:p>LATO VANDAL</text:p>
          </table:table-cell>
          <table:table-cell office:value-type="string">
            <text:p>VAPID</text:p>
          </table:table-cell>
          <table:table-cell office:value-type="string">
            <text:p>A special version of the standard Lato pistol with a slower fire rate but offering higher accuracy and damage values. The Lato Vandal has been customized by the Tenno with a blue-green metallic finish and Lotus branding on the grip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300">
            <text:p>3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0">
            <text:p>0</text:p>
          </table:table-cell>
          <table:table-cell office:value-type="string">
            <text:p>210: inferred</text:p>
          </table:table-cell>
          <table:table-cell office:value-type="float" office:value="1">
            <text:p>1</text:p>
          </table:table-cell>
          <table:table-cell office:value-type="string">
            <text:p>DT_PHYSICAL</text:p>
          </table:table-cell>
          <table:table-cell office:value-type="string">
            <text:p>0.15000001~0.25~0.60000002~0.0~0.0~0.0~0.0~0.0~0.0~0.0~0.0~0.0~0.0~0.0~0.0~0.0</text:p>
          </table:table-cell>
          <table:table-cell office:value-type="float" office:value="20">
            <text:p>20</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075000003">
            <text:p>0.08</text:p>
          </table:table-cell>
          <table:table-cell office:value-type="float" office:value="2">
            <text:p>2</text:p>
          </table:table-cell>
          <table:table-cell office:value-type="string">
            <text:p>UNIVERSAL~UNIVERSAL~UNIVERSAL~UNIVERSAL~UNIVERSAL~UNIVERSAL~UNIVERSAL~ATTACK</text:p>
          </table:table-cell>
          <table:table-cell table:number-columns-repeated="11" office:value-type="string">
            <text:p>VAPID</text:p>
          </table:table-cell>
          <table:table-cell table:number-columns-repeated="980"/>
        </table:table-row>
        <table:table-row table:style-name="ro1">
          <table:table-cell office:value-type="string">
            <text:p>TennoTonfa</text:p>
          </table:table-cell>
          <table:table-cell office:value-type="string">
            <text:p>/Lotus/Weapons/Tenno/Melee/Tonfa/TonfaContestWinner/</text:p>
          </table:table-cell>
          <table:table-cell office:value-type="string">
            <text:p>VAPID</text:p>
          </table:table-cell>
          <table:table-cell office:value-type="string">
            <text:p>KRONEN</text:p>
          </table:table-cell>
          <table:table-cell office:value-type="string">
            <text:p>VAPID</text:p>
          </table:table-cell>
          <table:table-cell office:value-type="string">
            <text:p>The Kronen resurrects a lethal fighting style once thought lost to the age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5">
            <text:p>6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0.1~0.80000001~0.0~0.0~0.0~0.0~0.0~0.0~0.0~0.0~0.0~0.0~0.0~0.0~0.0</text:p>
          </table:table-cell>
          <table:table-cell office:value-type="float" office:value="65">
            <text:p>65</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ATTACK</text:p>
          </table:table-cell>
          <table:table-cell office:value-type="string">
            <text:p>VAPID</text:p>
          </table:table-cell>
          <table:table-cell office:value-type="float" office:value="200">
            <text:p>200</text:p>
          </table:table-cell>
          <table:table-cell office:value-type="string">
            <text:p>VAPID</text:p>
          </table:table-cell>
          <table:table-cell office:value-type="string">
            <text:p>VISIBLE</text:p>
          </table:table-cell>
          <table:table-cell office:value-type="float" office:value="65000">
            <text:p>65000</text:p>
          </table:table-cell>
          <table:table-cell office:value-type="string">
            <text:p>{/Lotus/Types/Items/MiscItems/Ferrite~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TennoSwordShield</text:p>
          </table:table-cell>
          <table:table-cell office:value-type="string">
            <text:p>/Lotus/Weapons/Tenno/Melee/SwordsAndBoards/MeleeContestWinnerOne/</text:p>
          </table:table-cell>
          <table:table-cell office:value-type="string">
            <text:p>VAPID</text:p>
          </table:table-cell>
          <table:table-cell office:value-type="string">
            <text:p>SILVA &amp; AEGIS</text:p>
          </table:table-cell>
          <table:table-cell office:value-type="string">
            <text:p>VAPID</text:p>
          </table:table-cell>
          <table:table-cell office:value-type="string">
            <text:p>This fiery sword and shield combination perfects the balance of Tenno offense and defense prowess. In the hands of a Master, even a defensive tool like a shield can be used as a weapon.</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FIRE</text:p>
          </table:table-cell>
          <table:table-cell office:value-type="string">
            <text:p>0.0~0.0~0.0~0.0~0.0~1.0~0.0~0.0~0.0~0.0~0.0~0.0~0.0~0.0~0.0~0.0</text:p>
          </table:table-cell>
          <table:table-cell office:value-type="float" office:value="35">
            <text:p>35</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ATTACK</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PlasmaLongSword</text:p>
          </table:table-cell>
          <table:table-cell office:value-type="string">
            <text:p>/Lotus/Weapons/Tenno/Melee/Swords/PlasmaSword/</text:p>
          </table:table-cell>
          <table:table-cell office:value-type="string">
            <text:p>VAPID</text:p>
          </table:table-cell>
          <table:table-cell office:value-type="string">
            <text:p>PLASMA SWORD</text:p>
          </table:table-cell>
          <table:table-cell office:value-type="string">
            <text:p>VAPID</text:p>
          </table:table-cell>
          <table:table-cell office:value-type="string">
            <text:p>An advanced blade that delivers high-damage charge attacks. Delivers a high percentage of critical strike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40">
            <text:p>4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ELECTRICITY</text:p>
          </table:table-cell>
          <table:table-cell office:value-type="string">
            <text:p>0.0~0.0~0.0~0.0~1.0~0.0~0.0~0.0~0.0~0.0~0.0~0.0~0.0~0.0~0.0~0.0</text:p>
          </table:table-cell>
          <table:table-cell office:value-type="float" office:value="35">
            <text:p>35</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UNIVERSAL~UNIVERSAL~UNIVERSAL~UNIVERSAL~UNIVERSAL~UNIVERSAL~UNIVERSAL~UNIVERSAL~WARD</text:p>
          </table:table-cell>
          <table:table-cell table:number-columns-repeated="11" office:value-type="string">
            <text:p>VAPID</text:p>
          </table:table-cell>
          <table:table-cell table:number-columns-repeated="980"/>
        </table:table-row>
        <table:table-row table:style-name="ro1">
          <table:table-cell office:value-type="string">
            <text:p>PangolinLongSword</text:p>
          </table:table-cell>
          <table:table-cell office:value-type="string">
            <text:p>/Lotus/Weapons/Tenno/Melee/Swords/PangolinSword/</text:p>
          </table:table-cell>
          <table:table-cell office:value-type="string">
            <text:p>VAPID</text:p>
          </table:table-cell>
          <table:table-cell office:value-type="string">
            <text:p>PANGOLIN SWORD</text:p>
          </table:table-cell>
          <table:table-cell office:value-type="string">
            <text:p>VAPID</text:p>
          </table:table-cell>
          <table:table-cell office:value-type="string">
            <text:p>A unique blade used by an old Tenno clan.</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50000001~0.15000001~0.80000001~0.0~0.0~0.0~0.0~0.0~0.0~0.0~0.0~0.0~0.0~0.0~0.0~0.0</text:p>
          </table:table-cell>
          <table:table-cell office:value-type="float" office:value="37">
            <text:p>37</text:p>
          </table:table-cell>
          <table:table-cell office:value-type="float" office:value="0.12">
            <text:p>0.12</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ATTACK~ATTACK</text:p>
          </table:table-cell>
          <table:table-cell table:number-columns-repeated="11" office:value-type="string">
            <text:p>VAPID</text:p>
          </table:table-cell>
          <table:table-cell table:number-columns-repeated="980"/>
        </table:table-row>
        <table:table-row table:style-name="ro1">
          <table:table-cell office:value-type="string">
            <text:p>KrisDagger</text:p>
          </table:table-cell>
          <table:table-cell office:value-type="string">
            <text:p>/Lotus/Weapons/Tenno/Melee/Swords/KrisDagger/</text:p>
          </table:table-cell>
          <table:table-cell office:value-type="string">
            <text:p>VAPID</text:p>
          </table:table-cell>
          <table:table-cell office:value-type="string">
            <text:p>KARYST</text:p>
          </table:table-cell>
          <table:table-cell office:value-type="string">
            <text:p>VAPID</text:p>
          </table:table-cell>
          <table:table-cell office:value-type="string">
            <text:p>Once the blade weapon of choice for an exclusive order of Tenno assassins, the Karyst dagger grew to become a symbol of honor and duty for all Tenno.</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45">
            <text:p>4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OISON</text:p>
          </table:table-cell>
          <table:table-cell office:value-type="string">
            <text:p>0.0~0.0~0.0~0.0~0.0~0.0~1.0~0.0~0.0~0.0~0.0~0.0~0.0~0.0~0.0~0.0</text:p>
          </table:table-cell>
          <table:table-cell office:value-type="float" office:value="50">
            <text:p>50</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TACTIC~ATTACK</text:p>
          </table:table-cell>
          <table:table-cell office:value-type="string">
            <text:p>VAPID</text:p>
          </table:table-cell>
          <table:table-cell office:value-type="float" office:value="95">
            <text:p>95</text:p>
          </table:table-cell>
          <table:table-cell table:number-columns-repeated="9" office:value-type="string">
            <text:p>VAPID</text:p>
          </table:table-cell>
          <table:table-cell table:number-columns-repeated="980"/>
        </table:table-row>
        <table:table-row table:style-name="ro1">
          <table:table-cell office:value-type="string">
            <text:p>LowKatana</text:p>
          </table:table-cell>
          <table:table-cell office:value-type="string">
            <text:p>/Lotus/Weapons/Tenno/Melee/Swords/KatanaAndWakizashi/</text:p>
          </table:table-cell>
          <table:table-cell office:value-type="string">
            <text:p>VAPID</text:p>
          </table:table-cell>
          <table:table-cell office:value-type="string">
            <text:p>DRAGON NIKANA</text:p>
          </table:table-cell>
          <table:table-cell office:value-type="string">
            <text:p>VAPID</text:p>
          </table:table-cell>
          <table:table-cell office:value-type="string">
            <text:p>The Dragon Nikana is forged from ancient Tenno steel. This is a master's weapon, only the most worthy of Tenno may wield it.</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50000001~0.1~0.85000002~0.0~0.0~0.0~0.0~0.0~0.0~0.0~0.0~0.0~0.0~0.0~0.0~0.0</text:p>
          </table:table-cell>
          <table:table-cell office:value-type="float" office:value="85">
            <text:p>85</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UNIVERSAL~UNIVERSAL~UNIVERSAL~UNIVERSAL~UNIVERSAL~UNIVERSAL~DEFENSE~ATTACK~ATTACK</text:p>
          </table:table-cell>
          <table:table-cell office:value-type="string">
            <text:p>VAPID</text:p>
          </table:table-cell>
          <table:table-cell office:value-type="float" office:value="275">
            <text:p>275</text:p>
          </table:table-cell>
          <table:table-cell table:number-columns-repeated="9" office:value-type="string">
            <text:p>VAPID</text:p>
          </table:table-cell>
          <table:table-cell table:number-columns-repeated="980"/>
        </table:table-row>
        <table:table-row table:style-name="ro1">
          <table:table-cell office:value-type="string">
            <text:p>Katana</text:p>
          </table:table-cell>
          <table:table-cell office:value-type="string">
            <text:p>/Lotus/Weapons/Tenno/Melee/Swords/KatanaAndWakizashi/</text:p>
          </table:table-cell>
          <table:table-cell office:value-type="string">
            <text:p>VAPID</text:p>
          </table:table-cell>
          <table:table-cell office:value-type="string">
            <text:p>NIKANA</text:p>
          </table:table-cell>
          <table:table-cell office:value-type="string">
            <text:p>VAPID</text:p>
          </table:table-cell>
          <table:table-cell office:value-type="string">
            <text:p>The Nikana katana reintroduces a lost Tenno blade and with it another fragment of the old way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50000001~0.1~0.85000002~0.0~0.0~0.0~0.0~0.0~0.0~0.0~0.0~0.0~0.0~0.0~0.0~0.0</text:p>
          </table:table-cell>
          <table:table-cell office:value-type="float" office:value="45">
            <text:p>4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DEFENSE~ATTACK~ATTACK</text:p>
          </table:table-cell>
          <table:table-cell office:value-type="string">
            <text:p>VAPID</text:p>
          </table:table-cell>
          <table:table-cell office:value-type="float" office:value="275">
            <text:p>275</text:p>
          </table:table-cell>
          <table:table-cell table:number-columns-repeated="9" office:value-type="string">
            <text:p>VAPID</text:p>
          </table:table-cell>
          <table:table-cell table:number-columns-repeated="980"/>
        </table:table-row>
        <table:table-row table:style-name="ro1">
          <table:table-cell office:value-type="string">
            <text:p>JawLongSword</text:p>
          </table:table-cell>
          <table:table-cell office:value-type="string">
            <text:p>/Lotus/Weapons/Tenno/Melee/Swords/JawSword/</text:p>
          </table:table-cell>
          <table:table-cell office:value-type="string">
            <text:p>VAPID</text:p>
          </table:table-cell>
          <table:table-cell office:value-type="string">
            <text:p>JAW SWORD</text:p>
          </table:table-cell>
          <table:table-cell office:value-type="string">
            <text:p>VAPID</text:p>
          </table:table-cell>
          <table:table-cell office:value-type="string">
            <text:p>A blade with a serrated edge that delivers strong quick attack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50000001~0.2~0.75~0.0~0.0~0.0~0.0~0.0~0.0~0.0~0.0~0.0~0.0~0.0~0.0~0.0</text:p>
          </table:table-cell>
          <table:table-cell office:value-type="float" office:value="44">
            <text:p>44</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ATTACK~WARD</text:p>
          </table:table-cell>
          <table:table-cell table:number-columns-repeated="11" office:value-type="string">
            <text:p>VAPID</text:p>
          </table:table-cell>
          <table:table-cell table:number-columns-repeated="980"/>
        </table:table-row>
        <table:table-row table:style-name="ro1">
          <table:table-cell office:value-type="string">
            <text:p>HeatLongSword</text:p>
          </table:table-cell>
          <table:table-cell office:value-type="string">
            <text:p>/Lotus/Weapons/Tenno/Melee/Swords/HeatSword/</text:p>
          </table:table-cell>
          <table:table-cell office:value-type="string">
            <text:p>VAPID</text:p>
          </table:table-cell>
          <table:table-cell office:value-type="string">
            <text:p>HEAT SWORD</text:p>
          </table:table-cell>
          <table:table-cell office:value-type="string">
            <text:p>VAPID</text:p>
          </table:table-cell>
          <table:table-cell office:value-type="string">
            <text:p>A strong blade capable of inflicting fire damage to its foe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0.1~0.80000001~0.0~0.0~0.0~0.0~0.0~0.0~0.0~0.0~0.0~0.0~0.0~0.0~0.0</text:p>
          </table:table-cell>
          <table:table-cell office:value-type="float" office:value="44">
            <text:p>44</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TACTIC~ATTACK</text:p>
          </table:table-cell>
          <table:table-cell office:value-type="string">
            <text:p>VAPID</text:p>
          </table:table-cell>
          <table:table-cell office:value-type="float" office:value="100">
            <text:p>100</text:p>
          </table:table-cell>
          <table:table-cell table:number-columns-repeated="9" office:value-type="string">
            <text:p>VAPID</text:p>
          </table:table-cell>
          <table:table-cell table:number-columns-repeated="980"/>
        </table:table-row>
        <table:table-row table:style-name="ro1">
          <table:table-cell office:value-type="string">
            <text:p>TennoGreatSword</text:p>
          </table:table-cell>
          <table:table-cell office:value-type="string">
            <text:p>/Lotus/Weapons/Tenno/Melee/Swords/GreatSword/</text:p>
          </table:table-cell>
          <table:table-cell office:value-type="string">
            <text:p>VAPID</text:p>
          </table:table-cell>
          <table:table-cell office:value-type="string">
            <text:p>GALATINE</text:p>
          </table:table-cell>
          <table:table-cell office:value-type="string">
            <text:p>VAPID</text:p>
          </table:table-cell>
          <table:table-cell office:value-type="string">
            <text:p>With massive charged power and the ability to hit up to five foes in a single swing, the Galatine sword is the heavy artillery of melee weapon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25~0.025~0.94999999~0.0~0.0~0.0~0.0~0.0~0.0~0.0~0.0~0.0~0.0~0.0~0.0~0.0</text:p>
          </table:table-cell>
          <table:table-cell office:value-type="float" office:value="125">
            <text:p>125</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TACTIC~UNIVERSAL~UNIVERSAL~UNIVERSAL~UNIVERSAL~UNIVERSAL~DEFENSE</text:p>
          </table:table-cell>
          <table:table-cell office:value-type="string">
            <text:p>VAPID</text:p>
          </table:table-cell>
          <table:table-cell office:value-type="float" office:value="175">
            <text:p>175</text:p>
          </table:table-cell>
          <table:table-cell office:value-type="string">
            <text:p>VAPID</text:p>
          </table:table-cell>
          <table:table-cell office:value-type="string">
            <text:p>VISIBLE</text:p>
          </table:table-cell>
          <table:table-cell office:value-type="float" office:value="25000">
            <text:p>25000</text:p>
          </table:table-cell>
          <table:table-cell office:value-type="string">
            <text:p>{/Lotus/Types/Items/MiscItems/Gallium~MiscItems~-1}</text:p>
          </table:table-cell>
          <table:table-cell office:value-type="float" office:value="30000">
            <text:p>30000</text:p>
          </table:table-cell>
          <table:table-cell table:number-columns-repeated="4" office:value-type="string">
            <text:p>VAPID</text:p>
          </table:table-cell>
          <table:table-cell table:number-columns-repeated="980"/>
        </table:table-row>
        <table:table-row table:style-name="ro1">
          <table:table-cell office:value-type="string">
            <text:p>DarkLongSword</text:p>
          </table:table-cell>
          <table:table-cell office:value-type="string">
            <text:p>/Lotus/Weapons/Tenno/Melee/Swords/DarkSword/</text:p>
          </table:table-cell>
          <table:table-cell office:value-type="string">
            <text:p>VAPID</text:p>
          </table:table-cell>
          <table:table-cell office:value-type="string">
            <text:p>DARK SWORD</text:p>
          </table:table-cell>
          <table:table-cell office:value-type="string">
            <text:p>VAPID</text:p>
          </table:table-cell>
          <table:table-cell office:value-type="string">
            <text:p>A blade forged using dark metals, capable of delivering high-damage charge attack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
            <text:p>5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RADIATION</text:p>
          </table:table-cell>
          <table:table-cell office:value-type="string">
            <text:p>0.0~0.0~0.0~0.0~0.0~0.0~0.0~0.0~0.0~0.0~0.0~1.0~0.0~0.0~0.0~0.0</text:p>
          </table:table-cell>
          <table:table-cell office:value-type="float" office:value="37">
            <text:p>37</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WARD</text:p>
          </table:table-cell>
          <table:table-cell office:value-type="string">
            <text:p>VAPID</text:p>
          </table:table-cell>
          <table:table-cell office:value-type="float" office:value="100">
            <text:p>100</text:p>
          </table:table-cell>
          <table:table-cell table:number-columns-repeated="9" office:value-type="string">
            <text:p>VAPID</text:p>
          </table:table-cell>
          <table:table-cell table:number-columns-repeated="980"/>
        </table:table-row>
        <table:table-row table:style-name="ro1">
          <table:table-cell office:value-type="string">
            <text:p>TennoCutlass</text:p>
          </table:table-cell>
          <table:table-cell office:value-type="string">
            <text:p>/Lotus/Weapons/Tenno/Melee/Swords/CutlassAndPoignard/</text:p>
          </table:table-cell>
          <table:table-cell office:value-type="string">
            <text:p>VAPID</text:p>
          </table:table-cell>
          <table:table-cell office:value-type="string">
            <text:p>NAMI SOLO</text:p>
          </table:table-cell>
          <table:table-cell office:value-type="string">
            <text:p>VAPID</text:p>
          </table:table-cell>
          <table:table-cell office:value-type="string">
            <text:p>Evoking the oceans of earth, this exquisite cutlass is a deadly work of art. </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35">
            <text:p>35</text:p>
          </table:table-cell>
          <table:table-cell office:value-type="float" office:value="0.25">
            <text:p>0.2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ATTACK~UNIVERSAL~UNIVERSAL~UNIVERSAL~UNIVERSAL~UNIVERSAL~UNIVERSAL~UNIVERSAL~POWER</text:p>
          </table:table-cell>
          <table:table-cell office:value-type="string">
            <text:p>VAPID</text:p>
          </table:table-cell>
          <table:table-cell office:value-type="float" office:value="175">
            <text:p>17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Ferrite~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CutlassPoignardSwords</text:p>
          </table:table-cell>
          <table:table-cell office:value-type="string">
            <text:p>/Lotus/Weapons/Tenno/Melee/Swords/CutlassAndPoignard/</text:p>
          </table:table-cell>
          <table:table-cell office:value-type="string">
            <text:p>VAPID</text:p>
          </table:table-cell>
          <table:table-cell office:value-type="string">
            <text:p>NAMI SKYLA</text:p>
          </table:table-cell>
          <table:table-cell office:value-type="string">
            <text:p>VAPID</text:p>
          </table:table-cell>
          <table:table-cell office:value-type="string">
            <text:p>Like the surge and crash of storm waves, a master of the Nami cutlass and Skyla dagger turns these two separate weapons into one fluid attack.</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50">
            <text:p>5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TACTIC</text:p>
          </table:table-cell>
          <table:table-cell office:value-type="string">
            <text:p>VAPID</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Staff</text:p>
          </table:table-cell>
          <table:table-cell office:value-type="string">
            <text:p>/Lotus/Weapons/Tenno/Melee/Staff/</text:p>
          </table:table-cell>
          <table:table-cell office:value-type="string">
            <text:p>VAPID</text:p>
          </table:table-cell>
          <table:table-cell office:value-type="string">
            <text:p>BO</text:p>
          </table:table-cell>
          <table:table-cell office:value-type="string">
            <text:p>VAPID</text:p>
          </table:table-cell>
          <table:table-cell office:value-type="string">
            <text:p>A two-handed, reinforced staff that can send multiple enemies airborn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89999998~0.1~0.0~0.0~0.0~0.0~0.0~0.0~0.0~0.0~0.0~0.0~0.0~0.0~0.0~0.0</text:p>
          </table:table-cell>
          <table:table-cell office:value-type="float" office:value="50">
            <text:p>50</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125">
            <text:p>0.13</text:p>
          </table:table-cell>
          <table:table-cell office:value-type="float" office:value="2">
            <text:p>2</text:p>
          </table:table-cell>
          <table:table-cell table:number-columns-repeated="4" office:value-type="string">
            <text:p>VAPID</text:p>
          </table:table-cell>
          <table:table-cell office:value-type="string">
            <text:p>VISIBLE</text:p>
          </table:table-cell>
          <table:table-cell office:value-type="float" office:value="15000">
            <text:p>15000</text:p>
          </table:table-cell>
          <table:table-cell office:value-type="string">
            <text:p>{/Lotus/Types/Items/MiscItems/OrokinCell~MiscItems~-1}</text:p>
          </table:table-cell>
          <table:table-cell office:value-type="float" office:value="15000">
            <text:p>15000</text:p>
          </table:table-cell>
          <table:table-cell table:number-columns-repeated="4" office:value-type="string">
            <text:p>VAPID</text:p>
          </table:table-cell>
          <table:table-cell table:number-columns-repeated="980"/>
        </table:table-row>
        <table:table-row table:style-name="ro1">
          <table:table-cell office:value-type="string">
            <text:p>GrnStaff</text:p>
          </table:table-cell>
          <table:table-cell office:value-type="string">
            <text:p>/Lotus/Weapons/Tenno/Melee/Staff/</text:p>
          </table:table-cell>
          <table:table-cell office:value-type="string">
            <text:p>VAPID</text:p>
          </table:table-cell>
          <table:table-cell office:value-type="string">
            <text:p>AMPHIS</text:p>
          </table:table-cell>
          <table:table-cell office:value-type="string">
            <text:p>VAPID</text:p>
          </table:table-cell>
          <table:table-cell office:value-type="string">
            <text:p>Fashioned with Grineer materials and balanced for marine infantry use, the Amphis is a traditional staff weapon that has received a monstrous makeover that enables shock damage on jump attacks. Connects with multiple enemies with each strik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75">
            <text:p>75</text:p>
          </table:table-cell>
          <table:table-cell office:value-type="float" office:value="-1">
            <text:p>-1</text:p>
          </table:table-cell>
          <table:table-cell table:number-columns-repeated="2" office:value-type="float" office:value="1">
            <text:p>1</text:p>
          </table:table-cell>
          <table:table-cell office:value-type="string">
            <text:p>Default</text:p>
          </table:table-cell>
          <table:table-cell office:value-type="float" office:value="0">
            <text:p>0</text:p>
          </table:table-cell>
          <table:table-cell office:value-type="string">
            <text:p>-1: inferred</text:p>
          </table:table-cell>
          <table:table-cell office:value-type="float" office:value="1">
            <text:p>1</text:p>
          </table:table-cell>
          <table:table-cell office:value-type="string">
            <text:p>DT_PHYSICAL</text:p>
          </table:table-cell>
          <table:table-cell office:value-type="string">
            <text:p>0.69999999~0.15000001~0.14999998~0.0~0.0~0.0~0.0~0.0~0.0~0.0~0.0~0.0~0.0~0.0~0.0~0.0</text:p>
          </table:table-cell>
          <table:table-cell office:value-type="float" office:value="55">
            <text:p>5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75000003">
            <text:p>0.08</text:p>
          </table:table-cell>
          <table:table-cell office:value-type="float" office:value="1.5">
            <text:p>1.5</text:p>
          </table:table-cell>
          <table:table-cell office:value-type="string">
            <text:p>UNIVERSAL~UNIVERSAL~UNIVERSAL~UNIVERSAL~UNIVERSAL~UNIVERSAL~UNIVERSAL~TACTIC~ATTACK</text:p>
          </table:table-cell>
          <table:table-cell office:value-type="string">
            <text:p>VAPID</text:p>
          </table:table-cell>
          <table:table-cell office:value-type="float" office:value="150">
            <text:p>150</text:p>
          </table:table-cell>
          <table:table-cell office:value-type="string">
            <text:p>VAPID</text:p>
          </table:table-cell>
          <table:table-cell office:value-type="string">
            <text:p>VISIBLE</text:p>
          </table:table-cell>
          <table:table-cell office:value-type="float" office:value="15000">
            <text:p>15000</text:p>
          </table:table-cell>
          <table:table-cell office:value-type="string">
            <text:p>{/Lotus/Types/Items/MiscItems/Neurode~MiscItems~-1}</text:p>
          </table:table-cell>
          <table:table-cell office:value-type="float" office:value="30000">
            <text:p>30000</text:p>
          </table:table-cell>
          <table:table-cell table:number-columns-repeated="4" office:value-type="string">
            <text:p>VAPID</text:p>
          </table:table-cell>
          <table:table-cell table:number-columns-repeated="980"/>
        </table:table-row>
        <table:table-row table:style-name="ro1">
          <table:table-cell office:value-type="string">
            <text:p>PrimeBoWeapon</text:p>
          </table:table-cell>
          <table:table-cell office:value-type="string">
            <text:p>/Lotus/Weapons/Tenno/Melee/Staff/PrimeBo/</text:p>
          </table:table-cell>
          <table:table-cell office:value-type="string">
            <text:p>VAPID</text:p>
          </table:table-cell>
          <table:table-cell office:value-type="string">
            <text:p>BO PRIME</text:p>
          </table:table-cell>
          <table:table-cell office:value-type="string">
            <text:p>VAPID</text:p>
          </table:table-cell>
          <table:table-cell office:value-type="string">
            <text:p>A classic Orokin weapon, Bo Prime creates elegant fury on the battlefield.</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5">
            <text:p>6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89999998~0.1~0.0~0.0~0.0~0.0~0.0~0.0~0.0~0.0~0.0~0.0~0.0~0.0~0.0~0.0</text:p>
          </table:table-cell>
          <table:table-cell office:value-type="float" office:value="75">
            <text:p>75</text:p>
          </table:table-cell>
          <table:table-cell office:value-type="float" office:value="0.25">
            <text:p>0.25</text:p>
          </table:table-cell>
          <table:table-cell table:number-columns-repeated="2"/>
          <table:table-cell office:value-type="string">
            <text:p>DHT_NONE</text:p>
          </table:table-cell>
          <table:table-cell office:value-type="float" office:value="0">
            <text:p>0</text:p>
          </table:table-cell>
          <table:table-cell office:value-type="float" office:value="0.125">
            <text:p>0.13</text:p>
          </table:table-cell>
          <table:table-cell office:value-type="float" office:value="2">
            <text:p>2</text:p>
          </table:table-cell>
          <table:table-cell office:value-type="string">
            <text:p>UNIVERSAL~UNIVERSAL~UNIVERSAL~UNIVERSAL~UNIVERSAL~UNIVERSAL~ATTACK~DEFENSE~WARD</text:p>
          </table:table-cell>
          <table:table-cell table:number-columns-repeated="11" office:value-type="string">
            <text:p>VAPID</text:p>
          </table:table-cell>
          <table:table-cell table:number-columns-repeated="980"/>
        </table:table-row>
        <table:table-row table:style-name="ro1">
          <table:table-cell office:value-type="string">
            <text:p>StalkerScytheWeapon</text:p>
          </table:table-cell>
          <table:table-cell office:value-type="string">
            <text:p>/Lotus/Weapons/Tenno/Melee/Scythe/</text:p>
          </table:table-cell>
          <table:table-cell office:value-type="string">
            <text:p>VAPID</text:p>
          </table:table-cell>
          <table:table-cell office:value-type="string">
            <text:p>HATE</text:p>
          </table:table-cell>
          <table:table-cell office:value-type="string">
            <text:p>VAPID</text:p>
          </table:table-cell>
          <table:table-cell office:value-type="string">
            <text:p>Hate is a scythe with a cruel blade, wielded by The Stalker.</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60">
            <text:p>60</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UNIVERSAL~TACTIC</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ReaperWeapon</text:p>
          </table:table-cell>
          <table:table-cell office:value-type="string">
            <text:p>/Lotus/Weapons/Tenno/Melee/Scythe/</text:p>
          </table:table-cell>
          <table:table-cell office:value-type="string">
            <text:p>VAPID</text:p>
          </table:table-cell>
          <table:table-cell office:value-type="string">
            <text:p>criticalChance</text:p>
          </table:table-cell>
          <table:table-cell office:value-type="string">
            <text:p>VAPID</text:p>
          </table:table-cell>
          <table:table-cell office:value-type="string">
            <text:p>Reaper Prime is an ornamental scythe, with a blade forged from tempered rubidium.</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5">
            <text:p>6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60">
            <text:p>60</text:p>
          </table:table-cell>
          <table:table-cell office:value-type="float" office:value="0.12">
            <text:p>0.12</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UNIVERSAL~TACTIC</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EtherScytheWeapon</text:p>
          </table:table-cell>
          <table:table-cell office:value-type="string">
            <text:p>/Lotus/Weapons/Tenno/Melee/Scythe/</text:p>
          </table:table-cell>
          <table:table-cell office:value-type="string">
            <text:p>VAPID</text:p>
          </table:table-cell>
          <table:table-cell office:value-type="string">
            <text:p>ETHER REAPER</text:p>
          </table:table-cell>
          <table:table-cell office:value-type="string">
            <text:p>VAPID</text:p>
          </table:table-cell>
          <table:table-cell office:value-type="string">
            <text:p>With a blade forged from the same material as the Ether Sword, the Ether Reaper delivers quick death to its victim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5">
            <text:p>6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55">
            <text:p>55</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1.5">
            <text:p>1.5</text:p>
          </table:table-cell>
          <table:table-cell office:value-type="string">
            <text:p>UNIVERSAL~UNIVERSAL~UNIVERSAL~UNIVERSAL~UNIVERSAL~UNIVERSAL~ATTACK~UNIVERSAL~POWER</text:p>
          </table:table-cell>
          <table:table-cell office:value-type="string">
            <text:p>VAPID</text:p>
          </table:table-cell>
          <table:table-cell office:value-type="float" office:value="230">
            <text:p>230</text:p>
          </table:table-cell>
          <table:table-cell table:number-columns-repeated="9" office:value-type="string">
            <text:p>VAPID</text:p>
          </table:table-cell>
          <table:table-cell table:number-columns-repeated="980"/>
        </table:table-row>
        <table:table-row table:style-name="ro1">
          <table:table-cell office:value-type="string">
            <text:p>PrimePolearmWeapon</text:p>
          </table:table-cell>
          <table:table-cell office:value-type="string">
            <text:p>/Lotus/Weapons/Tenno/Melee/Polearms/</text:p>
          </table:table-cell>
          <table:table-cell office:value-type="string">
            <text:p>VAPID</text:p>
          </table:table-cell>
          <table:table-cell office:value-type="string">
            <text:p>ORTHOS PRIME</text:p>
          </table:table-cell>
          <table:table-cell office:value-type="string">
            <text:p>VAPID</text:p>
          </table:table-cell>
          <table:table-cell office:value-type="string">
            <text:p>Orthos Prime is an ancient Orokin martial weapon, forged from the purest rubidium making it extremely light-weight.</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70">
            <text:p>7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65">
            <text:p>65</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string">
            <text:p>UNIVERSAL~UNIVERSAL~UNIVERSAL~UNIVERSAL~UNIVERSAL~UNIVERSAL~UNIVERSAL~UNIVERSAL~POWER</text:p>
          </table:table-cell>
          <table:table-cell table:number-columns-repeated="11" office:value-type="string">
            <text:p>VAPID</text:p>
          </table:table-cell>
          <table:table-cell table:number-columns-repeated="980"/>
        </table:table-row>
        <table:table-row table:style-name="ro1">
          <table:table-cell office:value-type="string">
            <text:p>PolearmWeapon</text:p>
          </table:table-cell>
          <table:table-cell office:value-type="string">
            <text:p>/Lotus/Weapons/Tenno/Melee/Polearms/</text:p>
          </table:table-cell>
          <table:table-cell office:value-type="string">
            <text:p>VAPID</text:p>
          </table:table-cell>
          <table:table-cell office:value-type="string">
            <text:p>ORTHOS</text:p>
          </table:table-cell>
          <table:table-cell office:value-type="string">
            <text:p>VAPID</text:p>
          </table:table-cell>
          <table:table-cell office:value-type="string">
            <text:p>The Tenno forged Orthos is a rare double bladed staff. Those who take the time to master it speak of its impressive striking distance and ability to hit multiple target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50">
            <text:p>50</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TACTIC</text:p>
          </table:table-cell>
          <table:table-cell office:value-type="string">
            <text:p>VAPID</text:p>
          </table:table-cell>
          <table:table-cell office:value-type="float" office:value="180">
            <text:p>180</text:p>
          </table:table-cell>
          <table:table-cell table:number-columns-repeated="9" office:value-type="string">
            <text:p>VAPID</text:p>
          </table:table-cell>
          <table:table-cell table:number-columns-repeated="980"/>
        </table:table-row>
        <table:table-row table:style-name="ro1">
          <table:table-cell office:value-type="string">
            <text:p>PaladinMaceWeapon</text:p>
          </table:table-cell>
          <table:table-cell office:value-type="string">
            <text:p>/Lotus/Weapons/Tenno/Melee/Maces/PaladinMace/</text:p>
          </table:table-cell>
          <table:table-cell office:value-type="string">
            <text:p>VAPID</text:p>
          </table:table-cell>
          <table:table-cell office:value-type="string">
            <text:p>MAGISTAR</text:p>
          </table:table-cell>
          <table:table-cell office:value-type="string">
            <text:p>VAPID</text:p>
          </table:table-cell>
          <table:table-cell office:value-type="string">
            <text:p>The Magistar mace wields justice and truth in the form of bone-crushing blow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
            <text:p>5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80000001~0.15000001~0.049999952~0.0~0.0~0.0~0.0~0.0~0.0~0.0~0.0~0.0~0.0~0.0~0.0~0.0</text:p>
          </table:table-cell>
          <table:table-cell office:value-type="float" office:value="80">
            <text:p>8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office:value-type="string">
            <text:p>UNIVERSAL~UNIVERSAL~UNIVERSAL~UNIVERSAL~UNIVERSAL~UNIVERSAL~UNIVERSAL~UNIVERSAL~DEFENSE</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SkanaPrime</text:p>
          </table:table-cell>
          <table:table-cell office:value-type="string">
            <text:p>/Lotus/Weapons/Tenno/Melee/LongSword/</text:p>
          </table:table-cell>
          <table:table-cell office:value-type="string">
            <text:p>VAPID</text:p>
          </table:table-cell>
          <table:table-cell office:value-type="string">
            <text:p>SKANA PRIME</text:p>
          </table:table-cell>
          <table:table-cell office:value-type="string">
            <text:p>VAPID</text:p>
          </table:table-cell>
          <table:table-cell office:value-type="string">
            <text:p>A basic blade known as a Skana. It is widely used by the Tenno. Prime model offers slightly increased damag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42">
            <text:p>42</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1.5">
            <text:p>1.5</text:p>
          </table:table-cell>
          <table:table-cell office:value-type="string">
            <text:p>UNIVERSAL~UNIVERSAL~UNIVERSAL~UNIVERSAL~UNIVERSAL~UNIVERSAL~TACTIC~ATTACK~ATTACK</text:p>
          </table:table-cell>
          <table:table-cell office:value-type="string">
            <text:p>VAPID</text:p>
          </table:table-cell>
          <table:table-cell office:value-type="float" office:value="10000000">
            <text:p>10000000</text:p>
          </table:table-cell>
          <table:table-cell table:number-columns-repeated="9" office:value-type="string">
            <text:p>VAPID</text:p>
          </table:table-cell>
          <table:table-cell table:number-columns-repeated="980"/>
        </table:table-row>
        <table:table-row table:style-name="ro1">
          <table:table-cell office:value-type="string">
            <text:p>LongSword</text:p>
          </table:table-cell>
          <table:table-cell office:value-type="string">
            <text:p>/Lotus/Weapons/Tenno/Melee/LongSword/</text:p>
          </table:table-cell>
          <table:table-cell office:value-type="string">
            <text:p>VAPID</text:p>
          </table:table-cell>
          <table:table-cell office:value-type="string">
            <text:p>SKANA</text:p>
          </table:table-cell>
          <table:table-cell office:value-type="string">
            <text:p>VAPID</text:p>
          </table:table-cell>
          <table:table-cell office:value-type="string">
            <text:p>Before all other weapons, Tenno master the Skana. This simple blade becomes immensely powerful in the hands of a master. For Tenno, it is the foundation of their fighting style and a pillar of their cultur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
            <text:p>5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ATTACK</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EtherSword</text:p>
          </table:table-cell>
          <table:table-cell office:value-type="string">
            <text:p>/Lotus/Weapons/Tenno/Melee/LongSword/</text:p>
          </table:table-cell>
          <table:table-cell office:value-type="string">
            <text:p>VAPID</text:p>
          </table:table-cell>
          <table:table-cell office:value-type="string">
            <text:p>ETHER SWORD</text:p>
          </table:table-cell>
          <table:table-cell office:value-type="string">
            <text:p>VAPID</text:p>
          </table:table-cell>
          <table:table-cell office:value-type="string">
            <text:p>A single blade for more precision. The Ether Sword cuts so cleanly that it was considered by the Tenno to be a more humane weapon for ‘cleansing’ infested allie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37">
            <text:p>37</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WARD</text:p>
          </table:table-cell>
          <table:table-cell office:value-type="string">
            <text:p>VAPID</text:p>
          </table:table-cell>
          <table:table-cell office:value-type="float" office:value="175">
            <text:p>17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Morphic~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HammerWeapon</text:p>
          </table:table-cell>
          <table:table-cell office:value-type="string">
            <text:p>/Lotus/Weapons/Tenno/Melee/Hammer/</text:p>
          </table:table-cell>
          <table:table-cell office:value-type="string">
            <text:p>VAPID</text:p>
          </table:table-cell>
          <table:table-cell office:value-type="string">
            <text:p>FRAGOR</text:p>
          </table:table-cell>
          <table:table-cell office:value-type="string">
            <text:p>VAPID</text:p>
          </table:table-cell>
          <table:table-cell office:value-type="string">
            <text:p>A large two-handed hammer, the Fragor requires great strength to wield, but impacts with enough force to send groups of enemies tumbling.</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
            <text:p>5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69999999~0.15000001~0.14999998~0.0~0.0~0.0~0.0~0.0~0.0~0.0~0.0~0.0~0.0~0.0~0.0~0.0</text:p>
          </table:table-cell>
          <table:table-cell office:value-type="float" office:value="115">
            <text:p>11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office:value-type="string">
            <text:p>UNIVERSAL~UNIVERSAL~UNIVERSAL~UNIVERSAL~UNIVERSAL~UNIVERSAL~UNIVERSAL~UNIVERSAL~ATTACK</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GreatSword</text:p>
          </table:table-cell>
          <table:table-cell office:value-type="string">
            <text:p>/Lotus/Weapons/Tenno/Melee/GreatSword/</text:p>
          </table:table-cell>
          <table:table-cell office:value-type="string">
            <text:p>VAPID</text:p>
          </table:table-cell>
          <table:table-cell office:value-type="string">
            <text:p>GRAM</text:p>
          </table:table-cell>
          <table:table-cell office:value-type="string">
            <text:p>VAPID</text:p>
          </table:table-cell>
          <table:table-cell office:value-type="string">
            <text:p>The heavy two-handed sword known as Gram requires great strength to wield, but it is notorious for its splitting power. Can hit multiple targets with each strik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7">
            <text:p>57</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100">
            <text:p>100</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UNIVERSAL~UNIVERSAL~UNIVERSAL~UNIVERSAL~UNIVERSAL~UNIVERSAL~UNIVERSAL~UNIVERSAL~ATTACK</text:p>
          </table:table-cell>
          <table:table-cell office:value-type="string">
            <text:p>VAPID</text:p>
          </table:table-cell>
          <table:table-cell office:value-type="float" office:value="150">
            <text:p>150</text:p>
          </table:table-cell>
          <table:table-cell office:value-type="string">
            <text:p>VAPID</text:p>
          </table:table-cell>
          <table:table-cell office:value-type="string">
            <text:p>VISIBLE</text:p>
          </table:table-cell>
          <table:table-cell office:value-type="float" office:value="15000">
            <text:p>15000</text:p>
          </table:table-cell>
          <table:table-cell office:value-type="string">
            <text:p>{/Lotus/Types/Items/MiscItems/Gallium~MiscItems~-1}</text:p>
          </table:table-cell>
          <table:table-cell office:value-type="float" office:value="30000">
            <text:p>30000</text:p>
          </table:table-cell>
          <table:table-cell table:number-columns-repeated="4" office:value-type="string">
            <text:p>VAPID</text:p>
          </table:table-cell>
          <table:table-cell table:number-columns-repeated="980"/>
        </table:table-row>
        <table:table-row table:style-name="ro1">
          <table:table-cell office:value-type="string">
            <text:p>PrimeGlaiveWeapon</text:p>
          </table:table-cell>
          <table:table-cell office:value-type="string">
            <text:p>/Lotus/Weapons/Tenno/Melee/Glaives/PrimeGlaive/</text:p>
          </table:table-cell>
          <table:table-cell office:value-type="string">
            <text:p>VAPID</text:p>
          </table:table-cell>
          <table:table-cell office:value-type="string">
            <text:p>GLAIVE PRIME</text:p>
          </table:table-cell>
          <table:table-cell office:value-type="string">
            <text:p>VAPID</text:p>
          </table:table-cell>
          <table:table-cell office:value-type="string">
            <text:p>The Glaive Prime is a deadly and beautiful weapon from the Orokin era. The blades are as effective in close quarters as they are when thrown at distant enemies.</text:p>
          </table:table-cell>
          <table:table-cell office:value-type="float" office:value="0">
            <text:p>0</text:p>
          </table:table-cell>
          <table:table-cell office:value-type="string">
            <text:p>VAPID</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70">
            <text:p>7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string">
            <text:p>Default</text:p>
          </table:table-cell>
          <table:table-cell office:value-type="float" office:value="0">
            <text:p>0</text:p>
          </table:table-cell>
          <table:table-cell office:value-type="string">
            <text:p>-1: inferre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ATTACK~TACTIC~UNIVERSAL~UNIVERSAL~UNIVERSAL~UNIVERSAL~UNIVERSAL~UNIVERSAL~TACTIC</text:p>
          </table:table-cell>
          <table:table-cell table:number-columns-repeated="11" office:value-type="string">
            <text:p>VAPID</text:p>
          </table:table-cell>
          <table:table-cell table:number-columns-repeated="980"/>
        </table:table-row>
        <table:table-row table:style-name="ro1">
          <table:table-cell office:value-type="string">
            <text:p>LightGlaiveWeapon</text:p>
          </table:table-cell>
          <table:table-cell office:value-type="string">
            <text:p>/Lotus/Weapons/Tenno/Melee/Glaives/LightGlaive/</text:p>
          </table:table-cell>
          <table:table-cell office:value-type="string">
            <text:p>VAPID</text:p>
          </table:table-cell>
          <table:table-cell office:value-type="string">
            <text:p>GLAIVE</text:p>
          </table:table-cell>
          <table:table-cell office:value-type="string">
            <text:p>VAPID</text:p>
          </table:table-cell>
          <table:table-cell office:value-type="string">
            <text:p>Dating back to the time of the first Tenno, the Glaive is a uniquely deadly weapon. This multi-bladed disc is not only effective for melee combat; it can also be thrown like a boomerang to cut down enemies at a distance.</text:p>
          </table:table-cell>
          <table:table-cell office:value-type="float" office:value="0">
            <text:p>0</text:p>
          </table:table-cell>
          <table:table-cell office:value-type="string">
            <text:p>VAPID</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string">
            <text:p>Default</text:p>
          </table:table-cell>
          <table:table-cell office:value-type="float" office:value="0">
            <text:p>0</text:p>
          </table:table-cell>
          <table:table-cell office:value-type="string">
            <text:p>-1: inferre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ATTACK~TACTIC~UNIVERSAL~UNIVERSAL~UNIVERSAL~UNIVERSAL~UNIVERSAL~UNIVERSAL~TACTIC</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BoomerangWeapon</text:p>
          </table:table-cell>
          <table:table-cell office:value-type="string">
            <text:p>/Lotus/Weapons/Tenno/Melee/Glaives/Boomerang/</text:p>
          </table:table-cell>
          <table:table-cell office:value-type="string">
            <text:p>VAPID</text:p>
          </table:table-cell>
          <table:table-cell office:value-type="string">
            <text:p>KESTREL</text:p>
          </table:table-cell>
          <table:table-cell office:value-type="string">
            <text:p>VAPID</text:p>
          </table:table-cell>
          <table:table-cell office:value-type="string">
            <text:p>The Kestrel boomerang is a heavy throwing weapon that can knock down enemies at a distance.</text:p>
          </table:table-cell>
          <table:table-cell office:value-type="float" office:value="0">
            <text:p>0</text:p>
          </table:table-cell>
          <table:table-cell office:value-type="string">
            <text:p>VAPID</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65">
            <text:p>65</text:p>
          </table:table-cell>
          <table:table-cell office:value-type="float" office:value="-1">
            <text:p>-1</text:p>
          </table:table-cell>
          <table:table-cell office:value-type="float" office:value="1">
            <text:p>1</text:p>
          </table:table-cell>
          <table:table-cell office:value-type="float" office:value="0">
            <text:p>0</text:p>
          </table:table-cell>
          <table:table-cell office:value-type="string">
            <text:p>Default</text:p>
          </table:table-cell>
          <table:table-cell office:value-type="float" office:value="0">
            <text:p>0</text:p>
          </table:table-cell>
          <table:table-cell office:value-type="string">
            <text:p>-1: inferred</text:p>
          </table:table-cell>
          <table:table-cell office:value-type="float" office:value="1">
            <text:p>1</text:p>
          </table:table-cell>
          <table:table-cell office:value-type="string">
            <text:p>DT_PHYSICAL</text:p>
          </table:table-cell>
          <table:table-cell office:value-type="string">
            <text:p>0.69999999~0.15000001~0.14999998~0.0~0.0~0.0~0.0~0.0~0.0~0.0~0.0~0.0~0.0~0.0~0.0~0.0</text:p>
          </table:table-cell>
          <table:table-cell office:value-type="float" office:value="30">
            <text:p>3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ATTACK~TACTIC~UNIVERSAL~UNIVERSAL~UNIVERSAL~UNIVERSAL~UNIVERSAL~UNIVERSAL~TACTIC</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Gauntlet</text:p>
          </table:table-cell>
          <table:table-cell office:value-type="string">
            <text:p>/Lotus/Weapons/Tenno/Melee/Gauntlet/</text:p>
          </table:table-cell>
          <table:table-cell office:value-type="string">
            <text:p>VAPID</text:p>
          </table:table-cell>
          <table:table-cell office:value-type="string">
            <text:p>ANKYROS</text:p>
          </table:table-cell>
          <table:table-cell office:value-type="string">
            <text:p>VAPID</text:p>
          </table:table-cell>
          <table:table-cell office:value-type="string">
            <text:p>A pair of mighty gauntlets, the Ankyros were designed by the Tenno for close quarters combat. What they lack in range they make up for in speed.</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70">
            <text:p>7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69999999~0.15000001~0.14999998~0.0~0.0~0.0~0.0~0.0~0.0~0.0~0.0~0.0~0.0~0.0~0.0~0.0</text:p>
          </table:table-cell>
          <table:table-cell office:value-type="float" office:value="30">
            <text:p>3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office:value-type="string">
            <text:p>UNIVERSAL~UNIVERSAL~UNIVERSAL~UNIVERSAL~UNIVERSAL~UNIVERSAL~UNIVERSAL~UNIVERSAL~DEFENSE</text:p>
          </table:table-cell>
          <table:table-cell office:value-type="string">
            <text:p>VAPID</text:p>
          </table:table-cell>
          <table:table-cell office:value-type="float" office:value="125">
            <text:p>125</text:p>
          </table:table-cell>
          <table:table-cell office:value-type="string">
            <text:p>VAPID</text:p>
          </table:table-cell>
          <table:table-cell office:value-type="string">
            <text:p>VISIBLE</text:p>
          </table:table-cell>
          <table:table-cell office:value-type="float" office:value="15000">
            <text:p>15000</text:p>
          </table:table-cell>
          <table:table-cell office:value-type="string">
            <text:p>{/Lotus/Types/Items/MiscItems/Nanospores~MiscItems~-1}</text:p>
          </table:table-cell>
          <table:table-cell office:value-type="float" office:value="30000">
            <text:p>30000</text:p>
          </table:table-cell>
          <table:table-cell table:number-columns-repeated="4" office:value-type="string">
            <text:p>VAPID</text:p>
          </table:table-cell>
          <table:table-cell table:number-columns-repeated="980"/>
        </table:table-row>
        <table:table-row table:style-name="ro1">
          <table:table-cell office:value-type="string">
            <text:p>PrimeAnkyros</text:p>
          </table:table-cell>
          <table:table-cell office:value-type="string">
            <text:p>/Lotus/Weapons/Tenno/Melee/Gauntlet/PrimeAnkyros/</text:p>
          </table:table-cell>
          <table:table-cell office:value-type="string">
            <text:p>VAPID</text:p>
          </table:table-cell>
          <table:table-cell office:value-type="string">
            <text:p>ANKYROS PRIME</text:p>
          </table:table-cell>
          <table:table-cell office:value-type="string">
            <text:p>VAPID</text:p>
          </table:table-cell>
          <table:table-cell office:value-type="string">
            <text:p>This Orokin variation of the Ankyros is superior to its successor in every way.</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75">
            <text:p>7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69999999~0.15000001~0.14999998~0.0~0.0~0.0~0.0~0.0~0.0~0.0~0.0~0.0~0.0~0.0~0.0~0.0</text:p>
          </table:table-cell>
          <table:table-cell office:value-type="float" office:value="38">
            <text:p>38</text:p>
          </table:table-cell>
          <table:table-cell office:value-type="float" office:value="0.15000001">
            <text:p>0.15</text:p>
          </table:table-cell>
          <table:table-cell table:number-columns-repeated="2"/>
          <table:table-cell office:value-type="string">
            <text:p>null</text:p>
          </table:table-cell>
          <table:table-cell office:value-type="float" office:value="0">
            <text:p>0</text:p>
          </table:table-cell>
          <table:table-cell office:value-type="float" office:value="0.2">
            <text:p>0.2</text:p>
          </table:table-cell>
          <table:table-cell office:value-type="float" office:value="2">
            <text:p>2</text:p>
          </table:table-cell>
          <table:table-cell office:value-type="string">
            <text:p>ATTACK~ATTACK~UNIVERSAL~UNIVERSAL~UNIVERSAL~UNIVERSAL~UNIVERSAL~UNIVERSAL~WARD</text:p>
          </table:table-cell>
          <table:table-cell table:number-columns-repeated="11" office:value-type="string">
            <text:p>VAPID</text:p>
          </table:table-cell>
          <table:table-cell table:number-columns-repeated="980"/>
        </table:table-row>
        <table:table-row table:style-name="ro1">
          <table:table-cell office:value-type="string">
            <text:p>Fist</text:p>
          </table:table-cell>
          <table:table-cell office:value-type="string">
            <text:p>/Lotus/Weapons/Tenno/Melee/Fist/</text:p>
          </table:table-cell>
          <table:table-cell office:value-type="string">
            <text:p>VAPID</text:p>
          </table:table-cell>
          <table:table-cell office:value-type="string">
            <text:p>FURAX</text:p>
          </table:table-cell>
          <table:table-cell office:value-type="string">
            <text:p>VAPID</text:p>
          </table:table-cell>
          <table:table-cell office:value-type="string">
            <text:p>These power gauntlets lack the range of most melee weapons, but Furax is far more devastating when you strike an enemy in close combat.</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69999999~0.15000001~0.14999998~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office:value-type="string">
            <text:p>UNIVERSAL~UNIVERSAL~UNIVERSAL~UNIVERSAL~UNIVERSAL~UNIVERSAL~UNIVERSAL~UNIVERSAL~DEFENSE</text:p>
          </table:table-cell>
          <table:table-cell office:value-type="string">
            <text:p>VAPID</text:p>
          </table:table-cell>
          <table:table-cell office:value-type="float" office:value="125">
            <text:p>125</text:p>
          </table:table-cell>
          <table:table-cell table:number-columns-repeated="9" office:value-type="string">
            <text:p>VAPID</text:p>
          </table:table-cell>
          <table:table-cell table:number-columns-repeated="980"/>
        </table:table-row>
        <table:table-row table:style-name="ro1">
          <table:table-cell office:value-type="string">
            <text:p>DualShortSword</text:p>
          </table:table-cell>
          <table:table-cell office:value-type="string">
            <text:p>/Lotus/Weapons/Tenno/Melee/DualShortSword/</text:p>
          </table:table-cell>
          <table:table-cell office:value-type="string">
            <text:p>VAPID</text:p>
          </table:table-cell>
          <table:table-cell office:value-type="string">
            <text:p>DUAL SKANA</text:p>
          </table:table-cell>
          <table:table-cell office:value-type="string">
            <text:p>VAPID</text:p>
          </table:table-cell>
          <table:table-cell office:value-type="string">
            <text:p>A shorter Skana in each hand. Can hit multiple target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
            <text:p>5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32">
            <text:p>32</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TACTIC</text:p>
          </table:table-cell>
          <table:table-cell office:value-type="string">
            <text:p>VAPID</text:p>
          </table:table-cell>
          <table:table-cell office:value-type="float" office:value="130">
            <text:p>130</text:p>
          </table:table-cell>
          <table:table-cell table:number-columns-repeated="9" office:value-type="string">
            <text:p>VAPID</text:p>
          </table:table-cell>
          <table:table-cell table:number-columns-repeated="980"/>
        </table:table-row>
        <table:table-row table:style-name="ro1">
          <table:table-cell office:value-type="string">
            <text:p>DualHeatSwords</text:p>
          </table:table-cell>
          <table:table-cell office:value-type="string">
            <text:p>/Lotus/Weapons/Tenno/Melee/DualShortSword/</text:p>
          </table:table-cell>
          <table:table-cell office:value-type="string">
            <text:p>VAPID</text:p>
          </table:table-cell>
          <table:table-cell office:value-type="string">
            <text:p>DUAL HEAT SWORDS</text:p>
          </table:table-cell>
          <table:table-cell office:value-type="string">
            <text:p>VAPID</text:p>
          </table:table-cell>
          <table:table-cell office:value-type="string">
            <text:p>With a Heat Sword in each hand, enemies reach their fiery demise twice as fast. Can connect with multiple targets at onc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45">
            <text:p>4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TACTIC~UNIVERSAL</text:p>
          </table:table-cell>
          <table:table-cell office:value-type="string">
            <text:p>VAPID</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DualEtherSword</text:p>
          </table:table-cell>
          <table:table-cell office:value-type="string">
            <text:p>/Lotus/Weapons/Tenno/Melee/DualShortSword/</text:p>
          </table:table-cell>
          <table:table-cell office:value-type="string">
            <text:p>VAPID</text:p>
          </table:table-cell>
          <table:table-cell office:value-type="string">
            <text:p>DUAL ETHER</text:p>
          </table:table-cell>
          <table:table-cell office:value-type="string">
            <text:p>VAPID</text:p>
          </table:table-cell>
          <table:table-cell office:value-type="string">
            <text:p>Fast and precise. The Ether Sword cuts so cleanly that it was considered by the Tenno to be a more humane weapon for ‘cleansing’ infested allies. Capable of hitting multiple target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40">
            <text:p>4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POWER</text:p>
          </table:table-cell>
          <table:table-cell office:value-type="string">
            <text:p>VAPID</text:p>
          </table:table-cell>
          <table:table-cell office:value-type="float" office:value="175">
            <text:p>17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Morphic~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SingleKama</text:p>
          </table:table-cell>
          <table:table-cell office:value-type="string">
            <text:p>/Lotus/Weapons/Tenno/Melee/DualKamas/</text:p>
          </table:table-cell>
          <table:table-cell office:value-type="string">
            <text:p>VAPID</text:p>
          </table:table-cell>
          <table:table-cell office:value-type="string">
            <text:p>KAMA</text:p>
          </table:table-cell>
          <table:table-cell office:value-type="string">
            <text:p>VAPID</text:p>
          </table:table-cell>
          <table:table-cell office:value-type="string">
            <text:p>The Kama is a Tenno style hatchet, capable of making short work of any fo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70">
            <text:p>7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45">
            <text:p>45</text:p>
          </table:table-cell>
          <table:table-cell office:value-type="float" office:value="0.02">
            <text:p>0.02</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ATTACK~ATTACK~UNIVERSAL~UNIVERSAL~UNIVERSAL~UNIVERSAL~UNIVERSAL~UNIVERSAL~POWER</text:p>
          </table:table-cell>
          <table:table-cell office:value-type="string">
            <text:p>VAPID</text:p>
          </table:table-cell>
          <table:table-cell office:value-type="float" office:value="160">
            <text:p>160</text:p>
          </table:table-cell>
          <table:table-cell office:value-type="string">
            <text:p>VAPID</text:p>
          </table:table-cell>
          <table:table-cell office:value-type="string">
            <text:p>VISIBLE</text:p>
          </table:table-cell>
          <table:table-cell office:value-type="float" office:value="40000">
            <text:p>40000</text:p>
          </table:table-cell>
          <table:table-cell office:value-type="string">
            <text:p>{/Lotus/Types/Items/MiscItems/NeuralSensor~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DualKamas</text:p>
          </table:table-cell>
          <table:table-cell office:value-type="string">
            <text:p>/Lotus/Weapons/Tenno/Melee/DualKamas/</text:p>
          </table:table-cell>
          <table:table-cell office:value-type="string">
            <text:p>VAPID</text:p>
          </table:table-cell>
          <table:table-cell office:value-type="string">
            <text:p>DUAL KAMAS</text:p>
          </table:table-cell>
          <table:table-cell office:value-type="string">
            <text:p>VAPID</text:p>
          </table:table-cell>
          <table:table-cell office:value-type="string">
            <text:p>Wielding a Kama in each hand brings a savage amount of slash damage to bear against your enemie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70">
            <text:p>7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50000001~0.1~0.85000002~0.0~0.0~0.0~0.0~0.0~0.0~0.0~0.0~0.0~0.0~0.0~0.0~0.0</text:p>
          </table:table-cell>
          <table:table-cell office:value-type="float" office:value="42">
            <text:p>42</text:p>
          </table:table-cell>
          <table:table-cell office:value-type="float" office:value="0.075000003">
            <text:p>0.08</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TACTIC</text:p>
          </table:table-cell>
          <table:table-cell office:value-type="string">
            <text:p>VAPID</text:p>
          </table:table-cell>
          <table:table-cell office:value-type="float" office:value="175">
            <text:p>175</text:p>
          </table:table-cell>
          <table:table-cell office:value-type="string">
            <text:p>VAPID</text:p>
          </table:table-cell>
          <table:table-cell office:value-type="string">
            <text:p>VISIBLE</text:p>
          </table:table-cell>
          <table:table-cell office:value-type="float" office:value="40000">
            <text:p>40000</text:p>
          </table:table-cell>
          <table:table-cell office:value-type="string">
            <text:p>{/Lotus/Weapons/Tenno/Melee/DualKamas/SingleKama~Melee~-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FangPrimeDagger</text:p>
          </table:table-cell>
          <table:table-cell office:value-type="string">
            <text:p>/Lotus/Weapons/Tenno/Melee/DualDagger/</text:p>
          </table:table-cell>
          <table:table-cell office:value-type="string">
            <text:p>VAPID</text:p>
          </table:table-cell>
          <table:table-cell office:value-type="string">
            <text:p>FANG PRIME</text:p>
          </table:table-cell>
          <table:table-cell office:value-type="string">
            <text:p>VAPID</text:p>
          </table:table-cell>
          <table:table-cell office:value-type="string">
            <text:p>A set of ceremonial daggers from the Orokin era, the Fang Prime's blades resonate violently as they strike. This allows them to pierce hardened materials like armor with eas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0.89999998~0.0~0.0~0.0~0.0~0.0~0.0~0.0~0.0~0.0~0.0~0.0~0.0~0.0~0.0</text:p>
          </table:table-cell>
          <table:table-cell office:value-type="float" office:value="36">
            <text:p>36</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DEFENSE~WARD</text:p>
          </table:table-cell>
          <table:table-cell table:number-columns-repeated="11" office:value-type="string">
            <text:p>VAPID</text:p>
          </table:table-cell>
          <table:table-cell table:number-columns-repeated="980"/>
        </table:table-row>
        <table:table-row table:style-name="ro1">
          <table:table-cell office:value-type="string">
            <text:p>DualEtherDagger</text:p>
          </table:table-cell>
          <table:table-cell office:value-type="string">
            <text:p>/Lotus/Weapons/Tenno/Melee/DualDagger/</text:p>
          </table:table-cell>
          <table:table-cell office:value-type="string">
            <text:p>VAPID</text:p>
          </table:table-cell>
          <table:table-cell office:value-type="string">
            <text:p>ETHER DAGGERS</text:p>
          </table:table-cell>
          <table:table-cell office:value-type="string">
            <text:p>VAPID</text:p>
          </table:table-cell>
          <table:table-cell office:value-type="string">
            <text:p>A shorter version of the Ether blade that allows for a more focused attack on a single target.</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
            <text:p>5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45">
            <text:p>45</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DEFENSE~POWER</text:p>
          </table:table-cell>
          <table:table-cell office:value-type="string">
            <text:p>VAPID</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DualDagger</text:p>
          </table:table-cell>
          <table:table-cell office:value-type="string">
            <text:p>/Lotus/Weapons/Tenno/Melee/DualDagger/</text:p>
          </table:table-cell>
          <table:table-cell office:value-type="string">
            <text:p>VAPID</text:p>
          </table:table-cell>
          <table:table-cell office:value-type="string">
            <text:p>FANG</text:p>
          </table:table-cell>
          <table:table-cell office:value-type="string">
            <text:p>VAPID</text:p>
          </table:table-cell>
          <table:table-cell office:value-type="string">
            <text:p>These matching stilettos have increased attack speed and can unleash a flurry of multi-hit attack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69999999~0.14999998~0.0~0.0~0.0~0.0~0.0~0.0~0.0~0.0~0.0~0.0~0.0~0.0~0.0</text:p>
          </table:table-cell>
          <table:table-cell office:value-type="float" office:value="30">
            <text:p>30</text:p>
          </table:table-cell>
          <table:table-cell office:value-type="float" office:value="0.079999998">
            <text:p>0.08</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DEFENSE~WARD</text:p>
          </table:table-cell>
          <table:table-cell office:value-type="string">
            <text:p>VAPID</text:p>
          </table:table-cell>
          <table:table-cell office:value-type="float" office:value="135">
            <text:p>13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Morphic~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DarkDagger</text:p>
          </table:table-cell>
          <table:table-cell office:value-type="string">
            <text:p>/Lotus/Weapons/Tenno/Melee/Dagger/</text:p>
          </table:table-cell>
          <table:table-cell office:value-type="string">
            <text:p>VAPID</text:p>
          </table:table-cell>
          <table:table-cell office:value-type="string">
            <text:p>DARK DAGGER</text:p>
          </table:table-cell>
          <table:table-cell office:value-type="string">
            <text:p>VAPID</text:p>
          </table:table-cell>
          <table:table-cell office:value-type="string">
            <text:p>This short blade weapon forged using dark metals has limited range but comes out fast.</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RADIATION</text:p>
          </table:table-cell>
          <table:table-cell office:value-type="string">
            <text:p>0.0~0.0~0.0~0.0~0.0~0.0~0.0~0.0~0.0~0.0~0.0~1.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WARD</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Dagger</text:p>
          </table:table-cell>
          <table:table-cell office:value-type="string">
            <text:p>/Lotus/Weapons/Tenno/Melee/Dagger/</text:p>
          </table:table-cell>
          <table:table-cell office:value-type="string">
            <text:p>VAPID</text:p>
          </table:table-cell>
          <table:table-cell office:value-type="string">
            <text:p>HEAT DAGGER</text:p>
          </table:table-cell>
          <table:table-cell office:value-type="string">
            <text:p>VAPID</text:p>
          </table:table-cell>
          <table:table-cell office:value-type="string">
            <text:p>This short blade weapon has limited range but comes out fast and can inflict fire damag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45">
            <text:p>4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50000001~0.80000001~0.14999998~0.0~0.0~0.0~0.0~0.0~0.0~0.0~0.0~0.0~0.0~0.0~0.0~0.0</text:p>
          </table:table-cell>
          <table:table-cell office:value-type="float" office:value="45">
            <text:p>45</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TACTIC~ATTACK</text:p>
          </table:table-cell>
          <table:table-cell office:value-type="string">
            <text:p>VAPID</text:p>
          </table:table-cell>
          <table:table-cell office:value-type="float" office:value="75">
            <text:p>75</text:p>
          </table:table-cell>
          <table:table-cell table:number-columns-repeated="9" office:value-type="string">
            <text:p>VAPID</text:p>
          </table:table-cell>
          <table:table-cell table:number-columns-repeated="980"/>
        </table:table-row>
        <table:table-row table:style-name="ro1">
          <table:table-cell office:value-type="string">
            <text:p>CeramicDagger</text:p>
          </table:table-cell>
          <table:table-cell office:value-type="string">
            <text:p>/Lotus/Weapons/Tenno/Melee/Dagger/</text:p>
          </table:table-cell>
          <table:table-cell office:value-type="string">
            <text:p>VAPID</text:p>
          </table:table-cell>
          <table:table-cell office:value-type="string">
            <text:p>CERAMIC DAGGER</text:p>
          </table:table-cell>
          <table:table-cell office:value-type="string">
            <text:p>VAPID</text:p>
          </table:table-cell>
          <table:table-cell office:value-type="string">
            <text:p>This short blade weapon was built using ceramic. It has limited range but comes out fast.</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0.89999998~0.0~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ATTACK~ATTACK</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PrimeCronusLongSword</text:p>
          </table:table-cell>
          <table:table-cell office:value-type="string">
            <text:p>/Lotus/Weapons/Tenno/Melee/CronusSword/</text:p>
          </table:table-cell>
          <table:table-cell office:value-type="string">
            <text:p>VAPID</text:p>
          </table:table-cell>
          <table:table-cell office:value-type="string">
            <text:p>DAKRA PRIME</text:p>
          </table:table-cell>
          <table:table-cell office:value-type="string">
            <text:p>VAPID</text:p>
          </table:table-cell>
          <table:table-cell office:value-type="string">
            <text:p>The Dakra Prime is a Tenno forged weapon, crafted during the time of the Orokin. It is renowned for speed, power and the ability to hit multiple target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0.1~0.80000001~0.0~0.0~0.0~0.0~0.0~0.0~0.0~0.0~0.0~0.0~0.0~0.0~0.0</text:p>
          </table:table-cell>
          <table:table-cell office:value-type="float" office:value="60">
            <text:p>6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1.5">
            <text:p>1.5</text:p>
          </table:table-cell>
          <table:table-cell office:value-type="string">
            <text:p>UNIVERSAL~UNIVERSAL~UNIVERSAL~UNIVERSAL~UNIVERSAL~UNIVERSAL~TACTIC~ATTACK~ATTACK</text:p>
          </table:table-cell>
          <table:table-cell table:number-columns-repeated="11" office:value-type="string">
            <text:p>VAPID</text:p>
          </table:table-cell>
          <table:table-cell table:number-columns-repeated="980"/>
        </table:table-row>
        <table:table-row table:style-name="ro1">
          <table:table-cell office:value-type="string">
            <text:p>CronusLongSword</text:p>
          </table:table-cell>
          <table:table-cell office:value-type="string">
            <text:p>/Lotus/Weapons/Tenno/Melee/CronusSword/</text:p>
          </table:table-cell>
          <table:table-cell office:value-type="string">
            <text:p>VAPID</text:p>
          </table:table-cell>
          <table:table-cell office:value-type="string">
            <text:p>CRONUS</text:p>
          </table:table-cell>
          <table:table-cell office:value-type="string">
            <text:p>VAPID</text:p>
          </table:table-cell>
          <table:table-cell office:value-type="string">
            <text:p>A strong blade forged using ceramic.</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30000001~0.15000001~0.54999995~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ATTACK~ATTACK</text:p>
          </table:table-cell>
          <table:table-cell table:number-columns-repeated="11" office:value-type="string">
            <text:p>VAPID</text:p>
          </table:table-cell>
          <table:table-cell table:number-columns-repeated="980"/>
        </table:table-row>
        <table:table-row table:style-name="ro1">
          <table:table-cell office:value-type="string">
            <text:p>TennoClaws</text:p>
          </table:table-cell>
          <table:table-cell office:value-type="string">
            <text:p>/Lotus/Weapons/Tenno/Melee/Claws/</text:p>
          </table:table-cell>
          <table:table-cell office:value-type="string">
            <text:p>VAPID</text:p>
          </table:table-cell>
          <table:table-cell office:value-type="string">
            <text:p>VENKA</text:p>
          </table:table-cell>
          <table:table-cell office:value-type="string">
            <text:p>VAPID</text:p>
          </table:table-cell>
          <table:table-cell office:value-type="string">
            <text:p>Utilizing a new fighting stance, this Tenno weapon turns fists into claws and enemies into messy piles of meat and scrap metal. </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50000001~0.25~0.69999999~0.0~0.0~0.0~0.0~0.0~0.0~0.0~0.0~0.0~0.0~0.0~0.0~0.0</text:p>
          </table:table-cell>
          <table:table-cell office:value-type="float" office:value="37">
            <text:p>37</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UNIVERSAL~UNIVERSAL~UNIVERSAL~UNIVERSAL~UNIVERSAL~UNIVERSAL~UNIVERSAL~UNIVERSAL~ATTACK</text:p>
          </table:table-cell>
          <table:table-cell office:value-type="string">
            <text:p>VAPID</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BrassKnuckles</text:p>
          </table:table-cell>
          <table:table-cell office:value-type="string">
            <text:p>/Lotus/Weapons/Tenno/Melee/Brass Knuckles/</text:p>
          </table:table-cell>
          <table:table-cell office:value-type="string">
            <text:p>VAPID</text:p>
          </table:table-cell>
          <table:table-cell office:value-type="string">
            <text:p>KOGAKE</text:p>
          </table:table-cell>
          <table:table-cell office:value-type="string">
            <text:p>VAPID</text:p>
          </table:table-cell>
          <table:table-cell office:value-type="string">
            <text:p>These coverings for the hands and feet allow devastating high flying hand-to-hand combat attacks without risking harm to the user.</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69999999~0.15000001~0.14999998~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office:value-type="string">
            <text:p>UNIVERSAL~UNIVERSAL~UNIVERSAL~UNIVERSAL~UNIVERSAL~UNIVERSAL~UNIVERSAL~UNIVERSAL~TACTIC</text:p>
          </table:table-cell>
          <table:table-cell office:value-type="string">
            <text:p>VAPID</text:p>
          </table:table-cell>
          <table:table-cell office:value-type="float" office:value="125">
            <text:p>125</text:p>
          </table:table-cell>
          <table:table-cell table:number-columns-repeated="9" office:value-type="string">
            <text:p>VAPID</text:p>
          </table:table-cell>
          <table:table-cell table:number-columns-repeated="980"/>
        </table:table-row>
        <table:table-row table:style-name="ro1">
          <table:table-cell office:value-type="string">
            <text:p>DualInfestedAxesWeapon</text:p>
          </table:table-cell>
          <table:table-cell office:value-type="string">
            <text:p>/Lotus/Weapons/Tenno/Melee/Axe/</text:p>
          </table:table-cell>
          <table:table-cell office:value-type="string">
            <text:p>VAPID</text:p>
          </table:table-cell>
          <table:table-cell office:value-type="string">
            <text:p>DUAL ICHOR</text:p>
          </table:table-cell>
          <table:table-cell office:value-type="string">
            <text:p>VAPID</text:p>
          </table:table-cell>
          <table:table-cell office:value-type="string">
            <text:p>The fast and brutal Dual Ichor axes will quickly tear through enemies with a high probability of inflicting critical damag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5">
            <text:p>6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OISON</text:p>
          </table:table-cell>
          <table:table-cell office:value-type="string">
            <text:p>0.0~0.0~0.0~0.0~0.0~0.0~1.0~0.0~0.0~0.0~0.0~0.0~0.0~0.0~0.0~0.0</text:p>
          </table:table-cell>
          <table:table-cell office:value-type="float" office:value="35">
            <text:p>35</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3">
            <text:p>3</text:p>
          </table:table-cell>
          <table:table-cell office:value-type="string">
            <text:p>UNIVERSAL~UNIVERSAL~UNIVERSAL~UNIVERSAL~UNIVERSAL~UNIVERSAL~UNIVERSAL~DEFENSE~POWER</text:p>
          </table:table-cell>
          <table:table-cell table:number-columns-repeated="11" office:value-type="string">
            <text:p>VAPID</text:p>
          </table:table-cell>
          <table:table-cell table:number-columns-repeated="980"/>
        </table:table-row>
        <table:table-row table:style-name="ro1">
          <table:table-cell office:value-type="string">
            <text:p>DualAxeWeapon</text:p>
          </table:table-cell>
          <table:table-cell office:value-type="string">
            <text:p>/Lotus/Weapons/Tenno/Melee/Axe/</text:p>
          </table:table-cell>
          <table:table-cell office:value-type="string">
            <text:p>VAPID</text:p>
          </table:table-cell>
          <table:table-cell office:value-type="string">
            <text:p>DUAL ZOREN</text:p>
          </table:table-cell>
          <table:table-cell office:value-type="string">
            <text:p>VAPID</text:p>
          </table:table-cell>
          <table:table-cell office:value-type="string">
            <text:p>Short axes held in each hand. High attack speed and can hit multiple targets. Delivers a high percentage of critical strike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70">
            <text:p>7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50000001~0.050000001~0.89999998~0.0~0.0~0.0~0.0~0.0~0.0~0.0~0.0~0.0~0.0~0.0~0.0~0.0</text:p>
          </table:table-cell>
          <table:table-cell office:value-type="float" office:value="30">
            <text:p>30</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3">
            <text:p>3</text:p>
          </table:table-cell>
          <table:table-cell office:value-type="string">
            <text:p>UNIVERSAL~UNIVERSAL~UNIVERSAL~UNIVERSAL~UNIVERSAL~UNIVERSAL~UNIVERSAL~DEFENSE~POWER</text:p>
          </table:table-cell>
          <table:table-cell office:value-type="string">
            <text:p>VAPID</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AxeWeapon</text:p>
          </table:table-cell>
          <table:table-cell office:value-type="string">
            <text:p>/Lotus/Weapons/Tenno/Melee/Axe/</text:p>
          </table:table-cell>
          <table:table-cell office:value-type="string">
            <text:p>VAPID</text:p>
          </table:table-cell>
          <table:table-cell office:value-type="string">
            <text:p>SCINDO</text:p>
          </table:table-cell>
          <table:table-cell office:value-type="string">
            <text:p>VAPID</text:p>
          </table:table-cell>
          <table:table-cell office:value-type="string">
            <text:p>The Scindo is a heavy war axe crafted by the Tenno. Reduced speed and agility is balanced by heavy, devastating strikes capable of connecting with multiple targets at onc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0.1~0.80000001~0.0~0.0~0.0~0.0~0.0~0.0~0.0~0.0~0.0~0.0~0.0~0.0~0.0</text:p>
          </table:table-cell>
          <table:table-cell office:value-type="float" office:value="100">
            <text:p>10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1.5">
            <text:p>1.5</text:p>
          </table:table-cell>
          <table:table-cell office:value-type="string">
            <text:p>UNIVERSAL~UNIVERSAL~UNIVERSAL~UNIVERSAL~UNIVERSAL~UNIVERSAL~UNIVERSAL~UNIVERSAL~ATTACK</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PrimeScindoWeapon</text:p>
          </table:table-cell>
          <table:table-cell office:value-type="string">
            <text:p>/Lotus/Weapons/Tenno/Melee/Axe/PrimeScindo/</text:p>
          </table:table-cell>
          <table:table-cell office:value-type="string">
            <text:p>VAPID</text:p>
          </table:table-cell>
          <table:table-cell office:value-type="string">
            <text:p>SCINDO PRIME</text:p>
          </table:table-cell>
          <table:table-cell office:value-type="string">
            <text:p>VAPID</text:p>
          </table:table-cell>
          <table:table-cell office:value-type="string">
            <text:p>An ancient executioners weapon, the honor of decapitation by the Scindo Prime was reserved for the Orokin's most respected enemies. </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8">
            <text:p>58</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0.1~0.80000001~0.0~0.0~0.0~0.0~0.0~0.0~0.0~0.0~0.0~0.0~0.0~0.0~0.0</text:p>
          </table:table-cell>
          <table:table-cell office:value-type="float" office:value="130">
            <text:p>130</text:p>
          </table:table-cell>
          <table:table-cell office:value-type="float" office:value="0.15000001">
            <text:p>0.15</text:p>
          </table:table-cell>
          <table:table-cell table:number-columns-repeated="2"/>
          <table:table-cell office:value-type="string">
            <text:p>DHT_DOT</text:p>
          </table:table-cell>
          <table:table-cell office:value-type="float" office:value="0">
            <text:p>0</text:p>
          </table:table-cell>
          <table:table-cell office:value-type="float" office:value="0.2">
            <text:p>0.2</text:p>
          </table:table-cell>
          <table:table-cell office:value-type="float" office:value="2">
            <text:p>2</text:p>
          </table:table-cell>
          <table:table-cell office:value-type="string">
            <text:p>UNIVERSAL~UNIVERSAL~UNIVERSAL~UNIVERSAL~ATTACK~UNIVERSAL~UNIVERSAL~UNIVERSAL~ATTACK</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WraithLatron</text:p>
          </table:table-cell>
          <table:table-cell office:value-type="string">
            <text:p>/Lotus/Weapons/Tenno/LongGuns/WraithLatron/</text:p>
          </table:table-cell>
          <table:table-cell office:value-type="string">
            <text:p>VAPID</text:p>
          </table:table-cell>
          <table:table-cell office:value-type="string">
            <text:p>LATRON WRAITH</text:p>
          </table:table-cell>
          <table:table-cell office:value-type="string">
            <text:p>VAPID</text:p>
          </table:table-cell>
          <table:table-cell office:value-type="string">
            <text:p>The Latron Wraith is a powerful variation of the standard, semi-automatic rifle that features unique styling.</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325">
            <text:p>325</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0">
            <text:p>0</text:p>
          </table:table-cell>
          <table:table-cell office:value-type="string">
            <text:p>540: inferred</text:p>
          </table:table-cell>
          <table:table-cell office:value-type="float" office:value="2.4000001">
            <text:p>2.4</text:p>
          </table:table-cell>
          <table:table-cell office:value-type="string">
            <text:p>DT_PHYSICAL</text:p>
          </table:table-cell>
          <table:table-cell office:value-type="string">
            <text:p>0.25~0.69999999~0.050000012~0.0~0.0~0.0~0.0~0.0~0.0~0.0~0.0~0.0~0.0~0.0~0.0~0.0</text:p>
          </table:table-cell>
          <table:table-cell office:value-type="float" office:value="55">
            <text:p>55</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2.5">
            <text:p>2.5</text:p>
          </table:table-cell>
          <table:table-cell table:number-columns-repeated="12" office:value-type="string">
            <text:p>VAPID</text:p>
          </table:table-cell>
          <table:table-cell table:number-columns-repeated="980"/>
        </table:table-row>
        <table:table-row table:style-name="ro1">
          <table:table-cell office:value-type="string">
            <text:p>PrimeBurston</text:p>
          </table:table-cell>
          <table:table-cell office:value-type="string">
            <text:p>/Lotus/Weapons/Tenno/LongGuns/PrimeBurston/</text:p>
          </table:table-cell>
          <table:table-cell office:value-type="string">
            <text:p>VAPID</text:p>
          </table:table-cell>
          <table:table-cell office:value-type="string">
            <text:p>BURSTON PRIME</text:p>
          </table:table-cell>
          <table:table-cell office:value-type="string">
            <text:p>VAPID</text:p>
          </table:table-cell>
          <table:table-cell office:value-type="string">
            <text:p>Once thought lost to the ages, attempts to reengineer the Burston Prime never fully replicated this weapon's power and agility.</text:p>
          </table:table-cell>
          <table:table-cell office:value-type="float" office:value="0">
            <text:p>0</text:p>
          </table:table-cell>
          <table:table-cell office:value-type="string">
            <text:p>VAPID</text:p>
          </table:table-cell>
          <table:table-cell office:value-type="string">
            <text:p>BURST</text:p>
          </table:table-cell>
          <table:table-cell table:number-columns-repeated="4" office:value-type="float" office:value="-69">
            <text:p>-69</text:p>
          </table:table-cell>
          <table:table-cell office:value-type="float" office:value="-1">
            <text:p>-1</text:p>
          </table:table-cell>
          <table:table-cell office:value-type="float" office:value="600">
            <text:p>6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0">
            <text:p>0</text:p>
          </table:table-cell>
          <table:table-cell office:value-type="string">
            <text:p>540: inferred</text:p>
          </table:table-cell>
          <table:table-cell office:value-type="float" office:value="2">
            <text:p>2</text:p>
          </table:table-cell>
          <table:table-cell office:value-type="string">
            <text:p>DT_PHYSICAL</text:p>
          </table:table-cell>
          <table:table-cell office:value-type="string">
            <text:p>0.30000001~0.30000001~0.39999998~0.0~0.0~0.0~0.0~0.0~0.0~0.0~0.0~0.0~0.0~0.0~0.0~0.0</text:p>
          </table:table-cell>
          <table:table-cell office:value-type="float" office:value="39">
            <text:p>39</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table:number-columns-repeated="2"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ArchSwordWeapon</text:p>
          </table:table-cell>
          <table:table-cell office:value-type="string">
            <text:p>/Lotus/Weapons/Tenno/Archwing/Melee/Archsword/</text:p>
          </table:table-cell>
          <table:table-cell office:value-type="string">
            <text:p>VAPID</text:p>
          </table:table-cell>
          <table:table-cell office:value-type="string">
            <text:p>VERITUX</text:p>
          </table:table-cell>
          <table:table-cell office:value-type="string">
            <text:p>VAPID</text:p>
          </table:table-cell>
          <table:table-cell office:value-type="string">
            <text:p>[ARCHWING] Weightless space turns this impossibly massive sword into an agile instrument of destruction.</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1">
            <text:p>1.1</text:p>
          </table:table-cell>
          <table:table-cell office:value-type="float" office:value="50">
            <text:p>50</text:p>
          </table:table-cell>
          <table:table-cell office:value-type="float" office:value="-1">
            <text:p>-1</text:p>
          </table:table-cell>
          <table:table-cell table:number-columns-repeated="2" office:value-type="float" office:value="1">
            <text:p>1</text:p>
          </table:table-cell>
          <table:table-cell office:value-type="string">
            <text:p>Default</text:p>
          </table:table-cell>
          <table:table-cell office:value-type="float" office:value="0">
            <text:p>0</text:p>
          </table:table-cell>
          <table:table-cell office:value-type="string">
            <text:p>-1: inferre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300">
            <text:p>30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DEFENSE~UNIVERSAL~UNIVERSAL~UNIVERSAL~UNIVERSAL~UNIVERSAL~UNIVERSAL~UNIVERSAL</text:p>
          </table:table-cell>
          <table:table-cell office:value-type="string">
            <text:p>VAPID</text:p>
          </table:table-cell>
          <table:table-cell office:value-type="float" office:value="150">
            <text:p>150</text:p>
          </table:table-cell>
          <table:table-cell table:number-columns-repeated="9" office:value-type="string">
            <text:p>VAPID</text:p>
          </table:table-cell>
          <table:table-cell table:number-columns-repeated="980"/>
        </table:table-row>
        <table:table-row table:style-name="ro1">
          <table:table-cell office:value-type="string">
            <text:p>ArchAxeWeapon</text:p>
          </table:table-cell>
          <table:table-cell office:value-type="string">
            <text:p>/Lotus/Weapons/Tenno/Archwing/Melee/Archaxe/</text:p>
          </table:table-cell>
          <table:table-cell office:value-type="string">
            <text:p>VAPID</text:p>
          </table:table-cell>
          <table:table-cell office:value-type="string">
            <text:p>ONORIX</text:p>
          </table:table-cell>
          <table:table-cell office:value-type="string">
            <text:p>VAPID</text:p>
          </table:table-cell>
          <table:table-cell office:value-type="string">
            <text:p>[ARCHWING] This laser bladed battle-axe easily hacks through a ship's defenses and the forces protecting it.</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1">
            <text:p>1.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30000001~0.2~0.5~0.0~0.0~0.0~0.0~0.0~0.0~0.0~0.0~0.0~0.0~0.0~0.0~0.0</text:p>
          </table:table-cell>
          <table:table-cell office:value-type="float" office:value="290">
            <text:p>290</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15000001">
            <text:p>0.15</text:p>
          </table:table-cell>
          <table:table-cell office:value-type="float" office:value="1.25">
            <text:p>1.25</text:p>
          </table:table-cell>
          <table:table-cell office:value-type="string">
            <text:p>ATTACK~UNIVERSAL~UNIVERSAL~UNIVERSAL~UNIVERSAL~UNIVERSAL~UNIVERSAL~UNIVERSAL</text:p>
          </table:table-cell>
          <table:table-cell office:value-type="string">
            <text:p>VAPID</text:p>
          </table:table-cell>
          <table:table-cell office:value-type="float" office:value="190">
            <text:p>190</text:p>
          </table:table-cell>
          <table:table-cell table:number-columns-repeated="9" office:value-type="string">
            <text:p>VAPID</text:p>
          </table:table-cell>
          <table:table-cell table:number-columns-repeated="980"/>
        </table:table-row>
        <table:table-row table:style-name="ro1">
          <table:table-cell office:value-type="string">
            <text:p>PrimeAkimboShotGun</text:p>
          </table:table-cell>
          <table:table-cell office:value-type="string">
            <text:p>/Lotus/Weapons/Tenno/Akimbo/</text:p>
          </table:table-cell>
          <table:table-cell office:value-type="string">
            <text:p>VAPID</text:p>
          </table:table-cell>
          <table:table-cell office:value-type="string">
            <text:p>AKBRONCO PRIME</text:p>
          </table:table-cell>
          <table:table-cell office:value-type="string">
            <text:p>VAPID</text:p>
          </table:table-cell>
          <table:table-cell office:value-type="string">
            <text:p>Used together, these Orokin pistols feed off each other, inflicting greater damage with an enhanced chance for inducing elemental effects on target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0">
            <text:p>500</text:p>
          </table:table-cell>
          <table:table-cell office:value-type="float" office:value="-1">
            <text:p>-1</text:p>
          </table:table-cell>
          <table:table-cell office:value-type="float" office:value="7">
            <text:p>7</text:p>
          </table:table-cell>
          <table:table-cell office:value-type="float" office:value="1">
            <text:p>1</text:p>
          </table:table-cell>
          <table:table-cell office:value-type="string">
            <text:p>Pistol</text:p>
          </table:table-cell>
          <table:table-cell office:value-type="float" office:value="6">
            <text:p>6</text:p>
          </table:table-cell>
          <table:table-cell office:value-type="string">
            <text:p>210: inferred</text:p>
          </table:table-cell>
          <table:table-cell office:value-type="float" office:value="2.25">
            <text:p>2.25</text:p>
          </table:table-cell>
          <table:table-cell office:value-type="string">
            <text:p>DT_PHYSICAL</text:p>
          </table:table-cell>
          <table:table-cell office:value-type="string">
            <text:p>0.60000002~0.1~0.29999995~0.0~0.0~0.0~0.0~0.0~0.0~0.0~0.0~0.0~0.0~0.0~0.0~0.0</text:p>
          </table:table-cell>
          <table:table-cell office:value-type="float" office:value="15">
            <text:p>15</text:p>
          </table:table-cell>
          <table:table-cell office:value-type="float" office:value="0.30000001">
            <text:p>0.3</text:p>
          </table:table-cell>
          <table:table-cell table:number-columns-repeated="2"/>
          <table:table-cell office:value-type="string">
            <text:p>DHT_NONE</text:p>
          </table:table-cell>
          <table:table-cell office:value-type="float" office:value="0">
            <text:p>0</text:p>
          </table:table-cell>
          <table:table-cell office:value-type="float" office:value="0.025">
            <text:p>0.03</text:p>
          </table:table-cell>
          <table:table-cell office:value-type="float" office:value="2">
            <text:p>2</text:p>
          </table:table-cell>
          <table:table-cell office:value-type="string">
            <text:p>UNIVERSAL~UNIVERSAL~UNIVERSAL~UNIVERSAL~UNIVERSAL~UNIVERSAL~ATTACK~ATTACK</text:p>
          </table:table-cell>
          <table:table-cell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MK1Paris</text:p>
          </table:table-cell>
          <table:table-cell office:value-type="string">
            <text:p>/Lotus/Weapons/MK1Series/</text:p>
          </table:table-cell>
          <table:table-cell office:value-type="string">
            <text:p>VAPID</text:p>
          </table:table-cell>
          <table:table-cell office:value-type="string">
            <text:p>MK1-PARIS</text:p>
          </table:table-cell>
          <table:table-cell office:value-type="string">
            <text:p>VAPID</text:p>
          </table:table-cell>
          <table:table-cell office:value-type="string">
            <text:p>The MK1-Paris is the standard issue bow for all Tenno.</text:p>
          </table:table-cell>
          <table:table-cell office:value-type="float" office:value="0">
            <text:p>0</text:p>
          </table:table-cell>
          <table:table-cell office:value-type="string">
            <text:p>VAPID</text:p>
          </table:table-cell>
          <table:table-cell office:value-type="string">
            <text:p>CHARGED</text:p>
          </table:table-cell>
          <table:table-cell table:number-columns-repeated="4" office:value-type="float" office:value="0">
            <text:p>0</text:p>
          </table:table-cell>
          <table:table-cell office:value-type="float" office:value="-1">
            <text:p>-1</text:p>
          </table:table-cell>
          <table:table-cell office:value-type="float" office:value="60">
            <text:p>60</text:p>
          </table:table-cell>
          <table:table-cell office:value-type="float" office:value="0.5">
            <text:p>0.5</text:p>
          </table:table-cell>
          <table:table-cell table:number-columns-repeated="2" office:value-type="float" office:value="1">
            <text:p>1</text:p>
          </table:table-cell>
          <table:table-cell office:value-type="string">
            <text:p>Special</text:p>
          </table:table-cell>
          <table:table-cell office:value-type="float" office:value="0">
            <text:p>0</text:p>
          </table:table-cell>
          <table:table-cell office:value-type="string">
            <text:p>72: inferred</text:p>
          </table:table-cell>
          <table:table-cell office:value-type="float" office:value="0.55000001">
            <text:p>0.55</text:p>
          </table:table-cell>
          <table:table-cell office:value-type="string">
            <text:p>DT_PHYSICAL</text:p>
          </table:table-cell>
          <table:table-cell office:value-type="string">
            <text:p>0.33333299~0.33333299~0.33333403~0.0~0.0~0.0~0.0~0.0~0.0~0.0~0.0~0.0~0.0~0.0~0.0~0.0</text:p>
          </table:table-cell>
          <table:table-cell office:value-type="float" office:value="8">
            <text:p>8</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1.5">
            <text:p>1.5</text:p>
          </table:table-cell>
          <table:table-cell table:number-columns-repeated="2"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MK1Furis</text:p>
          </table:table-cell>
          <table:table-cell office:value-type="string">
            <text:p>/Lotus/Weapons/MK1Series/</text:p>
          </table:table-cell>
          <table:table-cell office:value-type="string">
            <text:p>VAPID</text:p>
          </table:table-cell>
          <table:table-cell office:value-type="string">
            <text:p>MK1-FURIS</text:p>
          </table:table-cell>
          <table:table-cell office:value-type="string">
            <text:p>VAPID</text:p>
          </table:table-cell>
          <table:table-cell office:value-type="string">
            <text:p>The MK1-Furis are the standard issue automatic pistol for all Tenno.</text:p>
          </table:table-cell>
          <table:table-cell office:value-type="float" office:value="0">
            <text:p>0</text:p>
          </table:table-cell>
          <table:table-cell office:value-type="string">
            <text:p>VAPID</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500">
            <text:p>5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0">
            <text:p>0</text:p>
          </table:table-cell>
          <table:table-cell office:value-type="string">
            <text:p>210: inferred</text:p>
          </table:table-cell>
          <table:table-cell office:value-type="float" office:value="1.4">
            <text:p>1.4</text:p>
          </table:table-cell>
          <table:table-cell office:value-type="string">
            <text:p>DT_PHYSICAL</text:p>
          </table:table-cell>
          <table:table-cell office:value-type="string">
            <text:p>0.15000001~0.69999999~0.14999998~0.0~0.0~0.0~0.0~0.0~0.0~0.0~0.0~0.0~0.0~0.0~0.0~0.0</text:p>
          </table:table-cell>
          <table:table-cell office:value-type="float" office:value="13">
            <text:p>13</text:p>
          </table:table-cell>
          <table:table-cell office:value-type="float" office:value="0.0099999998">
            <text:p>0.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2">
            <text:p>2</text:p>
          </table:table-cell>
          <table:table-cell table:number-columns-repeated="2"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MK1Furax</text:p>
          </table:table-cell>
          <table:table-cell office:value-type="string">
            <text:p>/Lotus/Weapons/MK1Series/</text:p>
          </table:table-cell>
          <table:table-cell office:value-type="string">
            <text:p>VAPID</text:p>
          </table:table-cell>
          <table:table-cell office:value-type="string">
            <text:p>MK1-FURAX</text:p>
          </table:table-cell>
          <table:table-cell office:value-type="string">
            <text:p>VAPID</text:p>
          </table:table-cell>
          <table:table-cell office:value-type="string">
            <text:p>The MK1-Furax is the standard issue fist weapon for all Tenno.</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69999999~0.15000001~0.14999998~0.0~0.0~0.0~0.0~0.0~0.0~0.0~0.0~0.0~0.0~0.0~0.0~0.0</text:p>
          </table:table-cell>
          <table:table-cell office:value-type="float" office:value="30">
            <text:p>30</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office:value-type="string">
            <text:p>UNIVERSAL~UNIVERSAL~UNIVERSAL~UNIVERSAL~UNIVERSAL~UNIVERSAL~UNIVERSAL~UNIVERSAL~DEFENSE</text:p>
          </table:table-cell>
          <table:table-cell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MK1Bo</text:p>
          </table:table-cell>
          <table:table-cell office:value-type="string">
            <text:p>/Lotus/Weapons/MK1Series/</text:p>
          </table:table-cell>
          <table:table-cell office:value-type="string">
            <text:p>VAPID</text:p>
          </table:table-cell>
          <table:table-cell office:value-type="string">
            <text:p>MK1-BO</text:p>
          </table:table-cell>
          <table:table-cell office:value-type="string">
            <text:p>VAPID</text:p>
          </table:table-cell>
          <table:table-cell office:value-type="string">
            <text:p>The MK1-Bo is the standard issue staff weapon for all Tenno.</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89999998~0.1~0.0~0.0~0.0~0.0~0.0~0.0~0.0~0.0~0.0~0.0~0.0~0.0~0.0~0.0</text:p>
          </table:table-cell>
          <table:table-cell office:value-type="float" office:value="45">
            <text:p>45</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125">
            <text:p>0.13</text:p>
          </table:table-cell>
          <table:table-cell office:value-type="float" office:value="2">
            <text:p>2</text:p>
          </table:table-cell>
          <table:table-cell office:value-type="string">
            <text:p>UNIVERSAL~UNIVERSAL~UNIVERSAL~UNIVERSAL~UNIVERSAL~UNIVERSAL~UNIVERSAL~DEFENSE~WARD</text:p>
          </table:table-cell>
          <table:table-cell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InfestedWhipWeapon</text:p>
          </table:table-cell>
          <table:table-cell office:value-type="string">
            <text:p>/Lotus/Weapons/Infested/Melee/Whip/InfestedWhip/</text:p>
          </table:table-cell>
          <table:table-cell office:value-type="string">
            <text:p>VAPID</text:p>
          </table:table-cell>
          <table:table-cell office:value-type="string">
            <text:p>SCOLIAC</text:p>
          </table:table-cell>
          <table:table-cell office:value-type="string">
            <text:p>VAPID</text:p>
          </table:table-cell>
          <table:table-cell office:value-type="string">
            <text:p>The Scoliac Whip is a nasty parasitic growth of sinew and bone that inflicts heart stopping toxin damage with each charge attack.</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75">
            <text:p>7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55">
            <text:p>55</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ATTACK~UNIVERSAL~UNIVERSAL~UNIVERSAL~UNIVERSAL~UNIVERSAL~UNIVERSAL~UNIVERSAL~POWER</text:p>
          </table:table-cell>
          <table:table-cell office:value-type="string">
            <text:p>VAPID</text:p>
          </table:table-cell>
          <table:table-cell office:value-type="float" office:value="15000">
            <text:p>15000</text:p>
          </table:table-cell>
          <table:table-cell table:number-columns-repeated="9" office:value-type="string">
            <text:p>VAPID</text:p>
          </table:table-cell>
          <table:table-cell table:number-columns-repeated="980"/>
        </table:table-row>
        <table:table-row table:style-name="ro1">
          <table:table-cell office:value-type="string">
            <text:p>MireSword</text:p>
          </table:table-cell>
          <table:table-cell office:value-type="string">
            <text:p>/Lotus/Weapons/Infested/Melee/Swords/Mire/</text:p>
          </table:table-cell>
          <table:table-cell office:value-type="string">
            <text:p>VAPID</text:p>
          </table:table-cell>
          <table:table-cell office:value-type="string">
            <text:p>MIRE</text:p>
          </table:table-cell>
          <table:table-cell office:value-type="string">
            <text:p>VAPID</text:p>
          </table:table-cell>
          <table:table-cell office:value-type="string">
            <text:p>A relic from the Great Plague, the Mire Infested Sword is a brutal weapon. It not only cuts into the enemy, it infects the wounds of its victim with a toxic nerve poison. Deals poison damage on ground slam and charge attack.</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5">
            <text:p>6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ATTACK</text:p>
          </table:table-cell>
          <table:table-cell office:value-type="string">
            <text:p>VAPID</text:p>
          </table:table-cell>
          <table:table-cell office:value-type="float" office:value="150">
            <text:p>150</text:p>
          </table:table-cell>
          <table:table-cell office:value-type="string">
            <text:p>VAPID</text:p>
          </table:table-cell>
          <table:table-cell office:value-type="string">
            <text:p>VISIBLE</text:p>
          </table:table-cell>
          <table:table-cell office:value-type="float" office:value="15000">
            <text:p>15000</text:p>
          </table:table-cell>
          <table:table-cell office:value-type="string">
            <text:p>{/Lotus/Types/Items/MiscItems/NeuralSensor~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WraithTwinVipers</text:p>
          </table:table-cell>
          <table:table-cell office:value-type="string">
            <text:p>/Lotus/Weapons/Grineer/Pistols/WraithTwinVipers/</text:p>
          </table:table-cell>
          <table:table-cell office:value-type="string">
            <text:p>VAPID</text:p>
          </table:table-cell>
          <table:table-cell office:value-type="string">
            <text:p>WRAITH TWIN VIPERS</text:p>
          </table:table-cell>
          <table:table-cell office:value-type="string">
            <text:p>VAPID</text:p>
          </table:table-cell>
          <table:table-cell office:value-type="string">
            <text:p>The uniquely styled Wraith Twin Vipers are a powerful variation on the standard akimbo machine-pistols.</text:p>
          </table:table-cell>
          <table:table-cell office:value-type="float" office:value="0">
            <text:p>0</text:p>
          </table:table-cell>
          <table:table-cell office:value-type="string">
            <text:p>VAPID</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1500">
            <text:p>150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40">
            <text:p>40</text:p>
          </table:table-cell>
          <table:table-cell office:value-type="string">
            <text:p>210: inferred</text:p>
          </table:table-cell>
          <table:table-cell office:value-type="float" office:value="2">
            <text:p>2</text:p>
          </table:table-cell>
          <table:table-cell office:value-type="string">
            <text:p>DT_PHYSICAL</text:p>
          </table:table-cell>
          <table:table-cell office:value-type="string">
            <text:p>0.80000001~0.1~0.099999964~0.0~0.0~0.0~0.0~0.0~0.0~0.0~0.0~0.0~0.0~0.0~0.0~0.0</text:p>
          </table:table-cell>
          <table:table-cell office:value-type="float" office:value="18">
            <text:p>18</text:p>
          </table:table-cell>
          <table:table-cell office:value-type="float" office:value="0.050000001">
            <text:p>0.05</text:p>
          </table:table-cell>
          <table:table-cell table:number-columns-repeated="2"/>
          <table:table-cell office:value-type="string">
            <text:p>DHT_NONE</text:p>
          </table:table-cell>
          <table:table-cell office:value-type="float" office:value="0">
            <text:p>0</text:p>
          </table:table-cell>
          <table:table-cell office:value-type="float" office:value="0.18000001">
            <text:p>0.18</text:p>
          </table:table-cell>
          <table:table-cell office:value-type="float" office:value="2">
            <text:p>2</text:p>
          </table:table-cell>
          <table:table-cell table:number-columns-repeated="2"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GrnBoomerang</text:p>
          </table:table-cell>
          <table:table-cell office:value-type="string">
            <text:p>/Lotus/Weapons/Grineer/Melee/GrnBoomerang/</text:p>
          </table:table-cell>
          <table:table-cell office:value-type="string">
            <text:p>VAPID</text:p>
          </table:table-cell>
          <table:table-cell office:value-type="string">
            <text:p>HALIKAR</text:p>
          </table:table-cell>
          <table:table-cell office:value-type="string">
            <text:p>VAPID</text:p>
          </table:table-cell>
          <table:table-cell office:value-type="string">
            <text:p>This jet powered Grineer throwing mace always comes back to its master and is even capable of disarming targets. </text:p>
          </table:table-cell>
          <table:table-cell office:value-type="float" office:value="0">
            <text:p>0</text:p>
          </table:table-cell>
          <table:table-cell office:value-type="string">
            <text:p>VAPID</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70">
            <text:p>7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string">
            <text:p>Default</text:p>
          </table:table-cell>
          <table:table-cell office:value-type="float" office:value="0">
            <text:p>0</text:p>
          </table:table-cell>
          <table:table-cell office:value-type="string">
            <text:p>-1: inferred</text:p>
          </table:table-cell>
          <table:table-cell office:value-type="float" office:value="1">
            <text:p>1</text:p>
          </table:table-cell>
          <table:table-cell office:value-type="string">
            <text:p>DT_PHYSICAL</text:p>
          </table:table-cell>
          <table:table-cell office:value-type="string">
            <text:p>0.1~0.80000001~0.099999964~0.0~0.0~0.0~0.0~0.0~0.0~0.0~0.0~0.0~0.0~0.0~0.0~0.0</text:p>
          </table:table-cell>
          <table:table-cell office:value-type="float" office:value="35">
            <text:p>35</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ATTACK~TACTIC~UNIVERSAL~UNIVERSAL~UNIVERSAL~UNIVERSAL~UNIVERSAL~UNIVERSAL~TACTIC</text:p>
          </table:table-cell>
          <table:table-cell office:value-type="string">
            <text:p>VAPID</text:p>
          </table:table-cell>
          <table:table-cell office:value-type="float" office:value="150">
            <text:p>150</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ArgonCrystal~MiscItems~-1}</text:p>
          </table:table-cell>
          <table:table-cell office:value-type="float" office:value="15000">
            <text:p>15000</text:p>
          </table:table-cell>
          <table:table-cell table:number-columns-repeated="4" office:value-type="string">
            <text:p>VAPID</text:p>
          </table:table-cell>
          <table:table-cell table:number-columns-repeated="980"/>
        </table:table-row>
        <table:table-row table:style-name="ro1">
          <table:table-cell office:value-type="string">
            <text:p>GrineerWhip</text:p>
          </table:table-cell>
          <table:table-cell office:value-type="string">
            <text:p>/Lotus/Weapons/Grineer/Melee/GrineerWhip/</text:p>
          </table:table-cell>
          <table:table-cell office:value-type="string">
            <text:p>VAPID</text:p>
          </table:table-cell>
          <table:table-cell office:value-type="string">
            <text:p>ATTERAX</text:p>
          </table:table-cell>
          <table:table-cell office:value-type="string">
            <text:p>VAPID</text:p>
          </table:table-cell>
          <table:table-cell office:value-type="string">
            <text:p>A multi-bladed whip that is adept at flaying skin from bone. In extreme cases, disobedient Grineer are sentenced to death by Atterax.</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Default</text:p>
          </table:table-cell>
          <table:table-cell office:value-type="float" office:value="0">
            <text:p>0</text:p>
          </table:table-cell>
          <table:table-cell office:value-type="string">
            <text:p>-1: inferred</text:p>
          </table:table-cell>
          <table:table-cell office:value-type="float" office:value="1">
            <text:p>1</text:p>
          </table:table-cell>
          <table:table-cell office:value-type="string">
            <text:p>DT_PHYSICAL</text:p>
          </table:table-cell>
          <table:table-cell office:value-type="string">
            <text:p>0.050000001~0.050000001~0.89999998~0.0~0.0~0.0~0.0~0.0~0.0~0.0~0.0~0.0~0.0~0.0~0.0~0.0</text:p>
          </table:table-cell>
          <table:table-cell office:value-type="float" office:value="45">
            <text:p>45</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3">
            <text:p>3</text:p>
          </table:table-cell>
          <table:table-cell office:value-type="string">
            <text:p>UNIVERSAL~UNIVERSAL~UNIVERSAL~UNIVERSAL~UNIVERSAL~UNIVERSAL~UNIVERSAL~UNIVERSAL~DEFENSE</text:p>
          </table:table-cell>
          <table:table-cell office:value-type="string">
            <text:p>VAPID</text:p>
          </table:table-cell>
          <table:table-cell office:value-type="float" office:value="175">
            <text:p>17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Salvage~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WraithMacheteWeapon</text:p>
          </table:table-cell>
          <table:table-cell office:value-type="string">
            <text:p>/Lotus/Weapons/Grineer/Melee/GrineerMachetteAndCleaver/</text:p>
          </table:table-cell>
          <table:table-cell office:value-type="string">
            <text:p>VAPID</text:p>
          </table:table-cell>
          <table:table-cell office:value-type="string">
            <text:p>MACHETE WRAITH</text:p>
          </table:table-cell>
          <table:table-cell office:value-type="string">
            <text:p>VAPID</text:p>
          </table:table-cell>
          <table:table-cell office:value-type="string">
            <text:p>A different take on a familiar combat knife, the Machete Wraith features unique styling.</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5">
            <text:p>6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45">
            <text:p>4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ATTACK~ATTACK~UNIVERSAL~UNIVERSAL~UNIVERSAL~UNIVERSAL~UNIVERSAL~UNIVERSAL~POWER</text:p>
          </table:table-cell>
          <table:table-cell table:number-columns-repeated="11" office:value-type="string">
            <text:p>VAPID</text:p>
          </table:table-cell>
          <table:table-cell table:number-columns-repeated="980"/>
        </table:table-row>
        <table:table-row table:style-name="ro1">
          <table:table-cell office:value-type="string">
            <text:p>Machete</text:p>
          </table:table-cell>
          <table:table-cell office:value-type="string">
            <text:p>/Lotus/Weapons/Grineer/Melee/GrineerMachetteAndCleaver/</text:p>
          </table:table-cell>
          <table:table-cell office:value-type="string">
            <text:p>VAPID</text:p>
          </table:table-cell>
          <table:table-cell office:value-type="string">
            <text:p>MACHETE</text:p>
          </table:table-cell>
          <table:table-cell office:value-type="string">
            <text:p>VAPID</text:p>
          </table:table-cell>
          <table:table-cell office:value-type="string">
            <text:p>A ferocious melee weapon crafted by the Grineer and carried by their elite melee force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25">
            <text:p>2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POWER</text:p>
          </table:table-cell>
          <table:table-cell office:value-type="string">
            <text:p>VAPID</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DualCleaverWeapon</text:p>
          </table:table-cell>
          <table:table-cell office:value-type="string">
            <text:p>/Lotus/Weapons/Grineer/Melee/GrineerMachetteAndCleaver/</text:p>
          </table:table-cell>
          <table:table-cell office:value-type="string">
            <text:p>VAPID</text:p>
          </table:table-cell>
          <table:table-cell office:value-type="string">
            <text:p>DUAL CLEAVERS</text:p>
          </table:table-cell>
          <table:table-cell office:value-type="string">
            <text:p>VAPID</text:p>
          </table:table-cell>
          <table:table-cell office:value-type="string">
            <text:p>Butcher your foes with brutal blades in each hand.</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0">
            <text:p>5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15000001~0.15000001~0.69999999~0.0~0.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3">
            <text:p>3</text:p>
          </table:table-cell>
          <table:table-cell office:value-type="string">
            <text:p>UNIVERSAL~UNIVERSAL~UNIVERSAL~UNIVERSAL~UNIVERSAL~UNIVERSAL~UNIVERSAL~ATTACK~TACTIC</text:p>
          </table:table-cell>
          <table:table-cell office:value-type="string">
            <text:p>VAPID</text:p>
          </table:table-cell>
          <table:table-cell office:value-type="float" office:value="225">
            <text:p>225</text:p>
          </table:table-cell>
          <table:table-cell table:number-columns-repeated="9" office:value-type="string">
            <text:p>VAPID</text:p>
          </table:table-cell>
          <table:table-cell table:number-columns-repeated="980"/>
        </table:table-row>
        <table:table-row table:style-name="ro1">
          <table:table-cell office:value-type="string">
            <text:p>GrineerJetPolearm</text:p>
          </table:table-cell>
          <table:table-cell office:value-type="string">
            <text:p>/Lotus/Weapons/Grineer/Melee/GrineerJetPoweredPolearm/</text:p>
          </table:table-cell>
          <table:table-cell office:value-type="string">
            <text:p>VAPID</text:p>
          </table:table-cell>
          <table:table-cell office:value-type="string">
            <text:p>JAT KITTAG</text:p>
          </table:table-cell>
          <table:table-cell office:value-type="string">
            <text:p>VAPID</text:p>
          </table:table-cell>
          <table:table-cell office:value-type="string">
            <text:p>Deliver crushing blows with this Grineer built, jet powered mac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80000001~0.15000001~0.049999952~0.0~0.0~0.0~0.0~0.0~0.0~0.0~0.0~0.0~0.0~0.0~0.0~0.0</text:p>
          </table:table-cell>
          <table:table-cell office:value-type="float" office:value="130">
            <text:p>130</text:p>
          </table:table-cell>
          <table:table-cell office:value-type="float" office:value="0.25">
            <text:p>0.25</text:p>
          </table:table-cell>
          <table:table-cell table:number-columns-repeated="2"/>
          <table:table-cell office:value-type="string">
            <text:p>null</text:p>
          </table:table-cell>
          <table:table-cell office:value-type="float" office:value="0">
            <text:p>0</text:p>
          </table:table-cell>
          <table:table-cell office:value-type="float" office:value="0.15000001">
            <text:p>0.15</text:p>
          </table:table-cell>
          <table:table-cell office:value-type="float" office:value="2">
            <text:p>2</text:p>
          </table:table-cell>
          <table:table-cell office:value-type="string">
            <text:p>ATTACK~TACTIC~UNIVERSAL~UNIVERSAL~UNIVERSAL~UNIVERSAL~UNIVERSAL~UNIVERSAL~ATTACK</text:p>
          </table:table-cell>
          <table:table-cell office:value-type="string">
            <text:p>VAPID</text:p>
          </table:table-cell>
          <table:table-cell office:value-type="float" office:value="125">
            <text:p>125</text:p>
          </table:table-cell>
          <table:table-cell table:number-columns-repeated="9" office:value-type="string">
            <text:p>VAPID</text:p>
          </table:table-cell>
          <table:table-cell table:number-columns-repeated="980"/>
        </table:table-row>
        <table:table-row table:style-name="ro1">
          <table:table-cell office:value-type="string">
            <text:p>GrineerCombatKnife</text:p>
          </table:table-cell>
          <table:table-cell office:value-type="string">
            <text:p>/Lotus/Weapons/Grineer/Melee/GrineerCombatKnife/</text:p>
          </table:table-cell>
          <table:table-cell office:value-type="string">
            <text:p>VAPID</text:p>
          </table:table-cell>
          <table:table-cell office:value-type="string">
            <text:p>SHEEV</text:p>
          </table:table-cell>
          <table:table-cell office:value-type="string">
            <text:p>VAPID</text:p>
          </table:table-cell>
          <table:table-cell office:value-type="string">
            <text:p>Built for close combat, the Sheev's plasma blade slices through flesh and armor with equal eas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40">
            <text:p>4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050000001~0.050000001~0.89999998~0.0~0.0~0.0~0.0~0.0~0.0~0.0~0.0~0.0~0.0~0.0~0.0~0.0</text:p>
          </table:table-cell>
          <table:table-cell office:value-type="float" office:value="45">
            <text:p>45</text:p>
          </table:table-cell>
          <table:table-cell office:value-type="float" office:value="0.25">
            <text:p>0.25</text:p>
          </table:table-cell>
          <table:table-cell table:number-columns-repeated="2"/>
          <table:table-cell office:value-type="string">
            <text:p>DHT_MELEE</text:p>
          </table:table-cell>
          <table:table-cell office:value-type="float" office:value="0">
            <text:p>0</text:p>
          </table:table-cell>
          <table:table-cell office:value-type="float" office:value="0.050000001">
            <text:p>0.05</text:p>
          </table:table-cell>
          <table:table-cell office:value-type="float" office:value="2">
            <text:p>2</text:p>
          </table:table-cell>
          <table:table-cell office:value-type="string">
            <text:p>UNIVERSAL~UNIVERSAL~UNIVERSAL~UNIVERSAL~UNIVERSAL~UNIVERSAL~UNIVERSAL~TACTIC~ATTACK</text:p>
          </table:table-cell>
          <table:table-cell office:value-type="string">
            <text:p>VAPID</text:p>
          </table:table-cell>
          <table:table-cell office:value-type="float" office:value="85">
            <text:p>85</text:p>
          </table:table-cell>
          <table:table-cell table:number-columns-repeated="9" office:value-type="string">
            <text:p>VAPID</text:p>
          </table:table-cell>
          <table:table-cell table:number-columns-repeated="980"/>
        </table:table-row>
        <table:table-row table:style-name="ro1">
          <table:table-cell office:value-type="string">
            <text:p>WraithGorgon</text:p>
          </table:table-cell>
          <table:table-cell office:value-type="string">
            <text:p>/Lotus/Weapons/Grineer/LongGuns/WraithGorgon/</text:p>
          </table:table-cell>
          <table:table-cell office:value-type="string">
            <text:p>VAPID</text:p>
          </table:table-cell>
          <table:table-cell office:value-type="string">
            <text:p>GORGON WRAITH</text:p>
          </table:table-cell>
          <table:table-cell office:value-type="string">
            <text:p>VAPID</text:p>
          </table:table-cell>
          <table:table-cell office:value-type="string">
            <text:p>The Gorgon Wraith is a powerful variant of its precursor that features unique styling.</text:p>
          </table:table-cell>
          <table:table-cell office:value-type="float" office:value="0">
            <text:p>0</text:p>
          </table:table-cell>
          <table:table-cell office:value-type="string">
            <text:p>VAPID</text:p>
          </table:table-cell>
          <table:table-cell office:value-type="string">
            <text:p>AUTOMATIC</text:p>
          </table:table-cell>
          <table:table-cell table:number-columns-repeated="4" office:value-type="float" office:value="-69">
            <text:p>-69</text:p>
          </table:table-cell>
          <table:table-cell office:value-type="float" office:value="-1">
            <text:p>-1</text:p>
          </table:table-cell>
          <table:table-cell office:value-type="float" office:value="800">
            <text:p>800</text:p>
          </table:table-cell>
          <table:table-cell office:value-type="float" office:value="-1">
            <text:p>-1</text:p>
          </table:table-cell>
          <table:table-cell table:number-columns-repeated="2" office:value-type="float" office:value="1">
            <text:p>1</text:p>
          </table:table-cell>
          <table:table-cell office:value-type="string">
            <text:p>Rifle</text:p>
          </table:table-cell>
          <table:table-cell office:value-type="float" office:value="0">
            <text:p>0</text:p>
          </table:table-cell>
          <table:table-cell office:value-type="string">
            <text:p>540: inferred</text:p>
          </table:table-cell>
          <table:table-cell office:value-type="float" office:value="3">
            <text:p>3</text:p>
          </table:table-cell>
          <table:table-cell office:value-type="string">
            <text:p>DT_PHYSICAL</text:p>
          </table:table-cell>
          <table:table-cell office:value-type="string">
            <text:p>0.85000002~0.1~0.049999952~0.0~0.0~0.0~0.0~0.0~0.0~0.0~0.0~0.0~0.0~0.0~0.0~0.0</text:p>
          </table:table-cell>
          <table:table-cell office:value-type="float" office:value="27">
            <text:p>27</text:p>
          </table:table-cell>
          <table:table-cell office:value-type="float" office:value="0.15000001">
            <text:p>0.15</text:p>
          </table:table-cell>
          <table:table-cell table:number-columns-repeated="2"/>
          <table:table-cell office:value-type="string">
            <text:p>DHT_NONE</text:p>
          </table:table-cell>
          <table:table-cell office:value-type="float" office:value="0">
            <text:p>0</text:p>
          </table:table-cell>
          <table:table-cell office:value-type="float" office:value="0.1">
            <text:p>0.1</text:p>
          </table:table-cell>
          <table:table-cell office:value-type="float" office:value="1.5">
            <text:p>1.5</text:p>
          </table:table-cell>
          <table:table-cell table:number-columns-repeated="2" office:value-type="string">
            <text:p>VAPID</text:p>
          </table:table-cell>
          <table:table-cell office:value-type="float" office:value="0">
            <text:p>0</text:p>
          </table:table-cell>
          <table:table-cell table:number-columns-repeated="9" office:value-type="string">
            <text:p>VAPID</text:p>
          </table:table-cell>
          <table:table-cell table:number-columns-repeated="980"/>
        </table:table-row>
        <table:table-row table:style-name="ro1">
          <table:table-cell office:value-type="string">
            <text:p>GrnSniperRifle</text:p>
          </table:table-cell>
          <table:table-cell office:value-type="string">
            <text:p>/Lotus/Weapons/Grineer/LongGuns/GrineerSniperRifle/</text:p>
          </table:table-cell>
          <table:table-cell office:value-type="string">
            <text:p>VAPID</text:p>
          </table:table-cell>
          <table:table-cell office:value-type="string">
            <text:p>VULKAR</text:p>
          </table:table-cell>
          <table:table-cell office:value-type="string">
            <text:p>VAPID</text:p>
          </table:table-cell>
          <table:table-cell office:value-type="string">
            <text:p>Built by the Grineer for their elite troopers, the Vulkar is a devastating distance weapon. In the right hands it is capable of taking down targets long before they get into attack range.</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90">
            <text:p>90</text:p>
          </table:table-cell>
          <table:table-cell office:value-type="float" office:value="-1">
            <text:p>-1</text:p>
          </table:table-cell>
          <table:table-cell table:number-columns-repeated="2" office:value-type="float" office:value="1">
            <text:p>1</text:p>
          </table:table-cell>
          <table:table-cell office:value-type="string">
            <text:p>Special</text:p>
          </table:table-cell>
          <table:table-cell office:value-type="float" office:value="6">
            <text:p>6</text:p>
          </table:table-cell>
          <table:table-cell office:value-type="string">
            <text:p>72: inferred</text:p>
          </table:table-cell>
          <table:table-cell office:value-type="float" office:value="3">
            <text:p>3</text:p>
          </table:table-cell>
          <table:table-cell office:value-type="string">
            <text:p>DT_PHYSICAL</text:p>
          </table:table-cell>
          <table:table-cell office:value-type="string">
            <text:p>0.80000001~0.15000001~0.049999952~0.0~0.0~0.0~0.0~0.0~0.0~0.0~0.0~0.0~0.0~0.0~0.0~0.0</text:p>
          </table:table-cell>
          <table:table-cell office:value-type="float" office:value="200">
            <text:p>200</text:p>
          </table:table-cell>
          <table:table-cell office:value-type="float" office:value="0.25">
            <text:p>0.25</text:p>
          </table:table-cell>
          <table:table-cell table:number-columns-repeated="2"/>
          <table:table-cell office:value-type="string">
            <text:p>DHT_NONE</text:p>
          </table:table-cell>
          <table:table-cell office:value-type="float" office:value="0">
            <text:p>0</text:p>
          </table:table-cell>
          <table:table-cell office:value-type="float" office:value="0.2">
            <text:p>0.2</text:p>
          </table:table-cell>
          <table:table-cell office:value-type="float" office:value="2">
            <text:p>2</text:p>
          </table:table-cell>
          <table:table-cell table:number-columns-repeated="2" office:value-type="string">
            <text:p>VAPID</text:p>
          </table:table-cell>
          <table:table-cell office:value-type="float" office:value="225">
            <text:p>225</text:p>
          </table:table-cell>
          <table:table-cell office:value-type="string">
            <text:p>VAPID</text:p>
          </table:table-cell>
          <table:table-cell office:value-type="string">
            <text:p>VISIBLE</text:p>
          </table:table-cell>
          <table:table-cell office:value-type="float" office:value="20000">
            <text:p>20000</text:p>
          </table:table-cell>
          <table:table-cell office:value-type="string">
            <text:p>{/Lotus/Types/Items/MiscItems/Morphic~MiscItems~-1}</text:p>
          </table:table-cell>
          <table:table-cell office:value-type="float" office:value="20000">
            <text:p>20000</text:p>
          </table:table-cell>
          <table:table-cell table:number-columns-repeated="4" office:value-type="string">
            <text:p>VAPID</text:p>
          </table:table-cell>
          <table:table-cell table:number-columns-repeated="980"/>
        </table:table-row>
        <table:table-row table:style-name="ro1">
          <table:table-cell office:value-type="string">
            <text:p>GrnScopedPistolPlayer</text:p>
          </table:table-cell>
          <table:table-cell office:value-type="string">
            <text:p>/Lotus/Weapons/Grineer/GrineerPistol/</text:p>
          </table:table-cell>
          <table:table-cell office:value-type="string">
            <text:p>VAPID</text:p>
          </table:table-cell>
          <table:table-cell office:value-type="string">
            <text:p>SEER</text:p>
          </table:table-cell>
          <table:table-cell office:value-type="string">
            <text:p>VAPID</text:p>
          </table:table-cell>
          <table:table-cell office:value-type="string">
            <text:p>Captain Vor's prized Orokin-Grineer hybrid pistol has an average rate of fire, but it has high damage and superior zoom capabilities.</text:p>
          </table:table-cell>
          <table:table-cell office:value-type="float" office:value="0">
            <text:p>0</text:p>
          </table:table-cell>
          <table:table-cell office:value-type="string">
            <text:p>VAPID</text:p>
          </table:table-cell>
          <table:table-cell office:value-type="string">
            <text:p>ERROR</text:p>
          </table:table-cell>
          <table:table-cell table:number-columns-repeated="2" office:value-type="float" office:value="0">
            <text:p>0</text:p>
          </table:table-cell>
          <table:table-cell table:number-columns-repeated="2" office:value-type="float" office:value="-69">
            <text:p>-69</text:p>
          </table:table-cell>
          <table:table-cell office:value-type="float" office:value="-1">
            <text:p>-1</text:p>
          </table:table-cell>
          <table:table-cell office:value-type="float" office:value="120">
            <text:p>120</text:p>
          </table:table-cell>
          <table:table-cell office:value-type="float" office:value="-1">
            <text:p>-1</text:p>
          </table:table-cell>
          <table:table-cell table:number-columns-repeated="2" office:value-type="float" office:value="1">
            <text:p>1</text:p>
          </table:table-cell>
          <table:table-cell office:value-type="string">
            <text:p>Pistol</text:p>
          </table:table-cell>
          <table:table-cell office:value-type="float" office:value="0">
            <text:p>0</text:p>
          </table:table-cell>
          <table:table-cell office:value-type="string">
            <text:p>210: inferred</text:p>
          </table:table-cell>
          <table:table-cell office:value-type="float" office:value="2.8">
            <text:p>2.8</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office:value-type="float" office:value="0.025">
            <text:p>0.03</text:p>
          </table:table-cell>
          <table:table-cell office:value-type="float" office:value="1.5">
            <text:p>1.5</text:p>
          </table:table-cell>
          <table:table-cell office:value-type="string">
            <text:p>VAPID</text:p>
          </table:table-cell>
          <table:table-cell office:value-type="string">
            <text:p>PROJECTILE</text:p>
          </table:table-cell>
          <table:table-cell table:number-columns-repeated="10" office:value-type="string">
            <text:p>VAPID</text:p>
          </table:table-cell>
          <table:table-cell table:number-columns-repeated="980"/>
        </table:table-row>
        <table:table-row table:style-name="ro1">
          <table:table-cell office:value-type="string">
            <text:p>CorpusWhipWeapon</text:p>
          </table:table-cell>
          <table:table-cell office:value-type="string">
            <text:p>/Lotus/Weapons/Corpus/Melee/Whip/</text:p>
          </table:table-cell>
          <table:table-cell office:value-type="string">
            <text:p>VAPID</text:p>
          </table:table-cell>
          <table:table-cell office:value-type="string">
            <text:p>LECTA</text:p>
          </table:table-cell>
          <table:table-cell office:value-type="string">
            <text:p>VAPID</text:p>
          </table:table-cell>
          <table:table-cell office:value-type="string">
            <text:p>Half taser, half whip. The Corpus Lecta delivers a deadly shock to anything it touches.</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ELECTRICITY</text:p>
          </table:table-cell>
          <table:table-cell office:value-type="string">
            <text:p>0.0~0.0~0.0~0.0~1.0~0.0~0.0~0.0~0.0~0.0~0.0~0.0~0.0~0.0~0.0~0.0</text:p>
          </table:table-cell>
          <table:table-cell office:value-type="float" office:value="45">
            <text:p>45</text:p>
          </table:table-cell>
          <table:table-cell office:value-type="float" office:value="0.25">
            <text:p>0.25</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DEFENSE</text:p>
          </table:table-cell>
          <table:table-cell office:value-type="string">
            <text:p>VAPID</text:p>
          </table:table-cell>
          <table:table-cell office:value-type="float" office:value="175">
            <text:p>175</text:p>
          </table:table-cell>
          <table:table-cell table:number-columns-repeated="9" office:value-type="string">
            <text:p>VAPID</text:p>
          </table:table-cell>
          <table:table-cell table:number-columns-repeated="980"/>
        </table:table-row>
        <table:table-row table:style-name="ro1">
          <table:table-cell office:value-type="string">
            <text:p>CorpusPolearmWeapon</text:p>
          </table:table-cell>
          <table:table-cell office:value-type="string">
            <text:p>/Lotus/Weapons/Corpus/Melee/Polearm/CorpusPolearm01/</text:p>
          </table:table-cell>
          <table:table-cell office:value-type="string">
            <text:p>VAPID</text:p>
          </table:table-cell>
          <table:table-cell office:value-type="string">
            <text:p>SERRO</text:p>
          </table:table-cell>
          <table:table-cell office:value-type="string">
            <text:p>VAPID</text:p>
          </table:table-cell>
          <table:table-cell office:value-type="string">
            <text:p>Developed as an energy saw to scrap obsolete ships, this tool was quickly banned when rebels in the Sedna region discovered it also made an excellent weapon.</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55">
            <text:p>55</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ELECTRICITY</text:p>
          </table:table-cell>
          <table:table-cell office:value-type="string">
            <text:p>0.0~0.0~0.0~0.0~1.0~0.0~0.0~0.0~0.0~0.0~0.0~0.0~0.0~0.0~0.0~0.0</text:p>
          </table:table-cell>
          <table:table-cell office:value-type="float" office:value="75">
            <text:p>75</text:p>
          </table:table-cell>
          <table:table-cell office:value-type="float" office:value="0.25">
            <text:p>0.25</text:p>
          </table:table-cell>
          <table:table-cell table:number-columns-repeated="2"/>
          <table:table-cell office:value-type="string">
            <text:p>DHT_MELE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ATTACK~UNIVERSAL~UNIVERSAL~UNIVERSAL~UNIVERSAL~UNIVERSAL~UNIVERSAL~UNIVERSAL~TACTIC</text:p>
          </table:table-cell>
          <table:table-cell office:value-type="string">
            <text:p>VAPID</text:p>
          </table:table-cell>
          <table:table-cell office:value-type="float" office:value="180">
            <text:p>180</text:p>
          </table:table-cell>
          <table:table-cell table:number-columns-repeated="9" office:value-type="string">
            <text:p>VAPID</text:p>
          </table:table-cell>
          <table:table-cell table:number-columns-repeated="980"/>
        </table:table-row>
        <table:table-row table:style-name="ro1">
          <table:table-cell office:value-type="string">
            <text:p>KickPunchWeapon</text:p>
          </table:table-cell>
          <table:table-cell office:value-type="string">
            <text:p>/Lotus/Weapons/Corpus/Melee/KickAndPunch/</text:p>
          </table:table-cell>
          <table:table-cell office:value-type="string">
            <text:p>VAPID</text:p>
          </table:table-cell>
          <table:table-cell office:value-type="string">
            <text:p>OBEX</text:p>
          </table:table-cell>
          <table:table-cell office:value-type="string">
            <text:p>VAPID</text:p>
          </table:table-cell>
          <table:table-cell office:value-type="string">
            <text:p>The Obex system multiplies the kinetic energy of a Tenno's kicks and punches, delivering devastating blows to any target.</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PHYSICAL</text:p>
          </table:table-cell>
          <table:table-cell office:value-type="string">
            <text:p>0.69999999~0.15000001~0.14999998~0.0~0.0~0.0~0.0~0.0~0.0~0.0~0.0~0.0~0.0~0.0~0.0~0.0</text:p>
          </table:table-cell>
          <table:table-cell office:value-type="float" office:value="25">
            <text:p>2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25">
            <text:p>0.25</text:p>
          </table:table-cell>
          <table:table-cell office:value-type="float" office:value="2">
            <text:p>2</text:p>
          </table:table-cell>
          <table:table-cell office:value-type="string">
            <text:p>UNIVERSAL~UNIVERSAL~UNIVERSAL~UNIVERSAL~UNIVERSAL~UNIVERSAL~UNIVERSAL~UNIVERSAL~TACTIC</text:p>
          </table:table-cell>
          <table:table-cell office:value-type="string">
            <text:p>VAPID</text:p>
          </table:table-cell>
          <table:table-cell office:value-type="float" office:value="125">
            <text:p>125</text:p>
          </table:table-cell>
          <table:table-cell office:value-type="string">
            <text:p>VAPID</text:p>
          </table:table-cell>
          <table:table-cell office:value-type="string">
            <text:p>VISIBLE</text:p>
          </table:table-cell>
          <table:table-cell office:value-type="float" office:value="15000">
            <text:p>15000</text:p>
          </table:table-cell>
          <table:table-cell office:value-type="string">
            <text:p>{/Lotus/Types/Items/MiscItems/Circuits~MiscItems~-1}</text:p>
          </table:table-cell>
          <table:table-cell office:value-type="float" office:value="30000">
            <text:p>30000</text:p>
          </table:table-cell>
          <table:table-cell table:number-columns-repeated="4" office:value-type="string">
            <text:p>VAPID</text:p>
          </table:table-cell>
          <table:table-cell table:number-columns-repeated="980"/>
        </table:table-row>
        <table:table-row table:style-name="ro1">
          <table:table-cell office:value-type="string">
            <text:p>VandalElectroProd</text:p>
          </table:table-cell>
          <table:table-cell office:value-type="string">
            <text:p>/Lotus/Weapons/ClanTech/Energy/</text:p>
          </table:table-cell>
          <table:table-cell office:value-type="string">
            <text:p>VAPID</text:p>
          </table:table-cell>
          <table:table-cell office:value-type="string">
            <text:p>PROVA VANDAL</text:p>
          </table:table-cell>
          <table:table-cell office:value-type="string">
            <text:p>VAPID</text:p>
          </table:table-cell>
          <table:table-cell office:value-type="string">
            <text:p>A customized version of the vicious Prova, with metallic finish and Lotus decal.</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ELECTRICITY</text:p>
          </table:table-cell>
          <table:table-cell office:value-type="string">
            <text:p>0.0~0.0~0.0~0.0~1.0~0.0~0.0~0.0~0.0~0.0~0.0~0.0~0.0~0.0~0.0~0.0</text:p>
          </table:table-cell>
          <table:table-cell office:value-type="float" office:value="48">
            <text:p>48</text:p>
          </table:table-cell>
          <table:table-cell office:value-type="float" office:value="0.2">
            <text:p>0.2</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table:number-columns-repeated="12" office:value-type="string">
            <text:p>VAPID</text:p>
          </table:table-cell>
          <table:table-cell table:number-columns-repeated="980"/>
        </table:table-row>
        <table:table-row table:style-name="ro1">
          <table:table-cell office:value-type="string">
            <text:p>Railgun</text:p>
          </table:table-cell>
          <table:table-cell office:value-type="string">
            <text:p>/Lotus/Weapons/ClanTech/Energy/</text:p>
          </table:table-cell>
          <table:table-cell office:value-type="string">
            <text:p>VAPID</text:p>
          </table:table-cell>
          <table:table-cell office:value-type="string">
            <text:p>LANKA</text:p>
          </table:table-cell>
          <table:table-cell office:value-type="string">
            <text:p>VAPID</text:p>
          </table:table-cell>
          <table:table-cell office:value-type="string">
            <text:p>The LANKA fires a high velocity projectile through magnetic induction.</text:p>
          </table:table-cell>
          <table:table-cell office:value-type="float" office:value="0">
            <text:p>0</text:p>
          </table:table-cell>
          <table:table-cell office:value-type="string">
            <text:p>VAPID</text:p>
          </table:table-cell>
          <table:table-cell office:value-type="string">
            <text:p>CHARGED</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office:value-type="float" office:value="1.5">
            <text:p>1.5</text:p>
          </table:table-cell>
          <table:table-cell table:number-columns-repeated="2" office:value-type="float" office:value="1">
            <text:p>1</text:p>
          </table:table-cell>
          <table:table-cell office:value-type="string">
            <text:p>Special</text:p>
          </table:table-cell>
          <table:table-cell office:value-type="float" office:value="10">
            <text:p>10</text:p>
          </table:table-cell>
          <table:table-cell office:value-type="string">
            <text:p>72: inferred</text:p>
          </table:table-cell>
          <table:table-cell office:value-type="float" office:value="2">
            <text:p>2</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table:number-columns-repeated="2" office:value-type="float" office:value="0">
            <text:p>0</text:p>
          </table:table-cell>
          <table:table-cell office:value-type="float" office:value="2">
            <text:p>2</text:p>
          </table:table-cell>
          <table:table-cell office:value-type="string">
            <text:p>VAPID</text:p>
          </table:table-cell>
          <table:table-cell office:value-type="string">
            <text:p>PROJECTILE</text:p>
          </table:table-cell>
          <table:table-cell table:number-columns-repeated="10" office:value-type="string">
            <text:p>VAPID</text:p>
          </table:table-cell>
          <table:table-cell table:number-columns-repeated="980"/>
        </table:table-row>
        <table:table-row table:style-name="ro1">
          <table:table-cell office:value-type="string">
            <text:p>ElectroProd</text:p>
          </table:table-cell>
          <table:table-cell office:value-type="string">
            <text:p>/Lotus/Weapons/ClanTech/Energy/</text:p>
          </table:table-cell>
          <table:table-cell office:value-type="string">
            <text:p>VAPID</text:p>
          </table:table-cell>
          <table:table-cell office:value-type="string">
            <text:p>PROVA</text:p>
          </table:table-cell>
          <table:table-cell office:value-type="string">
            <text:p>VAPID</text:p>
          </table:table-cell>
          <table:table-cell office:value-type="string">
            <text:p>The PROVA is a melee weapon that delivers a high-intensity shock to its target.</text:p>
          </table:table-cell>
          <table:table-cell office:value-type="float" office:value="0">
            <text:p>0</text:p>
          </table:table-cell>
          <table:table-cell office:value-type="string">
            <text:p>VAPID</text:p>
          </table:table-cell>
          <table:table-cell office:value-type="string">
            <text:p>ERROR</text:p>
          </table:table-cell>
          <table:table-cell table:number-columns-repeated="4" office:value-type="float" office:value="-69">
            <text:p>-69</text:p>
          </table:table-cell>
          <table:table-cell office:value-type="float" office:value="-1">
            <text:p>-1</text:p>
          </table:table-cell>
          <table:table-cell office:value-type="float" office:value="60">
            <text:p>60</text:p>
          </table:table-cell>
          <table:table-cell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office:value-type="string">
            <text:p>VAPID</text:p>
          </table:table-cell>
          <table:table-cell office:value-type="float" office:value="1">
            <text:p>1</text:p>
          </table:table-cell>
          <table:table-cell office:value-type="string">
            <text:p>DT_ELECTRICITY</text:p>
          </table:table-cell>
          <table:table-cell office:value-type="string">
            <text:p>0.0~0.0~0.0~0.0~1.0~0.0~0.0~0.0~0.0~0.0~0.0~0.0~0.0~0.0~0.0~0.0</text:p>
          </table:table-cell>
          <table:table-cell office:value-type="float" office:value="35">
            <text:p>35</text:p>
          </table:table-cell>
          <table:table-cell office:value-type="float" office:value="0.1">
            <text:p>0.1</text:p>
          </table:table-cell>
          <table:table-cell table:number-columns-repeated="2"/>
          <table:table-cell office:value-type="string">
            <text:p>DHT_NONE</text:p>
          </table:table-cell>
          <table:table-cell office:value-type="float" office:value="0">
            <text:p>0</text:p>
          </table:table-cell>
          <table:table-cell office:value-type="float" office:value="0.050000001">
            <text:p>0.05</text:p>
          </table:table-cell>
          <table:table-cell office:value-type="float" office:value="1.5">
            <text:p>1.5</text:p>
          </table:table-cell>
          <table:table-cell office:value-type="string">
            <text:p>UNIVERSAL~UNIVERSAL~UNIVERSAL~UNIVERSAL~UNIVERSAL~UNIVERSAL~UNIVERSAL~UNIVERSAL~POWER</text:p>
          </table:table-cell>
          <table:table-cell table:number-columns-repeated="11" office:value-type="string">
            <text:p>VAPID</text:p>
          </table:table-cell>
          <table:table-cell table:number-columns-repeated="980"/>
        </table:table-row>
        <table:table-row table:style-name="ro1">
          <table:table-cell office:value-type="string">
            <text:p>SentShotgun</text:p>
          </table:table-cell>
          <table:table-cell office:value-type="string">
            <text:p>/Lotus/Types/Sentinels/SentinelWeapons/</text:p>
          </table:table-cell>
          <table:table-cell office:value-type="string">
            <text:p>VAPID</text:p>
          </table:table-cell>
          <table:table-cell office:value-type="string">
            <text:p>SWEEPER</text:p>
          </table:table-cell>
          <table:table-cell office:value-type="string">
            <text:p>VAPID</text:p>
          </table:table-cell>
          <table:table-cell office:value-type="string">
            <text:p>Standard issue weapon for Carrier Sentinel. Fires shotgun rounds.</text:p>
          </table:table-cell>
          <table:table-cell office:value-type="float" office:value="0">
            <text:p>0</text:p>
          </table:table-cell>
          <table:table-cell table:number-columns-repeated="2" office:value-type="string">
            <text:p>VAPID</text:p>
          </table:table-cell>
          <table:table-cell table:number-columns-repeated="4" office:value-type="float" office:value="-69">
            <text:p>-69</text:p>
          </table:table-cell>
          <table:table-cell table:number-columns-repeated="3"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table:number-columns-repeated="2" office:value-type="string">
            <text:p>VAPID</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table:number-columns-repeated="14" office:value-type="string">
            <text:p>VAPID</text:p>
          </table:table-cell>
          <table:table-cell table:number-columns-repeated="980"/>
        </table:table-row>
        <table:table-row table:style-name="ro3">
          <table:table-cell office:value-type="string">
            <text:p>SentGlaiveWeapon</text:p>
          </table:table-cell>
          <table:table-cell office:value-type="string">
            <text:p>/Lotus/Types/Sentinels/SentinelWeapons/</text:p>
          </table:table-cell>
          <table:table-cell office:value-type="string">
            <text:p>VAPID</text:p>
          </table:table-cell>
          <table:table-cell office:value-type="string">
            <text:p>DECONSTRUCTOR</text:p>
          </table:table-cell>
          <table:table-cell office:value-type="string">
            <text:p>VAPID</text:p>
          </table:table-cell>
          <table:table-cell office:value-type="string">
            <text:p>Causes the Helios Sentinel to attack enemy targets using pieces of itself.</text:p>
          </table:table-cell>
          <table:table-cell office:value-type="float" office:value="0">
            <text:p>0</text:p>
          </table:table-cell>
          <table:table-cell table:number-columns-repeated="2" office:value-type="string">
            <text:p>VAPID</text:p>
          </table:table-cell>
          <table:table-cell table:number-columns-repeated="4" office:value-type="float" office:value="-69">
            <text:p>-69</text:p>
          </table:table-cell>
          <table:table-cell table:number-columns-repeated="3"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table:number-columns-repeated="2" office:value-type="string">
            <text:p>VAPID</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table:number-columns-repeated="14" office:value-type="string">
            <text:p>VAPID</text:p>
          </table:table-cell>
          <table:table-cell table:number-columns-repeated="980"/>
        </table:table-row>
        <table:table-row table:style-name="ro3">
          <table:table-cell office:value-type="string">
            <text:p>SentBioWeapon</text:p>
          </table:table-cell>
          <table:table-cell office:value-type="string">
            <text:p>/Lotus/Types/Sentinels/SentinelWeapons/</text:p>
          </table:table-cell>
          <table:table-cell office:value-type="string">
            <text:p>VAPID</text:p>
          </table:table-cell>
          <table:table-cell office:value-type="string">
            <text:p>STINGER</text:p>
          </table:table-cell>
          <table:table-cell office:value-type="string">
            <text:p>VAPID</text:p>
          </table:table-cell>
          <table:table-cell office:value-type="string">
            <text:p>Standard issue weapon for Djinn Sentinel. Fires poisonous projectiles.</text:p>
          </table:table-cell>
          <table:table-cell office:value-type="float" office:value="0">
            <text:p>0</text:p>
          </table:table-cell>
          <table:table-cell table:number-columns-repeated="2" office:value-type="string">
            <text:p>VAPID</text:p>
          </table:table-cell>
          <table:table-cell table:number-columns-repeated="4" office:value-type="float" office:value="-69">
            <text:p>-69</text:p>
          </table:table-cell>
          <table:table-cell table:number-columns-repeated="3"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table:number-columns-repeated="2" office:value-type="string">
            <text:p>VAPID</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table:number-columns-repeated="14" office:value-type="string">
            <text:p>VAPID</text:p>
          </table:table-cell>
          <table:table-cell table:number-columns-repeated="980"/>
        </table:table-row>
        <table:table-row table:style-name="ro3">
          <table:table-cell office:value-type="string">
            <text:p>PrimeLaserRifle</text:p>
          </table:table-cell>
          <table:table-cell office:value-type="string">
            <text:p>/Lotus/Types/Sentinels/SentinelWeapons/</text:p>
          </table:table-cell>
          <table:table-cell office:value-type="string">
            <text:p>VAPID</text:p>
          </table:table-cell>
          <table:table-cell office:value-type="string">
            <text:p>PRIME LASER RIFLE</text:p>
          </table:table-cell>
          <table:table-cell office:value-type="string">
            <text:p>VAPID</text:p>
          </table:table-cell>
          <table:table-cell office:value-type="string">
            <text:p>A Prime Laser Rifle.</text:p>
          </table:table-cell>
          <table:table-cell office:value-type="float" office:value="0">
            <text:p>0</text:p>
          </table:table-cell>
          <table:table-cell table:number-columns-repeated="2" office:value-type="string">
            <text:p>VAPID</text:p>
          </table:table-cell>
          <table:table-cell table:number-columns-repeated="4" office:value-type="float" office:value="-69">
            <text:p>-69</text:p>
          </table:table-cell>
          <table:table-cell table:number-columns-repeated="3"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table:number-columns-repeated="2" office:value-type="string">
            <text:p>VAPID</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table:number-columns-repeated="14" office:value-type="string">
            <text:p>VAPID</text:p>
          </table:table-cell>
          <table:table-cell table:number-columns-repeated="980"/>
        </table:table-row>
        <table:table-row table:style-name="ro3">
          <table:table-cell office:value-type="string">
            <text:p>LaserRifle</text:p>
          </table:table-cell>
          <table:table-cell office:value-type="string">
            <text:p>/Lotus/Types/Sentinels/SentinelWeapons/</text:p>
          </table:table-cell>
          <table:table-cell office:value-type="string">
            <text:p>VAPID</text:p>
          </table:table-cell>
          <table:table-cell office:value-type="string">
            <text:p>LASER RIFLE</text:p>
          </table:table-cell>
          <table:table-cell office:value-type="string">
            <text:p>VAPID</text:p>
          </table:table-cell>
          <table:table-cell office:value-type="string">
            <text:p>A laser rifle developed by reverse-engineering Corpus technology.</text:p>
          </table:table-cell>
          <table:table-cell office:value-type="float" office:value="0">
            <text:p>0</text:p>
          </table:table-cell>
          <table:table-cell table:number-columns-repeated="2" office:value-type="string">
            <text:p>VAPID</text:p>
          </table:table-cell>
          <table:table-cell table:number-columns-repeated="4" office:value-type="float" office:value="-69">
            <text:p>-69</text:p>
          </table:table-cell>
          <table:table-cell table:number-columns-repeated="3"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table:number-columns-repeated="2" office:value-type="string">
            <text:p>VAPID</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table:number-columns-repeated="14" office:value-type="string">
            <text:p>VAPID</text:p>
          </table:table-cell>
          <table:table-cell table:number-columns-repeated="980"/>
        </table:table-row>
        <table:table-row table:style-name="ro3">
          <table:table-cell office:value-type="string">
            <text:p>DethMachineRifle</text:p>
          </table:table-cell>
          <table:table-cell office:value-type="string">
            <text:p>/Lotus/Types/Sentinels/SentinelWeapons/</text:p>
          </table:table-cell>
          <table:table-cell office:value-type="string">
            <text:p>VAPID</text:p>
          </table:table-cell>
          <table:table-cell office:value-type="string">
            <text:p>DETH MACHINE RIFLE</text:p>
          </table:table-cell>
          <table:table-cell office:value-type="string">
            <text:p>VAPID</text:p>
          </table:table-cell>
          <table:table-cell office:value-type="string">
            <text:p>Standard issue weaponry signature to Dethcube.</text:p>
          </table:table-cell>
          <table:table-cell office:value-type="float" office:value="0">
            <text:p>0</text:p>
          </table:table-cell>
          <table:table-cell table:number-columns-repeated="2" office:value-type="string">
            <text:p>VAPID</text:p>
          </table:table-cell>
          <table:table-cell table:number-columns-repeated="4" office:value-type="float" office:value="-69">
            <text:p>-69</text:p>
          </table:table-cell>
          <table:table-cell table:number-columns-repeated="3"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table:number-columns-repeated="2" office:value-type="string">
            <text:p>VAPID</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table:number-columns-repeated="14" office:value-type="string">
            <text:p>VAPID</text:p>
          </table:table-cell>
          <table:table-cell table:number-columns-repeated="980"/>
        </table:table-row>
        <table:table-row table:style-name="ro3">
          <table:table-cell office:value-type="string">
            <text:p>BurstLaserPistol</text:p>
          </table:table-cell>
          <table:table-cell office:value-type="string">
            <text:p>/Lotus/Types/Sentinels/SentinelWeapons/</text:p>
          </table:table-cell>
          <table:table-cell office:value-type="string">
            <text:p>VAPID</text:p>
          </table:table-cell>
          <table:table-cell office:value-type="string">
            <text:p>BURST LASER</text:p>
          </table:table-cell>
          <table:table-cell office:value-type="string">
            <text:p>VAPID</text:p>
          </table:table-cell>
          <table:table-cell office:value-type="string">
            <text:p>Fires a small burst of lasers.</text:p>
          </table:table-cell>
          <table:table-cell office:value-type="float" office:value="0">
            <text:p>0</text:p>
          </table:table-cell>
          <table:table-cell table:number-columns-repeated="2" office:value-type="string">
            <text:p>VAPID</text:p>
          </table:table-cell>
          <table:table-cell table:number-columns-repeated="4" office:value-type="float" office:value="-69">
            <text:p>-69</text:p>
          </table:table-cell>
          <table:table-cell table:number-columns-repeated="3" office:value-type="float" office:value="-1">
            <text:p>-1</text:p>
          </table:table-cell>
          <table:table-cell table:number-columns-repeated="2" office:value-type="float" office:value="1">
            <text:p>1</text:p>
          </table:table-cell>
          <table:table-cell office:value-type="string">
            <text:p>VAPID</text:p>
          </table:table-cell>
          <table:table-cell office:value-type="float" office:value="0">
            <text:p>0</text:p>
          </table:table-cell>
          <table:table-cell table:number-columns-repeated="2" office:value-type="string">
            <text:p>VAPID</text:p>
          </table:table-cell>
          <table:table-cell office:value-type="string">
            <text:p>Default AttackData</text:p>
          </table:table-cell>
          <table:table-cell office:value-type="string">
            <text:p>0.33333299~0.33333299~0.33333403~0.0~0.0~0.0~0.0~0.0~0.0~0.0~0.0~0.0~0.0~0.0~0.0~0.0</text:p>
          </table:table-cell>
          <table:table-cell table:number-columns-repeated="2" office:value-type="float" office:value="-69">
            <text:p>-69</text:p>
          </table:table-cell>
          <table:table-cell table:number-columns-repeated="2"/>
          <table:table-cell office:value-type="string">
            <text:p>Default AttackData</text:p>
          </table:table-cell>
          <table:table-cell office:value-type="float" office:value="0">
            <text:p>0</text:p>
          </table:table-cell>
          <table:table-cell table:number-columns-repeated="14" office:value-type="string">
            <text:p>VAPID</text:p>
          </table:table-cell>
          <table:table-cell table:number-columns-repeated="980"/>
        </table:table-row>
        <table:table-row table:style-name="ro3" table:number-rows-repeated="1048389">
          <table:table-cell table:number-columns-repeated="1024"/>
        </table:table-row>
        <table:table-row table:style-name="ro3">
          <table:table-cell table:number-columns-repeated="1024"/>
        </table:table-row>
      </table:table>
      <table:table table:name="DebuggeryNotes" table:style-name="ta1" table:print="false">
        <table:table-column table:style-name="co51" table:default-cell-style-name="ce7"/>
        <table:table-column table:style-name="co1" table:default-cell-style-name="Default"/>
        <table:table-row table:style-name="ro1">
          <table:table-cell table:style-name="ce5" office:value-type="string">
            <text:p>Column</text:p>
          </table:table-cell>
          <table:table-cell table:style-name="ce1" office:value-type="string">
            <text:p>Problem?</text:p>
          </table:table-cell>
        </table:table-row>
        <table:table-row table:style-name="ro1">
          <table:table-cell table:style-name="ce6" office:value-type="string">
            <text:p>Internal Name</text:p>
          </table:table-cell>
          <table:table-cell/>
        </table:table-row>
        <table:table-row table:style-name="ro1">
          <table:table-cell table:style-name="ce6" office:value-type="string">
            <text:p>Package Directory</text:p>
          </table:table-cell>
          <table:table-cell/>
        </table:table-row>
        <table:table-row table:style-name="ro1">
          <table:table-cell table:style-name="ce6" office:value-type="string">
            <text:p>Localization Tag - Name</text:p>
          </table:table-cell>
          <table:table-cell office:value-type="string">
            <text:p>Deprecated</text:p>
          </table:table-cell>
        </table:table-row>
        <table:table-row table:style-name="ro1">
          <table:table-cell table:style-name="ce6" office:value-type="string">
            <text:p>Localized Name</text:p>
          </table:table-cell>
          <table:table-cell/>
        </table:table-row>
        <table:table-row table:style-name="ro1">
          <table:table-cell table:style-name="ce6" office:value-type="string">
            <text:p>Localization Tag - Description</text:p>
          </table:table-cell>
          <table:table-cell office:value-type="string">
            <text:p>Deprecated</text:p>
          </table:table-cell>
        </table:table-row>
        <table:table-row table:style-name="ro1">
          <table:table-cell table:style-name="ce6" office:value-type="string">
            <text:p>Localized Description</text:p>
          </table:table-cell>
          <table:table-cell/>
        </table:table-row>
        <table:table-row table:style-name="ro1">
          <table:table-cell table:style-name="ce6" office:value-type="string">
            <text:p>Mastery Rank Required</text:p>
          </table:table-cell>
          <table:table-cell office:value-type="string">
            <text:p>May not be parsing correctly</text:p>
          </table:table-cell>
        </table:table-row>
        <table:table-row table:style-name="ro1">
          <table:table-cell table:style-name="ce6" office:value-type="string">
            <text:p>Weapon Slot</text:p>
          </table:table-cell>
          <table:table-cell/>
        </table:table-row>
        <table:table-row table:style-name="ro1">
          <table:table-cell table:style-name="ce6" office:value-type="string">
            <text:p>Trigger Type</text:p>
          </table:table-cell>
          <table:table-cell/>
        </table:table-row>
        <table:table-row table:style-name="ro1">
          <table:table-cell table:style-name="ce6" office:value-type="string">
            <text:p>FlightSpeedMin</text:p>
          </table:table-cell>
          <table:table-cell/>
        </table:table-row>
        <table:table-row table:style-name="ro1">
          <table:table-cell table:style-name="ce6" office:value-type="string">
            <text:p>FlightSpeedMax</text:p>
          </table:table-cell>
          <table:table-cell/>
        </table:table-row>
        <table:table-row table:style-name="ro1">
          <table:table-cell table:style-name="ce6" office:value-type="string">
            <text:p>ChargedFlightSpeedMin</text:p>
          </table:table-cell>
          <table:table-cell/>
        </table:table-row>
        <table:table-row table:style-name="ro1">
          <table:table-cell table:style-name="ce6" office:value-type="string">
            <text:p>ChargedFlightSpeedMax</text:p>
          </table:table-cell>
          <table:table-cell/>
        </table:table-row>
        <table:table-row table:style-name="ro1">
          <table:table-cell table:style-name="ce6" office:value-type="string">
            <text:p>Equip Time</text:p>
          </table:table-cell>
          <table:table-cell/>
        </table:table-row>
        <table:table-row table:style-name="ro1">
          <table:table-cell table:style-name="ce6" office:value-type="string">
            <text:p>Pulls Per Minute</text:p>
          </table:table-cell>
          <table:table-cell/>
        </table:table-row>
        <table:table-row table:style-name="ro1">
          <table:table-cell table:style-name="ce6" office:value-type="string">
            <text:p>Charge Time</text:p>
          </table:table-cell>
          <table:table-cell/>
        </table:table-row>
        <table:table-row table:style-name="ro1">
          <table:table-cell table:style-name="ce6" office:value-type="string">
            <text:p>Pellets Per Pull</text:p>
          </table:table-cell>
          <table:table-cell/>
        </table:table-row>
        <table:table-row table:style-name="ro1">
          <table:table-cell table:style-name="ce6" office:value-type="string">
            <text:p>Ammo Consumed Per Pull</text:p>
          </table:table-cell>
          <table:table-cell/>
        </table:table-row>
        <table:table-row table:style-name="ro1">
          <table:table-cell table:style-name="ce6" office:value-type="string">
            <text:p>Ammo Type</text:p>
          </table:table-cell>
          <table:table-cell/>
        </table:table-row>
        <table:table-row table:style-name="ro1">
          <table:table-cell table:style-name="ce6" office:value-type="string">
            <text:p>Magazine Size</text:p>
          </table:table-cell>
          <table:table-cell/>
        </table:table-row>
        <table:table-row table:style-name="ro1">
          <table:table-cell table:style-name="ce6" office:value-type="string">
            <text:p>Extra Ammo</text:p>
          </table:table-cell>
          <table:table-cell/>
        </table:table-row>
        <table:table-row table:style-name="ro1">
          <table:table-cell table:style-name="ce6" office:value-type="string">
            <text:p>Reload Time</text:p>
          </table:table-cell>
          <table:table-cell/>
        </table:table-row>
        <table:table-row table:style-name="ro1">
          <table:table-cell table:style-name="ce6" office:value-type="string">
            <text:p>Damage Type</text:p>
          </table:table-cell>
          <table:table-cell/>
        </table:table-row>
        <table:table-row table:style-name="ro1">
          <table:table-cell table:style-name="ce6" office:value-type="string">
            <text:p>Damage Proportions</text:p>
          </table:table-cell>
          <table:table-cell/>
        </table:table-row>
        <table:table-row table:style-name="ro1">
          <table:table-cell table:style-name="ce6" office:value-type="string">
            <text:p>Base Damage</text:p>
          </table:table-cell>
          <table:table-cell/>
        </table:table-row>
        <table:table-row table:style-name="ro1">
          <table:table-cell table:style-name="ce6" office:value-type="string">
            <text:p>Proc Chance</text:p>
          </table:table-cell>
          <table:table-cell/>
        </table:table-row>
        <table:table-row table:style-name="ro1">
          <table:table-cell table:style-name="ce6" office:value-type="string">
            <text:p>Forced Procs</text:p>
          </table:table-cell>
          <table:table-cell/>
        </table:table-row>
        <table:table-row table:style-name="ro1">
          <table:table-cell table:style-name="ce6" office:value-type="string">
            <text:p>Forced Death Procs</text:p>
          </table:table-cell>
          <table:table-cell/>
        </table:table-row>
        <table:table-row table:style-name="ro1">
          <table:table-cell table:style-name="ce6" office:value-type="string">
            <text:p>Hit Type</text:p>
          </table:table-cell>
          <table:table-cell/>
        </table:table-row>
        <table:table-row table:style-name="ro1">
          <table:table-cell table:style-name="ce6" office:value-type="string">
            <text:p>Proc Extra Time</text:p>
          </table:table-cell>
          <table:table-cell/>
        </table:table-row>
        <table:table-row table:style-name="ro1">
          <table:table-cell table:style-name="ce6" office:value-type="string">
            <text:p>Critical Chance</text:p>
          </table:table-cell>
          <table:table-cell/>
        </table:table-row>
        <table:table-row table:style-name="ro1">
          <table:table-cell table:style-name="ce6" office:value-type="string">
            <text:p>Critical Multiplier</text:p>
          </table:table-cell>
          <table:table-cell/>
        </table:table-row>
        <table:table-row table:style-name="ro1">
          <table:table-cell table:style-name="ce6" office:value-type="string">
            <text:p>Default Polarities</text:p>
          </table:table-cell>
          <table:table-cell/>
        </table:table-row>
        <table:table-row table:style-name="ro1">
          <table:table-cell table:style-name="ce6" office:value-type="string">
            <text:p>Compatibility Tags</text:p>
          </table:table-cell>
          <table:table-cell/>
        </table:table-row>
        <table:table-row table:style-name="ro1">
          <table:table-cell table:style-name="ce6" office:value-type="string">
            <text:p>Premium Price for Pre-Built</text:p>
          </table:table-cell>
          <table:table-cell/>
        </table:table-row>
        <table:table-row table:style-name="ro1">
          <table:table-cell table:style-name="ce6" office:value-type="string">
            <text:p>Selling Price for Pre-Built</text:p>
          </table:table-cell>
          <table:table-cell/>
        </table:table-row>
        <table:table-row table:style-name="ro1">
          <table:table-cell table:style-name="ce6" office:value-type="string">
            <text:p>Market Mode</text:p>
          </table:table-cell>
          <table:table-cell/>
        </table:table-row>
        <table:table-row table:style-name="ro1">
          <table:table-cell table:style-name="ce6" office:value-type="string">
            <text:p>Blueprint Price</text:p>
          </table:table-cell>
          <table:table-cell/>
        </table:table-row>
        <table:table-row table:style-name="ro1">
          <table:table-cell table:style-name="ce6" office:value-type="string">
            <text:p>Recipe Ingredients</text:p>
          </table:table-cell>
          <table:table-cell/>
        </table:table-row>
        <table:table-row table:style-name="ro1">
          <table:table-cell table:style-name="ce6" office:value-type="string">
            <text:p>Blueprint Construction Price</text:p>
          </table:table-cell>
          <table:table-cell/>
        </table:table-row>
        <table:table-row table:style-name="ro1">
          <table:table-cell table:style-name="ce6" office:value-type="string">
            <text:p>Selling Price for Blueprint</text:p>
          </table:table-cell>
          <table:table-cell/>
        </table:table-row>
        <table:table-row table:style-name="ro1">
          <table:table-cell table:style-name="ce6" office:value-type="string">
            <text:p>isBlueprintConsumed</text:p>
          </table:table-cell>
          <table:table-cell/>
        </table:table-row>
        <table:table-row table:style-name="ro1">
          <table:table-cell table:style-name="ce6" office:value-type="string">
            <text:p>Build Time for Blueprint</text:p>
          </table:table-cell>
          <table:table-cell/>
        </table:table-row>
        <table:table-row table:style-name="ro1">
          <table:table-cell table:style-name="ce6" office:value-type="string">
            <text:p>Premium Price to skip Blueprint's Build Time</text:p>
          </table:table-cell>
          <table:table-cell/>
        </table:table-row>
        <table:table-row table:style-name="ro1" table:number-rows-repeated="1048530">
          <table:table-cell table:number-columns-repeated="2"/>
        </table:table-row>
        <table:table-row table:style-name="ro1">
          <table:table-cell table:number-columns-repeated="2"/>
        </table:table-row>
      </table:table>
      <table:database-ranges>
        <table:database-range table:target-range-address="Debuggery.A1:Debuggery.AR1048576">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9">08/29/2015</text:date>, <text:time>09:17: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4H44M12S</meta:editing-duration>
    <meta:editing-cycles>22</meta:editing-cycles>
    <meta:generator>OpenOffice/4.0.1$Win32 OpenOffice.org_project/401m5$Build-9714</meta:generator>
    <dc:date>2015-08-29T09:17:11.91</dc:date>
    <dc:creator>Christopher Wright</dc:creator>
    <meta:document-statistic meta:table-count="7" meta:cell-count="10435" meta:object-count="0"/>
    <meta:user-defined meta:name="Info 1"/>
    <meta:user-defined meta:name="Info 2"/>
    <meta:user-defined meta:name="Info 3"/>
    <meta:user-defined meta:name="Info 4"/>
  </office:meta>
</office:document-meta>
</file>